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6.045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5.255cm"/>
    </style:style>
    <style:style style:name="co6" style:family="table-column">
      <style:table-column-properties fo:break-before="auto" style:column-width="6.562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ingleSort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ce1"/>
        <table:table-column table:style-name="co1" table:default-cell-style-name="Default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7" table:default-cell-style-name="ce4"/>
        <table:table-column table:style-name="co1" table:number-columns-repeated="2" table:default-cell-style-name="ce4"/>
        <table:table-column table:style-name="co8" table:default-cell-style-name="ce1"/>
        <table:table-column table:style-name="co1" table:default-cell-style-name="Default"/>
        <table:table-column table:style-name="co4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dditional information</text:p>
          </table:table-cell>
          <table:table-cell/>
          <table:table-cell office:value-type="string" calcext:value-type="string">
            <text:p>Dataset randomiser formulae, random(500)</text:p>
          </table:table-cell>
          <table:table-cell table:number-columns-repeated="3"/>
          <table:table-cell table:style-name="ce3" office:value-type="string" calcext:value-type="string">
            <text:p>Simple autosort</text:p>
          </table:table-cell>
          <table:table-cell/>
          <table:table-cell table:style-name="ce3" office:value-type="string" calcext:value-type="string">
            <text:p>Corrected autosort</text:p>
          </table:table-cell>
          <table:table-cell/>
          <table:table-cell table:style-name="ce3" office:value-type="string" calcext:value-type="string">
            <text:p>Counts</text:p>
          </table:table-cell>
          <table:table-cell/>
          <table:table-cell table:style-name="ce3" office:value-type="string" calcext:value-type="string">
            <text:p>Find row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1</text:p>
          </table:table-cell>
          <table:table-cell/>
          <table:table-cell table:style-name="ce3" office:value-type="string" calcext:value-type="string">
            <text:p>Percentiles</text:p>
          </table:table-cell>
          <table:table-cell/>
          <table:table-cell table:style-name="ce3" office:value-type="string" calcext:value-type="string">
            <text:p>Reverse autosor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arameters in this row →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0.08" calcext:value-type="float">
            <text:p>0.08</text:p>
          </table:table-cell>
          <table:table-cell table:formula="of:=FLOOR(RAND()*500;1)" office:value-type="float" office:value="351" calcext:value-type="float">
            <text:p>351</text:p>
          </table:table-cell>
          <table:table-cell table:number-columns-repeated="2"/>
          <table:table-cell office:value-type="string" calcext:value-type="string">
            <text:p>Anchor: Start from a number smaller than the smallest possible value in the list. Mind, this is not part of the dataset (less obvious in reverse sort).</text:p>
          </table:table-cell>
          <table:table-cell table:formula="of:=MIN([.$B$1:.$B$1048576])-1" office:value-type="float" office:value="-1" calcext:value-type="float">
            <text:p>-1</text:p>
          </table:table-cell>
          <table:table-cell table:style-name="ce2" office:value-type="string" calcext:value-type="string">
            <text:p>This is the basic version you should use.</text:p>
          </table:table-cell>
          <table:table-cell table:formula="of:=MIN([.$B$1:.$B$1048576])-1" office:value-type="float" office:value="-1" calcext:value-type="float">
            <text:p>-1</text:p>
          </table:table-cell>
          <table:table-cell table:style-name="ce2" office:value-type="string" calcext:value-type="string">
            <text:p>Some additional useful functions – counter.</text:p>
          </table:table-cell>
          <table:table-cell table:formula="of:=IF([.$K3]=&quot;&quot;;&quot;&quot;;COUNTIFS([.$B$1:.$B$1048576];[.K3]))" office:value-type="float" office:value="0" calcext:value-type="float">
            <text:p>0</text:p>
          </table:table-cell>
          <table:table-cell table:style-name="ce2" office:value-type="string" calcext:value-type="string">
            <text:p>Additional functions – full row.</text:p>
          </table:table-cell>
          <table:table-cell table:formula="of:=IF([.$K3]=&quot;&quot;;&quot;&quot;;MATCH([.K3];[.$B$1:.$B$1048576];0))" office:value-type="string" office:string-value="" calcext:value-type="error">
            <text:p>#N/A</text:p>
          </table:table-cell>
          <table:table-cell table:formula="of:=IF([.$K3]=&quot;&quot;;&quot;&quot;;INDEX([.$C$1:.$D$1048576];[.$O3];[.P$2]))" office:value-type="string" office:string-value="" calcext:value-type="error">
            <text:p>#N/A</text:p>
          </table:table-cell>
          <table:table-cell table:formula="of:=IF([.$K3]=&quot;&quot;;&quot;&quot;;INDEX([.$C$1:.$D$1048576];[.$O3];[.Q$2]))" office:value-type="string" office:string-value="" calcext:value-type="error">
            <text:p>#N/A</text:p>
          </table:table-cell>
          <table:table-cell table:style-name="ce2" office:value-type="string" calcext:value-type="string">
            <text:p>Usage example: percentiles.</text:p>
          </table:table-cell>
          <table:table-cell table:formula="of:=IF([.$M3]=&quot;&quot;;&quot;&quot;;FLOOR(100*SUM([.$M$3:.$M3])/SUM([.$M$1:.$M$1048576]);1))" office:value-type="float" office:value="0" calcext:value-type="float">
            <text:p>0</text:p>
          </table:table-cell>
          <table:table-cell table:style-name="ce2" office:value-type="string" calcext:value-type="string">
            <text:p>Bonus: Reverse sort.</text:p>
          </table:table-cell>
          <table:table-cell table:formula="of:=MAX([.$B$1:.$B$1048576])+1"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 office:value-type="float" office:value="17000" calcext:value-type="float">
            <text:p>17000</text:p>
          </table:table-cell>
          <table:table-cell office:value-type="float" office:value="1.7" calcext:value-type="float">
            <text:p>1.7</text:p>
          </table:table-cell>
          <table:table-cell table:formula="of:=[.E3]*100" office:value-type="float" office:value="35100" calcext:value-type="float">
            <text:p>35100</text:p>
          </table:table-cell>
          <table:table-cell table:number-columns-repeated="2"/>
          <table:table-cell table:style-name="Default"/>
          <table:table-cell table:formula="of:=COM.MICROSOFT.MINIFS([.$B$1:.$B$1048576];[.$B$1:.$B$1048576];&quot;&gt;&quot;&amp;[.I3])" office:value-type="float" office:value="0" calcext:value-type="float">
            <text:p>0</text:p>
          </table:table-cell>
          <table:table-cell/>
          <table:table-cell table:formula="of:=IF([.K3]=&quot;&quot;;&quot;&quot;;IF(COM.MICROSOFT.MINIFS([.$B$1:.$B$1048576];[.$B$1:.$B$1048576];&quot;&gt;&quot;&amp;[.K3])&lt;=[.K3];&quot;&quot;;COM.MICROSOFT.MINIFS([.$B$1:.$B$1048576];[.$B$1:.$B$1048576];&quot;&gt;&quot;&amp;[.K3])))" office:value-type="float" office:value="0" calcext:value-type="float">
            <text:p>0</text:p>
          </table:table-cell>
          <table:table-cell/>
          <table:table-cell table:formula="of:=IF([.$K4]=&quot;&quot;;&quot;&quot;;COUNTIFS([.$B$1:.$B$1048576];[.K4]))" office:value-type="float" office:value="1" calcext:value-type="float">
            <text:p>1</text:p>
          </table:table-cell>
          <table:table-cell/>
          <table:table-cell table:formula="of:=IF([.$K4]=&quot;&quot;;&quot;&quot;;MATCH([.K4];[.$B$1:.$B$1048576];0))" office:value-type="float" office:value="35" calcext:value-type="float">
            <text:p>35</text:p>
          </table:table-cell>
          <table:table-cell table:formula="of:=IF([.$K4]=&quot;&quot;;&quot;&quot;;INDEX([.$C$1:.$D$1048576];[.$O4];[.P$2]))" office:value-type="float" office:value="0" calcext:value-type="float">
            <text:p>0</text:p>
          </table:table-cell>
          <table:table-cell table:formula="of:=IF([.$K4]=&quot;&quot;;&quot;&quot;;INDEX([.$C$1:.$D$1048576];[.$O4];[.Q$2]))" office:value-type="float" office:value="0" calcext:value-type="float">
            <text:p>0</text:p>
          </table:table-cell>
          <table:table-cell/>
          <table:table-cell table:formula="of:=IF([.$M4]=&quot;&quot;;&quot;&quot;;FLOOR(100*SUM([.$M$3:.$M4])/SUM([.$M$1:.$M$1048576]);1))" office:value-type="float" office:value="0" calcext:value-type="float">
            <text:p>0</text:p>
          </table:table-cell>
          <table:table-cell/>
          <table:table-cell table:formula="of:=IF([.U3]=&quot;&quot;;&quot;&quot;;IF(COM.MICROSOFT.MAXIFS([.$B$1:.$B$1048576];[.$B$1:.$B$1048576];&quot;&lt;&quot;&amp;[.U3])&gt;=[.U3];&quot;&quot;;COM.MICROSOFT.MAXIFS([.$B$1:.$B$1048576];[.$B$1:.$B$1048576];&quot;&lt;&quot;&amp;[.U3])))" office:value-type="float" office:value="496" calcext:value-type="float">
            <text:p>496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335" calcext:value-type="float">
            <text:p>335</text:p>
          </table:table-cell>
          <table:table-cell office:value-type="float" office:value="33500" calcext:value-type="float">
            <text:p>33500</text:p>
          </table:table-cell>
          <table:table-cell office:value-type="float" office:value="3.35" calcext:value-type="float">
            <text:p>3.35</text:p>
          </table:table-cell>
          <table:table-cell table:formula="of:=[.E3]/100" office:value-type="float" office:value="3.51" calcext:value-type="float">
            <text:p>3.51</text:p>
          </table:table-cell>
          <table:table-cell table:number-columns-repeated="2"/>
          <table:table-cell office:value-type="string" calcext:value-type="string">
            <text:p>Now, repeatedly find the smallest number strictly bigger than the last.</text:p>
          </table:table-cell>
          <table:table-cell table:formula="of:=COM.MICROSOFT.MINIFS([.$B$1:.$B$1048576];[.$B$1:.$B$1048576];&quot;&gt;&quot;&amp;[.I4])" office:value-type="float" office:value="1" calcext:value-type="float">
            <text:p>1</text:p>
          </table:table-cell>
          <table:table-cell office:value-type="string" calcext:value-type="string">
            <text:p>Libreoffice MINIFS has a behavioural quirk whereby if a value is not found, it’ll take any, ie the minimum (0).</text:p>
          </table:table-cell>
          <table:table-cell table:formula="of:=IF([.K4]=&quot;&quot;;&quot;&quot;;IF(COM.MICROSOFT.MINIFS([.$B$1:.$B$1048576];[.$B$1:.$B$1048576];&quot;&gt;&quot;&amp;[.K4])&lt;=[.K4];&quot;&quot;;COM.MICROSOFT.MINIFS([.$B$1:.$B$1048576];[.$B$1:.$B$1048576];&quot;&gt;&quot;&amp;[.K4])))" office:value-type="float" office:value="1" calcext:value-type="float">
            <text:p>1</text:p>
          </table:table-cell>
          <table:table-cell office:value-type="string" calcext:value-type="string">
            <text:p>If the dataset isn’t unique, you can add a counter to indicate how many of this item exist.</text:p>
          </table:table-cell>
          <table:table-cell table:formula="of:=IF([.$K5]=&quot;&quot;;&quot;&quot;;COUNTIFS([.$B$1:.$B$1048576];[.K5]))" office:value-type="float" office:value="1" calcext:value-type="float">
            <text:p>1</text:p>
          </table:table-cell>
          <table:table-cell office:value-type="string" calcext:value-type="string">
            <text:p>If the dataset is unique, you can get additional data from the row using lookup / match.</text:p>
          </table:table-cell>
          <table:table-cell table:formula="of:=IF([.$K5]=&quot;&quot;;&quot;&quot;;MATCH([.K5];[.$B$1:.$B$1048576];0))" office:value-type="float" office:value="135" calcext:value-type="float">
            <text:p>135</text:p>
          </table:table-cell>
          <table:table-cell table:formula="of:=IF([.$K5]=&quot;&quot;;&quot;&quot;;INDEX([.$C$1:.$D$1048576];[.$O5];[.P$2]))" office:value-type="float" office:value="0.01" calcext:value-type="float">
            <text:p>0.01</text:p>
          </table:table-cell>
          <table:table-cell table:formula="of:=IF([.$K5]=&quot;&quot;;&quot;&quot;;INDEX([.$C$1:.$D$1048576];[.$O5];[.Q$2]))" office:value-type="float" office:value="100" calcext:value-type="float">
            <text:p>100</text:p>
          </table:table-cell>
          <table:table-cell office:value-type="string" calcext:value-type="string">
            <text:p>We can find percentiles for each unique value by dividing the accumulated number of samples by the total.</text:p>
          </table:table-cell>
          <table:table-cell table:formula="of:=IF([.$M5]=&quot;&quot;;&quot;&quot;;FLOOR(100*SUM([.$M$3:.$M5])/SUM([.$M$1:.$M$1048576]);1))" office:value-type="float" office:value="1" calcext:value-type="float">
            <text:p>1</text:p>
          </table:table-cell>
          <table:table-cell office:value-type="string" calcext:value-type="string">
            <text:p>To get the autosort in reverse order, simply pick the max+1 and find the largest number smaller than the previous one.</text:p>
          </table:table-cell>
          <table:table-cell table:formula="of:=IF([.U4]=&quot;&quot;;&quot;&quot;;IF(COM.MICROSOFT.MAXIFS([.$B$1:.$B$1048576];[.$B$1:.$B$1048576];&quot;&lt;&quot;&amp;[.U4])&gt;=[.U4];&quot;&quot;;COM.MICROSOFT.MAXIFS([.$B$1:.$B$1048576];[.$B$1:.$B$1048576];&quot;&lt;&quot;&amp;[.U4])))" office:value-type="float" office:value="495" calcext:value-type="float">
            <text:p>495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236" calcext:value-type="float">
            <text:p>236</text:p>
          </table:table-cell>
          <table:table-cell office:value-type="float" office:value="23600" calcext:value-type="float">
            <text:p>23600</text:p>
          </table:table-cell>
          <table:table-cell office:value-type="float" office:value="2.36" calcext:value-type="float">
            <text:p>2.36</text:p>
          </table:table-cell>
          <table:table-cell table:number-columns-repeated="3"/>
          <table:table-cell office:value-type="string" calcext:value-type="string">
            <text:p>Since we take strictly bigger values, this automatically removes duplicates.</text:p>
          </table:table-cell>
          <table:table-cell table:formula="of:=COM.MICROSOFT.MINIFS([.$B$1:.$B$1048576];[.$B$1:.$B$1048576];&quot;&gt;&quot;&amp;[.I5])" office:value-type="float" office:value="2" calcext:value-type="float">
            <text:p>2</text:p>
          </table:table-cell>
          <table:table-cell office:value-type="string" calcext:value-type="string">
            <text:p>In order to avoid repetition, we add a check that if the new value is smaller than the last, then we replace it with a blank string.</text:p>
          </table:table-cell>
          <table:table-cell table:formula="of:=IF([.K5]=&quot;&quot;;&quot;&quot;;IF(COM.MICROSOFT.MINIFS([.$B$1:.$B$1048576];[.$B$1:.$B$1048576];&quot;&gt;&quot;&amp;[.K5])&lt;=[.K5];&quot;&quot;;COM.MICROSOFT.MINIFS([.$B$1:.$B$1048576];[.$B$1:.$B$1048576];&quot;&gt;&quot;&amp;[.K5])))" office:value-type="float" office:value="2" calcext:value-type="float">
            <text:p>2</text:p>
          </table:table-cell>
          <table:table-cell office:value-type="string" calcext:value-type="string">
            <text:p>Again, we prematurely check for blanks and ignore them so the formula can be extended freely.</text:p>
          </table:table-cell>
          <table:table-cell table:formula="of:=IF([.$K6]=&quot;&quot;;&quot;&quot;;COUNTIFS([.$B$1:.$B$1048576];[.K6]))" office:value-type="float" office:value="1" calcext:value-type="float">
            <text:p>1</text:p>
          </table:table-cell>
          <table:table-cell office:value-type="string" calcext:value-type="string">
            <text:p><text:s/>It is preferable to compute the match once in a column then use index to grab values from each column. Lookup is costly.</text:p>
          </table:table-cell>
          <table:table-cell table:formula="of:=IF([.$K6]=&quot;&quot;;&quot;&quot;;MATCH([.K6];[.$B$1:.$B$1048576];0))" office:value-type="float" office:value="18" calcext:value-type="float">
            <text:p>18</text:p>
          </table:table-cell>
          <table:table-cell table:formula="of:=IF([.$K6]=&quot;&quot;;&quot;&quot;;INDEX([.$C$1:.$D$1048576];[.$O6];[.P$2]))" office:value-type="float" office:value="0.02" calcext:value-type="float">
            <text:p>0.02</text:p>
          </table:table-cell>
          <table:table-cell table:formula="of:=IF([.$K6]=&quot;&quot;;&quot;&quot;;INDEX([.$C$1:.$D$1048576];[.$O6];[.Q$2]))" office:value-type="float" office:value="200" calcext:value-type="float">
            <text:p>200</text:p>
          </table:table-cell>
          <table:table-cell/>
          <table:table-cell table:formula="of:=IF([.$M6]=&quot;&quot;;&quot;&quot;;FLOOR(100*SUM([.$M$3:.$M6])/SUM([.$M$1:.$M$1048576]);1))" office:value-type="float" office:value="1" calcext:value-type="float">
            <text:p>1</text:p>
          </table:table-cell>
          <table:table-cell office:value-type="string" calcext:value-type="string">
            <text:p>Conds are flipped accordingly.</text:p>
          </table:table-cell>
          <table:table-cell table:formula="of:=IF([.U5]=&quot;&quot;;&quot;&quot;;IF(COM.MICROSOFT.MAXIFS([.$B$1:.$B$1048576];[.$B$1:.$B$1048576];&quot;&lt;&quot;&amp;[.U5])&gt;=[.U5];&quot;&quot;;COM.MICROSOFT.MAXIFS([.$B$1:.$B$1048576];[.$B$1:.$B$1048576];&quot;&lt;&quot;&amp;[.U5])))"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32200" calcext:value-type="float">
            <text:p>32200</text:p>
          </table:table-cell>
          <table:table-cell office:value-type="float" office:value="3.22" calcext:value-type="float">
            <text:p>3.22</text:p>
          </table:table-cell>
          <table:table-cell table:number-columns-repeated="3"/>
          <table:table-cell office:value-type="string" calcext:value-type="string">
            <text:p>The condition is created by simple string concatenation of “&gt;” and the previous value.</text:p>
          </table:table-cell>
          <table:table-cell table:formula="of:=COM.MICROSOFT.MINIFS([.$B$1:.$B$1048576];[.$B$1:.$B$1048576];&quot;&gt;&quot;&amp;[.I6])" office:value-type="float" office:value="3" calcext:value-type="float">
            <text:p>3</text:p>
          </table:table-cell>
          <table:table-cell office:value-type="string" calcext:value-type="string">
            <text:p>In addition, the appearance blank string stops any future calculations with an early condition, so it drags out until wherever we’ve set the formula.</text:p>
          </table:table-cell>
          <table:table-cell table:formula="of:=IF([.K6]=&quot;&quot;;&quot;&quot;;IF(COM.MICROSOFT.MINIFS([.$B$1:.$B$1048576];[.$B$1:.$B$1048576];&quot;&gt;&quot;&amp;[.K6])&lt;=[.K6];&quot;&quot;;COM.MICROSOFT.MINIFS([.$B$1:.$B$1048576];[.$B$1:.$B$1048576];&quot;&gt;&quot;&amp;[.K6])))" office:value-type="float" office:value="3" calcext:value-type="float">
            <text:p>3</text:p>
          </table:table-cell>
          <table:table-cell/>
          <table:table-cell table:formula="of:=IF([.$K7]=&quot;&quot;;&quot;&quot;;COUNTIFS([.$B$1:.$B$1048576];[.K7]))" office:value-type="float" office:value="1" calcext:value-type="float">
            <text:p>1</text:p>
          </table:table-cell>
          <table:table-cell office:value-type="string" calcext:value-type="string">
            <text:p>If there are multiple matches, the first will be retrieved.</text:p>
          </table:table-cell>
          <table:table-cell table:formula="of:=IF([.$K7]=&quot;&quot;;&quot;&quot;;MATCH([.K7];[.$B$1:.$B$1048576];0))" office:value-type="float" office:value="114" calcext:value-type="float">
            <text:p>114</text:p>
          </table:table-cell>
          <table:table-cell table:formula="of:=IF([.$K7]=&quot;&quot;;&quot;&quot;;INDEX([.$C$1:.$D$1048576];[.$O7];[.P$2]))" office:value-type="float" office:value="0.03" calcext:value-type="float">
            <text:p>0.03</text:p>
          </table:table-cell>
          <table:table-cell table:formula="of:=IF([.$K7]=&quot;&quot;;&quot;&quot;;INDEX([.$C$1:.$D$1048576];[.$O7];[.Q$2]))" office:value-type="float" office:value="300" calcext:value-type="float">
            <text:p>300</text:p>
          </table:table-cell>
          <table:table-cell/>
          <table:table-cell table:formula="of:=IF([.$M7]=&quot;&quot;;&quot;&quot;;FLOOR(100*SUM([.$M$3:.$M7])/SUM([.$M$1:.$M$1048576]);1))" office:value-type="float" office:value="2" calcext:value-type="float">
            <text:p>2</text:p>
          </table:table-cell>
          <table:table-cell/>
          <table:table-cell table:formula="of:=IF([.U6]=&quot;&quot;;&quot;&quot;;IF(COM.MICROSOFT.MAXIFS([.$B$1:.$B$1048576];[.$B$1:.$B$1048576];&quot;&lt;&quot;&amp;[.U6])&gt;=[.U6];&quot;&quot;;COM.MICROSOFT.MAXIFS([.$B$1:.$B$1048576];[.$B$1:.$B$1048576];&quot;&lt;&quot;&amp;[.U6])))" office:value-type="float" office:value="485" calcext:value-type="float">
            <text:p>485</text:p>
          </table:table-cell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495" calcext:value-type="float">
            <text:p>495</text:p>
          </table:table-cell>
          <table:table-cell office:value-type="float" office:value="49500" calcext:value-type="float">
            <text:p>49500</text:p>
          </table:table-cell>
          <table:table-cell office:value-type="float" office:value="4.95" calcext:value-type="float">
            <text:p>4.95</text:p>
          </table:table-cell>
          <table:table-cell table:number-columns-repeated="3"/>
          <table:table-cell office:value-type="string" calcext:value-type="string">
            <text:p>Applying this to the whole column is less efficient than manual sorting, approximately O(n^2), but works for reasonably sized datasets.</text:p>
          </table:table-cell>
          <table:table-cell table:formula="of:=COM.MICROSOFT.MINIFS([.$B$1:.$B$1048576];[.$B$1:.$B$1048576];&quot;&gt;&quot;&amp;[.I7])" office:value-type="float" office:value="8" calcext:value-type="float">
            <text:p>8</text:p>
          </table:table-cell>
          <table:table-cell office:value-type="string" calcext:value-type="string">
            <text:p>You can drag out this formula as far as necessary to compensate for growth in the dataset, but don’t overdo it – each row takes up extra disk space and calculation time.</text:p>
          </table:table-cell>
          <table:table-cell table:formula="of:=IF([.K7]=&quot;&quot;;&quot;&quot;;IF(COM.MICROSOFT.MINIFS([.$B$1:.$B$1048576];[.$B$1:.$B$1048576];&quot;&gt;&quot;&amp;[.K7])&lt;=[.K7];&quot;&quot;;COM.MICROSOFT.MINIFS([.$B$1:.$B$1048576];[.$B$1:.$B$1048576];&quot;&gt;&quot;&amp;[.K7])))" office:value-type="float" office:value="8" calcext:value-type="float">
            <text:p>8</text:p>
          </table:table-cell>
          <table:table-cell/>
          <table:table-cell table:formula="of:=IF([.$K8]=&quot;&quot;;&quot;&quot;;COUNTIFS([.$B$1:.$B$1048576];[.K8]))" office:value-type="float" office:value="1" calcext:value-type="float">
            <text:p>1</text:p>
          </table:table-cell>
          <table:table-cell office:value-type="string" calcext:value-type="string">
            <text:p>I used a column number parameter, which also allows dynamic sorting of columns.</text:p>
          </table:table-cell>
          <table:table-cell table:formula="of:=IF([.$K8]=&quot;&quot;;&quot;&quot;;MATCH([.K8];[.$B$1:.$B$1048576];0))" office:value-type="float" office:value="3" calcext:value-type="float">
            <text:p>3</text:p>
          </table:table-cell>
          <table:table-cell table:formula="of:=IF([.$K8]=&quot;&quot;;&quot;&quot;;INDEX([.$C$1:.$D$1048576];[.$O8];[.P$2]))" office:value-type="float" office:value="0.08" calcext:value-type="float">
            <text:p>0.08</text:p>
          </table:table-cell>
          <table:table-cell table:formula="of:=IF([.$K8]=&quot;&quot;;&quot;&quot;;INDEX([.$C$1:.$D$1048576];[.$O8];[.Q$2]))" office:value-type="float" office:value="800" calcext:value-type="float">
            <text:p>800</text:p>
          </table:table-cell>
          <table:table-cell/>
          <table:table-cell table:formula="of:=IF([.$M8]=&quot;&quot;;&quot;&quot;;FLOOR(100*SUM([.$M$3:.$M8])/SUM([.$M$1:.$M$1048576]);1))" office:value-type="float" office:value="2" calcext:value-type="float">
            <text:p>2</text:p>
          </table:table-cell>
          <table:table-cell/>
          <table:table-cell table:formula="of:=IF([.U7]=&quot;&quot;;&quot;&quot;;IF(COM.MICROSOFT.MAXIFS([.$B$1:.$B$1048576];[.$B$1:.$B$1048576];&quot;&lt;&quot;&amp;[.U7])&gt;=[.U7];&quot;&quot;;COM.MICROSOFT.MAXIFS([.$B$1:.$B$1048576];[.$B$1:.$B$1048576];&quot;&lt;&quot;&amp;[.U7])))" office:value-type="float" office:value="484" calcext:value-type="float">
            <text:p>48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5" calcext:value-type="float">
            <text:p>215</text:p>
          </table:table-cell>
          <table:table-cell office:value-type="float" office:value="21500" calcext:value-type="float">
            <text:p>21500</text:p>
          </table:table-cell>
          <table:table-cell office:value-type="float" office:value="2.15" calcext:value-type="float">
            <text:p>2.15</text:p>
          </table:table-cell>
          <table:table-cell table:number-columns-repeated="3"/>
          <table:table-cell table:style-name="ce2" office:value-type="string" calcext:value-type="string">
            <text:p>The main advantage is a pure formula based automatic sort + remove duplicates, no macros or manual sorting necessary.</text:p>
          </table:table-cell>
          <table:table-cell table:formula="of:=COM.MICROSOFT.MINIFS([.$B$1:.$B$1048576];[.$B$1:.$B$1048576];&quot;&gt;&quot;&amp;[.I8])" office:value-type="float" office:value="14" calcext:value-type="float">
            <text:p>14</text:p>
          </table:table-cell>
          <table:table-cell office:value-type="string" calcext:value-type="string">
            <text:p>Try to aim for around the number of unique rows expected (or copypasta the formula incrementally).</text:p>
          </table:table-cell>
          <table:table-cell table:formula="of:=IF([.K8]=&quot;&quot;;&quot;&quot;;IF(COM.MICROSOFT.MINIFS([.$B$1:.$B$1048576];[.$B$1:.$B$1048576];&quot;&gt;&quot;&amp;[.K8])&lt;=[.K8];&quot;&quot;;COM.MICROSOFT.MINIFS([.$B$1:.$B$1048576];[.$B$1:.$B$1048576];&quot;&gt;&quot;&amp;[.K8])))" office:value-type="float" office:value="14" calcext:value-type="float">
            <text:p>14</text:p>
          </table:table-cell>
          <table:table-cell/>
          <table:table-cell table:formula="of:=IF([.$K9]=&quot;&quot;;&quot;&quot;;COUNTIFS([.$B$1:.$B$1048576];[.K9]))" office:value-type="float" office:value="2" calcext:value-type="float">
            <text:p>2</text:p>
          </table:table-cell>
          <table:table-cell office:value-type="string" calcext:value-type="string">
            <text:p>Make sure that all potential columns are included in the index, however. Only indirect+address can access any cell without limitations, but it’s not recommended to use that normally.</text:p>
          </table:table-cell>
          <table:table-cell table:formula="of:=IF([.$K9]=&quot;&quot;;&quot;&quot;;MATCH([.K9];[.$B$1:.$B$1048576];0))" office:value-type="float" office:value="24" calcext:value-type="float">
            <text:p>24</text:p>
          </table:table-cell>
          <table:table-cell table:formula="of:=IF([.$K9]=&quot;&quot;;&quot;&quot;;INDEX([.$C$1:.$D$1048576];[.$O9];[.P$2]))" office:value-type="float" office:value="0.14" calcext:value-type="float">
            <text:p>0.14</text:p>
          </table:table-cell>
          <table:table-cell table:formula="of:=IF([.$K9]=&quot;&quot;;&quot;&quot;;INDEX([.$C$1:.$D$1048576];[.$O9];[.Q$2]))" office:value-type="float" office:value="1400" calcext:value-type="float">
            <text:p>1400</text:p>
          </table:table-cell>
          <table:table-cell/>
          <table:table-cell table:formula="of:=IF([.$M9]=&quot;&quot;;&quot;&quot;;FLOOR(100*SUM([.$M$3:.$M9])/SUM([.$M$1:.$M$1048576]);1))" office:value-type="float" office:value="3" calcext:value-type="float">
            <text:p>3</text:p>
          </table:table-cell>
          <table:table-cell/>
          <table:table-cell table:formula="of:=IF([.U8]=&quot;&quot;;&quot;&quot;;IF(COM.MICROSOFT.MAXIFS([.$B$1:.$B$1048576];[.$B$1:.$B$1048576];&quot;&lt;&quot;&amp;[.U8])&gt;=[.U8];&quot;&quot;;COM.MICROSOFT.MAXIFS([.$B$1:.$B$1048576];[.$B$1:.$B$1048576];&quot;&lt;&quot;&amp;[.U8])))"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51" calcext:value-type="float">
            <text:p>351</text:p>
          </table:table-cell>
          <table:table-cell office:value-type="float" office:value="35100" calcext:value-type="float">
            <text:p>35100</text:p>
          </table:table-cell>
          <table:table-cell office:value-type="float" office:value="3.51" calcext:value-type="float">
            <text:p>3.51</text:p>
          </table:table-cell>
          <table:table-cell table:number-columns-repeated="4"/>
          <table:table-cell table:formula="of:=COM.MICROSOFT.MINIFS([.$B$1:.$B$1048576];[.$B$1:.$B$1048576];&quot;&gt;&quot;&amp;[.I9])" office:value-type="float" office:value="25" calcext:value-type="float">
            <text:p>25</text:p>
          </table:table-cell>
          <table:table-cell/>
          <table:table-cell table:formula="of:=IF([.K9]=&quot;&quot;;&quot;&quot;;IF(COM.MICROSOFT.MINIFS([.$B$1:.$B$1048576];[.$B$1:.$B$1048576];&quot;&gt;&quot;&amp;[.K9])&lt;=[.K9];&quot;&quot;;COM.MICROSOFT.MINIFS([.$B$1:.$B$1048576];[.$B$1:.$B$1048576];&quot;&gt;&quot;&amp;[.K9])))" office:value-type="float" office:value="25" calcext:value-type="float">
            <text:p>25</text:p>
          </table:table-cell>
          <table:table-cell/>
          <table:table-cell table:formula="of:=IF([.$K10]=&quot;&quot;;&quot;&quot;;COUNTIFS([.$B$1:.$B$1048576];[.K10]))" office:value-type="float" office:value="1" calcext:value-type="float">
            <text:p>1</text:p>
          </table:table-cell>
          <table:table-cell/>
          <table:table-cell table:formula="of:=IF([.$K10]=&quot;&quot;;&quot;&quot;;MATCH([.K10];[.$B$1:.$B$1048576];0))" office:value-type="float" office:value="128" calcext:value-type="float">
            <text:p>128</text:p>
          </table:table-cell>
          <table:table-cell table:formula="of:=IF([.$K10]=&quot;&quot;;&quot;&quot;;INDEX([.$C$1:.$D$1048576];[.$O10];[.P$2]))" office:value-type="float" office:value="0.25" calcext:value-type="float">
            <text:p>0.25</text:p>
          </table:table-cell>
          <table:table-cell table:formula="of:=IF([.$K10]=&quot;&quot;;&quot;&quot;;INDEX([.$C$1:.$D$1048576];[.$O10];[.Q$2]))" office:value-type="float" office:value="2500" calcext:value-type="float">
            <text:p>2500</text:p>
          </table:table-cell>
          <table:table-cell/>
          <table:table-cell table:formula="of:=IF([.$M10]=&quot;&quot;;&quot;&quot;;FLOOR(100*SUM([.$M$3:.$M10])/SUM([.$M$1:.$M$1048576]);1))" office:value-type="float" office:value="4" calcext:value-type="float">
            <text:p>4</text:p>
          </table:table-cell>
          <table:table-cell/>
          <table:table-cell table:formula="of:=IF([.U9]=&quot;&quot;;&quot;&quot;;IF(COM.MICROSOFT.MAXIFS([.$B$1:.$B$1048576];[.$B$1:.$B$1048576];&quot;&lt;&quot;&amp;[.U9])&gt;=[.U9];&quot;&quot;;COM.MICROSOFT.MAXIFS([.$B$1:.$B$1048576];[.$B$1:.$B$1048576];&quot;&lt;&quot;&amp;[.U9])))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6" calcext:value-type="float">
            <text:p>416</text:p>
          </table:table-cell>
          <table:table-cell office:value-type="float" office:value="41600" calcext:value-type="float">
            <text:p>41600</text:p>
          </table:table-cell>
          <table:table-cell office:value-type="float" office:value="4.16" calcext:value-type="float">
            <text:p>4.16</text:p>
          </table:table-cell>
          <table:table-cell table:number-columns-repeated="4"/>
          <table:table-cell table:formula="of:=COM.MICROSOFT.MINIFS([.$B$1:.$B$1048576];[.$B$1:.$B$1048576];&quot;&gt;&quot;&amp;[.I10])" office:value-type="float" office:value="30" calcext:value-type="float">
            <text:p>30</text:p>
          </table:table-cell>
          <table:table-cell/>
          <table:table-cell table:formula="of:=IF([.K10]=&quot;&quot;;&quot;&quot;;IF(COM.MICROSOFT.MINIFS([.$B$1:.$B$1048576];[.$B$1:.$B$1048576];&quot;&gt;&quot;&amp;[.K10])&lt;=[.K10];&quot;&quot;;COM.MICROSOFT.MINIFS([.$B$1:.$B$1048576];[.$B$1:.$B$1048576];&quot;&gt;&quot;&amp;[.K10])))" office:value-type="float" office:value="30" calcext:value-type="float">
            <text:p>30</text:p>
          </table:table-cell>
          <table:table-cell/>
          <table:table-cell table:formula="of:=IF([.$K11]=&quot;&quot;;&quot;&quot;;COUNTIFS([.$B$1:.$B$1048576];[.K11]))" office:value-type="float" office:value="1" calcext:value-type="float">
            <text:p>1</text:p>
          </table:table-cell>
          <table:table-cell/>
          <table:table-cell table:formula="of:=IF([.$K11]=&quot;&quot;;&quot;&quot;;MATCH([.K11];[.$B$1:.$B$1048576];0))" office:value-type="float" office:value="65" calcext:value-type="float">
            <text:p>65</text:p>
          </table:table-cell>
          <table:table-cell table:formula="of:=IF([.$K11]=&quot;&quot;;&quot;&quot;;INDEX([.$C$1:.$D$1048576];[.$O11];[.P$2]))" office:value-type="float" office:value="0.3" calcext:value-type="float">
            <text:p>0.3</text:p>
          </table:table-cell>
          <table:table-cell table:formula="of:=IF([.$K11]=&quot;&quot;;&quot;&quot;;INDEX([.$C$1:.$D$1048576];[.$O11];[.Q$2]))" office:value-type="float" office:value="3000" calcext:value-type="float">
            <text:p>3000</text:p>
          </table:table-cell>
          <table:table-cell/>
          <table:table-cell table:formula="of:=IF([.$M11]=&quot;&quot;;&quot;&quot;;FLOOR(100*SUM([.$M$3:.$M11])/SUM([.$M$1:.$M$1048576]);1))" office:value-type="float" office:value="4" calcext:value-type="float">
            <text:p>4</text:p>
          </table:table-cell>
          <table:table-cell/>
          <table:table-cell table:formula="of:=IF([.U10]=&quot;&quot;;&quot;&quot;;IF(COM.MICROSOFT.MAXIFS([.$B$1:.$B$1048576];[.$B$1:.$B$1048576];&quot;&lt;&quot;&amp;[.U10])&gt;=[.U10];&quot;&quot;;COM.MICROSOFT.MAXIFS([.$B$1:.$B$1048576];[.$B$1:.$B$1048576];&quot;&lt;&quot;&amp;[.U10])))"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5" calcext:value-type="float">
            <text:p>115</text:p>
          </table:table-cell>
          <table:table-cell office:value-type="float" office:value="11500" calcext:value-type="float">
            <text:p>11500</text:p>
          </table:table-cell>
          <table:table-cell office:value-type="float" office:value="1.15" calcext:value-type="float">
            <text:p>1.15</text:p>
          </table:table-cell>
          <table:table-cell table:number-columns-repeated="4"/>
          <table:table-cell table:formula="of:=COM.MICROSOFT.MINIFS([.$B$1:.$B$1048576];[.$B$1:.$B$1048576];&quot;&gt;&quot;&amp;[.I11])" office:value-type="float" office:value="33" calcext:value-type="float">
            <text:p>33</text:p>
          </table:table-cell>
          <table:table-cell/>
          <table:table-cell table:formula="of:=IF([.K11]=&quot;&quot;;&quot;&quot;;IF(COM.MICROSOFT.MINIFS([.$B$1:.$B$1048576];[.$B$1:.$B$1048576];&quot;&gt;&quot;&amp;[.K11])&lt;=[.K11];&quot;&quot;;COM.MICROSOFT.MINIFS([.$B$1:.$B$1048576];[.$B$1:.$B$1048576];&quot;&gt;&quot;&amp;[.K11])))" office:value-type="float" office:value="33" calcext:value-type="float">
            <text:p>33</text:p>
          </table:table-cell>
          <table:table-cell/>
          <table:table-cell table:formula="of:=IF([.$K12]=&quot;&quot;;&quot;&quot;;COUNTIFS([.$B$1:.$B$1048576];[.K12]))" office:value-type="float" office:value="1" calcext:value-type="float">
            <text:p>1</text:p>
          </table:table-cell>
          <table:table-cell/>
          <table:table-cell table:formula="of:=IF([.$K12]=&quot;&quot;;&quot;&quot;;MATCH([.K12];[.$B$1:.$B$1048576];0))" office:value-type="float" office:value="52" calcext:value-type="float">
            <text:p>52</text:p>
          </table:table-cell>
          <table:table-cell table:formula="of:=IF([.$K12]=&quot;&quot;;&quot;&quot;;INDEX([.$C$1:.$D$1048576];[.$O12];[.P$2]))" office:value-type="float" office:value="0.33" calcext:value-type="float">
            <text:p>0.33</text:p>
          </table:table-cell>
          <table:table-cell table:formula="of:=IF([.$K12]=&quot;&quot;;&quot;&quot;;INDEX([.$C$1:.$D$1048576];[.$O12];[.Q$2]))" office:value-type="float" office:value="3300" calcext:value-type="float">
            <text:p>3300</text:p>
          </table:table-cell>
          <table:table-cell/>
          <table:table-cell table:formula="of:=IF([.$M12]=&quot;&quot;;&quot;&quot;;FLOOR(100*SUM([.$M$3:.$M12])/SUM([.$M$1:.$M$1048576]);1))" office:value-type="float" office:value="5" calcext:value-type="float">
            <text:p>5</text:p>
          </table:table-cell>
          <table:table-cell/>
          <table:table-cell table:formula="of:=IF([.U11]=&quot;&quot;;&quot;&quot;;IF(COM.MICROSOFT.MAXIFS([.$B$1:.$B$1048576];[.$B$1:.$B$1048576];&quot;&lt;&quot;&amp;[.U11])&gt;=[.U11];&quot;&quot;;COM.MICROSOFT.MAXIFS([.$B$1:.$B$1048576];[.$B$1:.$B$1048576];&quot;&lt;&quot;&amp;[.U11])))"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29800" calcext:value-type="float">
            <text:p>29800</text:p>
          </table:table-cell>
          <table:table-cell office:value-type="float" office:value="2.98" calcext:value-type="float">
            <text:p>2.98</text:p>
          </table:table-cell>
          <table:table-cell table:number-columns-repeated="4"/>
          <table:table-cell table:formula="of:=COM.MICROSOFT.MINIFS([.$B$1:.$B$1048576];[.$B$1:.$B$1048576];&quot;&gt;&quot;&amp;[.I12])" office:value-type="float" office:value="36" calcext:value-type="float">
            <text:p>36</text:p>
          </table:table-cell>
          <table:table-cell/>
          <table:table-cell table:formula="of:=IF([.K12]=&quot;&quot;;&quot;&quot;;IF(COM.MICROSOFT.MINIFS([.$B$1:.$B$1048576];[.$B$1:.$B$1048576];&quot;&gt;&quot;&amp;[.K12])&lt;=[.K12];&quot;&quot;;COM.MICROSOFT.MINIFS([.$B$1:.$B$1048576];[.$B$1:.$B$1048576];&quot;&gt;&quot;&amp;[.K12])))" office:value-type="float" office:value="36" calcext:value-type="float">
            <text:p>36</text:p>
          </table:table-cell>
          <table:table-cell/>
          <table:table-cell table:formula="of:=IF([.$K13]=&quot;&quot;;&quot;&quot;;COUNTIFS([.$B$1:.$B$1048576];[.K13]))" office:value-type="float" office:value="1" calcext:value-type="float">
            <text:p>1</text:p>
          </table:table-cell>
          <table:table-cell/>
          <table:table-cell table:formula="of:=IF([.$K13]=&quot;&quot;;&quot;&quot;;MATCH([.K13];[.$B$1:.$B$1048576];0))" office:value-type="float" office:value="155" calcext:value-type="float">
            <text:p>155</text:p>
          </table:table-cell>
          <table:table-cell table:formula="of:=IF([.$K13]=&quot;&quot;;&quot;&quot;;INDEX([.$C$1:.$D$1048576];[.$O13];[.P$2]))" office:value-type="float" office:value="0.36" calcext:value-type="float">
            <text:p>0.36</text:p>
          </table:table-cell>
          <table:table-cell table:formula="of:=IF([.$K13]=&quot;&quot;;&quot;&quot;;INDEX([.$C$1:.$D$1048576];[.$O13];[.Q$2]))" office:value-type="float" office:value="3600" calcext:value-type="float">
            <text:p>3600</text:p>
          </table:table-cell>
          <table:table-cell/>
          <table:table-cell table:formula="of:=IF([.$M13]=&quot;&quot;;&quot;&quot;;FLOOR(100*SUM([.$M$3:.$M13])/SUM([.$M$1:.$M$1048576]);1))" office:value-type="float" office:value="5" calcext:value-type="float">
            <text:p>5</text:p>
          </table:table-cell>
          <table:table-cell/>
          <table:table-cell table:formula="of:=IF([.U12]=&quot;&quot;;&quot;&quot;;IF(COM.MICROSOFT.MAXIFS([.$B$1:.$B$1048576];[.$B$1:.$B$1048576];&quot;&lt;&quot;&amp;[.U12])&gt;=[.U12];&quot;&quot;;COM.MICROSOFT.MAXIFS([.$B$1:.$B$1048576];[.$B$1:.$B$1048576];&quot;&lt;&quot;&amp;[.U12])))"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5" calcext:value-type="float">
            <text:p>435</text:p>
          </table:table-cell>
          <table:table-cell office:value-type="float" office:value="43500" calcext:value-type="float">
            <text:p>43500</text:p>
          </table:table-cell>
          <table:table-cell office:value-type="float" office:value="4.35" calcext:value-type="float">
            <text:p>4.35</text:p>
          </table:table-cell>
          <table:table-cell table:number-columns-repeated="4"/>
          <table:table-cell table:formula="of:=COM.MICROSOFT.MINIFS([.$B$1:.$B$1048576];[.$B$1:.$B$1048576];&quot;&gt;&quot;&amp;[.I13])" office:value-type="float" office:value="38" calcext:value-type="float">
            <text:p>38</text:p>
          </table:table-cell>
          <table:table-cell/>
          <table:table-cell table:formula="of:=IF([.K13]=&quot;&quot;;&quot;&quot;;IF(COM.MICROSOFT.MINIFS([.$B$1:.$B$1048576];[.$B$1:.$B$1048576];&quot;&gt;&quot;&amp;[.K13])&lt;=[.K13];&quot;&quot;;COM.MICROSOFT.MINIFS([.$B$1:.$B$1048576];[.$B$1:.$B$1048576];&quot;&gt;&quot;&amp;[.K13])))" office:value-type="float" office:value="38" calcext:value-type="float">
            <text:p>38</text:p>
          </table:table-cell>
          <table:table-cell/>
          <table:table-cell table:formula="of:=IF([.$K14]=&quot;&quot;;&quot;&quot;;COUNTIFS([.$B$1:.$B$1048576];[.K14]))" office:value-type="float" office:value="2" calcext:value-type="float">
            <text:p>2</text:p>
          </table:table-cell>
          <table:table-cell/>
          <table:table-cell table:formula="of:=IF([.$K14]=&quot;&quot;;&quot;&quot;;MATCH([.K14];[.$B$1:.$B$1048576];0))" office:value-type="float" office:value="48" calcext:value-type="float">
            <text:p>48</text:p>
          </table:table-cell>
          <table:table-cell table:formula="of:=IF([.$K14]=&quot;&quot;;&quot;&quot;;INDEX([.$C$1:.$D$1048576];[.$O14];[.P$2]))" office:value-type="float" office:value="0.38" calcext:value-type="float">
            <text:p>0.38</text:p>
          </table:table-cell>
          <table:table-cell table:formula="of:=IF([.$K14]=&quot;&quot;;&quot;&quot;;INDEX([.$C$1:.$D$1048576];[.$O14];[.Q$2]))" office:value-type="float" office:value="3800" calcext:value-type="float">
            <text:p>3800</text:p>
          </table:table-cell>
          <table:table-cell/>
          <table:table-cell table:formula="of:=IF([.$M14]=&quot;&quot;;&quot;&quot;;FLOOR(100*SUM([.$M$3:.$M14])/SUM([.$M$1:.$M$1048576]);1))" office:value-type="float" office:value="6" calcext:value-type="float">
            <text:p>6</text:p>
          </table:table-cell>
          <table:table-cell/>
          <table:table-cell table:formula="of:=IF([.U13]=&quot;&quot;;&quot;&quot;;IF(COM.MICROSOFT.MAXIFS([.$B$1:.$B$1048576];[.$B$1:.$B$1048576];&quot;&lt;&quot;&amp;[.U13])&gt;=[.U13];&quot;&quot;;COM.MICROSOFT.MAXIFS([.$B$1:.$B$1048576];[.$B$1:.$B$1048576];&quot;&lt;&quot;&amp;[.U13])))"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float" office:value="4500" calcext:value-type="float">
            <text:p>4500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table:formula="of:=COM.MICROSOFT.MINIFS([.$B$1:.$B$1048576];[.$B$1:.$B$1048576];&quot;&gt;&quot;&amp;[.I14])" office:value-type="float" office:value="42" calcext:value-type="float">
            <text:p>42</text:p>
          </table:table-cell>
          <table:table-cell/>
          <table:table-cell table:formula="of:=IF([.K14]=&quot;&quot;;&quot;&quot;;IF(COM.MICROSOFT.MINIFS([.$B$1:.$B$1048576];[.$B$1:.$B$1048576];&quot;&gt;&quot;&amp;[.K14])&lt;=[.K14];&quot;&quot;;COM.MICROSOFT.MINIFS([.$B$1:.$B$1048576];[.$B$1:.$B$1048576];&quot;&gt;&quot;&amp;[.K14])))" office:value-type="float" office:value="42" calcext:value-type="float">
            <text:p>42</text:p>
          </table:table-cell>
          <table:table-cell/>
          <table:table-cell table:formula="of:=IF([.$K15]=&quot;&quot;;&quot;&quot;;COUNTIFS([.$B$1:.$B$1048576];[.K15]))" office:value-type="float" office:value="1" calcext:value-type="float">
            <text:p>1</text:p>
          </table:table-cell>
          <table:table-cell/>
          <table:table-cell table:formula="of:=IF([.$K15]=&quot;&quot;;&quot;&quot;;MATCH([.K15];[.$B$1:.$B$1048576];0))" office:value-type="float" office:value="144" calcext:value-type="float">
            <text:p>144</text:p>
          </table:table-cell>
          <table:table-cell table:formula="of:=IF([.$K15]=&quot;&quot;;&quot;&quot;;INDEX([.$C$1:.$D$1048576];[.$O15];[.P$2]))" office:value-type="float" office:value="0.42" calcext:value-type="float">
            <text:p>0.42</text:p>
          </table:table-cell>
          <table:table-cell table:formula="of:=IF([.$K15]=&quot;&quot;;&quot;&quot;;INDEX([.$C$1:.$D$1048576];[.$O15];[.Q$2]))" office:value-type="float" office:value="4200" calcext:value-type="float">
            <text:p>4200</text:p>
          </table:table-cell>
          <table:table-cell/>
          <table:table-cell table:formula="of:=IF([.$M15]=&quot;&quot;;&quot;&quot;;FLOOR(100*SUM([.$M$3:.$M15])/SUM([.$M$1:.$M$1048576]);1))" office:value-type="float" office:value="7" calcext:value-type="float">
            <text:p>7</text:p>
          </table:table-cell>
          <table:table-cell/>
          <table:table-cell table:formula="of:=IF([.U14]=&quot;&quot;;&quot;&quot;;IF(COM.MICROSOFT.MAXIFS([.$B$1:.$B$1048576];[.$B$1:.$B$1048576];&quot;&lt;&quot;&amp;[.U14])&gt;=[.U14];&quot;&quot;;COM.MICROSOFT.MAXIFS([.$B$1:.$B$1048576];[.$B$1:.$B$1048576];&quot;&lt;&quot;&amp;[.U14])))"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0" calcext:value-type="float">
            <text:p>400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M.MICROSOFT.MINIFS([.$B$1:.$B$1048576];[.$B$1:.$B$1048576];&quot;&gt;&quot;&amp;[.I15])" office:value-type="float" office:value="44" calcext:value-type="float">
            <text:p>44</text:p>
          </table:table-cell>
          <table:table-cell/>
          <table:table-cell table:formula="of:=IF([.K15]=&quot;&quot;;&quot;&quot;;IF(COM.MICROSOFT.MINIFS([.$B$1:.$B$1048576];[.$B$1:.$B$1048576];&quot;&gt;&quot;&amp;[.K15])&lt;=[.K15];&quot;&quot;;COM.MICROSOFT.MINIFS([.$B$1:.$B$1048576];[.$B$1:.$B$1048576];&quot;&gt;&quot;&amp;[.K15])))" office:value-type="float" office:value="44" calcext:value-type="float">
            <text:p>44</text:p>
          </table:table-cell>
          <table:table-cell/>
          <table:table-cell table:formula="of:=IF([.$K16]=&quot;&quot;;&quot;&quot;;COUNTIFS([.$B$1:.$B$1048576];[.K16]))" office:value-type="float" office:value="2" calcext:value-type="float">
            <text:p>2</text:p>
          </table:table-cell>
          <table:table-cell/>
          <table:table-cell table:formula="of:=IF([.$K16]=&quot;&quot;;&quot;&quot;;MATCH([.K16];[.$B$1:.$B$1048576];0))" office:value-type="float" office:value="20" calcext:value-type="float">
            <text:p>20</text:p>
          </table:table-cell>
          <table:table-cell table:formula="of:=IF([.$K16]=&quot;&quot;;&quot;&quot;;INDEX([.$C$1:.$D$1048576];[.$O16];[.P$2]))" office:value-type="float" office:value="0.44" calcext:value-type="float">
            <text:p>0.44</text:p>
          </table:table-cell>
          <table:table-cell table:formula="of:=IF([.$K16]=&quot;&quot;;&quot;&quot;;INDEX([.$C$1:.$D$1048576];[.$O16];[.Q$2]))" office:value-type="float" office:value="4400" calcext:value-type="float">
            <text:p>4400</text:p>
          </table:table-cell>
          <table:table-cell/>
          <table:table-cell table:formula="of:=IF([.$M16]=&quot;&quot;;&quot;&quot;;FLOOR(100*SUM([.$M$3:.$M16])/SUM([.$M$1:.$M$1048576]);1))" office:value-type="float" office:value="8" calcext:value-type="float">
            <text:p>8</text:p>
          </table:table-cell>
          <table:table-cell/>
          <table:table-cell table:formula="of:=IF([.U15]=&quot;&quot;;&quot;&quot;;IF(COM.MICROSOFT.MAXIFS([.$B$1:.$B$1048576];[.$B$1:.$B$1048576];&quot;&lt;&quot;&amp;[.U15])&gt;=[.U15];&quot;&quot;;COM.MICROSOFT.MAXIFS([.$B$1:.$B$1048576];[.$B$1:.$B$1048576];&quot;&lt;&quot;&amp;[.U15])))"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78" calcext:value-type="float">
            <text:p>378</text:p>
          </table:table-cell>
          <table:table-cell office:value-type="float" office:value="37800" calcext:value-type="float">
            <text:p>37800</text:p>
          </table:table-cell>
          <table:table-cell office:value-type="float" office:value="3.78" calcext:value-type="float">
            <text:p>3.78</text:p>
          </table:table-cell>
          <table:table-cell table:number-columns-repeated="4"/>
          <table:table-cell table:formula="of:=COM.MICROSOFT.MINIFS([.$B$1:.$B$1048576];[.$B$1:.$B$1048576];&quot;&gt;&quot;&amp;[.I16])" office:value-type="float" office:value="45" calcext:value-type="float">
            <text:p>45</text:p>
          </table:table-cell>
          <table:table-cell/>
          <table:table-cell table:formula="of:=IF([.K16]=&quot;&quot;;&quot;&quot;;IF(COM.MICROSOFT.MINIFS([.$B$1:.$B$1048576];[.$B$1:.$B$1048576];&quot;&gt;&quot;&amp;[.K16])&lt;=[.K16];&quot;&quot;;COM.MICROSOFT.MINIFS([.$B$1:.$B$1048576];[.$B$1:.$B$1048576];&quot;&gt;&quot;&amp;[.K16])))" office:value-type="float" office:value="45" calcext:value-type="float">
            <text:p>45</text:p>
          </table:table-cell>
          <table:table-cell/>
          <table:table-cell table:formula="of:=IF([.$K17]=&quot;&quot;;&quot;&quot;;COUNTIFS([.$B$1:.$B$1048576];[.K17]))" office:value-type="float" office:value="2" calcext:value-type="float">
            <text:p>2</text:p>
          </table:table-cell>
          <table:table-cell/>
          <table:table-cell table:formula="of:=IF([.$K17]=&quot;&quot;;&quot;&quot;;MATCH([.K17];[.$B$1:.$B$1048576];0))" office:value-type="float" office:value="15" calcext:value-type="float">
            <text:p>15</text:p>
          </table:table-cell>
          <table:table-cell table:formula="of:=IF([.$K17]=&quot;&quot;;&quot;&quot;;INDEX([.$C$1:.$D$1048576];[.$O17];[.P$2]))" office:value-type="float" office:value="0.45" calcext:value-type="float">
            <text:p>0.45</text:p>
          </table:table-cell>
          <table:table-cell table:formula="of:=IF([.$K17]=&quot;&quot;;&quot;&quot;;INDEX([.$C$1:.$D$1048576];[.$O17];[.Q$2]))" office:value-type="float" office:value="4500" calcext:value-type="float">
            <text:p>4500</text:p>
          </table:table-cell>
          <table:table-cell/>
          <table:table-cell table:formula="of:=IF([.$M17]=&quot;&quot;;&quot;&quot;;FLOOR(100*SUM([.$M$3:.$M17])/SUM([.$M$1:.$M$1048576]);1))" office:value-type="float" office:value="9" calcext:value-type="float">
            <text:p>9</text:p>
          </table:table-cell>
          <table:table-cell/>
          <table:table-cell table:formula="of:=IF([.U16]=&quot;&quot;;&quot;&quot;;IF(COM.MICROSOFT.MAXIFS([.$B$1:.$B$1048576];[.$B$1:.$B$1048576];&quot;&lt;&quot;&amp;[.U16])&gt;=[.U16];&quot;&quot;;COM.MICROSOFT.MAXIFS([.$B$1:.$B$1048576];[.$B$1:.$B$1048576];&quot;&lt;&quot;&amp;[.U16])))"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2" calcext:value-type="float">
            <text:p>0.02</text:p>
          </table:table-cell>
          <table:table-cell table:number-columns-repeated="4"/>
          <table:table-cell table:formula="of:=COM.MICROSOFT.MINIFS([.$B$1:.$B$1048576];[.$B$1:.$B$1048576];&quot;&gt;&quot;&amp;[.I17])" office:value-type="float" office:value="46" calcext:value-type="float">
            <text:p>46</text:p>
          </table:table-cell>
          <table:table-cell/>
          <table:table-cell table:formula="of:=IF([.K17]=&quot;&quot;;&quot;&quot;;IF(COM.MICROSOFT.MINIFS([.$B$1:.$B$1048576];[.$B$1:.$B$1048576];&quot;&gt;&quot;&amp;[.K17])&lt;=[.K17];&quot;&quot;;COM.MICROSOFT.MINIFS([.$B$1:.$B$1048576];[.$B$1:.$B$1048576];&quot;&gt;&quot;&amp;[.K17])))" office:value-type="float" office:value="46" calcext:value-type="float">
            <text:p>46</text:p>
          </table:table-cell>
          <table:table-cell/>
          <table:table-cell table:formula="of:=IF([.$K18]=&quot;&quot;;&quot;&quot;;COUNTIFS([.$B$1:.$B$1048576];[.K18]))" office:value-type="float" office:value="1" calcext:value-type="float">
            <text:p>1</text:p>
          </table:table-cell>
          <table:table-cell/>
          <table:table-cell table:formula="of:=IF([.$K18]=&quot;&quot;;&quot;&quot;;MATCH([.K18];[.$B$1:.$B$1048576];0))" office:value-type="float" office:value="80" calcext:value-type="float">
            <text:p>80</text:p>
          </table:table-cell>
          <table:table-cell table:formula="of:=IF([.$K18]=&quot;&quot;;&quot;&quot;;INDEX([.$C$1:.$D$1048576];[.$O18];[.P$2]))" office:value-type="float" office:value="0.46" calcext:value-type="float">
            <text:p>0.46</text:p>
          </table:table-cell>
          <table:table-cell table:formula="of:=IF([.$K18]=&quot;&quot;;&quot;&quot;;INDEX([.$C$1:.$D$1048576];[.$O18];[.Q$2]))" office:value-type="float" office:value="4600" calcext:value-type="float">
            <text:p>4600</text:p>
          </table:table-cell>
          <table:table-cell/>
          <table:table-cell table:formula="of:=IF([.$M18]=&quot;&quot;;&quot;&quot;;FLOOR(100*SUM([.$M$3:.$M18])/SUM([.$M$1:.$M$1048576]);1))" office:value-type="float" office:value="9" calcext:value-type="float">
            <text:p>9</text:p>
          </table:table-cell>
          <table:table-cell/>
          <table:table-cell table:formula="of:=IF([.U17]=&quot;&quot;;&quot;&quot;;IF(COM.MICROSOFT.MAXIFS([.$B$1:.$B$1048576];[.$B$1:.$B$1048576];&quot;&lt;&quot;&amp;[.U17])&gt;=[.U17];&quot;&quot;;COM.MICROSOFT.MAXIFS([.$B$1:.$B$1048576];[.$B$1:.$B$1048576];&quot;&lt;&quot;&amp;[.U17])))"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31000" calcext:value-type="float">
            <text:p>31000</text:p>
          </table:table-cell>
          <table:table-cell office:value-type="float" office:value="3.1" calcext:value-type="float">
            <text:p>3.1</text:p>
          </table:table-cell>
          <table:table-cell table:number-columns-repeated="4"/>
          <table:table-cell table:formula="of:=COM.MICROSOFT.MINIFS([.$B$1:.$B$1048576];[.$B$1:.$B$1048576];&quot;&gt;&quot;&amp;[.I18])" office:value-type="float" office:value="49" calcext:value-type="float">
            <text:p>49</text:p>
          </table:table-cell>
          <table:table-cell/>
          <table:table-cell table:formula="of:=IF([.K18]=&quot;&quot;;&quot;&quot;;IF(COM.MICROSOFT.MINIFS([.$B$1:.$B$1048576];[.$B$1:.$B$1048576];&quot;&gt;&quot;&amp;[.K18])&lt;=[.K18];&quot;&quot;;COM.MICROSOFT.MINIFS([.$B$1:.$B$1048576];[.$B$1:.$B$1048576];&quot;&gt;&quot;&amp;[.K18])))" office:value-type="float" office:value="49" calcext:value-type="float">
            <text:p>49</text:p>
          </table:table-cell>
          <table:table-cell/>
          <table:table-cell table:formula="of:=IF([.$K19]=&quot;&quot;;&quot;&quot;;COUNTIFS([.$B$1:.$B$1048576];[.K19]))" office:value-type="float" office:value="1" calcext:value-type="float">
            <text:p>1</text:p>
          </table:table-cell>
          <table:table-cell/>
          <table:table-cell table:formula="of:=IF([.$K19]=&quot;&quot;;&quot;&quot;;MATCH([.K19];[.$B$1:.$B$1048576];0))" office:value-type="float" office:value="41" calcext:value-type="float">
            <text:p>41</text:p>
          </table:table-cell>
          <table:table-cell table:formula="of:=IF([.$K19]=&quot;&quot;;&quot;&quot;;INDEX([.$C$1:.$D$1048576];[.$O19];[.P$2]))" office:value-type="float" office:value="0.49" calcext:value-type="float">
            <text:p>0.49</text:p>
          </table:table-cell>
          <table:table-cell table:formula="of:=IF([.$K19]=&quot;&quot;;&quot;&quot;;INDEX([.$C$1:.$D$1048576];[.$O19];[.Q$2]))" office:value-type="float" office:value="4900" calcext:value-type="float">
            <text:p>4900</text:p>
          </table:table-cell>
          <table:table-cell/>
          <table:table-cell table:formula="of:=IF([.$M19]=&quot;&quot;;&quot;&quot;;FLOOR(100*SUM([.$M$3:.$M19])/SUM([.$M$1:.$M$1048576]);1))" office:value-type="float" office:value="10" calcext:value-type="float">
            <text:p>10</text:p>
          </table:table-cell>
          <table:table-cell/>
          <table:table-cell table:formula="of:=IF([.U18]=&quot;&quot;;&quot;&quot;;IF(COM.MICROSOFT.MAXIFS([.$B$1:.$B$1048576];[.$B$1:.$B$1048576];&quot;&lt;&quot;&amp;[.U18])&gt;=[.U18];&quot;&quot;;COM.MICROSOFT.MAXIFS([.$B$1:.$B$1048576];[.$B$1:.$B$1048576];&quot;&lt;&quot;&amp;[.U18])))"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4400" calcext:value-type="float">
            <text:p>4400</text:p>
          </table:table-cell>
          <table:table-cell office:value-type="float" office:value="0.44" calcext:value-type="float">
            <text:p>0.44</text:p>
          </table:table-cell>
          <table:table-cell table:number-columns-repeated="4"/>
          <table:table-cell table:formula="of:=COM.MICROSOFT.MINIFS([.$B$1:.$B$1048576];[.$B$1:.$B$1048576];&quot;&gt;&quot;&amp;[.I19])" office:value-type="float" office:value="52" calcext:value-type="float">
            <text:p>52</text:p>
          </table:table-cell>
          <table:table-cell/>
          <table:table-cell table:formula="of:=IF([.K19]=&quot;&quot;;&quot;&quot;;IF(COM.MICROSOFT.MINIFS([.$B$1:.$B$1048576];[.$B$1:.$B$1048576];&quot;&gt;&quot;&amp;[.K19])&lt;=[.K19];&quot;&quot;;COM.MICROSOFT.MINIFS([.$B$1:.$B$1048576];[.$B$1:.$B$1048576];&quot;&gt;&quot;&amp;[.K19])))" office:value-type="float" office:value="52" calcext:value-type="float">
            <text:p>52</text:p>
          </table:table-cell>
          <table:table-cell/>
          <table:table-cell table:formula="of:=IF([.$K20]=&quot;&quot;;&quot;&quot;;COUNTIFS([.$B$1:.$B$1048576];[.K20]))" office:value-type="float" office:value="1" calcext:value-type="float">
            <text:p>1</text:p>
          </table:table-cell>
          <table:table-cell/>
          <table:table-cell table:formula="of:=IF([.$K20]=&quot;&quot;;&quot;&quot;;MATCH([.K20];[.$B$1:.$B$1048576];0))" office:value-type="float" office:value="143" calcext:value-type="float">
            <text:p>143</text:p>
          </table:table-cell>
          <table:table-cell table:formula="of:=IF([.$K20]=&quot;&quot;;&quot;&quot;;INDEX([.$C$1:.$D$1048576];[.$O20];[.P$2]))" office:value-type="float" office:value="0.52" calcext:value-type="float">
            <text:p>0.52</text:p>
          </table:table-cell>
          <table:table-cell table:formula="of:=IF([.$K20]=&quot;&quot;;&quot;&quot;;INDEX([.$C$1:.$D$1048576];[.$O20];[.Q$2]))" office:value-type="float" office:value="5200" calcext:value-type="float">
            <text:p>5200</text:p>
          </table:table-cell>
          <table:table-cell/>
          <table:table-cell table:formula="of:=IF([.$M20]=&quot;&quot;;&quot;&quot;;FLOOR(100*SUM([.$M$3:.$M20])/SUM([.$M$1:.$M$1048576]);1))" office:value-type="float" office:value="10" calcext:value-type="float">
            <text:p>10</text:p>
          </table:table-cell>
          <table:table-cell/>
          <table:table-cell table:formula="of:=IF([.U19]=&quot;&quot;;&quot;&quot;;IF(COM.MICROSOFT.MAXIFS([.$B$1:.$B$1048576];[.$B$1:.$B$1048576];&quot;&lt;&quot;&amp;[.U19])&gt;=[.U19];&quot;&quot;;COM.MICROSOFT.MAXIFS([.$B$1:.$B$1048576];[.$B$1:.$B$1048576];&quot;&lt;&quot;&amp;[.U19])))"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office:value-type="float" office:value="11000" calcext:value-type="float">
            <text:p>11000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formula="of:=COM.MICROSOFT.MINIFS([.$B$1:.$B$1048576];[.$B$1:.$B$1048576];&quot;&gt;&quot;&amp;[.I20])" office:value-type="float" office:value="54" calcext:value-type="float">
            <text:p>54</text:p>
          </table:table-cell>
          <table:table-cell/>
          <table:table-cell table:formula="of:=IF([.K20]=&quot;&quot;;&quot;&quot;;IF(COM.MICROSOFT.MINIFS([.$B$1:.$B$1048576];[.$B$1:.$B$1048576];&quot;&gt;&quot;&amp;[.K20])&lt;=[.K20];&quot;&quot;;COM.MICROSOFT.MINIFS([.$B$1:.$B$1048576];[.$B$1:.$B$1048576];&quot;&gt;&quot;&amp;[.K20])))" office:value-type="float" office:value="54" calcext:value-type="float">
            <text:p>54</text:p>
          </table:table-cell>
          <table:table-cell/>
          <table:table-cell table:formula="of:=IF([.$K21]=&quot;&quot;;&quot;&quot;;COUNTIFS([.$B$1:.$B$1048576];[.K21]))" office:value-type="float" office:value="1" calcext:value-type="float">
            <text:p>1</text:p>
          </table:table-cell>
          <table:table-cell/>
          <table:table-cell table:formula="of:=IF([.$K21]=&quot;&quot;;&quot;&quot;;MATCH([.K21];[.$B$1:.$B$1048576];0))" office:value-type="float" office:value="86" calcext:value-type="float">
            <text:p>86</text:p>
          </table:table-cell>
          <table:table-cell table:formula="of:=IF([.$K21]=&quot;&quot;;&quot;&quot;;INDEX([.$C$1:.$D$1048576];[.$O21];[.P$2]))" office:value-type="float" office:value="0.54" calcext:value-type="float">
            <text:p>0.54</text:p>
          </table:table-cell>
          <table:table-cell table:formula="of:=IF([.$K21]=&quot;&quot;;&quot;&quot;;INDEX([.$C$1:.$D$1048576];[.$O21];[.Q$2]))" office:value-type="float" office:value="5400" calcext:value-type="float">
            <text:p>5400</text:p>
          </table:table-cell>
          <table:table-cell/>
          <table:table-cell table:formula="of:=IF([.$M21]=&quot;&quot;;&quot;&quot;;FLOOR(100*SUM([.$M$3:.$M21])/SUM([.$M$1:.$M$1048576]);1))" office:value-type="float" office:value="11" calcext:value-type="float">
            <text:p>11</text:p>
          </table:table-cell>
          <table:table-cell/>
          <table:table-cell table:formula="of:=IF([.U20]=&quot;&quot;;&quot;&quot;;IF(COM.MICROSOFT.MAXIFS([.$B$1:.$B$1048576];[.$B$1:.$B$1048576];&quot;&lt;&quot;&amp;[.U20])&gt;=[.U20];&quot;&quot;;COM.MICROSOFT.MAXIFS([.$B$1:.$B$1048576];[.$B$1:.$B$1048576];&quot;&lt;&quot;&amp;[.U20])))"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30300" calcext:value-type="float">
            <text:p>30300</text:p>
          </table:table-cell>
          <table:table-cell office:value-type="float" office:value="3.03" calcext:value-type="float">
            <text:p>3.03</text:p>
          </table:table-cell>
          <table:table-cell table:number-columns-repeated="4"/>
          <table:table-cell table:formula="of:=COM.MICROSOFT.MINIFS([.$B$1:.$B$1048576];[.$B$1:.$B$1048576];&quot;&gt;&quot;&amp;[.I21])" office:value-type="float" office:value="57" calcext:value-type="float">
            <text:p>57</text:p>
          </table:table-cell>
          <table:table-cell/>
          <table:table-cell table:formula="of:=IF([.K21]=&quot;&quot;;&quot;&quot;;IF(COM.MICROSOFT.MINIFS([.$B$1:.$B$1048576];[.$B$1:.$B$1048576];&quot;&gt;&quot;&amp;[.K21])&lt;=[.K21];&quot;&quot;;COM.MICROSOFT.MINIFS([.$B$1:.$B$1048576];[.$B$1:.$B$1048576];&quot;&gt;&quot;&amp;[.K21])))" office:value-type="float" office:value="57" calcext:value-type="float">
            <text:p>57</text:p>
          </table:table-cell>
          <table:table-cell/>
          <table:table-cell table:formula="of:=IF([.$K22]=&quot;&quot;;&quot;&quot;;COUNTIFS([.$B$1:.$B$1048576];[.K22]))" office:value-type="float" office:value="1" calcext:value-type="float">
            <text:p>1</text:p>
          </table:table-cell>
          <table:table-cell/>
          <table:table-cell table:formula="of:=IF([.$K22]=&quot;&quot;;&quot;&quot;;MATCH([.K22];[.$B$1:.$B$1048576];0))" office:value-type="float" office:value="145" calcext:value-type="float">
            <text:p>145</text:p>
          </table:table-cell>
          <table:table-cell table:formula="of:=IF([.$K22]=&quot;&quot;;&quot;&quot;;INDEX([.$C$1:.$D$1048576];[.$O22];[.P$2]))" office:value-type="float" office:value="0.57" calcext:value-type="float">
            <text:p>0.57</text:p>
          </table:table-cell>
          <table:table-cell table:formula="of:=IF([.$K22]=&quot;&quot;;&quot;&quot;;INDEX([.$C$1:.$D$1048576];[.$O22];[.Q$2]))" office:value-type="float" office:value="5700" calcext:value-type="float">
            <text:p>5700</text:p>
          </table:table-cell>
          <table:table-cell/>
          <table:table-cell table:formula="of:=IF([.$M22]=&quot;&quot;;&quot;&quot;;FLOOR(100*SUM([.$M$3:.$M22])/SUM([.$M$1:.$M$1048576]);1))" office:value-type="float" office:value="11" calcext:value-type="float">
            <text:p>11</text:p>
          </table:table-cell>
          <table:table-cell/>
          <table:table-cell table:formula="of:=IF([.U21]=&quot;&quot;;&quot;&quot;;IF(COM.MICROSOFT.MAXIFS([.$B$1:.$B$1048576];[.$B$1:.$B$1048576];&quot;&lt;&quot;&amp;[.U21])&gt;=[.U21];&quot;&quot;;COM.MICROSOFT.MAXIFS([.$B$1:.$B$1048576];[.$B$1:.$B$1048576];&quot;&lt;&quot;&amp;[.U21])))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31000" calcext:value-type="float">
            <text:p>31000</text:p>
          </table:table-cell>
          <table:table-cell office:value-type="float" office:value="3.1" calcext:value-type="float">
            <text:p>3.1</text:p>
          </table:table-cell>
          <table:table-cell table:number-columns-repeated="4"/>
          <table:table-cell table:formula="of:=COM.MICROSOFT.MINIFS([.$B$1:.$B$1048576];[.$B$1:.$B$1048576];&quot;&gt;&quot;&amp;[.I22])" office:value-type="float" office:value="58" calcext:value-type="float">
            <text:p>58</text:p>
          </table:table-cell>
          <table:table-cell/>
          <table:table-cell table:formula="of:=IF([.K22]=&quot;&quot;;&quot;&quot;;IF(COM.MICROSOFT.MINIFS([.$B$1:.$B$1048576];[.$B$1:.$B$1048576];&quot;&gt;&quot;&amp;[.K22])&lt;=[.K22];&quot;&quot;;COM.MICROSOFT.MINIFS([.$B$1:.$B$1048576];[.$B$1:.$B$1048576];&quot;&gt;&quot;&amp;[.K22])))" office:value-type="float" office:value="58" calcext:value-type="float">
            <text:p>58</text:p>
          </table:table-cell>
          <table:table-cell/>
          <table:table-cell table:formula="of:=IF([.$K23]=&quot;&quot;;&quot;&quot;;COUNTIFS([.$B$1:.$B$1048576];[.K23]))" office:value-type="float" office:value="1" calcext:value-type="float">
            <text:p>1</text:p>
          </table:table-cell>
          <table:table-cell/>
          <table:table-cell table:formula="of:=IF([.$K23]=&quot;&quot;;&quot;&quot;;MATCH([.K23];[.$B$1:.$B$1048576];0))" office:value-type="float" office:value="26" calcext:value-type="float">
            <text:p>26</text:p>
          </table:table-cell>
          <table:table-cell table:formula="of:=IF([.$K23]=&quot;&quot;;&quot;&quot;;INDEX([.$C$1:.$D$1048576];[.$O23];[.P$2]))" office:value-type="float" office:value="0.58" calcext:value-type="float">
            <text:p>0.58</text:p>
          </table:table-cell>
          <table:table-cell table:formula="of:=IF([.$K23]=&quot;&quot;;&quot;&quot;;INDEX([.$C$1:.$D$1048576];[.$O23];[.Q$2]))" office:value-type="float" office:value="5800" calcext:value-type="float">
            <text:p>5800</text:p>
          </table:table-cell>
          <table:table-cell/>
          <table:table-cell table:formula="of:=IF([.$M23]=&quot;&quot;;&quot;&quot;;FLOOR(100*SUM([.$M$3:.$M23])/SUM([.$M$1:.$M$1048576]);1))" office:value-type="float" office:value="12" calcext:value-type="float">
            <text:p>12</text:p>
          </table:table-cell>
          <table:table-cell/>
          <table:table-cell table:formula="of:=IF([.U22]=&quot;&quot;;&quot;&quot;;IF(COM.MICROSOFT.MAXIFS([.$B$1:.$B$1048576];[.$B$1:.$B$1048576];&quot;&lt;&quot;&amp;[.U22])&gt;=[.U22];&quot;&quot;;COM.MICROSOFT.MAXIFS([.$B$1:.$B$1048576];[.$B$1:.$B$1048576];&quot;&lt;&quot;&amp;[.U22])))"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400" calcext:value-type="float">
            <text:p>1400</text:p>
          </table:table-cell>
          <table:table-cell office:value-type="float" office:value="0.14" calcext:value-type="float">
            <text:p>0.14</text:p>
          </table:table-cell>
          <table:table-cell table:number-columns-repeated="4"/>
          <table:table-cell table:formula="of:=COM.MICROSOFT.MINIFS([.$B$1:.$B$1048576];[.$B$1:.$B$1048576];&quot;&gt;&quot;&amp;[.I23])" office:value-type="float" office:value="68" calcext:value-type="float">
            <text:p>68</text:p>
          </table:table-cell>
          <table:table-cell/>
          <table:table-cell table:formula="of:=IF([.K23]=&quot;&quot;;&quot;&quot;;IF(COM.MICROSOFT.MINIFS([.$B$1:.$B$1048576];[.$B$1:.$B$1048576];&quot;&gt;&quot;&amp;[.K23])&lt;=[.K23];&quot;&quot;;COM.MICROSOFT.MINIFS([.$B$1:.$B$1048576];[.$B$1:.$B$1048576];&quot;&gt;&quot;&amp;[.K23])))" office:value-type="float" office:value="68" calcext:value-type="float">
            <text:p>68</text:p>
          </table:table-cell>
          <table:table-cell/>
          <table:table-cell table:formula="of:=IF([.$K24]=&quot;&quot;;&quot;&quot;;COUNTIFS([.$B$1:.$B$1048576];[.K24]))" office:value-type="float" office:value="1" calcext:value-type="float">
            <text:p>1</text:p>
          </table:table-cell>
          <table:table-cell/>
          <table:table-cell table:formula="of:=IF([.$K24]=&quot;&quot;;&quot;&quot;;MATCH([.K24];[.$B$1:.$B$1048576];0))" office:value-type="float" office:value="121" calcext:value-type="float">
            <text:p>121</text:p>
          </table:table-cell>
          <table:table-cell table:formula="of:=IF([.$K24]=&quot;&quot;;&quot;&quot;;INDEX([.$C$1:.$D$1048576];[.$O24];[.P$2]))" office:value-type="float" office:value="0.68" calcext:value-type="float">
            <text:p>0.68</text:p>
          </table:table-cell>
          <table:table-cell table:formula="of:=IF([.$K24]=&quot;&quot;;&quot;&quot;;INDEX([.$C$1:.$D$1048576];[.$O24];[.Q$2]))" office:value-type="float" office:value="6800" calcext:value-type="float">
            <text:p>6800</text:p>
          </table:table-cell>
          <table:table-cell/>
          <table:table-cell table:formula="of:=IF([.$M24]=&quot;&quot;;&quot;&quot;;FLOOR(100*SUM([.$M$3:.$M24])/SUM([.$M$1:.$M$1048576]);1))" office:value-type="float" office:value="12" calcext:value-type="float">
            <text:p>12</text:p>
          </table:table-cell>
          <table:table-cell/>
          <table:table-cell table:formula="of:=IF([.U23]=&quot;&quot;;&quot;&quot;;IF(COM.MICROSOFT.MAXIFS([.$B$1:.$B$1048576];[.$B$1:.$B$1048576];&quot;&lt;&quot;&amp;[.U23])&gt;=[.U23];&quot;&quot;;COM.MICROSOFT.MAXIFS([.$B$1:.$B$1048576];[.$B$1:.$B$1048576];&quot;&lt;&quot;&amp;[.U23])))"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8" calcext:value-type="float">
            <text:p>338</text:p>
          </table:table-cell>
          <table:table-cell office:value-type="float" office:value="33800" calcext:value-type="float">
            <text:p>33800</text:p>
          </table:table-cell>
          <table:table-cell office:value-type="float" office:value="3.38" calcext:value-type="float">
            <text:p>3.38</text:p>
          </table:table-cell>
          <table:table-cell table:number-columns-repeated="4"/>
          <table:table-cell table:formula="of:=COM.MICROSOFT.MINIFS([.$B$1:.$B$1048576];[.$B$1:.$B$1048576];&quot;&gt;&quot;&amp;[.I24])" office:value-type="float" office:value="69" calcext:value-type="float">
            <text:p>69</text:p>
          </table:table-cell>
          <table:table-cell/>
          <table:table-cell table:formula="of:=IF([.K24]=&quot;&quot;;&quot;&quot;;IF(COM.MICROSOFT.MINIFS([.$B$1:.$B$1048576];[.$B$1:.$B$1048576];&quot;&gt;&quot;&amp;[.K24])&lt;=[.K24];&quot;&quot;;COM.MICROSOFT.MINIFS([.$B$1:.$B$1048576];[.$B$1:.$B$1048576];&quot;&gt;&quot;&amp;[.K24])))" office:value-type="float" office:value="69" calcext:value-type="float">
            <text:p>69</text:p>
          </table:table-cell>
          <table:table-cell/>
          <table:table-cell table:formula="of:=IF([.$K25]=&quot;&quot;;&quot;&quot;;COUNTIFS([.$B$1:.$B$1048576];[.K25]))" office:value-type="float" office:value="2" calcext:value-type="float">
            <text:p>2</text:p>
          </table:table-cell>
          <table:table-cell/>
          <table:table-cell table:formula="of:=IF([.$K25]=&quot;&quot;;&quot;&quot;;MATCH([.K25];[.$B$1:.$B$1048576];0))" office:value-type="float" office:value="28" calcext:value-type="float">
            <text:p>28</text:p>
          </table:table-cell>
          <table:table-cell table:formula="of:=IF([.$K25]=&quot;&quot;;&quot;&quot;;INDEX([.$C$1:.$D$1048576];[.$O25];[.P$2]))" office:value-type="float" office:value="0.69" calcext:value-type="float">
            <text:p>0.69</text:p>
          </table:table-cell>
          <table:table-cell table:formula="of:=IF([.$K25]=&quot;&quot;;&quot;&quot;;INDEX([.$C$1:.$D$1048576];[.$O25];[.Q$2]))" office:value-type="float" office:value="6900" calcext:value-type="float">
            <text:p>6900</text:p>
          </table:table-cell>
          <table:table-cell/>
          <table:table-cell table:formula="of:=IF([.$M25]=&quot;&quot;;&quot;&quot;;FLOOR(100*SUM([.$M$3:.$M25])/SUM([.$M$1:.$M$1048576]);1))" office:value-type="float" office:value="13" calcext:value-type="float">
            <text:p>13</text:p>
          </table:table-cell>
          <table:table-cell/>
          <table:table-cell table:formula="of:=IF([.U24]=&quot;&quot;;&quot;&quot;;IF(COM.MICROSOFT.MAXIFS([.$B$1:.$B$1048576];[.$B$1:.$B$1048576];&quot;&lt;&quot;&amp;[.U24])&gt;=[.U24];&quot;&quot;;COM.MICROSOFT.MAXIFS([.$B$1:.$B$1048576];[.$B$1:.$B$1048576];&quot;&lt;&quot;&amp;[.U24])))"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office:value-type="float" office:value="5800" calcext:value-type="float">
            <text:p>5800</text:p>
          </table:table-cell>
          <table:table-cell office:value-type="float" office:value="0.58" calcext:value-type="float">
            <text:p>0.58</text:p>
          </table:table-cell>
          <table:table-cell table:number-columns-repeated="4"/>
          <table:table-cell table:formula="of:=COM.MICROSOFT.MINIFS([.$B$1:.$B$1048576];[.$B$1:.$B$1048576];&quot;&gt;&quot;&amp;[.I25])" office:value-type="float" office:value="72" calcext:value-type="float">
            <text:p>72</text:p>
          </table:table-cell>
          <table:table-cell/>
          <table:table-cell table:formula="of:=IF([.K25]=&quot;&quot;;&quot;&quot;;IF(COM.MICROSOFT.MINIFS([.$B$1:.$B$1048576];[.$B$1:.$B$1048576];&quot;&gt;&quot;&amp;[.K25])&lt;=[.K25];&quot;&quot;;COM.MICROSOFT.MINIFS([.$B$1:.$B$1048576];[.$B$1:.$B$1048576];&quot;&gt;&quot;&amp;[.K25])))" office:value-type="float" office:value="72" calcext:value-type="float">
            <text:p>72</text:p>
          </table:table-cell>
          <table:table-cell/>
          <table:table-cell table:formula="of:=IF([.$K26]=&quot;&quot;;&quot;&quot;;COUNTIFS([.$B$1:.$B$1048576];[.K26]))" office:value-type="float" office:value="1" calcext:value-type="float">
            <text:p>1</text:p>
          </table:table-cell>
          <table:table-cell/>
          <table:table-cell table:formula="of:=IF([.$K26]=&quot;&quot;;&quot;&quot;;MATCH([.K26];[.$B$1:.$B$1048576];0))" office:value-type="float" office:value="111" calcext:value-type="float">
            <text:p>111</text:p>
          </table:table-cell>
          <table:table-cell table:formula="of:=IF([.$K26]=&quot;&quot;;&quot;&quot;;INDEX([.$C$1:.$D$1048576];[.$O26];[.P$2]))" office:value-type="float" office:value="0.72" calcext:value-type="float">
            <text:p>0.72</text:p>
          </table:table-cell>
          <table:table-cell table:formula="of:=IF([.$K26]=&quot;&quot;;&quot;&quot;;INDEX([.$C$1:.$D$1048576];[.$O26];[.Q$2]))" office:value-type="float" office:value="7200" calcext:value-type="float">
            <text:p>7200</text:p>
          </table:table-cell>
          <table:table-cell/>
          <table:table-cell table:formula="of:=IF([.$M26]=&quot;&quot;;&quot;&quot;;FLOOR(100*SUM([.$M$3:.$M26])/SUM([.$M$1:.$M$1048576]);1))" office:value-type="float" office:value="14" calcext:value-type="float">
            <text:p>14</text:p>
          </table:table-cell>
          <table:table-cell/>
          <table:table-cell table:formula="of:=IF([.U25]=&quot;&quot;;&quot;&quot;;IF(COM.MICROSOFT.MAXIFS([.$B$1:.$B$1048576];[.$B$1:.$B$1048576];&quot;&lt;&quot;&amp;[.U25])&gt;=[.U25];&quot;&quot;;COM.MICROSOFT.MAXIFS([.$B$1:.$B$1048576];[.$B$1:.$B$1048576];&quot;&lt;&quot;&amp;[.U25])))"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62" calcext:value-type="float">
            <text:p>462</text:p>
          </table:table-cell>
          <table:table-cell office:value-type="float" office:value="46200" calcext:value-type="float">
            <text:p>46200</text:p>
          </table:table-cell>
          <table:table-cell office:value-type="float" office:value="4.62" calcext:value-type="float">
            <text:p>4.62</text:p>
          </table:table-cell>
          <table:table-cell table:number-columns-repeated="4"/>
          <table:table-cell table:formula="of:=COM.MICROSOFT.MINIFS([.$B$1:.$B$1048576];[.$B$1:.$B$1048576];&quot;&gt;&quot;&amp;[.I26])" office:value-type="float" office:value="76" calcext:value-type="float">
            <text:p>76</text:p>
          </table:table-cell>
          <table:table-cell/>
          <table:table-cell table:formula="of:=IF([.K26]=&quot;&quot;;&quot;&quot;;IF(COM.MICROSOFT.MINIFS([.$B$1:.$B$1048576];[.$B$1:.$B$1048576];&quot;&gt;&quot;&amp;[.K26])&lt;=[.K26];&quot;&quot;;COM.MICROSOFT.MINIFS([.$B$1:.$B$1048576];[.$B$1:.$B$1048576];&quot;&gt;&quot;&amp;[.K26])))" office:value-type="float" office:value="76" calcext:value-type="float">
            <text:p>76</text:p>
          </table:table-cell>
          <table:table-cell/>
          <table:table-cell table:formula="of:=IF([.$K27]=&quot;&quot;;&quot;&quot;;COUNTIFS([.$B$1:.$B$1048576];[.K27]))" office:value-type="float" office:value="1" calcext:value-type="float">
            <text:p>1</text:p>
          </table:table-cell>
          <table:table-cell/>
          <table:table-cell table:formula="of:=IF([.$K27]=&quot;&quot;;&quot;&quot;;MATCH([.K27];[.$B$1:.$B$1048576];0))" office:value-type="float" office:value="168" calcext:value-type="float">
            <text:p>168</text:p>
          </table:table-cell>
          <table:table-cell table:formula="of:=IF([.$K27]=&quot;&quot;;&quot;&quot;;INDEX([.$C$1:.$D$1048576];[.$O27];[.P$2]))" office:value-type="float" office:value="0.76" calcext:value-type="float">
            <text:p>0.76</text:p>
          </table:table-cell>
          <table:table-cell table:formula="of:=IF([.$K27]=&quot;&quot;;&quot;&quot;;INDEX([.$C$1:.$D$1048576];[.$O27];[.Q$2]))" office:value-type="float" office:value="7600" calcext:value-type="float">
            <text:p>7600</text:p>
          </table:table-cell>
          <table:table-cell/>
          <table:table-cell table:formula="of:=IF([.$M27]=&quot;&quot;;&quot;&quot;;FLOOR(100*SUM([.$M$3:.$M27])/SUM([.$M$1:.$M$1048576]);1))" office:value-type="float" office:value="14" calcext:value-type="float">
            <text:p>14</text:p>
          </table:table-cell>
          <table:table-cell/>
          <table:table-cell table:formula="of:=IF([.U26]=&quot;&quot;;&quot;&quot;;IF(COM.MICROSOFT.MAXIFS([.$B$1:.$B$1048576];[.$B$1:.$B$1048576];&quot;&lt;&quot;&amp;[.U26])&gt;=[.U26];&quot;&quot;;COM.MICROSOFT.MAXIFS([.$B$1:.$B$1048576];[.$B$1:.$B$1048576];&quot;&lt;&quot;&amp;[.U26])))"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6900" calcext:value-type="float">
            <text:p>6900</text:p>
          </table:table-cell>
          <table:table-cell office:value-type="float" office:value="0.69" calcext:value-type="float">
            <text:p>0.69</text:p>
          </table:table-cell>
          <table:table-cell table:number-columns-repeated="4"/>
          <table:table-cell table:formula="of:=COM.MICROSOFT.MINIFS([.$B$1:.$B$1048576];[.$B$1:.$B$1048576];&quot;&gt;&quot;&amp;[.I27])" office:value-type="float" office:value="77" calcext:value-type="float">
            <text:p>77</text:p>
          </table:table-cell>
          <table:table-cell/>
          <table:table-cell table:formula="of:=IF([.K27]=&quot;&quot;;&quot;&quot;;IF(COM.MICROSOFT.MINIFS([.$B$1:.$B$1048576];[.$B$1:.$B$1048576];&quot;&gt;&quot;&amp;[.K27])&lt;=[.K27];&quot;&quot;;COM.MICROSOFT.MINIFS([.$B$1:.$B$1048576];[.$B$1:.$B$1048576];&quot;&gt;&quot;&amp;[.K27])))" office:value-type="float" office:value="77" calcext:value-type="float">
            <text:p>77</text:p>
          </table:table-cell>
          <table:table-cell/>
          <table:table-cell table:formula="of:=IF([.$K28]=&quot;&quot;;&quot;&quot;;COUNTIFS([.$B$1:.$B$1048576];[.K28]))" office:value-type="float" office:value="1" calcext:value-type="float">
            <text:p>1</text:p>
          </table:table-cell>
          <table:table-cell/>
          <table:table-cell table:formula="of:=IF([.$K28]=&quot;&quot;;&quot;&quot;;MATCH([.K28];[.$B$1:.$B$1048576];0))" office:value-type="float" office:value="90" calcext:value-type="float">
            <text:p>90</text:p>
          </table:table-cell>
          <table:table-cell table:formula="of:=IF([.$K28]=&quot;&quot;;&quot;&quot;;INDEX([.$C$1:.$D$1048576];[.$O28];[.P$2]))" office:value-type="float" office:value="0.77" calcext:value-type="float">
            <text:p>0.77</text:p>
          </table:table-cell>
          <table:table-cell table:formula="of:=IF([.$K28]=&quot;&quot;;&quot;&quot;;INDEX([.$C$1:.$D$1048576];[.$O28];[.Q$2]))" office:value-type="float" office:value="7700" calcext:value-type="float">
            <text:p>7700</text:p>
          </table:table-cell>
          <table:table-cell/>
          <table:table-cell table:formula="of:=IF([.$M28]=&quot;&quot;;&quot;&quot;;FLOOR(100*SUM([.$M$3:.$M28])/SUM([.$M$1:.$M$1048576]);1))" office:value-type="float" office:value="15" calcext:value-type="float">
            <text:p>15</text:p>
          </table:table-cell>
          <table:table-cell/>
          <table:table-cell table:formula="of:=IF([.U27]=&quot;&quot;;&quot;&quot;;IF(COM.MICROSOFT.MAXIFS([.$B$1:.$B$1048576];[.$B$1:.$B$1048576];&quot;&lt;&quot;&amp;[.U27])&gt;=[.U27];&quot;&quot;;COM.MICROSOFT.MAXIFS([.$B$1:.$B$1048576];[.$B$1:.$B$1048576];&quot;&lt;&quot;&amp;[.U27])))"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47" calcext:value-type="float">
            <text:p>347</text:p>
          </table:table-cell>
          <table:table-cell office:value-type="float" office:value="34700" calcext:value-type="float">
            <text:p>34700</text:p>
          </table:table-cell>
          <table:table-cell office:value-type="float" office:value="3.47" calcext:value-type="float">
            <text:p>3.47</text:p>
          </table:table-cell>
          <table:table-cell table:number-columns-repeated="4"/>
          <table:table-cell table:formula="of:=COM.MICROSOFT.MINIFS([.$B$1:.$B$1048576];[.$B$1:.$B$1048576];&quot;&gt;&quot;&amp;[.I28])" office:value-type="float" office:value="79" calcext:value-type="float">
            <text:p>79</text:p>
          </table:table-cell>
          <table:table-cell/>
          <table:table-cell table:formula="of:=IF([.K28]=&quot;&quot;;&quot;&quot;;IF(COM.MICROSOFT.MINIFS([.$B$1:.$B$1048576];[.$B$1:.$B$1048576];&quot;&gt;&quot;&amp;[.K28])&lt;=[.K28];&quot;&quot;;COM.MICROSOFT.MINIFS([.$B$1:.$B$1048576];[.$B$1:.$B$1048576];&quot;&gt;&quot;&amp;[.K28])))" office:value-type="float" office:value="79" calcext:value-type="float">
            <text:p>79</text:p>
          </table:table-cell>
          <table:table-cell/>
          <table:table-cell table:formula="of:=IF([.$K29]=&quot;&quot;;&quot;&quot;;COUNTIFS([.$B$1:.$B$1048576];[.K29]))" office:value-type="float" office:value="1" calcext:value-type="float">
            <text:p>1</text:p>
          </table:table-cell>
          <table:table-cell/>
          <table:table-cell table:formula="of:=IF([.$K29]=&quot;&quot;;&quot;&quot;;MATCH([.K29];[.$B$1:.$B$1048576];0))" office:value-type="float" office:value="98" calcext:value-type="float">
            <text:p>98</text:p>
          </table:table-cell>
          <table:table-cell table:formula="of:=IF([.$K29]=&quot;&quot;;&quot;&quot;;INDEX([.$C$1:.$D$1048576];[.$O29];[.P$2]))" office:value-type="float" office:value="0.79" calcext:value-type="float">
            <text:p>0.79</text:p>
          </table:table-cell>
          <table:table-cell table:formula="of:=IF([.$K29]=&quot;&quot;;&quot;&quot;;INDEX([.$C$1:.$D$1048576];[.$O29];[.Q$2]))" office:value-type="float" office:value="7900" calcext:value-type="float">
            <text:p>7900</text:p>
          </table:table-cell>
          <table:table-cell/>
          <table:table-cell table:formula="of:=IF([.$M29]=&quot;&quot;;&quot;&quot;;FLOOR(100*SUM([.$M$3:.$M29])/SUM([.$M$1:.$M$1048576]);1))" office:value-type="float" office:value="15" calcext:value-type="float">
            <text:p>15</text:p>
          </table:table-cell>
          <table:table-cell/>
          <table:table-cell table:formula="of:=IF([.U28]=&quot;&quot;;&quot;&quot;;IF(COM.MICROSOFT.MAXIFS([.$B$1:.$B$1048576];[.$B$1:.$B$1048576];&quot;&lt;&quot;&amp;[.U28])&gt;=[.U28];&quot;&quot;;COM.MICROSOFT.MAXIFS([.$B$1:.$B$1048576];[.$B$1:.$B$1048576];&quot;&lt;&quot;&amp;[.U28])))"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63" calcext:value-type="float">
            <text:p>363</text:p>
          </table:table-cell>
          <table:table-cell office:value-type="float" office:value="36300" calcext:value-type="float">
            <text:p>36300</text:p>
          </table:table-cell>
          <table:table-cell office:value-type="float" office:value="3.63" calcext:value-type="float">
            <text:p>3.63</text:p>
          </table:table-cell>
          <table:table-cell table:number-columns-repeated="4"/>
          <table:table-cell table:formula="of:=COM.MICROSOFT.MINIFS([.$B$1:.$B$1048576];[.$B$1:.$B$1048576];&quot;&gt;&quot;&amp;[.I29])" office:value-type="float" office:value="84" calcext:value-type="float">
            <text:p>84</text:p>
          </table:table-cell>
          <table:table-cell/>
          <table:table-cell table:formula="of:=IF([.K29]=&quot;&quot;;&quot;&quot;;IF(COM.MICROSOFT.MINIFS([.$B$1:.$B$1048576];[.$B$1:.$B$1048576];&quot;&gt;&quot;&amp;[.K29])&lt;=[.K29];&quot;&quot;;COM.MICROSOFT.MINIFS([.$B$1:.$B$1048576];[.$B$1:.$B$1048576];&quot;&gt;&quot;&amp;[.K29])))" office:value-type="float" office:value="84" calcext:value-type="float">
            <text:p>84</text:p>
          </table:table-cell>
          <table:table-cell/>
          <table:table-cell table:formula="of:=IF([.$K30]=&quot;&quot;;&quot;&quot;;COUNTIFS([.$B$1:.$B$1048576];[.K30]))" office:value-type="float" office:value="1" calcext:value-type="float">
            <text:p>1</text:p>
          </table:table-cell>
          <table:table-cell/>
          <table:table-cell table:formula="of:=IF([.$K30]=&quot;&quot;;&quot;&quot;;MATCH([.K30];[.$B$1:.$B$1048576];0))" office:value-type="float" office:value="187" calcext:value-type="float">
            <text:p>187</text:p>
          </table:table-cell>
          <table:table-cell table:formula="of:=IF([.$K30]=&quot;&quot;;&quot;&quot;;INDEX([.$C$1:.$D$1048576];[.$O30];[.P$2]))" office:value-type="float" office:value="0.84" calcext:value-type="float">
            <text:p>0.84</text:p>
          </table:table-cell>
          <table:table-cell table:formula="of:=IF([.$K30]=&quot;&quot;;&quot;&quot;;INDEX([.$C$1:.$D$1048576];[.$O30];[.Q$2]))" office:value-type="float" office:value="8400" calcext:value-type="float">
            <text:p>8400</text:p>
          </table:table-cell>
          <table:table-cell/>
          <table:table-cell table:formula="of:=IF([.$M30]=&quot;&quot;;&quot;&quot;;FLOOR(100*SUM([.$M$3:.$M30])/SUM([.$M$1:.$M$1048576]);1))" office:value-type="float" office:value="16" calcext:value-type="float">
            <text:p>16</text:p>
          </table:table-cell>
          <table:table-cell/>
          <table:table-cell table:formula="of:=IF([.U29]=&quot;&quot;;&quot;&quot;;IF(COM.MICROSOFT.MAXIFS([.$B$1:.$B$1048576];[.$B$1:.$B$1048576];&quot;&lt;&quot;&amp;[.U29])&gt;=[.U29];&quot;&quot;;COM.MICROSOFT.MAXIFS([.$B$1:.$B$1048576];[.$B$1:.$B$1048576];&quot;&lt;&quot;&amp;[.U29])))"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2" calcext:value-type="float">
            <text:p>412</text:p>
          </table:table-cell>
          <table:table-cell office:value-type="float" office:value="41200" calcext:value-type="float">
            <text:p>41200</text:p>
          </table:table-cell>
          <table:table-cell office:value-type="float" office:value="4.12" calcext:value-type="float">
            <text:p>4.12</text:p>
          </table:table-cell>
          <table:table-cell table:number-columns-repeated="4"/>
          <table:table-cell table:formula="of:=COM.MICROSOFT.MINIFS([.$B$1:.$B$1048576];[.$B$1:.$B$1048576];&quot;&gt;&quot;&amp;[.I30])" office:value-type="float" office:value="85" calcext:value-type="float">
            <text:p>85</text:p>
          </table:table-cell>
          <table:table-cell/>
          <table:table-cell table:formula="of:=IF([.K30]=&quot;&quot;;&quot;&quot;;IF(COM.MICROSOFT.MINIFS([.$B$1:.$B$1048576];[.$B$1:.$B$1048576];&quot;&gt;&quot;&amp;[.K30])&lt;=[.K30];&quot;&quot;;COM.MICROSOFT.MINIFS([.$B$1:.$B$1048576];[.$B$1:.$B$1048576];&quot;&gt;&quot;&amp;[.K30])))" office:value-type="float" office:value="85" calcext:value-type="float">
            <text:p>85</text:p>
          </table:table-cell>
          <table:table-cell/>
          <table:table-cell table:formula="of:=IF([.$K31]=&quot;&quot;;&quot;&quot;;COUNTIFS([.$B$1:.$B$1048576];[.K31]))" office:value-type="float" office:value="1" calcext:value-type="float">
            <text:p>1</text:p>
          </table:table-cell>
          <table:table-cell/>
          <table:table-cell table:formula="of:=IF([.$K31]=&quot;&quot;;&quot;&quot;;MATCH([.K31];[.$B$1:.$B$1048576];0))" office:value-type="float" office:value="140" calcext:value-type="float">
            <text:p>140</text:p>
          </table:table-cell>
          <table:table-cell table:formula="of:=IF([.$K31]=&quot;&quot;;&quot;&quot;;INDEX([.$C$1:.$D$1048576];[.$O31];[.P$2]))" office:value-type="float" office:value="0.85" calcext:value-type="float">
            <text:p>0.85</text:p>
          </table:table-cell>
          <table:table-cell table:formula="of:=IF([.$K31]=&quot;&quot;;&quot;&quot;;INDEX([.$C$1:.$D$1048576];[.$O31];[.Q$2]))" office:value-type="float" office:value="8500" calcext:value-type="float">
            <text:p>8500</text:p>
          </table:table-cell>
          <table:table-cell/>
          <table:table-cell table:formula="of:=IF([.$M31]=&quot;&quot;;&quot;&quot;;FLOOR(100*SUM([.$M$3:.$M31])/SUM([.$M$1:.$M$1048576]);1))" office:value-type="float" office:value="16" calcext:value-type="float">
            <text:p>16</text:p>
          </table:table-cell>
          <table:table-cell/>
          <table:table-cell table:formula="of:=IF([.U30]=&quot;&quot;;&quot;&quot;;IF(COM.MICROSOFT.MAXIFS([.$B$1:.$B$1048576];[.$B$1:.$B$1048576];&quot;&lt;&quot;&amp;[.U30])&gt;=[.U30];&quot;&quot;;COM.MICROSOFT.MAXIFS([.$B$1:.$B$1048576];[.$B$1:.$B$1048576];&quot;&lt;&quot;&amp;[.U30])))"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96" calcext:value-type="float">
            <text:p>496</text:p>
          </table:table-cell>
          <table:table-cell office:value-type="float" office:value="49600" calcext:value-type="float">
            <text:p>49600</text:p>
          </table:table-cell>
          <table:table-cell office:value-type="float" office:value="4.96" calcext:value-type="float">
            <text:p>4.96</text:p>
          </table:table-cell>
          <table:table-cell table:number-columns-repeated="4"/>
          <table:table-cell table:formula="of:=COM.MICROSOFT.MINIFS([.$B$1:.$B$1048576];[.$B$1:.$B$1048576];&quot;&gt;&quot;&amp;[.I31])" office:value-type="float" office:value="86" calcext:value-type="float">
            <text:p>86</text:p>
          </table:table-cell>
          <table:table-cell/>
          <table:table-cell table:formula="of:=IF([.K31]=&quot;&quot;;&quot;&quot;;IF(COM.MICROSOFT.MINIFS([.$B$1:.$B$1048576];[.$B$1:.$B$1048576];&quot;&gt;&quot;&amp;[.K31])&lt;=[.K31];&quot;&quot;;COM.MICROSOFT.MINIFS([.$B$1:.$B$1048576];[.$B$1:.$B$1048576];&quot;&gt;&quot;&amp;[.K31])))" office:value-type="float" office:value="86" calcext:value-type="float">
            <text:p>86</text:p>
          </table:table-cell>
          <table:table-cell/>
          <table:table-cell table:formula="of:=IF([.$K32]=&quot;&quot;;&quot;&quot;;COUNTIFS([.$B$1:.$B$1048576];[.K32]))" office:value-type="float" office:value="2" calcext:value-type="float">
            <text:p>2</text:p>
          </table:table-cell>
          <table:table-cell/>
          <table:table-cell table:formula="of:=IF([.$K32]=&quot;&quot;;&quot;&quot;;MATCH([.K32];[.$B$1:.$B$1048576];0))" office:value-type="float" office:value="50" calcext:value-type="float">
            <text:p>50</text:p>
          </table:table-cell>
          <table:table-cell table:formula="of:=IF([.$K32]=&quot;&quot;;&quot;&quot;;INDEX([.$C$1:.$D$1048576];[.$O32];[.P$2]))" office:value-type="float" office:value="0.86" calcext:value-type="float">
            <text:p>0.86</text:p>
          </table:table-cell>
          <table:table-cell table:formula="of:=IF([.$K32]=&quot;&quot;;&quot;&quot;;INDEX([.$C$1:.$D$1048576];[.$O32];[.Q$2]))" office:value-type="float" office:value="8600" calcext:value-type="float">
            <text:p>8600</text:p>
          </table:table-cell>
          <table:table-cell/>
          <table:table-cell table:formula="of:=IF([.$M32]=&quot;&quot;;&quot;&quot;;FLOOR(100*SUM([.$M$3:.$M32])/SUM([.$M$1:.$M$1048576]);1))" office:value-type="float" office:value="17" calcext:value-type="float">
            <text:p>17</text:p>
          </table:table-cell>
          <table:table-cell/>
          <table:table-cell table:formula="of:=IF([.U31]=&quot;&quot;;&quot;&quot;;IF(COM.MICROSOFT.MAXIFS([.$B$1:.$B$1048576];[.$B$1:.$B$1048576];&quot;&lt;&quot;&amp;[.U31])&gt;=[.U31];&quot;&quot;;COM.MICROSOFT.MAXIFS([.$B$1:.$B$1048576];[.$B$1:.$B$1048576];&quot;&lt;&quot;&amp;[.U31]))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82" calcext:value-type="float">
            <text:p>482</text:p>
          </table:table-cell>
          <table:table-cell office:value-type="float" office:value="48200" calcext:value-type="float">
            <text:p>48200</text:p>
          </table:table-cell>
          <table:table-cell office:value-type="float" office:value="4.82" calcext:value-type="float">
            <text:p>4.82</text:p>
          </table:table-cell>
          <table:table-cell table:number-columns-repeated="4"/>
          <table:table-cell table:formula="of:=COM.MICROSOFT.MINIFS([.$B$1:.$B$1048576];[.$B$1:.$B$1048576];&quot;&gt;&quot;&amp;[.I32])" office:value-type="float" office:value="88" calcext:value-type="float">
            <text:p>88</text:p>
          </table:table-cell>
          <table:table-cell/>
          <table:table-cell table:formula="of:=IF([.K32]=&quot;&quot;;&quot;&quot;;IF(COM.MICROSOFT.MINIFS([.$B$1:.$B$1048576];[.$B$1:.$B$1048576];&quot;&gt;&quot;&amp;[.K32])&lt;=[.K32];&quot;&quot;;COM.MICROSOFT.MINIFS([.$B$1:.$B$1048576];[.$B$1:.$B$1048576];&quot;&gt;&quot;&amp;[.K32])))" office:value-type="float" office:value="88" calcext:value-type="float">
            <text:p>88</text:p>
          </table:table-cell>
          <table:table-cell/>
          <table:table-cell table:formula="of:=IF([.$K33]=&quot;&quot;;&quot;&quot;;COUNTIFS([.$B$1:.$B$1048576];[.K33]))" office:value-type="float" office:value="1" calcext:value-type="float">
            <text:p>1</text:p>
          </table:table-cell>
          <table:table-cell/>
          <table:table-cell table:formula="of:=IF([.$K33]=&quot;&quot;;&quot;&quot;;MATCH([.K33];[.$B$1:.$B$1048576];0))" office:value-type="float" office:value="85" calcext:value-type="float">
            <text:p>85</text:p>
          </table:table-cell>
          <table:table-cell table:formula="of:=IF([.$K33]=&quot;&quot;;&quot;&quot;;INDEX([.$C$1:.$D$1048576];[.$O33];[.P$2]))" office:value-type="float" office:value="0.88" calcext:value-type="float">
            <text:p>0.88</text:p>
          </table:table-cell>
          <table:table-cell table:formula="of:=IF([.$K33]=&quot;&quot;;&quot;&quot;;INDEX([.$C$1:.$D$1048576];[.$O33];[.Q$2]))" office:value-type="float" office:value="8800" calcext:value-type="float">
            <text:p>8800</text:p>
          </table:table-cell>
          <table:table-cell/>
          <table:table-cell table:formula="of:=IF([.$M33]=&quot;&quot;;&quot;&quot;;FLOOR(100*SUM([.$M$3:.$M33])/SUM([.$M$1:.$M$1048576]);1))" office:value-type="float" office:value="18" calcext:value-type="float">
            <text:p>18</text:p>
          </table:table-cell>
          <table:table-cell/>
          <table:table-cell table:formula="of:=IF([.U32]=&quot;&quot;;&quot;&quot;;IF(COM.MICROSOFT.MAXIFS([.$B$1:.$B$1048576];[.$B$1:.$B$1048576];&quot;&lt;&quot;&amp;[.U32])&gt;=[.U32];&quot;&quot;;COM.MICROSOFT.MAXIFS([.$B$1:.$B$1048576];[.$B$1:.$B$1048576];&quot;&lt;&quot;&amp;[.U32])))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5" calcext:value-type="float">
            <text:p>235</text:p>
          </table:table-cell>
          <table:table-cell office:value-type="float" office:value="23500" calcext:value-type="float">
            <text:p>23500</text:p>
          </table:table-cell>
          <table:table-cell office:value-type="float" office:value="2.35" calcext:value-type="float">
            <text:p>2.35</text:p>
          </table:table-cell>
          <table:table-cell table:number-columns-repeated="4"/>
          <table:table-cell table:formula="of:=COM.MICROSOFT.MINIFS([.$B$1:.$B$1048576];[.$B$1:.$B$1048576];&quot;&gt;&quot;&amp;[.I33])" office:value-type="float" office:value="90" calcext:value-type="float">
            <text:p>90</text:p>
          </table:table-cell>
          <table:table-cell/>
          <table:table-cell table:formula="of:=IF([.K33]=&quot;&quot;;&quot;&quot;;IF(COM.MICROSOFT.MINIFS([.$B$1:.$B$1048576];[.$B$1:.$B$1048576];&quot;&gt;&quot;&amp;[.K33])&lt;=[.K33];&quot;&quot;;COM.MICROSOFT.MINIFS([.$B$1:.$B$1048576];[.$B$1:.$B$1048576];&quot;&gt;&quot;&amp;[.K33])))" office:value-type="float" office:value="90" calcext:value-type="float">
            <text:p>90</text:p>
          </table:table-cell>
          <table:table-cell/>
          <table:table-cell table:formula="of:=IF([.$K34]=&quot;&quot;;&quot;&quot;;COUNTIFS([.$B$1:.$B$1048576];[.K34]))" office:value-type="float" office:value="1" calcext:value-type="float">
            <text:p>1</text:p>
          </table:table-cell>
          <table:table-cell/>
          <table:table-cell table:formula="of:=IF([.$K34]=&quot;&quot;;&quot;&quot;;MATCH([.K34];[.$B$1:.$B$1048576];0))" office:value-type="float" office:value="82" calcext:value-type="float">
            <text:p>82</text:p>
          </table:table-cell>
          <table:table-cell table:formula="of:=IF([.$K34]=&quot;&quot;;&quot;&quot;;INDEX([.$C$1:.$D$1048576];[.$O34];[.P$2]))" office:value-type="float" office:value="0.9" calcext:value-type="float">
            <text:p>0.9</text:p>
          </table:table-cell>
          <table:table-cell table:formula="of:=IF([.$K34]=&quot;&quot;;&quot;&quot;;INDEX([.$C$1:.$D$1048576];[.$O34];[.Q$2]))" office:value-type="float" office:value="9000" calcext:value-type="float">
            <text:p>9000</text:p>
          </table:table-cell>
          <table:table-cell/>
          <table:table-cell table:formula="of:=IF([.$M34]=&quot;&quot;;&quot;&quot;;FLOOR(100*SUM([.$M$3:.$M34])/SUM([.$M$1:.$M$1048576]);1))" office:value-type="float" office:value="18" calcext:value-type="float">
            <text:p>18</text:p>
          </table:table-cell>
          <table:table-cell/>
          <table:table-cell table:formula="of:=IF([.U33]=&quot;&quot;;&quot;&quot;;IF(COM.MICROSOFT.MAXIFS([.$B$1:.$B$1048576];[.$B$1:.$B$1048576];&quot;&lt;&quot;&amp;[.U33])&gt;=[.U33];&quot;&quot;;COM.MICROSOFT.MAXIFS([.$B$1:.$B$1048576];[.$B$1:.$B$1048576];&quot;&lt;&quot;&amp;[.U33])))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formula="of:=COM.MICROSOFT.MINIFS([.$B$1:.$B$1048576];[.$B$1:.$B$1048576];&quot;&gt;&quot;&amp;[.I34])" office:value-type="float" office:value="94" calcext:value-type="float">
            <text:p>94</text:p>
          </table:table-cell>
          <table:table-cell/>
          <table:table-cell table:formula="of:=IF([.K34]=&quot;&quot;;&quot;&quot;;IF(COM.MICROSOFT.MINIFS([.$B$1:.$B$1048576];[.$B$1:.$B$1048576];&quot;&gt;&quot;&amp;[.K34])&lt;=[.K34];&quot;&quot;;COM.MICROSOFT.MINIFS([.$B$1:.$B$1048576];[.$B$1:.$B$1048576];&quot;&gt;&quot;&amp;[.K34])))" office:value-type="float" office:value="94" calcext:value-type="float">
            <text:p>94</text:p>
          </table:table-cell>
          <table:table-cell/>
          <table:table-cell table:formula="of:=IF([.$K35]=&quot;&quot;;&quot;&quot;;COUNTIFS([.$B$1:.$B$1048576];[.K35]))" office:value-type="float" office:value="1" calcext:value-type="float">
            <text:p>1</text:p>
          </table:table-cell>
          <table:table-cell/>
          <table:table-cell table:formula="of:=IF([.$K35]=&quot;&quot;;&quot;&quot;;MATCH([.K35];[.$B$1:.$B$1048576];0))" office:value-type="float" office:value="202" calcext:value-type="float">
            <text:p>202</text:p>
          </table:table-cell>
          <table:table-cell table:formula="of:=IF([.$K35]=&quot;&quot;;&quot;&quot;;INDEX([.$C$1:.$D$1048576];[.$O35];[.P$2]))" office:value-type="float" office:value="0.94" calcext:value-type="float">
            <text:p>0.94</text:p>
          </table:table-cell>
          <table:table-cell table:formula="of:=IF([.$K35]=&quot;&quot;;&quot;&quot;;INDEX([.$C$1:.$D$1048576];[.$O35];[.Q$2]))" office:value-type="float" office:value="9400" calcext:value-type="float">
            <text:p>9400</text:p>
          </table:table-cell>
          <table:table-cell/>
          <table:table-cell table:formula="of:=IF([.$M35]=&quot;&quot;;&quot;&quot;;FLOOR(100*SUM([.$M$3:.$M35])/SUM([.$M$1:.$M$1048576]);1))" office:value-type="float" office:value="19" calcext:value-type="float">
            <text:p>19</text:p>
          </table:table-cell>
          <table:table-cell/>
          <table:table-cell table:formula="of:=IF([.U34]=&quot;&quot;;&quot;&quot;;IF(COM.MICROSOFT.MAXIFS([.$B$1:.$B$1048576];[.$B$1:.$B$1048576];&quot;&lt;&quot;&amp;[.U34])&gt;=[.U34];&quot;&quot;;COM.MICROSOFT.MAXIFS([.$B$1:.$B$1048576];[.$B$1:.$B$1048576];&quot;&lt;&quot;&amp;[.U34])))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2" calcext:value-type="float">
            <text:p>222</text:p>
          </table:table-cell>
          <table:table-cell office:value-type="float" office:value="22200" calcext:value-type="float">
            <text:p>22200</text:p>
          </table:table-cell>
          <table:table-cell office:value-type="float" office:value="2.22" calcext:value-type="float">
            <text:p>2.22</text:p>
          </table:table-cell>
          <table:table-cell table:number-columns-repeated="4"/>
          <table:table-cell table:formula="of:=COM.MICROSOFT.MINIFS([.$B$1:.$B$1048576];[.$B$1:.$B$1048576];&quot;&gt;&quot;&amp;[.I35])" office:value-type="float" office:value="95" calcext:value-type="float">
            <text:p>95</text:p>
          </table:table-cell>
          <table:table-cell/>
          <table:table-cell table:formula="of:=IF([.K35]=&quot;&quot;;&quot;&quot;;IF(COM.MICROSOFT.MINIFS([.$B$1:.$B$1048576];[.$B$1:.$B$1048576];&quot;&gt;&quot;&amp;[.K35])&lt;=[.K35];&quot;&quot;;COM.MICROSOFT.MINIFS([.$B$1:.$B$1048576];[.$B$1:.$B$1048576];&quot;&gt;&quot;&amp;[.K35])))" office:value-type="float" office:value="95" calcext:value-type="float">
            <text:p>95</text:p>
          </table:table-cell>
          <table:table-cell/>
          <table:table-cell table:formula="of:=IF([.$K36]=&quot;&quot;;&quot;&quot;;COUNTIFS([.$B$1:.$B$1048576];[.K36]))" office:value-type="float" office:value="1" calcext:value-type="float">
            <text:p>1</text:p>
          </table:table-cell>
          <table:table-cell/>
          <table:table-cell table:formula="of:=IF([.$K36]=&quot;&quot;;&quot;&quot;;MATCH([.K36];[.$B$1:.$B$1048576];0))" office:value-type="float" office:value="132" calcext:value-type="float">
            <text:p>132</text:p>
          </table:table-cell>
          <table:table-cell table:formula="of:=IF([.$K36]=&quot;&quot;;&quot;&quot;;INDEX([.$C$1:.$D$1048576];[.$O36];[.P$2]))" office:value-type="float" office:value="0.95" calcext:value-type="float">
            <text:p>0.95</text:p>
          </table:table-cell>
          <table:table-cell table:formula="of:=IF([.$K36]=&quot;&quot;;&quot;&quot;;INDEX([.$C$1:.$D$1048576];[.$O36];[.Q$2]))" office:value-type="float" office:value="9500" calcext:value-type="float">
            <text:p>9500</text:p>
          </table:table-cell>
          <table:table-cell/>
          <table:table-cell table:formula="of:=IF([.$M36]=&quot;&quot;;&quot;&quot;;FLOOR(100*SUM([.$M$3:.$M36])/SUM([.$M$1:.$M$1048576]);1))" office:value-type="float" office:value="19" calcext:value-type="float">
            <text:p>19</text:p>
          </table:table-cell>
          <table:table-cell/>
          <table:table-cell table:formula="of:=IF([.U35]=&quot;&quot;;&quot;&quot;;IF(COM.MICROSOFT.MAXIFS([.$B$1:.$B$1048576];[.$B$1:.$B$1048576];&quot;&lt;&quot;&amp;[.U35])&gt;=[.U35];&quot;&quot;;COM.MICROSOFT.MAXIFS([.$B$1:.$B$1048576];[.$B$1:.$B$1048576];&quot;&lt;&quot;&amp;[.U35])))"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float" office:value="11300" calcext:value-type="float">
            <text:p>11300</text:p>
          </table:table-cell>
          <table:table-cell office:value-type="float" office:value="1.13" calcext:value-type="float">
            <text:p>1.13</text:p>
          </table:table-cell>
          <table:table-cell table:number-columns-repeated="4"/>
          <table:table-cell table:formula="of:=COM.MICROSOFT.MINIFS([.$B$1:.$B$1048576];[.$B$1:.$B$1048576];&quot;&gt;&quot;&amp;[.I36])" office:value-type="float" office:value="100" calcext:value-type="float">
            <text:p>100</text:p>
          </table:table-cell>
          <table:table-cell/>
          <table:table-cell table:formula="of:=IF([.K36]=&quot;&quot;;&quot;&quot;;IF(COM.MICROSOFT.MINIFS([.$B$1:.$B$1048576];[.$B$1:.$B$1048576];&quot;&gt;&quot;&amp;[.K36])&lt;=[.K36];&quot;&quot;;COM.MICROSOFT.MINIFS([.$B$1:.$B$1048576];[.$B$1:.$B$1048576];&quot;&gt;&quot;&amp;[.K36])))" office:value-type="float" office:value="100" calcext:value-type="float">
            <text:p>100</text:p>
          </table:table-cell>
          <table:table-cell/>
          <table:table-cell table:formula="of:=IF([.$K37]=&quot;&quot;;&quot;&quot;;COUNTIFS([.$B$1:.$B$1048576];[.K37]))" office:value-type="float" office:value="1" calcext:value-type="float">
            <text:p>1</text:p>
          </table:table-cell>
          <table:table-cell/>
          <table:table-cell table:formula="of:=IF([.$K37]=&quot;&quot;;&quot;&quot;;MATCH([.K37];[.$B$1:.$B$1048576];0))" office:value-type="float" office:value="104" calcext:value-type="float">
            <text:p>104</text:p>
          </table:table-cell>
          <table:table-cell table:formula="of:=IF([.$K37]=&quot;&quot;;&quot;&quot;;INDEX([.$C$1:.$D$1048576];[.$O37];[.P$2]))" office:value-type="float" office:value="1" calcext:value-type="float">
            <text:p>1</text:p>
          </table:table-cell>
          <table:table-cell table:formula="of:=IF([.$K37]=&quot;&quot;;&quot;&quot;;INDEX([.$C$1:.$D$1048576];[.$O37];[.Q$2]))" office:value-type="float" office:value="10000" calcext:value-type="float">
            <text:p>10000</text:p>
          </table:table-cell>
          <table:table-cell/>
          <table:table-cell table:formula="of:=IF([.$M37]=&quot;&quot;;&quot;&quot;;FLOOR(100*SUM([.$M$3:.$M37])/SUM([.$M$1:.$M$1048576]);1))" office:value-type="float" office:value="20" calcext:value-type="float">
            <text:p>20</text:p>
          </table:table-cell>
          <table:table-cell/>
          <table:table-cell table:formula="of:=IF([.U36]=&quot;&quot;;&quot;&quot;;IF(COM.MICROSOFT.MAXIFS([.$B$1:.$B$1048576];[.$B$1:.$B$1048576];&quot;&lt;&quot;&amp;[.U36])&gt;=[.U36];&quot;&quot;;COM.MICROSOFT.MAXIFS([.$B$1:.$B$1048576];[.$B$1:.$B$1048576];&quot;&lt;&quot;&amp;[.U36])))"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6" calcext:value-type="float">
            <text:p>116</text:p>
          </table:table-cell>
          <table:table-cell office:value-type="float" office:value="11600" calcext:value-type="float">
            <text:p>11600</text:p>
          </table:table-cell>
          <table:table-cell office:value-type="float" office:value="1.16" calcext:value-type="float">
            <text:p>1.16</text:p>
          </table:table-cell>
          <table:table-cell table:number-columns-repeated="4"/>
          <table:table-cell table:formula="of:=COM.MICROSOFT.MINIFS([.$B$1:.$B$1048576];[.$B$1:.$B$1048576];&quot;&gt;&quot;&amp;[.I37])" office:value-type="float" office:value="101" calcext:value-type="float">
            <text:p>101</text:p>
          </table:table-cell>
          <table:table-cell/>
          <table:table-cell table:formula="of:=IF([.K37]=&quot;&quot;;&quot;&quot;;IF(COM.MICROSOFT.MINIFS([.$B$1:.$B$1048576];[.$B$1:.$B$1048576];&quot;&gt;&quot;&amp;[.K37])&lt;=[.K37];&quot;&quot;;COM.MICROSOFT.MINIFS([.$B$1:.$B$1048576];[.$B$1:.$B$1048576];&quot;&gt;&quot;&amp;[.K37])))" office:value-type="float" office:value="101" calcext:value-type="float">
            <text:p>101</text:p>
          </table:table-cell>
          <table:table-cell/>
          <table:table-cell table:formula="of:=IF([.$K38]=&quot;&quot;;&quot;&quot;;COUNTIFS([.$B$1:.$B$1048576];[.K38]))" office:value-type="float" office:value="1" calcext:value-type="float">
            <text:p>1</text:p>
          </table:table-cell>
          <table:table-cell/>
          <table:table-cell table:formula="of:=IF([.$K38]=&quot;&quot;;&quot;&quot;;MATCH([.K38];[.$B$1:.$B$1048576];0))" office:value-type="float" office:value="68" calcext:value-type="float">
            <text:p>68</text:p>
          </table:table-cell>
          <table:table-cell table:formula="of:=IF([.$K38]=&quot;&quot;;&quot;&quot;;INDEX([.$C$1:.$D$1048576];[.$O38];[.P$2]))" office:value-type="float" office:value="1.01" calcext:value-type="float">
            <text:p>1.01</text:p>
          </table:table-cell>
          <table:table-cell table:formula="of:=IF([.$K38]=&quot;&quot;;&quot;&quot;;INDEX([.$C$1:.$D$1048576];[.$O38];[.Q$2]))" office:value-type="float" office:value="10100" calcext:value-type="float">
            <text:p>10100</text:p>
          </table:table-cell>
          <table:table-cell/>
          <table:table-cell table:formula="of:=IF([.$M38]=&quot;&quot;;&quot;&quot;;FLOOR(100*SUM([.$M$3:.$M38])/SUM([.$M$1:.$M$1048576]);1))" office:value-type="float" office:value="20" calcext:value-type="float">
            <text:p>20</text:p>
          </table:table-cell>
          <table:table-cell/>
          <table:table-cell table:formula="of:=IF([.U37]=&quot;&quot;;&quot;&quot;;IF(COM.MICROSOFT.MAXIFS([.$B$1:.$B$1048576];[.$B$1:.$B$1048576];&quot;&lt;&quot;&amp;[.U37])&gt;=[.U37];&quot;&quot;;COM.MICROSOFT.MAXIFS([.$B$1:.$B$1048576];[.$B$1:.$B$1048576];&quot;&lt;&quot;&amp;[.U37]))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0" calcext:value-type="float">
            <text:p>240</text:p>
          </table:table-cell>
          <table:table-cell office:value-type="float" office:value="24000" calcext:value-type="float">
            <text:p>24000</text:p>
          </table:table-cell>
          <table:table-cell office:value-type="float" office:value="2.4" calcext:value-type="float">
            <text:p>2.4</text:p>
          </table:table-cell>
          <table:table-cell table:number-columns-repeated="4"/>
          <table:table-cell table:formula="of:=COM.MICROSOFT.MINIFS([.$B$1:.$B$1048576];[.$B$1:.$B$1048576];&quot;&gt;&quot;&amp;[.I38])" office:value-type="float" office:value="106" calcext:value-type="float">
            <text:p>106</text:p>
          </table:table-cell>
          <table:table-cell/>
          <table:table-cell table:formula="of:=IF([.K38]=&quot;&quot;;&quot;&quot;;IF(COM.MICROSOFT.MINIFS([.$B$1:.$B$1048576];[.$B$1:.$B$1048576];&quot;&gt;&quot;&amp;[.K38])&lt;=[.K38];&quot;&quot;;COM.MICROSOFT.MINIFS([.$B$1:.$B$1048576];[.$B$1:.$B$1048576];&quot;&gt;&quot;&amp;[.K38])))" office:value-type="float" office:value="106" calcext:value-type="float">
            <text:p>106</text:p>
          </table:table-cell>
          <table:table-cell/>
          <table:table-cell table:formula="of:=IF([.$K39]=&quot;&quot;;&quot;&quot;;COUNTIFS([.$B$1:.$B$1048576];[.K39]))" office:value-type="float" office:value="1" calcext:value-type="float">
            <text:p>1</text:p>
          </table:table-cell>
          <table:table-cell/>
          <table:table-cell table:formula="of:=IF([.$K39]=&quot;&quot;;&quot;&quot;;MATCH([.K39];[.$B$1:.$B$1048576];0))" office:value-type="float" office:value="151" calcext:value-type="float">
            <text:p>151</text:p>
          </table:table-cell>
          <table:table-cell table:formula="of:=IF([.$K39]=&quot;&quot;;&quot;&quot;;INDEX([.$C$1:.$D$1048576];[.$O39];[.P$2]))" office:value-type="float" office:value="1.06" calcext:value-type="float">
            <text:p>1.06</text:p>
          </table:table-cell>
          <table:table-cell table:formula="of:=IF([.$K39]=&quot;&quot;;&quot;&quot;;INDEX([.$C$1:.$D$1048576];[.$O39];[.Q$2]))" office:value-type="float" office:value="10600" calcext:value-type="float">
            <text:p>10600</text:p>
          </table:table-cell>
          <table:table-cell/>
          <table:table-cell table:formula="of:=IF([.$M39]=&quot;&quot;;&quot;&quot;;FLOOR(100*SUM([.$M$3:.$M39])/SUM([.$M$1:.$M$1048576]);1))" office:value-type="float" office:value="21" calcext:value-type="float">
            <text:p>21</text:p>
          </table:table-cell>
          <table:table-cell/>
          <table:table-cell table:formula="of:=IF([.U38]=&quot;&quot;;&quot;&quot;;IF(COM.MICROSOFT.MAXIFS([.$B$1:.$B$1048576];[.$B$1:.$B$1048576];&quot;&lt;&quot;&amp;[.U38])&gt;=[.U38];&quot;&quot;;COM.MICROSOFT.MAXIFS([.$B$1:.$B$1048576];[.$B$1:.$B$1048576];&quot;&lt;&quot;&amp;[.U38])))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50" calcext:value-type="float">
            <text:p>450</text:p>
          </table:table-cell>
          <table:table-cell office:value-type="float" office:value="45000" calcext:value-type="float">
            <text:p>45000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table:formula="of:=COM.MICROSOFT.MINIFS([.$B$1:.$B$1048576];[.$B$1:.$B$1048576];&quot;&gt;&quot;&amp;[.I39])" office:value-type="float" office:value="109" calcext:value-type="float">
            <text:p>109</text:p>
          </table:table-cell>
          <table:table-cell/>
          <table:table-cell table:formula="of:=IF([.K39]=&quot;&quot;;&quot;&quot;;IF(COM.MICROSOFT.MINIFS([.$B$1:.$B$1048576];[.$B$1:.$B$1048576];&quot;&gt;&quot;&amp;[.K39])&lt;=[.K39];&quot;&quot;;COM.MICROSOFT.MINIFS([.$B$1:.$B$1048576];[.$B$1:.$B$1048576];&quot;&gt;&quot;&amp;[.K39])))" office:value-type="float" office:value="109" calcext:value-type="float">
            <text:p>109</text:p>
          </table:table-cell>
          <table:table-cell/>
          <table:table-cell table:formula="of:=IF([.$K40]=&quot;&quot;;&quot;&quot;;COUNTIFS([.$B$1:.$B$1048576];[.K40]))" office:value-type="float" office:value="1" calcext:value-type="float">
            <text:p>1</text:p>
          </table:table-cell>
          <table:table-cell/>
          <table:table-cell table:formula="of:=IF([.$K40]=&quot;&quot;;&quot;&quot;;MATCH([.K40];[.$B$1:.$B$1048576];0))" office:value-type="float" office:value="100" calcext:value-type="float">
            <text:p>100</text:p>
          </table:table-cell>
          <table:table-cell table:formula="of:=IF([.$K40]=&quot;&quot;;&quot;&quot;;INDEX([.$C$1:.$D$1048576];[.$O40];[.P$2]))" office:value-type="float" office:value="1.09" calcext:value-type="float">
            <text:p>1.09</text:p>
          </table:table-cell>
          <table:table-cell table:formula="of:=IF([.$K40]=&quot;&quot;;&quot;&quot;;INDEX([.$C$1:.$D$1048576];[.$O40];[.Q$2]))" office:value-type="float" office:value="10900" calcext:value-type="float">
            <text:p>10900</text:p>
          </table:table-cell>
          <table:table-cell/>
          <table:table-cell table:formula="of:=IF([.$M40]=&quot;&quot;;&quot;&quot;;FLOOR(100*SUM([.$M$3:.$M40])/SUM([.$M$1:.$M$1048576]);1))" office:value-type="float" office:value="21" calcext:value-type="float">
            <text:p>21</text:p>
          </table:table-cell>
          <table:table-cell/>
          <table:table-cell table:formula="of:=IF([.U39]=&quot;&quot;;&quot;&quot;;IF(COM.MICROSOFT.MAXIFS([.$B$1:.$B$1048576];[.$B$1:.$B$1048576];&quot;&lt;&quot;&amp;[.U39])&gt;=[.U39];&quot;&quot;;COM.MICROSOFT.MAXIFS([.$B$1:.$B$1048576];[.$B$1:.$B$1048576];&quot;&lt;&quot;&amp;[.U39])))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4900" calcext:value-type="float">
            <text:p>4900</text:p>
          </table:table-cell>
          <table:table-cell office:value-type="float" office:value="0.49" calcext:value-type="float">
            <text:p>0.49</text:p>
          </table:table-cell>
          <table:table-cell table:number-columns-repeated="4"/>
          <table:table-cell table:formula="of:=COM.MICROSOFT.MINIFS([.$B$1:.$B$1048576];[.$B$1:.$B$1048576];&quot;&gt;&quot;&amp;[.I40])" office:value-type="float" office:value="110" calcext:value-type="float">
            <text:p>110</text:p>
          </table:table-cell>
          <table:table-cell/>
          <table:table-cell table:formula="of:=IF([.K40]=&quot;&quot;;&quot;&quot;;IF(COM.MICROSOFT.MINIFS([.$B$1:.$B$1048576];[.$B$1:.$B$1048576];&quot;&gt;&quot;&amp;[.K40])&lt;=[.K40];&quot;&quot;;COM.MICROSOFT.MINIFS([.$B$1:.$B$1048576];[.$B$1:.$B$1048576];&quot;&gt;&quot;&amp;[.K40])))" office:value-type="float" office:value="110" calcext:value-type="float">
            <text:p>110</text:p>
          </table:table-cell>
          <table:table-cell/>
          <table:table-cell table:formula="of:=IF([.$K41]=&quot;&quot;;&quot;&quot;;COUNTIFS([.$B$1:.$B$1048576];[.K41]))" office:value-type="float" office:value="2" calcext:value-type="float">
            <text:p>2</text:p>
          </table:table-cell>
          <table:table-cell/>
          <table:table-cell table:formula="of:=IF([.$K41]=&quot;&quot;;&quot;&quot;;MATCH([.K41];[.$B$1:.$B$1048576];0))" office:value-type="float" office:value="21" calcext:value-type="float">
            <text:p>21</text:p>
          </table:table-cell>
          <table:table-cell table:formula="of:=IF([.$K41]=&quot;&quot;;&quot;&quot;;INDEX([.$C$1:.$D$1048576];[.$O41];[.P$2]))" office:value-type="float" office:value="1.1" calcext:value-type="float">
            <text:p>1.1</text:p>
          </table:table-cell>
          <table:table-cell table:formula="of:=IF([.$K41]=&quot;&quot;;&quot;&quot;;INDEX([.$C$1:.$D$1048576];[.$O41];[.Q$2]))" office:value-type="float" office:value="11000" calcext:value-type="float">
            <text:p>11000</text:p>
          </table:table-cell>
          <table:table-cell/>
          <table:table-cell table:formula="of:=IF([.$M41]=&quot;&quot;;&quot;&quot;;FLOOR(100*SUM([.$M$3:.$M41])/SUM([.$M$1:.$M$1048576]);1))" office:value-type="float" office:value="22" calcext:value-type="float">
            <text:p>22</text:p>
          </table:table-cell>
          <table:table-cell/>
          <table:table-cell table:formula="of:=IF([.U40]=&quot;&quot;;&quot;&quot;;IF(COM.MICROSOFT.MAXIFS([.$B$1:.$B$1048576];[.$B$1:.$B$1048576];&quot;&lt;&quot;&amp;[.U40])&gt;=[.U40];&quot;&quot;;COM.MICROSOFT.MAXIFS([.$B$1:.$B$1048576];[.$B$1:.$B$1048576];&quot;&lt;&quot;&amp;[.U40])))"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5" calcext:value-type="float">
            <text:p>155</text:p>
          </table:table-cell>
          <table:table-cell office:value-type="float" office:value="15500" calcext:value-type="float">
            <text:p>15500</text:p>
          </table:table-cell>
          <table:table-cell office:value-type="float" office:value="1.55" calcext:value-type="float">
            <text:p>1.55</text:p>
          </table:table-cell>
          <table:table-cell table:number-columns-repeated="4"/>
          <table:table-cell table:formula="of:=COM.MICROSOFT.MINIFS([.$B$1:.$B$1048576];[.$B$1:.$B$1048576];&quot;&gt;&quot;&amp;[.I41])" office:value-type="float" office:value="111" calcext:value-type="float">
            <text:p>111</text:p>
          </table:table-cell>
          <table:table-cell/>
          <table:table-cell table:formula="of:=IF([.K41]=&quot;&quot;;&quot;&quot;;IF(COM.MICROSOFT.MINIFS([.$B$1:.$B$1048576];[.$B$1:.$B$1048576];&quot;&gt;&quot;&amp;[.K41])&lt;=[.K41];&quot;&quot;;COM.MICROSOFT.MINIFS([.$B$1:.$B$1048576];[.$B$1:.$B$1048576];&quot;&gt;&quot;&amp;[.K41])))" office:value-type="float" office:value="111" calcext:value-type="float">
            <text:p>111</text:p>
          </table:table-cell>
          <table:table-cell/>
          <table:table-cell table:formula="of:=IF([.$K42]=&quot;&quot;;&quot;&quot;;COUNTIFS([.$B$1:.$B$1048576];[.K42]))" office:value-type="float" office:value="1" calcext:value-type="float">
            <text:p>1</text:p>
          </table:table-cell>
          <table:table-cell/>
          <table:table-cell table:formula="of:=IF([.$K42]=&quot;&quot;;&quot;&quot;;MATCH([.K42];[.$B$1:.$B$1048576];0))" office:value-type="float" office:value="136" calcext:value-type="float">
            <text:p>136</text:p>
          </table:table-cell>
          <table:table-cell table:formula="of:=IF([.$K42]=&quot;&quot;;&quot;&quot;;INDEX([.$C$1:.$D$1048576];[.$O42];[.P$2]))" office:value-type="float" office:value="1.11" calcext:value-type="float">
            <text:p>1.11</text:p>
          </table:table-cell>
          <table:table-cell table:formula="of:=IF([.$K42]=&quot;&quot;;&quot;&quot;;INDEX([.$C$1:.$D$1048576];[.$O42];[.Q$2]))" office:value-type="float" office:value="11100" calcext:value-type="float">
            <text:p>11100</text:p>
          </table:table-cell>
          <table:table-cell/>
          <table:table-cell table:formula="of:=IF([.$M42]=&quot;&quot;;&quot;&quot;;FLOOR(100*SUM([.$M$3:.$M42])/SUM([.$M$1:.$M$1048576]);1))" office:value-type="float" office:value="23" calcext:value-type="float">
            <text:p>23</text:p>
          </table:table-cell>
          <table:table-cell/>
          <table:table-cell table:formula="of:=IF([.U41]=&quot;&quot;;&quot;&quot;;IF(COM.MICROSOFT.MAXIFS([.$B$1:.$B$1048576];[.$B$1:.$B$1048576];&quot;&lt;&quot;&amp;[.U41])&gt;=[.U41];&quot;&quot;;COM.MICROSOFT.MAXIFS([.$B$1:.$B$1048576];[.$B$1:.$B$1048576];&quot;&lt;&quot;&amp;[.U41])))"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7" calcext:value-type="float">
            <text:p>157</text:p>
          </table:table-cell>
          <table:table-cell office:value-type="float" office:value="15700" calcext:value-type="float">
            <text:p>15700</text:p>
          </table:table-cell>
          <table:table-cell office:value-type="float" office:value="1.57" calcext:value-type="float">
            <text:p>1.57</text:p>
          </table:table-cell>
          <table:table-cell table:number-columns-repeated="4"/>
          <table:table-cell table:formula="of:=COM.MICROSOFT.MINIFS([.$B$1:.$B$1048576];[.$B$1:.$B$1048576];&quot;&gt;&quot;&amp;[.I42])" office:value-type="float" office:value="113" calcext:value-type="float">
            <text:p>113</text:p>
          </table:table-cell>
          <table:table-cell/>
          <table:table-cell table:formula="of:=IF([.K42]=&quot;&quot;;&quot;&quot;;IF(COM.MICROSOFT.MINIFS([.$B$1:.$B$1048576];[.$B$1:.$B$1048576];&quot;&gt;&quot;&amp;[.K42])&lt;=[.K42];&quot;&quot;;COM.MICROSOFT.MINIFS([.$B$1:.$B$1048576];[.$B$1:.$B$1048576];&quot;&gt;&quot;&amp;[.K42])))" office:value-type="float" office:value="113" calcext:value-type="float">
            <text:p>113</text:p>
          </table:table-cell>
          <table:table-cell/>
          <table:table-cell table:formula="of:=IF([.$K43]=&quot;&quot;;&quot;&quot;;COUNTIFS([.$B$1:.$B$1048576];[.K43]))" office:value-type="float" office:value="1" calcext:value-type="float">
            <text:p>1</text:p>
          </table:table-cell>
          <table:table-cell/>
          <table:table-cell table:formula="of:=IF([.$K43]=&quot;&quot;;&quot;&quot;;MATCH([.K43];[.$B$1:.$B$1048576];0))" office:value-type="float" office:value="37" calcext:value-type="float">
            <text:p>37</text:p>
          </table:table-cell>
          <table:table-cell table:formula="of:=IF([.$K43]=&quot;&quot;;&quot;&quot;;INDEX([.$C$1:.$D$1048576];[.$O43];[.P$2]))" office:value-type="float" office:value="1.13" calcext:value-type="float">
            <text:p>1.13</text:p>
          </table:table-cell>
          <table:table-cell table:formula="of:=IF([.$K43]=&quot;&quot;;&quot;&quot;;INDEX([.$C$1:.$D$1048576];[.$O43];[.Q$2]))" office:value-type="float" office:value="11300" calcext:value-type="float">
            <text:p>11300</text:p>
          </table:table-cell>
          <table:table-cell/>
          <table:table-cell table:formula="of:=IF([.$M43]=&quot;&quot;;&quot;&quot;;FLOOR(100*SUM([.$M$3:.$M43])/SUM([.$M$1:.$M$1048576]);1))" office:value-type="float" office:value="23" calcext:value-type="float">
            <text:p>23</text:p>
          </table:table-cell>
          <table:table-cell/>
          <table:table-cell table:formula="of:=IF([.U42]=&quot;&quot;;&quot;&quot;;IF(COM.MICROSOFT.MAXIFS([.$B$1:.$B$1048576];[.$B$1:.$B$1048576];&quot;&lt;&quot;&amp;[.U42])&gt;=[.U42];&quot;&quot;;COM.MICROSOFT.MAXIFS([.$B$1:.$B$1048576];[.$B$1:.$B$1048576];&quot;&lt;&quot;&amp;[.U42])))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50" calcext:value-type="float">
            <text:p>150</text:p>
          </table:table-cell>
          <table:table-cell office:value-type="float" office:value="15000" calcext:value-type="float">
            <text:p>15000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table:formula="of:=COM.MICROSOFT.MINIFS([.$B$1:.$B$1048576];[.$B$1:.$B$1048576];&quot;&gt;&quot;&amp;[.I43])" office:value-type="float" office:value="114" calcext:value-type="float">
            <text:p>114</text:p>
          </table:table-cell>
          <table:table-cell/>
          <table:table-cell table:formula="of:=IF([.K43]=&quot;&quot;;&quot;&quot;;IF(COM.MICROSOFT.MINIFS([.$B$1:.$B$1048576];[.$B$1:.$B$1048576];&quot;&gt;&quot;&amp;[.K43])&lt;=[.K43];&quot;&quot;;COM.MICROSOFT.MINIFS([.$B$1:.$B$1048576];[.$B$1:.$B$1048576];&quot;&gt;&quot;&amp;[.K43])))" office:value-type="float" office:value="114" calcext:value-type="float">
            <text:p>114</text:p>
          </table:table-cell>
          <table:table-cell/>
          <table:table-cell table:formula="of:=IF([.$K44]=&quot;&quot;;&quot;&quot;;COUNTIFS([.$B$1:.$B$1048576];[.K44]))" office:value-type="float" office:value="1" calcext:value-type="float">
            <text:p>1</text:p>
          </table:table-cell>
          <table:table-cell/>
          <table:table-cell table:formula="of:=IF([.$K44]=&quot;&quot;;&quot;&quot;;MATCH([.K44];[.$B$1:.$B$1048576];0))" office:value-type="float" office:value="186" calcext:value-type="float">
            <text:p>186</text:p>
          </table:table-cell>
          <table:table-cell table:formula="of:=IF([.$K44]=&quot;&quot;;&quot;&quot;;INDEX([.$C$1:.$D$1048576];[.$O44];[.P$2]))" office:value-type="float" office:value="1.14" calcext:value-type="float">
            <text:p>1.14</text:p>
          </table:table-cell>
          <table:table-cell table:formula="of:=IF([.$K44]=&quot;&quot;;&quot;&quot;;INDEX([.$C$1:.$D$1048576];[.$O44];[.Q$2]))" office:value-type="float" office:value="11400" calcext:value-type="float">
            <text:p>11400</text:p>
          </table:table-cell>
          <table:table-cell/>
          <table:table-cell table:formula="of:=IF([.$M44]=&quot;&quot;;&quot;&quot;;FLOOR(100*SUM([.$M$3:.$M44])/SUM([.$M$1:.$M$1048576]);1))" office:value-type="float" office:value="24" calcext:value-type="float">
            <text:p>24</text:p>
          </table:table-cell>
          <table:table-cell/>
          <table:table-cell table:formula="of:=IF([.U43]=&quot;&quot;;&quot;&quot;;IF(COM.MICROSOFT.MAXIFS([.$B$1:.$B$1048576];[.$B$1:.$B$1048576];&quot;&lt;&quot;&amp;[.U43])&gt;=[.U43];&quot;&quot;;COM.MICROSOFT.MAXIFS([.$B$1:.$B$1048576];[.$B$1:.$B$1048576];&quot;&lt;&quot;&amp;[.U43])))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39" calcext:value-type="float">
            <text:p>439</text:p>
          </table:table-cell>
          <table:table-cell office:value-type="float" office:value="43900" calcext:value-type="float">
            <text:p>43900</text:p>
          </table:table-cell>
          <table:table-cell office:value-type="float" office:value="4.39" calcext:value-type="float">
            <text:p>4.39</text:p>
          </table:table-cell>
          <table:table-cell table:number-columns-repeated="4"/>
          <table:table-cell table:formula="of:=COM.MICROSOFT.MINIFS([.$B$1:.$B$1048576];[.$B$1:.$B$1048576];&quot;&gt;&quot;&amp;[.I44])" office:value-type="float" office:value="115" calcext:value-type="float">
            <text:p>115</text:p>
          </table:table-cell>
          <table:table-cell/>
          <table:table-cell table:formula="of:=IF([.K44]=&quot;&quot;;&quot;&quot;;IF(COM.MICROSOFT.MINIFS([.$B$1:.$B$1048576];[.$B$1:.$B$1048576];&quot;&gt;&quot;&amp;[.K44])&lt;=[.K44];&quot;&quot;;COM.MICROSOFT.MINIFS([.$B$1:.$B$1048576];[.$B$1:.$B$1048576];&quot;&gt;&quot;&amp;[.K44])))" office:value-type="float" office:value="115" calcext:value-type="float">
            <text:p>115</text:p>
          </table:table-cell>
          <table:table-cell/>
          <table:table-cell table:formula="of:=IF([.$K45]=&quot;&quot;;&quot;&quot;;COUNTIFS([.$B$1:.$B$1048576];[.K45]))" office:value-type="float" office:value="1" calcext:value-type="float">
            <text:p>1</text:p>
          </table:table-cell>
          <table:table-cell/>
          <table:table-cell table:formula="of:=IF([.$K45]=&quot;&quot;;&quot;&quot;;MATCH([.K45];[.$B$1:.$B$1048576];0))" office:value-type="float" office:value="12" calcext:value-type="float">
            <text:p>12</text:p>
          </table:table-cell>
          <table:table-cell table:formula="of:=IF([.$K45]=&quot;&quot;;&quot;&quot;;INDEX([.$C$1:.$D$1048576];[.$O45];[.P$2]))" office:value-type="float" office:value="1.15" calcext:value-type="float">
            <text:p>1.15</text:p>
          </table:table-cell>
          <table:table-cell table:formula="of:=IF([.$K45]=&quot;&quot;;&quot;&quot;;INDEX([.$C$1:.$D$1048576];[.$O45];[.Q$2]))" office:value-type="float" office:value="11500" calcext:value-type="float">
            <text:p>11500</text:p>
          </table:table-cell>
          <table:table-cell/>
          <table:table-cell table:formula="of:=IF([.$M45]=&quot;&quot;;&quot;&quot;;FLOOR(100*SUM([.$M$3:.$M45])/SUM([.$M$1:.$M$1048576]);1))" office:value-type="float" office:value="24" calcext:value-type="float">
            <text:p>24</text:p>
          </table:table-cell>
          <table:table-cell/>
          <table:table-cell table:formula="of:=IF([.U44]=&quot;&quot;;&quot;&quot;;IF(COM.MICROSOFT.MAXIFS([.$B$1:.$B$1048576];[.$B$1:.$B$1048576];&quot;&lt;&quot;&amp;[.U44])&gt;=[.U44];&quot;&quot;;COM.MICROSOFT.MAXIFS([.$B$1:.$B$1048576];[.$B$1:.$B$1048576];&quot;&lt;&quot;&amp;[.U44])))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76" calcext:value-type="float">
            <text:p>476</text:p>
          </table:table-cell>
          <table:table-cell office:value-type="float" office:value="47600" calcext:value-type="float">
            <text:p>47600</text:p>
          </table:table-cell>
          <table:table-cell office:value-type="float" office:value="4.76" calcext:value-type="float">
            <text:p>4.76</text:p>
          </table:table-cell>
          <table:table-cell table:number-columns-repeated="4"/>
          <table:table-cell table:formula="of:=COM.MICROSOFT.MINIFS([.$B$1:.$B$1048576];[.$B$1:.$B$1048576];&quot;&gt;&quot;&amp;[.I45])" office:value-type="float" office:value="116" calcext:value-type="float">
            <text:p>116</text:p>
          </table:table-cell>
          <table:table-cell/>
          <table:table-cell table:formula="of:=IF([.K45]=&quot;&quot;;&quot;&quot;;IF(COM.MICROSOFT.MINIFS([.$B$1:.$B$1048576];[.$B$1:.$B$1048576];&quot;&gt;&quot;&amp;[.K45])&lt;=[.K45];&quot;&quot;;COM.MICROSOFT.MINIFS([.$B$1:.$B$1048576];[.$B$1:.$B$1048576];&quot;&gt;&quot;&amp;[.K45])))" office:value-type="float" office:value="116" calcext:value-type="float">
            <text:p>116</text:p>
          </table:table-cell>
          <table:table-cell/>
          <table:table-cell table:formula="of:=IF([.$K46]=&quot;&quot;;&quot;&quot;;COUNTIFS([.$B$1:.$B$1048576];[.K46]))" office:value-type="float" office:value="3" calcext:value-type="float">
            <text:p>3</text:p>
          </table:table-cell>
          <table:table-cell/>
          <table:table-cell table:formula="of:=IF([.$K46]=&quot;&quot;;&quot;&quot;;MATCH([.K46];[.$B$1:.$B$1048576];0))" office:value-type="float" office:value="38" calcext:value-type="float">
            <text:p>38</text:p>
          </table:table-cell>
          <table:table-cell table:formula="of:=IF([.$K46]=&quot;&quot;;&quot;&quot;;INDEX([.$C$1:.$D$1048576];[.$O46];[.P$2]))" office:value-type="float" office:value="1.16" calcext:value-type="float">
            <text:p>1.16</text:p>
          </table:table-cell>
          <table:table-cell table:formula="of:=IF([.$K46]=&quot;&quot;;&quot;&quot;;INDEX([.$C$1:.$D$1048576];[.$O46];[.Q$2]))" office:value-type="float" office:value="11600" calcext:value-type="float">
            <text:p>11600</text:p>
          </table:table-cell>
          <table:table-cell/>
          <table:table-cell table:formula="of:=IF([.$M46]=&quot;&quot;;&quot;&quot;;FLOOR(100*SUM([.$M$3:.$M46])/SUM([.$M$1:.$M$1048576]);1))" office:value-type="float" office:value="26" calcext:value-type="float">
            <text:p>26</text:p>
          </table:table-cell>
          <table:table-cell/>
          <table:table-cell table:formula="of:=IF([.U45]=&quot;&quot;;&quot;&quot;;IF(COM.MICROSOFT.MAXIFS([.$B$1:.$B$1048576];[.$B$1:.$B$1048576];&quot;&lt;&quot;&amp;[.U45])&gt;=[.U45];&quot;&quot;;COM.MICROSOFT.MAXIFS([.$B$1:.$B$1048576];[.$B$1:.$B$1048576];&quot;&lt;&quot;&amp;[.U45])))"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78" calcext:value-type="float">
            <text:p>178</text:p>
          </table:table-cell>
          <table:table-cell office:value-type="float" office:value="17800" calcext:value-type="float">
            <text:p>17800</text:p>
          </table:table-cell>
          <table:table-cell office:value-type="float" office:value="1.78" calcext:value-type="float">
            <text:p>1.78</text:p>
          </table:table-cell>
          <table:table-cell table:number-columns-repeated="4"/>
          <table:table-cell table:formula="of:=COM.MICROSOFT.MINIFS([.$B$1:.$B$1048576];[.$B$1:.$B$1048576];&quot;&gt;&quot;&amp;[.I46])" office:value-type="float" office:value="120" calcext:value-type="float">
            <text:p>120</text:p>
          </table:table-cell>
          <table:table-cell/>
          <table:table-cell table:formula="of:=IF([.K46]=&quot;&quot;;&quot;&quot;;IF(COM.MICROSOFT.MINIFS([.$B$1:.$B$1048576];[.$B$1:.$B$1048576];&quot;&gt;&quot;&amp;[.K46])&lt;=[.K46];&quot;&quot;;COM.MICROSOFT.MINIFS([.$B$1:.$B$1048576];[.$B$1:.$B$1048576];&quot;&gt;&quot;&amp;[.K46])))" office:value-type="float" office:value="120" calcext:value-type="float">
            <text:p>120</text:p>
          </table:table-cell>
          <table:table-cell/>
          <table:table-cell table:formula="of:=IF([.$K47]=&quot;&quot;;&quot;&quot;;COUNTIFS([.$B$1:.$B$1048576];[.K47]))" office:value-type="float" office:value="2" calcext:value-type="float">
            <text:p>2</text:p>
          </table:table-cell>
          <table:table-cell/>
          <table:table-cell table:formula="of:=IF([.$K47]=&quot;&quot;;&quot;&quot;;MATCH([.K47];[.$B$1:.$B$1048576];0))" office:value-type="float" office:value="88" calcext:value-type="float">
            <text:p>88</text:p>
          </table:table-cell>
          <table:table-cell table:formula="of:=IF([.$K47]=&quot;&quot;;&quot;&quot;;INDEX([.$C$1:.$D$1048576];[.$O47];[.P$2]))" office:value-type="float" office:value="1.2" calcext:value-type="float">
            <text:p>1.2</text:p>
          </table:table-cell>
          <table:table-cell table:formula="of:=IF([.$K47]=&quot;&quot;;&quot;&quot;;INDEX([.$C$1:.$D$1048576];[.$O47];[.Q$2]))" office:value-type="float" office:value="12000" calcext:value-type="float">
            <text:p>12000</text:p>
          </table:table-cell>
          <table:table-cell/>
          <table:table-cell table:formula="of:=IF([.$M47]=&quot;&quot;;&quot;&quot;;FLOOR(100*SUM([.$M$3:.$M47])/SUM([.$M$1:.$M$1048576]);1))" office:value-type="float" office:value="27" calcext:value-type="float">
            <text:p>27</text:p>
          </table:table-cell>
          <table:table-cell/>
          <table:table-cell table:formula="of:=IF([.U46]=&quot;&quot;;&quot;&quot;;IF(COM.MICROSOFT.MAXIFS([.$B$1:.$B$1048576];[.$B$1:.$B$1048576];&quot;&lt;&quot;&amp;[.U46])&gt;=[.U46];&quot;&quot;;COM.MICROSOFT.MAXIFS([.$B$1:.$B$1048576];[.$B$1:.$B$1048576];&quot;&lt;&quot;&amp;[.U46])))"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8" calcext:value-type="float">
            <text:p>38</text:p>
          </table:table-cell>
          <table:table-cell office:value-type="float" office:value="3800" calcext:value-type="float">
            <text:p>3800</text:p>
          </table:table-cell>
          <table:table-cell office:value-type="float" office:value="0.38" calcext:value-type="float">
            <text:p>0.38</text:p>
          </table:table-cell>
          <table:table-cell table:number-columns-repeated="4"/>
          <table:table-cell table:formula="of:=COM.MICROSOFT.MINIFS([.$B$1:.$B$1048576];[.$B$1:.$B$1048576];&quot;&gt;&quot;&amp;[.I47])" office:value-type="float" office:value="124" calcext:value-type="float">
            <text:p>124</text:p>
          </table:table-cell>
          <table:table-cell/>
          <table:table-cell table:formula="of:=IF([.K47]=&quot;&quot;;&quot;&quot;;IF(COM.MICROSOFT.MINIFS([.$B$1:.$B$1048576];[.$B$1:.$B$1048576];&quot;&gt;&quot;&amp;[.K47])&lt;=[.K47];&quot;&quot;;COM.MICROSOFT.MINIFS([.$B$1:.$B$1048576];[.$B$1:.$B$1048576];&quot;&gt;&quot;&amp;[.K47])))" office:value-type="float" office:value="124" calcext:value-type="float">
            <text:p>124</text:p>
          </table:table-cell>
          <table:table-cell/>
          <table:table-cell table:formula="of:=IF([.$K48]=&quot;&quot;;&quot;&quot;;COUNTIFS([.$B$1:.$B$1048576];[.K48]))" office:value-type="float" office:value="1" calcext:value-type="float">
            <text:p>1</text:p>
          </table:table-cell>
          <table:table-cell/>
          <table:table-cell table:formula="of:=IF([.$K48]=&quot;&quot;;&quot;&quot;;MATCH([.K48];[.$B$1:.$B$1048576];0))" office:value-type="float" office:value="63" calcext:value-type="float">
            <text:p>63</text:p>
          </table:table-cell>
          <table:table-cell table:formula="of:=IF([.$K48]=&quot;&quot;;&quot;&quot;;INDEX([.$C$1:.$D$1048576];[.$O48];[.P$2]))" office:value-type="float" office:value="1.24" calcext:value-type="float">
            <text:p>1.24</text:p>
          </table:table-cell>
          <table:table-cell table:formula="of:=IF([.$K48]=&quot;&quot;;&quot;&quot;;INDEX([.$C$1:.$D$1048576];[.$O48];[.Q$2]))" office:value-type="float" office:value="12400" calcext:value-type="float">
            <text:p>12400</text:p>
          </table:table-cell>
          <table:table-cell/>
          <table:table-cell table:formula="of:=IF([.$M48]=&quot;&quot;;&quot;&quot;;FLOOR(100*SUM([.$M$3:.$M48])/SUM([.$M$1:.$M$1048576]);1))" office:value-type="float" office:value="27" calcext:value-type="float">
            <text:p>27</text:p>
          </table:table-cell>
          <table:table-cell/>
          <table:table-cell table:formula="of:=IF([.U47]=&quot;&quot;;&quot;&quot;;IF(COM.MICROSOFT.MAXIFS([.$B$1:.$B$1048576];[.$B$1:.$B$1048576];&quot;&lt;&quot;&amp;[.U47])&gt;=[.U47];&quot;&quot;;COM.MICROSOFT.MAXIFS([.$B$1:.$B$1048576];[.$B$1:.$B$1048576];&quot;&lt;&quot;&amp;[.U47])))"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64" calcext:value-type="float">
            <text:p>464</text:p>
          </table:table-cell>
          <table:table-cell office:value-type="float" office:value="46400" calcext:value-type="float">
            <text:p>46400</text:p>
          </table:table-cell>
          <table:table-cell office:value-type="float" office:value="4.64" calcext:value-type="float">
            <text:p>4.64</text:p>
          </table:table-cell>
          <table:table-cell table:number-columns-repeated="4"/>
          <table:table-cell table:formula="of:=COM.MICROSOFT.MINIFS([.$B$1:.$B$1048576];[.$B$1:.$B$1048576];&quot;&gt;&quot;&amp;[.I48])" office:value-type="float" office:value="128" calcext:value-type="float">
            <text:p>128</text:p>
          </table:table-cell>
          <table:table-cell/>
          <table:table-cell table:formula="of:=IF([.K48]=&quot;&quot;;&quot;&quot;;IF(COM.MICROSOFT.MINIFS([.$B$1:.$B$1048576];[.$B$1:.$B$1048576];&quot;&gt;&quot;&amp;[.K48])&lt;=[.K48];&quot;&quot;;COM.MICROSOFT.MINIFS([.$B$1:.$B$1048576];[.$B$1:.$B$1048576];&quot;&gt;&quot;&amp;[.K48])))" office:value-type="float" office:value="128" calcext:value-type="float">
            <text:p>128</text:p>
          </table:table-cell>
          <table:table-cell/>
          <table:table-cell table:formula="of:=IF([.$K49]=&quot;&quot;;&quot;&quot;;COUNTIFS([.$B$1:.$B$1048576];[.K49]))" office:value-type="float" office:value="1" calcext:value-type="float">
            <text:p>1</text:p>
          </table:table-cell>
          <table:table-cell/>
          <table:table-cell table:formula="of:=IF([.$K49]=&quot;&quot;;&quot;&quot;;MATCH([.K49];[.$B$1:.$B$1048576];0))" office:value-type="float" office:value="163" calcext:value-type="float">
            <text:p>163</text:p>
          </table:table-cell>
          <table:table-cell table:formula="of:=IF([.$K49]=&quot;&quot;;&quot;&quot;;INDEX([.$C$1:.$D$1048576];[.$O49];[.P$2]))" office:value-type="float" office:value="1.28" calcext:value-type="float">
            <text:p>1.28</text:p>
          </table:table-cell>
          <table:table-cell table:formula="of:=IF([.$K49]=&quot;&quot;;&quot;&quot;;INDEX([.$C$1:.$D$1048576];[.$O49];[.Q$2]))" office:value-type="float" office:value="12800" calcext:value-type="float">
            <text:p>12800</text:p>
          </table:table-cell>
          <table:table-cell/>
          <table:table-cell table:formula="of:=IF([.$M49]=&quot;&quot;;&quot;&quot;;FLOOR(100*SUM([.$M$3:.$M49])/SUM([.$M$1:.$M$1048576]);1))" office:value-type="float" office:value="28" calcext:value-type="float">
            <text:p>28</text:p>
          </table:table-cell>
          <table:table-cell/>
          <table:table-cell table:formula="of:=IF([.U48]=&quot;&quot;;&quot;&quot;;IF(COM.MICROSOFT.MAXIFS([.$B$1:.$B$1048576];[.$B$1:.$B$1048576];&quot;&lt;&quot;&amp;[.U48])&gt;=[.U48];&quot;&quot;;COM.MICROSOFT.MAXIFS([.$B$1:.$B$1048576];[.$B$1:.$B$1048576];&quot;&lt;&quot;&amp;[.U48])))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 office:value-type="float" office:value="8600" calcext:value-type="float">
            <text:p>8600</text:p>
          </table:table-cell>
          <table:table-cell office:value-type="float" office:value="0.86" calcext:value-type="float">
            <text:p>0.86</text:p>
          </table:table-cell>
          <table:table-cell table:number-columns-repeated="4"/>
          <table:table-cell table:formula="of:=COM.MICROSOFT.MINIFS([.$B$1:.$B$1048576];[.$B$1:.$B$1048576];&quot;&gt;&quot;&amp;[.I49])" office:value-type="float" office:value="129" calcext:value-type="float">
            <text:p>129</text:p>
          </table:table-cell>
          <table:table-cell/>
          <table:table-cell table:formula="of:=IF([.K49]=&quot;&quot;;&quot;&quot;;IF(COM.MICROSOFT.MINIFS([.$B$1:.$B$1048576];[.$B$1:.$B$1048576];&quot;&gt;&quot;&amp;[.K49])&lt;=[.K49];&quot;&quot;;COM.MICROSOFT.MINIFS([.$B$1:.$B$1048576];[.$B$1:.$B$1048576];&quot;&gt;&quot;&amp;[.K49])))" office:value-type="float" office:value="129" calcext:value-type="float">
            <text:p>129</text:p>
          </table:table-cell>
          <table:table-cell/>
          <table:table-cell table:formula="of:=IF([.$K50]=&quot;&quot;;&quot;&quot;;COUNTIFS([.$B$1:.$B$1048576];[.K50]))" office:value-type="float" office:value="1" calcext:value-type="float">
            <text:p>1</text:p>
          </table:table-cell>
          <table:table-cell/>
          <table:table-cell table:formula="of:=IF([.$K50]=&quot;&quot;;&quot;&quot;;MATCH([.K50];[.$B$1:.$B$1048576];0))" office:value-type="float" office:value="81" calcext:value-type="float">
            <text:p>81</text:p>
          </table:table-cell>
          <table:table-cell table:formula="of:=IF([.$K50]=&quot;&quot;;&quot;&quot;;INDEX([.$C$1:.$D$1048576];[.$O50];[.P$2]))" office:value-type="float" office:value="1.29" calcext:value-type="float">
            <text:p>1.29</text:p>
          </table:table-cell>
          <table:table-cell table:formula="of:=IF([.$K50]=&quot;&quot;;&quot;&quot;;INDEX([.$C$1:.$D$1048576];[.$O50];[.Q$2]))" office:value-type="float" office:value="12900" calcext:value-type="float">
            <text:p>12900</text:p>
          </table:table-cell>
          <table:table-cell/>
          <table:table-cell table:formula="of:=IF([.$M50]=&quot;&quot;;&quot;&quot;;FLOOR(100*SUM([.$M$3:.$M50])/SUM([.$M$1:.$M$1048576]);1))" office:value-type="float" office:value="28" calcext:value-type="float">
            <text:p>28</text:p>
          </table:table-cell>
          <table:table-cell/>
          <table:table-cell table:formula="of:=IF([.U49]=&quot;&quot;;&quot;&quot;;IF(COM.MICROSOFT.MAXIFS([.$B$1:.$B$1048576];[.$B$1:.$B$1048576];&quot;&lt;&quot;&amp;[.U49])&gt;=[.U49];&quot;&quot;;COM.MICROSOFT.MAXIFS([.$B$1:.$B$1048576];[.$B$1:.$B$1048576];&quot;&lt;&quot;&amp;[.U49])))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74" calcext:value-type="float">
            <text:p>474</text:p>
          </table:table-cell>
          <table:table-cell office:value-type="float" office:value="47400" calcext:value-type="float">
            <text:p>47400</text:p>
          </table:table-cell>
          <table:table-cell office:value-type="float" office:value="4.74" calcext:value-type="float">
            <text:p>4.74</text:p>
          </table:table-cell>
          <table:table-cell table:number-columns-repeated="4"/>
          <table:table-cell table:formula="of:=COM.MICROSOFT.MINIFS([.$B$1:.$B$1048576];[.$B$1:.$B$1048576];&quot;&gt;&quot;&amp;[.I50])" office:value-type="float" office:value="134" calcext:value-type="float">
            <text:p>134</text:p>
          </table:table-cell>
          <table:table-cell/>
          <table:table-cell table:formula="of:=IF([.K50]=&quot;&quot;;&quot;&quot;;IF(COM.MICROSOFT.MINIFS([.$B$1:.$B$1048576];[.$B$1:.$B$1048576];&quot;&gt;&quot;&amp;[.K50])&lt;=[.K50];&quot;&quot;;COM.MICROSOFT.MINIFS([.$B$1:.$B$1048576];[.$B$1:.$B$1048576];&quot;&gt;&quot;&amp;[.K50])))" office:value-type="float" office:value="134" calcext:value-type="float">
            <text:p>134</text:p>
          </table:table-cell>
          <table:table-cell/>
          <table:table-cell table:formula="of:=IF([.$K51]=&quot;&quot;;&quot;&quot;;COUNTIFS([.$B$1:.$B$1048576];[.K51]))" office:value-type="float" office:value="1" calcext:value-type="float">
            <text:p>1</text:p>
          </table:table-cell>
          <table:table-cell/>
          <table:table-cell table:formula="of:=IF([.$K51]=&quot;&quot;;&quot;&quot;;MATCH([.K51];[.$B$1:.$B$1048576];0))" office:value-type="float" office:value="150" calcext:value-type="float">
            <text:p>150</text:p>
          </table:table-cell>
          <table:table-cell table:formula="of:=IF([.$K51]=&quot;&quot;;&quot;&quot;;INDEX([.$C$1:.$D$1048576];[.$O51];[.P$2]))" office:value-type="float" office:value="1.34" calcext:value-type="float">
            <text:p>1.34</text:p>
          </table:table-cell>
          <table:table-cell table:formula="of:=IF([.$K51]=&quot;&quot;;&quot;&quot;;INDEX([.$C$1:.$D$1048576];[.$O51];[.Q$2]))" office:value-type="float" office:value="13400" calcext:value-type="float">
            <text:p>13400</text:p>
          </table:table-cell>
          <table:table-cell/>
          <table:table-cell table:formula="of:=IF([.$M51]=&quot;&quot;;&quot;&quot;;FLOOR(100*SUM([.$M$3:.$M51])/SUM([.$M$1:.$M$1048576]);1))" office:value-type="float" office:value="29" calcext:value-type="float">
            <text:p>29</text:p>
          </table:table-cell>
          <table:table-cell/>
          <table:table-cell table:formula="of:=IF([.U50]=&quot;&quot;;&quot;&quot;;IF(COM.MICROSOFT.MAXIFS([.$B$1:.$B$1048576];[.$B$1:.$B$1048576];&quot;&lt;&quot;&amp;[.U50])&gt;=[.U50];&quot;&quot;;COM.MICROSOFT.MAXIFS([.$B$1:.$B$1048576];[.$B$1:.$B$1048576];&quot;&lt;&quot;&amp;[.U50])))"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3" calcext:value-type="float">
            <text:p>33</text:p>
          </table:table-cell>
          <table:table-cell office:value-type="float" office:value="3300" calcext:value-type="float">
            <text:p>3300</text:p>
          </table:table-cell>
          <table:table-cell office:value-type="float" office:value="0.33" calcext:value-type="float">
            <text:p>0.33</text:p>
          </table:table-cell>
          <table:table-cell table:number-columns-repeated="4"/>
          <table:table-cell table:formula="of:=COM.MICROSOFT.MINIFS([.$B$1:.$B$1048576];[.$B$1:.$B$1048576];&quot;&gt;&quot;&amp;[.I51])" office:value-type="float" office:value="136" calcext:value-type="float">
            <text:p>136</text:p>
          </table:table-cell>
          <table:table-cell/>
          <table:table-cell table:formula="of:=IF([.K51]=&quot;&quot;;&quot;&quot;;IF(COM.MICROSOFT.MINIFS([.$B$1:.$B$1048576];[.$B$1:.$B$1048576];&quot;&gt;&quot;&amp;[.K51])&lt;=[.K51];&quot;&quot;;COM.MICROSOFT.MINIFS([.$B$1:.$B$1048576];[.$B$1:.$B$1048576];&quot;&gt;&quot;&amp;[.K51])))" office:value-type="float" office:value="136" calcext:value-type="float">
            <text:p>136</text:p>
          </table:table-cell>
          <table:table-cell/>
          <table:table-cell table:formula="of:=IF([.$K52]=&quot;&quot;;&quot;&quot;;COUNTIFS([.$B$1:.$B$1048576];[.K52]))" office:value-type="float" office:value="1" calcext:value-type="float">
            <text:p>1</text:p>
          </table:table-cell>
          <table:table-cell/>
          <table:table-cell table:formula="of:=IF([.$K52]=&quot;&quot;;&quot;&quot;;MATCH([.K52];[.$B$1:.$B$1048576];0))" office:value-type="float" office:value="119" calcext:value-type="float">
            <text:p>119</text:p>
          </table:table-cell>
          <table:table-cell table:formula="of:=IF([.$K52]=&quot;&quot;;&quot;&quot;;INDEX([.$C$1:.$D$1048576];[.$O52];[.P$2]))" office:value-type="float" office:value="1.36" calcext:value-type="float">
            <text:p>1.36</text:p>
          </table:table-cell>
          <table:table-cell table:formula="of:=IF([.$K52]=&quot;&quot;;&quot;&quot;;INDEX([.$C$1:.$D$1048576];[.$O52];[.Q$2]))" office:value-type="float" office:value="13600" calcext:value-type="float">
            <text:p>13600</text:p>
          </table:table-cell>
          <table:table-cell/>
          <table:table-cell table:formula="of:=IF([.$M52]=&quot;&quot;;&quot;&quot;;FLOOR(100*SUM([.$M$3:.$M52])/SUM([.$M$1:.$M$1048576]);1))" office:value-type="float" office:value="29" calcext:value-type="float">
            <text:p>29</text:p>
          </table:table-cell>
          <table:table-cell/>
          <table:table-cell table:formula="of:=IF([.U51]=&quot;&quot;;&quot;&quot;;IF(COM.MICROSOFT.MAXIFS([.$B$1:.$B$1048576];[.$B$1:.$B$1048576];&quot;&lt;&quot;&amp;[.U51])&gt;=[.U51];&quot;&quot;;COM.MICROSOFT.MAXIFS([.$B$1:.$B$1048576];[.$B$1:.$B$1048576];&quot;&lt;&quot;&amp;[.U51])))"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39" calcext:value-type="float">
            <text:p>239</text:p>
          </table:table-cell>
          <table:table-cell office:value-type="float" office:value="23900" calcext:value-type="float">
            <text:p>23900</text:p>
          </table:table-cell>
          <table:table-cell office:value-type="float" office:value="2.39" calcext:value-type="float">
            <text:p>2.39</text:p>
          </table:table-cell>
          <table:table-cell table:number-columns-repeated="4"/>
          <table:table-cell table:formula="of:=COM.MICROSOFT.MINIFS([.$B$1:.$B$1048576];[.$B$1:.$B$1048576];&quot;&gt;&quot;&amp;[.I52])" office:value-type="float" office:value="137" calcext:value-type="float">
            <text:p>137</text:p>
          </table:table-cell>
          <table:table-cell/>
          <table:table-cell table:formula="of:=IF([.K52]=&quot;&quot;;&quot;&quot;;IF(COM.MICROSOFT.MINIFS([.$B$1:.$B$1048576];[.$B$1:.$B$1048576];&quot;&gt;&quot;&amp;[.K52])&lt;=[.K52];&quot;&quot;;COM.MICROSOFT.MINIFS([.$B$1:.$B$1048576];[.$B$1:.$B$1048576];&quot;&gt;&quot;&amp;[.K52])))" office:value-type="float" office:value="137" calcext:value-type="float">
            <text:p>137</text:p>
          </table:table-cell>
          <table:table-cell/>
          <table:table-cell table:formula="of:=IF([.$K53]=&quot;&quot;;&quot;&quot;;COUNTIFS([.$B$1:.$B$1048576];[.K53]))" office:value-type="float" office:value="1" calcext:value-type="float">
            <text:p>1</text:p>
          </table:table-cell>
          <table:table-cell/>
          <table:table-cell table:formula="of:=IF([.$K53]=&quot;&quot;;&quot;&quot;;MATCH([.K53];[.$B$1:.$B$1048576];0))" office:value-type="float" office:value="92" calcext:value-type="float">
            <text:p>92</text:p>
          </table:table-cell>
          <table:table-cell table:formula="of:=IF([.$K53]=&quot;&quot;;&quot;&quot;;INDEX([.$C$1:.$D$1048576];[.$O53];[.P$2]))" office:value-type="float" office:value="1.37" calcext:value-type="float">
            <text:p>1.37</text:p>
          </table:table-cell>
          <table:table-cell table:formula="of:=IF([.$K53]=&quot;&quot;;&quot;&quot;;INDEX([.$C$1:.$D$1048576];[.$O53];[.Q$2]))" office:value-type="float" office:value="13700" calcext:value-type="float">
            <text:p>13700</text:p>
          </table:table-cell>
          <table:table-cell/>
          <table:table-cell table:formula="of:=IF([.$M53]=&quot;&quot;;&quot;&quot;;FLOOR(100*SUM([.$M$3:.$M53])/SUM([.$M$1:.$M$1048576]);1))" office:value-type="float" office:value="30" calcext:value-type="float">
            <text:p>30</text:p>
          </table:table-cell>
          <table:table-cell/>
          <table:table-cell table:formula="of:=IF([.U52]=&quot;&quot;;&quot;&quot;;IF(COM.MICROSOFT.MAXIFS([.$B$1:.$B$1048576];[.$B$1:.$B$1048576];&quot;&lt;&quot;&amp;[.U52])&gt;=[.U52];&quot;&quot;;COM.MICROSOFT.MAXIFS([.$B$1:.$B$1048576];[.$B$1:.$B$1048576];&quot;&lt;&quot;&amp;[.U52])))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99" calcext:value-type="float">
            <text:p>199</text:p>
          </table:table-cell>
          <table:table-cell office:value-type="float" office:value="19900" calcext:value-type="float">
            <text:p>19900</text:p>
          </table:table-cell>
          <table:table-cell office:value-type="float" office:value="1.99" calcext:value-type="float">
            <text:p>1.99</text:p>
          </table:table-cell>
          <table:table-cell table:number-columns-repeated="4"/>
          <table:table-cell table:formula="of:=COM.MICROSOFT.MINIFS([.$B$1:.$B$1048576];[.$B$1:.$B$1048576];&quot;&gt;&quot;&amp;[.I53])" office:value-type="float" office:value="141" calcext:value-type="float">
            <text:p>141</text:p>
          </table:table-cell>
          <table:table-cell/>
          <table:table-cell table:formula="of:=IF([.K53]=&quot;&quot;;&quot;&quot;;IF(COM.MICROSOFT.MINIFS([.$B$1:.$B$1048576];[.$B$1:.$B$1048576];&quot;&gt;&quot;&amp;[.K53])&lt;=[.K53];&quot;&quot;;COM.MICROSOFT.MINIFS([.$B$1:.$B$1048576];[.$B$1:.$B$1048576];&quot;&gt;&quot;&amp;[.K53])))" office:value-type="float" office:value="141" calcext:value-type="float">
            <text:p>141</text:p>
          </table:table-cell>
          <table:table-cell/>
          <table:table-cell table:formula="of:=IF([.$K54]=&quot;&quot;;&quot;&quot;;COUNTIFS([.$B$1:.$B$1048576];[.K54]))" office:value-type="float" office:value="1" calcext:value-type="float">
            <text:p>1</text:p>
          </table:table-cell>
          <table:table-cell/>
          <table:table-cell table:formula="of:=IF([.$K54]=&quot;&quot;;&quot;&quot;;MATCH([.K54];[.$B$1:.$B$1048576];0))" office:value-type="float" office:value="120" calcext:value-type="float">
            <text:p>120</text:p>
          </table:table-cell>
          <table:table-cell table:formula="of:=IF([.$K54]=&quot;&quot;;&quot;&quot;;INDEX([.$C$1:.$D$1048576];[.$O54];[.P$2]))" office:value-type="float" office:value="1.41" calcext:value-type="float">
            <text:p>1.41</text:p>
          </table:table-cell>
          <table:table-cell table:formula="of:=IF([.$K54]=&quot;&quot;;&quot;&quot;;INDEX([.$C$1:.$D$1048576];[.$O54];[.Q$2]))" office:value-type="float" office:value="14100" calcext:value-type="float">
            <text:p>14100</text:p>
          </table:table-cell>
          <table:table-cell/>
          <table:table-cell table:formula="of:=IF([.$M54]=&quot;&quot;;&quot;&quot;;FLOOR(100*SUM([.$M$3:.$M54])/SUM([.$M$1:.$M$1048576]);1))" office:value-type="float" office:value="30" calcext:value-type="float">
            <text:p>30</text:p>
          </table:table-cell>
          <table:table-cell/>
          <table:table-cell table:formula="of:=IF([.U53]=&quot;&quot;;&quot;&quot;;IF(COM.MICROSOFT.MAXIFS([.$B$1:.$B$1048576];[.$B$1:.$B$1048576];&quot;&lt;&quot;&amp;[.U53])&gt;=[.U53];&quot;&quot;;COM.MICROSOFT.MAXIFS([.$B$1:.$B$1048576];[.$B$1:.$B$1048576];&quot;&lt;&quot;&amp;[.U53])))"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2" calcext:value-type="float">
            <text:p>262</text:p>
          </table:table-cell>
          <table:table-cell office:value-type="float" office:value="26200" calcext:value-type="float">
            <text:p>26200</text:p>
          </table:table-cell>
          <table:table-cell office:value-type="float" office:value="2.62" calcext:value-type="float">
            <text:p>2.62</text:p>
          </table:table-cell>
          <table:table-cell table:number-columns-repeated="4"/>
          <table:table-cell table:formula="of:=COM.MICROSOFT.MINIFS([.$B$1:.$B$1048576];[.$B$1:.$B$1048576];&quot;&gt;&quot;&amp;[.I54])" office:value-type="float" office:value="148" calcext:value-type="float">
            <text:p>148</text:p>
          </table:table-cell>
          <table:table-cell/>
          <table:table-cell table:formula="of:=IF([.K54]=&quot;&quot;;&quot;&quot;;IF(COM.MICROSOFT.MINIFS([.$B$1:.$B$1048576];[.$B$1:.$B$1048576];&quot;&gt;&quot;&amp;[.K54])&lt;=[.K54];&quot;&quot;;COM.MICROSOFT.MINIFS([.$B$1:.$B$1048576];[.$B$1:.$B$1048576];&quot;&gt;&quot;&amp;[.K54])))" office:value-type="float" office:value="148" calcext:value-type="float">
            <text:p>148</text:p>
          </table:table-cell>
          <table:table-cell/>
          <table:table-cell table:formula="of:=IF([.$K55]=&quot;&quot;;&quot;&quot;;COUNTIFS([.$B$1:.$B$1048576];[.K55]))" office:value-type="float" office:value="1" calcext:value-type="float">
            <text:p>1</text:p>
          </table:table-cell>
          <table:table-cell/>
          <table:table-cell table:formula="of:=IF([.$K55]=&quot;&quot;;&quot;&quot;;MATCH([.K55];[.$B$1:.$B$1048576];0))" office:value-type="float" office:value="67" calcext:value-type="float">
            <text:p>67</text:p>
          </table:table-cell>
          <table:table-cell table:formula="of:=IF([.$K55]=&quot;&quot;;&quot;&quot;;INDEX([.$C$1:.$D$1048576];[.$O55];[.P$2]))" office:value-type="float" office:value="1.48" calcext:value-type="float">
            <text:p>1.48</text:p>
          </table:table-cell>
          <table:table-cell table:formula="of:=IF([.$K55]=&quot;&quot;;&quot;&quot;;INDEX([.$C$1:.$D$1048576];[.$O55];[.Q$2]))" office:value-type="float" office:value="14800" calcext:value-type="float">
            <text:p>14800</text:p>
          </table:table-cell>
          <table:table-cell/>
          <table:table-cell table:formula="of:=IF([.$M55]=&quot;&quot;;&quot;&quot;;FLOOR(100*SUM([.$M$3:.$M55])/SUM([.$M$1:.$M$1048576]);1))" office:value-type="float" office:value="31" calcext:value-type="float">
            <text:p>31</text:p>
          </table:table-cell>
          <table:table-cell/>
          <table:table-cell table:formula="of:=IF([.U54]=&quot;&quot;;&quot;&quot;;IF(COM.MICROSOFT.MAXIFS([.$B$1:.$B$1048576];[.$B$1:.$B$1048576];&quot;&lt;&quot;&amp;[.U54])&gt;=[.U54];&quot;&quot;;COM.MICROSOFT.MAXIFS([.$B$1:.$B$1048576];[.$B$1:.$B$1048576];&quot;&lt;&quot;&amp;[.U54])))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8" calcext:value-type="float">
            <text:p>208</text:p>
          </table:table-cell>
          <table:table-cell office:value-type="float" office:value="20800" calcext:value-type="float">
            <text:p>20800</text:p>
          </table:table-cell>
          <table:table-cell office:value-type="float" office:value="2.08" calcext:value-type="float">
            <text:p>2.08</text:p>
          </table:table-cell>
          <table:table-cell table:number-columns-repeated="4"/>
          <table:table-cell table:formula="of:=COM.MICROSOFT.MINIFS([.$B$1:.$B$1048576];[.$B$1:.$B$1048576];&quot;&gt;&quot;&amp;[.I55])" office:value-type="float" office:value="150" calcext:value-type="float">
            <text:p>150</text:p>
          </table:table-cell>
          <table:table-cell/>
          <table:table-cell table:formula="of:=IF([.K55]=&quot;&quot;;&quot;&quot;;IF(COM.MICROSOFT.MINIFS([.$B$1:.$B$1048576];[.$B$1:.$B$1048576];&quot;&gt;&quot;&amp;[.K55])&lt;=[.K55];&quot;&quot;;COM.MICROSOFT.MINIFS([.$B$1:.$B$1048576];[.$B$1:.$B$1048576];&quot;&gt;&quot;&amp;[.K55])))" office:value-type="float" office:value="150" calcext:value-type="float">
            <text:p>150</text:p>
          </table:table-cell>
          <table:table-cell/>
          <table:table-cell table:formula="of:=IF([.$K56]=&quot;&quot;;&quot;&quot;;COUNTIFS([.$B$1:.$B$1048576];[.K56]))" office:value-type="float" office:value="1" calcext:value-type="float">
            <text:p>1</text:p>
          </table:table-cell>
          <table:table-cell/>
          <table:table-cell table:formula="of:=IF([.$K56]=&quot;&quot;;&quot;&quot;;MATCH([.K56];[.$B$1:.$B$1048576];0))" office:value-type="float" office:value="44" calcext:value-type="float">
            <text:p>44</text:p>
          </table:table-cell>
          <table:table-cell table:formula="of:=IF([.$K56]=&quot;&quot;;&quot;&quot;;INDEX([.$C$1:.$D$1048576];[.$O56];[.P$2]))" office:value-type="float" office:value="1.5" calcext:value-type="float">
            <text:p>1.5</text:p>
          </table:table-cell>
          <table:table-cell table:formula="of:=IF([.$K56]=&quot;&quot;;&quot;&quot;;INDEX([.$C$1:.$D$1048576];[.$O56];[.Q$2]))" office:value-type="float" office:value="15000" calcext:value-type="float">
            <text:p>15000</text:p>
          </table:table-cell>
          <table:table-cell/>
          <table:table-cell table:formula="of:=IF([.$M56]=&quot;&quot;;&quot;&quot;;FLOOR(100*SUM([.$M$3:.$M56])/SUM([.$M$1:.$M$1048576]);1))" office:value-type="float" office:value="31" calcext:value-type="float">
            <text:p>31</text:p>
          </table:table-cell>
          <table:table-cell/>
          <table:table-cell table:formula="of:=IF([.U55]=&quot;&quot;;&quot;&quot;;IF(COM.MICROSOFT.MAXIFS([.$B$1:.$B$1048576];[.$B$1:.$B$1048576];&quot;&lt;&quot;&amp;[.U55])&gt;=[.U55];&quot;&quot;;COM.MICROSOFT.MAXIFS([.$B$1:.$B$1048576];[.$B$1:.$B$1048576];&quot;&lt;&quot;&amp;[.U55])))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6" calcext:value-type="float">
            <text:p>286</text:p>
          </table:table-cell>
          <table:table-cell office:value-type="float" office:value="28600" calcext:value-type="float">
            <text:p>28600</text:p>
          </table:table-cell>
          <table:table-cell office:value-type="float" office:value="2.86" calcext:value-type="float">
            <text:p>2.86</text:p>
          </table:table-cell>
          <table:table-cell table:number-columns-repeated="4"/>
          <table:table-cell table:formula="of:=COM.MICROSOFT.MINIFS([.$B$1:.$B$1048576];[.$B$1:.$B$1048576];&quot;&gt;&quot;&amp;[.I56])" office:value-type="float" office:value="151" calcext:value-type="float">
            <text:p>151</text:p>
          </table:table-cell>
          <table:table-cell/>
          <table:table-cell table:formula="of:=IF([.K56]=&quot;&quot;;&quot;&quot;;IF(COM.MICROSOFT.MINIFS([.$B$1:.$B$1048576];[.$B$1:.$B$1048576];&quot;&gt;&quot;&amp;[.K56])&lt;=[.K56];&quot;&quot;;COM.MICROSOFT.MINIFS([.$B$1:.$B$1048576];[.$B$1:.$B$1048576];&quot;&gt;&quot;&amp;[.K56])))" office:value-type="float" office:value="151" calcext:value-type="float">
            <text:p>151</text:p>
          </table:table-cell>
          <table:table-cell/>
          <table:table-cell table:formula="of:=IF([.$K57]=&quot;&quot;;&quot;&quot;;COUNTIFS([.$B$1:.$B$1048576];[.K57]))" office:value-type="float" office:value="1" calcext:value-type="float">
            <text:p>1</text:p>
          </table:table-cell>
          <table:table-cell/>
          <table:table-cell table:formula="of:=IF([.$K57]=&quot;&quot;;&quot;&quot;;MATCH([.K57];[.$B$1:.$B$1048576];0))" office:value-type="float" office:value="177" calcext:value-type="float">
            <text:p>177</text:p>
          </table:table-cell>
          <table:table-cell table:formula="of:=IF([.$K57]=&quot;&quot;;&quot;&quot;;INDEX([.$C$1:.$D$1048576];[.$O57];[.P$2]))" office:value-type="float" office:value="1.51" calcext:value-type="float">
            <text:p>1.51</text:p>
          </table:table-cell>
          <table:table-cell table:formula="of:=IF([.$K57]=&quot;&quot;;&quot;&quot;;INDEX([.$C$1:.$D$1048576];[.$O57];[.Q$2]))" office:value-type="float" office:value="15100" calcext:value-type="float">
            <text:p>15100</text:p>
          </table:table-cell>
          <table:table-cell/>
          <table:table-cell table:formula="of:=IF([.$M57]=&quot;&quot;;&quot;&quot;;FLOOR(100*SUM([.$M$3:.$M57])/SUM([.$M$1:.$M$1048576]);1))" office:value-type="float" office:value="32" calcext:value-type="float">
            <text:p>32</text:p>
          </table:table-cell>
          <table:table-cell/>
          <table:table-cell table:formula="of:=IF([.U56]=&quot;&quot;;&quot;&quot;;IF(COM.MICROSOFT.MAXIFS([.$B$1:.$B$1048576];[.$B$1:.$B$1048576];&quot;&lt;&quot;&amp;[.U56])&gt;=[.U56];&quot;&quot;;COM.MICROSOFT.MAXIFS([.$B$1:.$B$1048576];[.$B$1:.$B$1048576];&quot;&lt;&quot;&amp;[.U56])))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74" calcext:value-type="float">
            <text:p>174</text:p>
          </table:table-cell>
          <table:table-cell office:value-type="float" office:value="17400" calcext:value-type="float">
            <text:p>17400</text:p>
          </table:table-cell>
          <table:table-cell office:value-type="float" office:value="1.74" calcext:value-type="float">
            <text:p>1.74</text:p>
          </table:table-cell>
          <table:table-cell table:number-columns-repeated="4"/>
          <table:table-cell table:formula="of:=COM.MICROSOFT.MINIFS([.$B$1:.$B$1048576];[.$B$1:.$B$1048576];&quot;&gt;&quot;&amp;[.I57])" office:value-type="float" office:value="153" calcext:value-type="float">
            <text:p>153</text:p>
          </table:table-cell>
          <table:table-cell/>
          <table:table-cell table:formula="of:=IF([.K57]=&quot;&quot;;&quot;&quot;;IF(COM.MICROSOFT.MINIFS([.$B$1:.$B$1048576];[.$B$1:.$B$1048576];&quot;&gt;&quot;&amp;[.K57])&lt;=[.K57];&quot;&quot;;COM.MICROSOFT.MINIFS([.$B$1:.$B$1048576];[.$B$1:.$B$1048576];&quot;&gt;&quot;&amp;[.K57])))" office:value-type="float" office:value="153" calcext:value-type="float">
            <text:p>153</text:p>
          </table:table-cell>
          <table:table-cell/>
          <table:table-cell table:formula="of:=IF([.$K58]=&quot;&quot;;&quot;&quot;;COUNTIFS([.$B$1:.$B$1048576];[.K58]))" office:value-type="float" office:value="1" calcext:value-type="float">
            <text:p>1</text:p>
          </table:table-cell>
          <table:table-cell/>
          <table:table-cell table:formula="of:=IF([.$K58]=&quot;&quot;;&quot;&quot;;MATCH([.K58];[.$B$1:.$B$1048576];0))" office:value-type="float" office:value="78" calcext:value-type="float">
            <text:p>78</text:p>
          </table:table-cell>
          <table:table-cell table:formula="of:=IF([.$K58]=&quot;&quot;;&quot;&quot;;INDEX([.$C$1:.$D$1048576];[.$O58];[.P$2]))" office:value-type="float" office:value="1.53" calcext:value-type="float">
            <text:p>1.53</text:p>
          </table:table-cell>
          <table:table-cell table:formula="of:=IF([.$K58]=&quot;&quot;;&quot;&quot;;INDEX([.$C$1:.$D$1048576];[.$O58];[.Q$2]))" office:value-type="float" office:value="15300" calcext:value-type="float">
            <text:p>15300</text:p>
          </table:table-cell>
          <table:table-cell/>
          <table:table-cell table:formula="of:=IF([.$M58]=&quot;&quot;;&quot;&quot;;FLOOR(100*SUM([.$M$3:.$M58])/SUM([.$M$1:.$M$1048576]);1))" office:value-type="float" office:value="32" calcext:value-type="float">
            <text:p>32</text:p>
          </table:table-cell>
          <table:table-cell/>
          <table:table-cell table:formula="of:=IF([.U57]=&quot;&quot;;&quot;&quot;;IF(COM.MICROSOFT.MAXIFS([.$B$1:.$B$1048576];[.$B$1:.$B$1048576];&quot;&lt;&quot;&amp;[.U57])&gt;=[.U57];&quot;&quot;;COM.MICROSOFT.MAXIFS([.$B$1:.$B$1048576];[.$B$1:.$B$1048576];&quot;&lt;&quot;&amp;[.U57])))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5" calcext:value-type="float">
            <text:p>265</text:p>
          </table:table-cell>
          <table:table-cell office:value-type="float" office:value="26500" calcext:value-type="float">
            <text:p>26500</text:p>
          </table:table-cell>
          <table:table-cell office:value-type="float" office:value="2.65" calcext:value-type="float">
            <text:p>2.65</text:p>
          </table:table-cell>
          <table:table-cell table:number-columns-repeated="4"/>
          <table:table-cell table:formula="of:=COM.MICROSOFT.MINIFS([.$B$1:.$B$1048576];[.$B$1:.$B$1048576];&quot;&gt;&quot;&amp;[.I58])" office:value-type="float" office:value="155" calcext:value-type="float">
            <text:p>155</text:p>
          </table:table-cell>
          <table:table-cell/>
          <table:table-cell table:formula="of:=IF([.K58]=&quot;&quot;;&quot;&quot;;IF(COM.MICROSOFT.MINIFS([.$B$1:.$B$1048576];[.$B$1:.$B$1048576];&quot;&gt;&quot;&amp;[.K58])&lt;=[.K58];&quot;&quot;;COM.MICROSOFT.MINIFS([.$B$1:.$B$1048576];[.$B$1:.$B$1048576];&quot;&gt;&quot;&amp;[.K58])))" office:value-type="float" office:value="155" calcext:value-type="float">
            <text:p>155</text:p>
          </table:table-cell>
          <table:table-cell/>
          <table:table-cell table:formula="of:=IF([.$K59]=&quot;&quot;;&quot;&quot;;COUNTIFS([.$B$1:.$B$1048576];[.K59]))" office:value-type="float" office:value="2" calcext:value-type="float">
            <text:p>2</text:p>
          </table:table-cell>
          <table:table-cell/>
          <table:table-cell table:formula="of:=IF([.$K59]=&quot;&quot;;&quot;&quot;;MATCH([.K59];[.$B$1:.$B$1048576];0))" office:value-type="float" office:value="42" calcext:value-type="float">
            <text:p>42</text:p>
          </table:table-cell>
          <table:table-cell table:formula="of:=IF([.$K59]=&quot;&quot;;&quot;&quot;;INDEX([.$C$1:.$D$1048576];[.$O59];[.P$2]))" office:value-type="float" office:value="1.55" calcext:value-type="float">
            <text:p>1.55</text:p>
          </table:table-cell>
          <table:table-cell table:formula="of:=IF([.$K59]=&quot;&quot;;&quot;&quot;;INDEX([.$C$1:.$D$1048576];[.$O59];[.Q$2]))" office:value-type="float" office:value="15500" calcext:value-type="float">
            <text:p>15500</text:p>
          </table:table-cell>
          <table:table-cell/>
          <table:table-cell table:formula="of:=IF([.$M59]=&quot;&quot;;&quot;&quot;;FLOOR(100*SUM([.$M$3:.$M59])/SUM([.$M$1:.$M$1048576]);1))" office:value-type="float" office:value="33" calcext:value-type="float">
            <text:p>33</text:p>
          </table:table-cell>
          <table:table-cell/>
          <table:table-cell table:formula="of:=IF([.U58]=&quot;&quot;;&quot;&quot;;IF(COM.MICROSOFT.MAXIFS([.$B$1:.$B$1048576];[.$B$1:.$B$1048576];&quot;&lt;&quot;&amp;[.U58])&gt;=[.U58];&quot;&quot;;COM.MICROSOFT.MAXIFS([.$B$1:.$B$1048576];[.$B$1:.$B$1048576];&quot;&lt;&quot;&amp;[.U58])))"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84" calcext:value-type="float">
            <text:p>484</text:p>
          </table:table-cell>
          <table:table-cell office:value-type="float" office:value="48400" calcext:value-type="float">
            <text:p>48400</text:p>
          </table:table-cell>
          <table:table-cell office:value-type="float" office:value="4.84" calcext:value-type="float">
            <text:p>4.84</text:p>
          </table:table-cell>
          <table:table-cell table:number-columns-repeated="4"/>
          <table:table-cell table:formula="of:=COM.MICROSOFT.MINIFS([.$B$1:.$B$1048576];[.$B$1:.$B$1048576];&quot;&gt;&quot;&amp;[.I59])" office:value-type="float" office:value="157" calcext:value-type="float">
            <text:p>157</text:p>
          </table:table-cell>
          <table:table-cell/>
          <table:table-cell table:formula="of:=IF([.K59]=&quot;&quot;;&quot;&quot;;IF(COM.MICROSOFT.MINIFS([.$B$1:.$B$1048576];[.$B$1:.$B$1048576];&quot;&gt;&quot;&amp;[.K59])&lt;=[.K59];&quot;&quot;;COM.MICROSOFT.MINIFS([.$B$1:.$B$1048576];[.$B$1:.$B$1048576];&quot;&gt;&quot;&amp;[.K59])))" office:value-type="float" office:value="157" calcext:value-type="float">
            <text:p>157</text:p>
          </table:table-cell>
          <table:table-cell/>
          <table:table-cell table:formula="of:=IF([.$K60]=&quot;&quot;;&quot;&quot;;COUNTIFS([.$B$1:.$B$1048576];[.K60]))" office:value-type="float" office:value="1" calcext:value-type="float">
            <text:p>1</text:p>
          </table:table-cell>
          <table:table-cell/>
          <table:table-cell table:formula="of:=IF([.$K60]=&quot;&quot;;&quot;&quot;;MATCH([.K60];[.$B$1:.$B$1048576];0))" office:value-type="float" office:value="43" calcext:value-type="float">
            <text:p>43</text:p>
          </table:table-cell>
          <table:table-cell table:formula="of:=IF([.$K60]=&quot;&quot;;&quot;&quot;;INDEX([.$C$1:.$D$1048576];[.$O60];[.P$2]))" office:value-type="float" office:value="1.57" calcext:value-type="float">
            <text:p>1.57</text:p>
          </table:table-cell>
          <table:table-cell table:formula="of:=IF([.$K60]=&quot;&quot;;&quot;&quot;;INDEX([.$C$1:.$D$1048576];[.$O60];[.Q$2]))" office:value-type="float" office:value="15700" calcext:value-type="float">
            <text:p>15700</text:p>
          </table:table-cell>
          <table:table-cell/>
          <table:table-cell table:formula="of:=IF([.$M60]=&quot;&quot;;&quot;&quot;;FLOOR(100*SUM([.$M$3:.$M60])/SUM([.$M$1:.$M$1048576]);1))" office:value-type="float" office:value="34" calcext:value-type="float">
            <text:p>34</text:p>
          </table:table-cell>
          <table:table-cell/>
          <table:table-cell table:formula="of:=IF([.U59]=&quot;&quot;;&quot;&quot;;IF(COM.MICROSOFT.MAXIFS([.$B$1:.$B$1048576];[.$B$1:.$B$1048576];&quot;&lt;&quot;&amp;[.U59])&gt;=[.U59];&quot;&quot;;COM.MICROSOFT.MAXIFS([.$B$1:.$B$1048576];[.$B$1:.$B$1048576];&quot;&lt;&quot;&amp;[.U59])))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78" calcext:value-type="float">
            <text:p>378</text:p>
          </table:table-cell>
          <table:table-cell office:value-type="float" office:value="37800" calcext:value-type="float">
            <text:p>37800</text:p>
          </table:table-cell>
          <table:table-cell office:value-type="float" office:value="3.78" calcext:value-type="float">
            <text:p>3.78</text:p>
          </table:table-cell>
          <table:table-cell table:number-columns-repeated="4"/>
          <table:table-cell table:formula="of:=COM.MICROSOFT.MINIFS([.$B$1:.$B$1048576];[.$B$1:.$B$1048576];&quot;&gt;&quot;&amp;[.I60])" office:value-type="float" office:value="161" calcext:value-type="float">
            <text:p>161</text:p>
          </table:table-cell>
          <table:table-cell/>
          <table:table-cell table:formula="of:=IF([.K60]=&quot;&quot;;&quot;&quot;;IF(COM.MICROSOFT.MINIFS([.$B$1:.$B$1048576];[.$B$1:.$B$1048576];&quot;&gt;&quot;&amp;[.K60])&lt;=[.K60];&quot;&quot;;COM.MICROSOFT.MINIFS([.$B$1:.$B$1048576];[.$B$1:.$B$1048576];&quot;&gt;&quot;&amp;[.K60])))" office:value-type="float" office:value="161" calcext:value-type="float">
            <text:p>161</text:p>
          </table:table-cell>
          <table:table-cell/>
          <table:table-cell table:formula="of:=IF([.$K61]=&quot;&quot;;&quot;&quot;;COUNTIFS([.$B$1:.$B$1048576];[.K61]))" office:value-type="float" office:value="2" calcext:value-type="float">
            <text:p>2</text:p>
          </table:table-cell>
          <table:table-cell/>
          <table:table-cell table:formula="of:=IF([.$K61]=&quot;&quot;;&quot;&quot;;MATCH([.K61];[.$B$1:.$B$1048576];0))" office:value-type="float" office:value="157" calcext:value-type="float">
            <text:p>157</text:p>
          </table:table-cell>
          <table:table-cell table:formula="of:=IF([.$K61]=&quot;&quot;;&quot;&quot;;INDEX([.$C$1:.$D$1048576];[.$O61];[.P$2]))" office:value-type="float" office:value="1.61" calcext:value-type="float">
            <text:p>1.61</text:p>
          </table:table-cell>
          <table:table-cell table:formula="of:=IF([.$K61]=&quot;&quot;;&quot;&quot;;INDEX([.$C$1:.$D$1048576];[.$O61];[.Q$2]))" office:value-type="float" office:value="16100" calcext:value-type="float">
            <text:p>16100</text:p>
          </table:table-cell>
          <table:table-cell/>
          <table:table-cell table:formula="of:=IF([.$M61]=&quot;&quot;;&quot;&quot;;FLOOR(100*SUM([.$M$3:.$M61])/SUM([.$M$1:.$M$1048576]);1))" office:value-type="float" office:value="35" calcext:value-type="float">
            <text:p>35</text:p>
          </table:table-cell>
          <table:table-cell/>
          <table:table-cell table:formula="of:=IF([.U60]=&quot;&quot;;&quot;&quot;;IF(COM.MICROSOFT.MAXIFS([.$B$1:.$B$1048576];[.$B$1:.$B$1048576];&quot;&lt;&quot;&amp;[.U60])&gt;=[.U60];&quot;&quot;;COM.MICROSOFT.MAXIFS([.$B$1:.$B$1048576];[.$B$1:.$B$1048576];&quot;&lt;&quot;&amp;[.U60])))"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95" calcext:value-type="float">
            <text:p>395</text:p>
          </table:table-cell>
          <table:table-cell office:value-type="float" office:value="39500" calcext:value-type="float">
            <text:p>39500</text:p>
          </table:table-cell>
          <table:table-cell office:value-type="float" office:value="3.95" calcext:value-type="float">
            <text:p>3.95</text:p>
          </table:table-cell>
          <table:table-cell table:number-columns-repeated="4"/>
          <table:table-cell table:formula="of:=COM.MICROSOFT.MINIFS([.$B$1:.$B$1048576];[.$B$1:.$B$1048576];&quot;&gt;&quot;&amp;[.I61])" office:value-type="float" office:value="163" calcext:value-type="float">
            <text:p>163</text:p>
          </table:table-cell>
          <table:table-cell/>
          <table:table-cell table:formula="of:=IF([.K61]=&quot;&quot;;&quot;&quot;;IF(COM.MICROSOFT.MINIFS([.$B$1:.$B$1048576];[.$B$1:.$B$1048576];&quot;&gt;&quot;&amp;[.K61])&lt;=[.K61];&quot;&quot;;COM.MICROSOFT.MINIFS([.$B$1:.$B$1048576];[.$B$1:.$B$1048576];&quot;&gt;&quot;&amp;[.K61])))" office:value-type="float" office:value="163" calcext:value-type="float">
            <text:p>163</text:p>
          </table:table-cell>
          <table:table-cell/>
          <table:table-cell table:formula="of:=IF([.$K62]=&quot;&quot;;&quot;&quot;;COUNTIFS([.$B$1:.$B$1048576];[.K62]))" office:value-type="float" office:value="1" calcext:value-type="float">
            <text:p>1</text:p>
          </table:table-cell>
          <table:table-cell/>
          <table:table-cell table:formula="of:=IF([.$K62]=&quot;&quot;;&quot;&quot;;MATCH([.K62];[.$B$1:.$B$1048576];0))" office:value-type="float" office:value="189" calcext:value-type="float">
            <text:p>189</text:p>
          </table:table-cell>
          <table:table-cell table:formula="of:=IF([.$K62]=&quot;&quot;;&quot;&quot;;INDEX([.$C$1:.$D$1048576];[.$O62];[.P$2]))" office:value-type="float" office:value="1.63" calcext:value-type="float">
            <text:p>1.63</text:p>
          </table:table-cell>
          <table:table-cell table:formula="of:=IF([.$K62]=&quot;&quot;;&quot;&quot;;INDEX([.$C$1:.$D$1048576];[.$O62];[.Q$2]))" office:value-type="float" office:value="16300" calcext:value-type="float">
            <text:p>16300</text:p>
          </table:table-cell>
          <table:table-cell/>
          <table:table-cell table:formula="of:=IF([.$M62]=&quot;&quot;;&quot;&quot;;FLOOR(100*SUM([.$M$3:.$M62])/SUM([.$M$1:.$M$1048576]);1))" office:value-type="float" office:value="35" calcext:value-type="float">
            <text:p>35</text:p>
          </table:table-cell>
          <table:table-cell/>
          <table:table-cell table:formula="of:=IF([.U61]=&quot;&quot;;&quot;&quot;;IF(COM.MICROSOFT.MAXIFS([.$B$1:.$B$1048576];[.$B$1:.$B$1048576];&quot;&lt;&quot;&amp;[.U61])&gt;=[.U61];&quot;&quot;;COM.MICROSOFT.MAXIFS([.$B$1:.$B$1048576];[.$B$1:.$B$1048576];&quot;&lt;&quot;&amp;[.U61])))"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4" calcext:value-type="float">
            <text:p>124</text:p>
          </table:table-cell>
          <table:table-cell office:value-type="float" office:value="12400" calcext:value-type="float">
            <text:p>12400</text:p>
          </table:table-cell>
          <table:table-cell office:value-type="float" office:value="1.24" calcext:value-type="float">
            <text:p>1.24</text:p>
          </table:table-cell>
          <table:table-cell table:number-columns-repeated="4"/>
          <table:table-cell table:formula="of:=COM.MICROSOFT.MINIFS([.$B$1:.$B$1048576];[.$B$1:.$B$1048576];&quot;&gt;&quot;&amp;[.I62])" office:value-type="float" office:value="165" calcext:value-type="float">
            <text:p>165</text:p>
          </table:table-cell>
          <table:table-cell/>
          <table:table-cell table:formula="of:=IF([.K62]=&quot;&quot;;&quot;&quot;;IF(COM.MICROSOFT.MINIFS([.$B$1:.$B$1048576];[.$B$1:.$B$1048576];&quot;&gt;&quot;&amp;[.K62])&lt;=[.K62];&quot;&quot;;COM.MICROSOFT.MINIFS([.$B$1:.$B$1048576];[.$B$1:.$B$1048576];&quot;&gt;&quot;&amp;[.K62])))" office:value-type="float" office:value="165" calcext:value-type="float">
            <text:p>165</text:p>
          </table:table-cell>
          <table:table-cell/>
          <table:table-cell table:formula="of:=IF([.$K63]=&quot;&quot;;&quot;&quot;;COUNTIFS([.$B$1:.$B$1048576];[.K63]))" office:value-type="float" office:value="1" calcext:value-type="float">
            <text:p>1</text:p>
          </table:table-cell>
          <table:table-cell/>
          <table:table-cell table:formula="of:=IF([.$K63]=&quot;&quot;;&quot;&quot;;MATCH([.K63];[.$B$1:.$B$1048576];0))" office:value-type="float" office:value="70" calcext:value-type="float">
            <text:p>70</text:p>
          </table:table-cell>
          <table:table-cell table:formula="of:=IF([.$K63]=&quot;&quot;;&quot;&quot;;INDEX([.$C$1:.$D$1048576];[.$O63];[.P$2]))" office:value-type="float" office:value="1.65" calcext:value-type="float">
            <text:p>1.65</text:p>
          </table:table-cell>
          <table:table-cell table:formula="of:=IF([.$K63]=&quot;&quot;;&quot;&quot;;INDEX([.$C$1:.$D$1048576];[.$O63];[.Q$2]))" office:value-type="float" office:value="16500" calcext:value-type="float">
            <text:p>16500</text:p>
          </table:table-cell>
          <table:table-cell/>
          <table:table-cell table:formula="of:=IF([.$M63]=&quot;&quot;;&quot;&quot;;FLOOR(100*SUM([.$M$3:.$M63])/SUM([.$M$1:.$M$1048576]);1))" office:value-type="float" office:value="36" calcext:value-type="float">
            <text:p>36</text:p>
          </table:table-cell>
          <table:table-cell/>
          <table:table-cell table:formula="of:=IF([.U62]=&quot;&quot;;&quot;&quot;;IF(COM.MICROSOFT.MAXIFS([.$B$1:.$B$1048576];[.$B$1:.$B$1048576];&quot;&lt;&quot;&amp;[.U62])&gt;=[.U62];&quot;&quot;;COM.MICROSOFT.MAXIFS([.$B$1:.$B$1048576];[.$B$1:.$B$1048576];&quot;&lt;&quot;&amp;[.U62])))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5" calcext:value-type="float">
            <text:p>295</text:p>
          </table:table-cell>
          <table:table-cell office:value-type="float" office:value="29500" calcext:value-type="float">
            <text:p>29500</text:p>
          </table:table-cell>
          <table:table-cell office:value-type="float" office:value="2.95" calcext:value-type="float">
            <text:p>2.95</text:p>
          </table:table-cell>
          <table:table-cell table:number-columns-repeated="4"/>
          <table:table-cell table:formula="of:=COM.MICROSOFT.MINIFS([.$B$1:.$B$1048576];[.$B$1:.$B$1048576];&quot;&gt;&quot;&amp;[.I63])" office:value-type="float" office:value="167" calcext:value-type="float">
            <text:p>167</text:p>
          </table:table-cell>
          <table:table-cell/>
          <table:table-cell table:formula="of:=IF([.K63]=&quot;&quot;;&quot;&quot;;IF(COM.MICROSOFT.MINIFS([.$B$1:.$B$1048576];[.$B$1:.$B$1048576];&quot;&gt;&quot;&amp;[.K63])&lt;=[.K63];&quot;&quot;;COM.MICROSOFT.MINIFS([.$B$1:.$B$1048576];[.$B$1:.$B$1048576];&quot;&gt;&quot;&amp;[.K63])))" office:value-type="float" office:value="167" calcext:value-type="float">
            <text:p>167</text:p>
          </table:table-cell>
          <table:table-cell/>
          <table:table-cell table:formula="of:=IF([.$K64]=&quot;&quot;;&quot;&quot;;COUNTIFS([.$B$1:.$B$1048576];[.K64]))" office:value-type="float" office:value="1" calcext:value-type="float">
            <text:p>1</text:p>
          </table:table-cell>
          <table:table-cell/>
          <table:table-cell table:formula="of:=IF([.$K64]=&quot;&quot;;&quot;&quot;;MATCH([.K64];[.$B$1:.$B$1048576];0))" office:value-type="float" office:value="102" calcext:value-type="float">
            <text:p>102</text:p>
          </table:table-cell>
          <table:table-cell table:formula="of:=IF([.$K64]=&quot;&quot;;&quot;&quot;;INDEX([.$C$1:.$D$1048576];[.$O64];[.P$2]))" office:value-type="float" office:value="1.67" calcext:value-type="float">
            <text:p>1.67</text:p>
          </table:table-cell>
          <table:table-cell table:formula="of:=IF([.$K64]=&quot;&quot;;&quot;&quot;;INDEX([.$C$1:.$D$1048576];[.$O64];[.Q$2]))" office:value-type="float" office:value="16700" calcext:value-type="float">
            <text:p>16700</text:p>
          </table:table-cell>
          <table:table-cell/>
          <table:table-cell table:formula="of:=IF([.$M64]=&quot;&quot;;&quot;&quot;;FLOOR(100*SUM([.$M$3:.$M64])/SUM([.$M$1:.$M$1048576]);1))" office:value-type="float" office:value="36" calcext:value-type="float">
            <text:p>36</text:p>
          </table:table-cell>
          <table:table-cell/>
          <table:table-cell table:formula="of:=IF([.U63]=&quot;&quot;;&quot;&quot;;IF(COM.MICROSOFT.MAXIFS([.$B$1:.$B$1048576];[.$B$1:.$B$1048576];&quot;&lt;&quot;&amp;[.U63])&gt;=[.U63];&quot;&quot;;COM.MICROSOFT.MAXIFS([.$B$1:.$B$1048576];[.$B$1:.$B$1048576];&quot;&lt;&quot;&amp;[.U63])))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COM.MICROSOFT.MINIFS([.$B$1:.$B$1048576];[.$B$1:.$B$1048576];&quot;&gt;&quot;&amp;[.I64])" office:value-type="float" office:value="170" calcext:value-type="float">
            <text:p>170</text:p>
          </table:table-cell>
          <table:table-cell/>
          <table:table-cell table:formula="of:=IF([.K64]=&quot;&quot;;&quot;&quot;;IF(COM.MICROSOFT.MINIFS([.$B$1:.$B$1048576];[.$B$1:.$B$1048576];&quot;&gt;&quot;&amp;[.K64])&lt;=[.K64];&quot;&quot;;COM.MICROSOFT.MINIFS([.$B$1:.$B$1048576];[.$B$1:.$B$1048576];&quot;&gt;&quot;&amp;[.K64])))" office:value-type="float" office:value="170" calcext:value-type="float">
            <text:p>170</text:p>
          </table:table-cell>
          <table:table-cell/>
          <table:table-cell table:formula="of:=IF([.$K65]=&quot;&quot;;&quot;&quot;;COUNTIFS([.$B$1:.$B$1048576];[.K65]))" office:value-type="float" office:value="1" calcext:value-type="float">
            <text:p>1</text:p>
          </table:table-cell>
          <table:table-cell/>
          <table:table-cell table:formula="of:=IF([.$K65]=&quot;&quot;;&quot;&quot;;MATCH([.K65];[.$B$1:.$B$1048576];0))" office:value-type="float" office:value="4" calcext:value-type="float">
            <text:p>4</text:p>
          </table:table-cell>
          <table:table-cell table:formula="of:=IF([.$K65]=&quot;&quot;;&quot;&quot;;INDEX([.$C$1:.$D$1048576];[.$O65];[.P$2]))" office:value-type="float" office:value="1.7" calcext:value-type="float">
            <text:p>1.7</text:p>
          </table:table-cell>
          <table:table-cell table:formula="of:=IF([.$K65]=&quot;&quot;;&quot;&quot;;INDEX([.$C$1:.$D$1048576];[.$O65];[.Q$2]))" office:value-type="float" office:value="17000" calcext:value-type="float">
            <text:p>17000</text:p>
          </table:table-cell>
          <table:table-cell/>
          <table:table-cell table:formula="of:=IF([.$M65]=&quot;&quot;;&quot;&quot;;FLOOR(100*SUM([.$M$3:.$M65])/SUM([.$M$1:.$M$1048576]);1))" office:value-type="float" office:value="37" calcext:value-type="float">
            <text:p>37</text:p>
          </table:table-cell>
          <table:table-cell/>
          <table:table-cell table:formula="of:=IF([.U64]=&quot;&quot;;&quot;&quot;;IF(COM.MICROSOFT.MAXIFS([.$B$1:.$B$1048576];[.$B$1:.$B$1048576];&quot;&lt;&quot;&amp;[.U64])&gt;=[.U64];&quot;&quot;;COM.MICROSOFT.MAXIFS([.$B$1:.$B$1048576];[.$B$1:.$B$1048576];&quot;&lt;&quot;&amp;[.U64])))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68" calcext:value-type="float">
            <text:p>368</text:p>
          </table:table-cell>
          <table:table-cell office:value-type="float" office:value="36800" calcext:value-type="float">
            <text:p>36800</text:p>
          </table:table-cell>
          <table:table-cell office:value-type="float" office:value="3.68" calcext:value-type="float">
            <text:p>3.68</text:p>
          </table:table-cell>
          <table:table-cell table:number-columns-repeated="4"/>
          <table:table-cell table:formula="of:=COM.MICROSOFT.MINIFS([.$B$1:.$B$1048576];[.$B$1:.$B$1048576];&quot;&gt;&quot;&amp;[.I65])" office:value-type="float" office:value="174" calcext:value-type="float">
            <text:p>174</text:p>
          </table:table-cell>
          <table:table-cell/>
          <table:table-cell table:formula="of:=IF([.K65]=&quot;&quot;;&quot;&quot;;IF(COM.MICROSOFT.MINIFS([.$B$1:.$B$1048576];[.$B$1:.$B$1048576];&quot;&gt;&quot;&amp;[.K65])&lt;=[.K65];&quot;&quot;;COM.MICROSOFT.MINIFS([.$B$1:.$B$1048576];[.$B$1:.$B$1048576];&quot;&gt;&quot;&amp;[.K65])))" office:value-type="float" office:value="174" calcext:value-type="float">
            <text:p>174</text:p>
          </table:table-cell>
          <table:table-cell/>
          <table:table-cell table:formula="of:=IF([.$K66]=&quot;&quot;;&quot;&quot;;COUNTIFS([.$B$1:.$B$1048576];[.K66]))" office:value-type="float" office:value="1" calcext:value-type="float">
            <text:p>1</text:p>
          </table:table-cell>
          <table:table-cell/>
          <table:table-cell table:formula="of:=IF([.$K66]=&quot;&quot;;&quot;&quot;;MATCH([.K66];[.$B$1:.$B$1048576];0))" office:value-type="float" office:value="58" calcext:value-type="float">
            <text:p>58</text:p>
          </table:table-cell>
          <table:table-cell table:formula="of:=IF([.$K66]=&quot;&quot;;&quot;&quot;;INDEX([.$C$1:.$D$1048576];[.$O66];[.P$2]))" office:value-type="float" office:value="1.74" calcext:value-type="float">
            <text:p>1.74</text:p>
          </table:table-cell>
          <table:table-cell table:formula="of:=IF([.$K66]=&quot;&quot;;&quot;&quot;;INDEX([.$C$1:.$D$1048576];[.$O66];[.Q$2]))" office:value-type="float" office:value="17400" calcext:value-type="float">
            <text:p>17400</text:p>
          </table:table-cell>
          <table:table-cell/>
          <table:table-cell table:formula="of:=IF([.$M66]=&quot;&quot;;&quot;&quot;;FLOOR(100*SUM([.$M$3:.$M66])/SUM([.$M$1:.$M$1048576]);1))" office:value-type="float" office:value="37" calcext:value-type="float">
            <text:p>37</text:p>
          </table:table-cell>
          <table:table-cell/>
          <table:table-cell table:formula="of:=IF([.U65]=&quot;&quot;;&quot;&quot;;IF(COM.MICROSOFT.MAXIFS([.$B$1:.$B$1048576];[.$B$1:.$B$1048576];&quot;&lt;&quot;&amp;[.U65])&gt;=[.U65];&quot;&quot;;COM.MICROSOFT.MAXIFS([.$B$1:.$B$1048576];[.$B$1:.$B$1048576];&quot;&lt;&quot;&amp;[.U65])))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48" calcext:value-type="float">
            <text:p>148</text:p>
          </table:table-cell>
          <table:table-cell office:value-type="float" office:value="14800" calcext:value-type="float">
            <text:p>14800</text:p>
          </table:table-cell>
          <table:table-cell office:value-type="float" office:value="1.48" calcext:value-type="float">
            <text:p>1.48</text:p>
          </table:table-cell>
          <table:table-cell table:number-columns-repeated="4"/>
          <table:table-cell table:formula="of:=COM.MICROSOFT.MINIFS([.$B$1:.$B$1048576];[.$B$1:.$B$1048576];&quot;&gt;&quot;&amp;[.I66])" office:value-type="float" office:value="178" calcext:value-type="float">
            <text:p>178</text:p>
          </table:table-cell>
          <table:table-cell/>
          <table:table-cell table:formula="of:=IF([.K66]=&quot;&quot;;&quot;&quot;;IF(COM.MICROSOFT.MINIFS([.$B$1:.$B$1048576];[.$B$1:.$B$1048576];&quot;&gt;&quot;&amp;[.K66])&lt;=[.K66];&quot;&quot;;COM.MICROSOFT.MINIFS([.$B$1:.$B$1048576];[.$B$1:.$B$1048576];&quot;&gt;&quot;&amp;[.K66])))" office:value-type="float" office:value="178" calcext:value-type="float">
            <text:p>178</text:p>
          </table:table-cell>
          <table:table-cell/>
          <table:table-cell table:formula="of:=IF([.$K67]=&quot;&quot;;&quot;&quot;;COUNTIFS([.$B$1:.$B$1048576];[.K67]))" office:value-type="float" office:value="3" calcext:value-type="float">
            <text:p>3</text:p>
          </table:table-cell>
          <table:table-cell/>
          <table:table-cell table:formula="of:=IF([.$K67]=&quot;&quot;;&quot;&quot;;MATCH([.K67];[.$B$1:.$B$1048576];0))" office:value-type="float" office:value="47" calcext:value-type="float">
            <text:p>47</text:p>
          </table:table-cell>
          <table:table-cell table:formula="of:=IF([.$K67]=&quot;&quot;;&quot;&quot;;INDEX([.$C$1:.$D$1048576];[.$O67];[.P$2]))" office:value-type="float" office:value="1.78" calcext:value-type="float">
            <text:p>1.78</text:p>
          </table:table-cell>
          <table:table-cell table:formula="of:=IF([.$K67]=&quot;&quot;;&quot;&quot;;INDEX([.$C$1:.$D$1048576];[.$O67];[.Q$2]))" office:value-type="float" office:value="17800" calcext:value-type="float">
            <text:p>17800</text:p>
          </table:table-cell>
          <table:table-cell/>
          <table:table-cell table:formula="of:=IF([.$M67]=&quot;&quot;;&quot;&quot;;FLOOR(100*SUM([.$M$3:.$M67])/SUM([.$M$1:.$M$1048576]);1))" office:value-type="float" office:value="39" calcext:value-type="float">
            <text:p>39</text:p>
          </table:table-cell>
          <table:table-cell/>
          <table:table-cell table:formula="of:=IF([.U66]=&quot;&quot;;&quot;&quot;;IF(COM.MICROSOFT.MAXIFS([.$B$1:.$B$1048576];[.$B$1:.$B$1048576];&quot;&lt;&quot;&amp;[.U66])&gt;=[.U66];&quot;&quot;;COM.MICROSOFT.MAXIFS([.$B$1:.$B$1048576];[.$B$1:.$B$1048576];&quot;&lt;&quot;&amp;[.U66])))"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float" office:value="10100" calcext:value-type="float">
            <text:p>10100</text:p>
          </table:table-cell>
          <table:table-cell office:value-type="float" office:value="1.01" calcext:value-type="float">
            <text:p>1.01</text:p>
          </table:table-cell>
          <table:table-cell table:number-columns-repeated="4"/>
          <table:table-cell table:formula="of:=COM.MICROSOFT.MINIFS([.$B$1:.$B$1048576];[.$B$1:.$B$1048576];&quot;&gt;&quot;&amp;[.I67])" office:value-type="float" office:value="182" calcext:value-type="float">
            <text:p>182</text:p>
          </table:table-cell>
          <table:table-cell/>
          <table:table-cell table:formula="of:=IF([.K67]=&quot;&quot;;&quot;&quot;;IF(COM.MICROSOFT.MINIFS([.$B$1:.$B$1048576];[.$B$1:.$B$1048576];&quot;&gt;&quot;&amp;[.K67])&lt;=[.K67];&quot;&quot;;COM.MICROSOFT.MINIFS([.$B$1:.$B$1048576];[.$B$1:.$B$1048576];&quot;&gt;&quot;&amp;[.K67])))" office:value-type="float" office:value="182" calcext:value-type="float">
            <text:p>182</text:p>
          </table:table-cell>
          <table:table-cell/>
          <table:table-cell table:formula="of:=IF([.$K68]=&quot;&quot;;&quot;&quot;;COUNTIFS([.$B$1:.$B$1048576];[.K68]))" office:value-type="float" office:value="1" calcext:value-type="float">
            <text:p>1</text:p>
          </table:table-cell>
          <table:table-cell/>
          <table:table-cell table:formula="of:=IF([.$K68]=&quot;&quot;;&quot;&quot;;MATCH([.K68];[.$B$1:.$B$1048576];0))" office:value-type="float" office:value="133" calcext:value-type="float">
            <text:p>133</text:p>
          </table:table-cell>
          <table:table-cell table:formula="of:=IF([.$K68]=&quot;&quot;;&quot;&quot;;INDEX([.$C$1:.$D$1048576];[.$O68];[.P$2]))" office:value-type="float" office:value="1.82" calcext:value-type="float">
            <text:p>1.82</text:p>
          </table:table-cell>
          <table:table-cell table:formula="of:=IF([.$K68]=&quot;&quot;;&quot;&quot;;INDEX([.$C$1:.$D$1048576];[.$O68];[.Q$2]))" office:value-type="float" office:value="18200" calcext:value-type="float">
            <text:p>18200</text:p>
          </table:table-cell>
          <table:table-cell/>
          <table:table-cell table:formula="of:=IF([.$M68]=&quot;&quot;;&quot;&quot;;FLOOR(100*SUM([.$M$3:.$M68])/SUM([.$M$1:.$M$1048576]);1))" office:value-type="float" office:value="39" calcext:value-type="float">
            <text:p>39</text:p>
          </table:table-cell>
          <table:table-cell/>
          <table:table-cell table:formula="of:=IF([.U67]=&quot;&quot;;&quot;&quot;;IF(COM.MICROSOFT.MAXIFS([.$B$1:.$B$1048576];[.$B$1:.$B$1048576];&quot;&lt;&quot;&amp;[.U67])&gt;=[.U67];&quot;&quot;;COM.MICROSOFT.MAXIFS([.$B$1:.$B$1048576];[.$B$1:.$B$1048576];&quot;&lt;&quot;&amp;[.U67])))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0" calcext:value-type="float">
            <text:p>250</text:p>
          </table:table-cell>
          <table:table-cell office:value-type="float" office:value="25000" calcext:value-type="float">
            <text:p>25000</text:p>
          </table:table-cell>
          <table:table-cell office:value-type="float" office:value="2.5" calcext:value-type="float">
            <text:p>2.5</text:p>
          </table:table-cell>
          <table:table-cell table:number-columns-repeated="4"/>
          <table:table-cell table:formula="of:=COM.MICROSOFT.MINIFS([.$B$1:.$B$1048576];[.$B$1:.$B$1048576];&quot;&gt;&quot;&amp;[.I68])" office:value-type="float" office:value="192" calcext:value-type="float">
            <text:p>192</text:p>
          </table:table-cell>
          <table:table-cell/>
          <table:table-cell table:formula="of:=IF([.K68]=&quot;&quot;;&quot;&quot;;IF(COM.MICROSOFT.MINIFS([.$B$1:.$B$1048576];[.$B$1:.$B$1048576];&quot;&gt;&quot;&amp;[.K68])&lt;=[.K68];&quot;&quot;;COM.MICROSOFT.MINIFS([.$B$1:.$B$1048576];[.$B$1:.$B$1048576];&quot;&gt;&quot;&amp;[.K68])))" office:value-type="float" office:value="192" calcext:value-type="float">
            <text:p>192</text:p>
          </table:table-cell>
          <table:table-cell/>
          <table:table-cell table:formula="of:=IF([.$K69]=&quot;&quot;;&quot;&quot;;COUNTIFS([.$B$1:.$B$1048576];[.K69]))" office:value-type="float" office:value="1" calcext:value-type="float">
            <text:p>1</text:p>
          </table:table-cell>
          <table:table-cell/>
          <table:table-cell table:formula="of:=IF([.$K69]=&quot;&quot;;&quot;&quot;;MATCH([.K69];[.$B$1:.$B$1048576];0))" office:value-type="float" office:value="75" calcext:value-type="float">
            <text:p>75</text:p>
          </table:table-cell>
          <table:table-cell table:formula="of:=IF([.$K69]=&quot;&quot;;&quot;&quot;;INDEX([.$C$1:.$D$1048576];[.$O69];[.P$2]))" office:value-type="float" office:value="1.92" calcext:value-type="float">
            <text:p>1.92</text:p>
          </table:table-cell>
          <table:table-cell table:formula="of:=IF([.$K69]=&quot;&quot;;&quot;&quot;;INDEX([.$C$1:.$D$1048576];[.$O69];[.Q$2]))" office:value-type="float" office:value="19200" calcext:value-type="float">
            <text:p>19200</text:p>
          </table:table-cell>
          <table:table-cell/>
          <table:table-cell table:formula="of:=IF([.$M69]=&quot;&quot;;&quot;&quot;;FLOOR(100*SUM([.$M$3:.$M69])/SUM([.$M$1:.$M$1048576]);1))" office:value-type="float" office:value="40" calcext:value-type="float">
            <text:p>40</text:p>
          </table:table-cell>
          <table:table-cell/>
          <table:table-cell table:formula="of:=IF([.U68]=&quot;&quot;;&quot;&quot;;IF(COM.MICROSOFT.MAXIFS([.$B$1:.$B$1048576];[.$B$1:.$B$1048576];&quot;&lt;&quot;&amp;[.U68])&gt;=[.U68];&quot;&quot;;COM.MICROSOFT.MAXIFS([.$B$1:.$B$1048576];[.$B$1:.$B$1048576];&quot;&lt;&quot;&amp;[.U68])))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5" calcext:value-type="float">
            <text:p>165</text:p>
          </table:table-cell>
          <table:table-cell office:value-type="float" office:value="16500" calcext:value-type="float">
            <text:p>16500</text:p>
          </table:table-cell>
          <table:table-cell office:value-type="float" office:value="1.65" calcext:value-type="float">
            <text:p>1.65</text:p>
          </table:table-cell>
          <table:table-cell table:number-columns-repeated="4"/>
          <table:table-cell table:formula="of:=COM.MICROSOFT.MINIFS([.$B$1:.$B$1048576];[.$B$1:.$B$1048576];&quot;&gt;&quot;&amp;[.I69])" office:value-type="float" office:value="199" calcext:value-type="float">
            <text:p>199</text:p>
          </table:table-cell>
          <table:table-cell/>
          <table:table-cell table:formula="of:=IF([.K69]=&quot;&quot;;&quot;&quot;;IF(COM.MICROSOFT.MINIFS([.$B$1:.$B$1048576];[.$B$1:.$B$1048576];&quot;&gt;&quot;&amp;[.K69])&lt;=[.K69];&quot;&quot;;COM.MICROSOFT.MINIFS([.$B$1:.$B$1048576];[.$B$1:.$B$1048576];&quot;&gt;&quot;&amp;[.K69])))" office:value-type="float" office:value="199" calcext:value-type="float">
            <text:p>199</text:p>
          </table:table-cell>
          <table:table-cell/>
          <table:table-cell table:formula="of:=IF([.$K70]=&quot;&quot;;&quot;&quot;;COUNTIFS([.$B$1:.$B$1048576];[.K70]))" office:value-type="float" office:value="1" calcext:value-type="float">
            <text:p>1</text:p>
          </table:table-cell>
          <table:table-cell/>
          <table:table-cell table:formula="of:=IF([.$K70]=&quot;&quot;;&quot;&quot;;MATCH([.K70];[.$B$1:.$B$1048576];0))" office:value-type="float" office:value="54" calcext:value-type="float">
            <text:p>54</text:p>
          </table:table-cell>
          <table:table-cell table:formula="of:=IF([.$K70]=&quot;&quot;;&quot;&quot;;INDEX([.$C$1:.$D$1048576];[.$O70];[.P$2]))" office:value-type="float" office:value="1.99" calcext:value-type="float">
            <text:p>1.99</text:p>
          </table:table-cell>
          <table:table-cell table:formula="of:=IF([.$K70]=&quot;&quot;;&quot;&quot;;INDEX([.$C$1:.$D$1048576];[.$O70];[.Q$2]))" office:value-type="float" office:value="19900" calcext:value-type="float">
            <text:p>19900</text:p>
          </table:table-cell>
          <table:table-cell/>
          <table:table-cell table:formula="of:=IF([.$M70]=&quot;&quot;;&quot;&quot;;FLOOR(100*SUM([.$M$3:.$M70])/SUM([.$M$1:.$M$1048576]);1))" office:value-type="float" office:value="40" calcext:value-type="float">
            <text:p>40</text:p>
          </table:table-cell>
          <table:table-cell/>
          <table:table-cell table:formula="of:=IF([.U69]=&quot;&quot;;&quot;&quot;;IF(COM.MICROSOFT.MAXIFS([.$B$1:.$B$1048576];[.$B$1:.$B$1048576];&quot;&lt;&quot;&amp;[.U69])&gt;=[.U69];&quot;&quot;;COM.MICROSOFT.MAXIFS([.$B$1:.$B$1048576];[.$B$1:.$B$1048576];&quot;&lt;&quot;&amp;[.U69])))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8" calcext:value-type="float">
            <text:p>248</text:p>
          </table:table-cell>
          <table:table-cell office:value-type="float" office:value="24800" calcext:value-type="float">
            <text:p>24800</text:p>
          </table:table-cell>
          <table:table-cell office:value-type="float" office:value="2.48" calcext:value-type="float">
            <text:p>2.48</text:p>
          </table:table-cell>
          <table:table-cell table:number-columns-repeated="4"/>
          <table:table-cell table:formula="of:=COM.MICROSOFT.MINIFS([.$B$1:.$B$1048576];[.$B$1:.$B$1048576];&quot;&gt;&quot;&amp;[.I70])" office:value-type="float" office:value="207" calcext:value-type="float">
            <text:p>207</text:p>
          </table:table-cell>
          <table:table-cell/>
          <table:table-cell table:formula="of:=IF([.K70]=&quot;&quot;;&quot;&quot;;IF(COM.MICROSOFT.MINIFS([.$B$1:.$B$1048576];[.$B$1:.$B$1048576];&quot;&gt;&quot;&amp;[.K70])&lt;=[.K70];&quot;&quot;;COM.MICROSOFT.MINIFS([.$B$1:.$B$1048576];[.$B$1:.$B$1048576];&quot;&gt;&quot;&amp;[.K70])))" office:value-type="float" office:value="207" calcext:value-type="float">
            <text:p>207</text:p>
          </table:table-cell>
          <table:table-cell/>
          <table:table-cell table:formula="of:=IF([.$K71]=&quot;&quot;;&quot;&quot;;COUNTIFS([.$B$1:.$B$1048576];[.K71]))" office:value-type="float" office:value="1" calcext:value-type="float">
            <text:p>1</text:p>
          </table:table-cell>
          <table:table-cell/>
          <table:table-cell table:formula="of:=IF([.$K71]=&quot;&quot;;&quot;&quot;;MATCH([.K71];[.$B$1:.$B$1048576];0))" office:value-type="float" office:value="99" calcext:value-type="float">
            <text:p>99</text:p>
          </table:table-cell>
          <table:table-cell table:formula="of:=IF([.$K71]=&quot;&quot;;&quot;&quot;;INDEX([.$C$1:.$D$1048576];[.$O71];[.P$2]))" office:value-type="float" office:value="2.07" calcext:value-type="float">
            <text:p>2.07</text:p>
          </table:table-cell>
          <table:table-cell table:formula="of:=IF([.$K71]=&quot;&quot;;&quot;&quot;;INDEX([.$C$1:.$D$1048576];[.$O71];[.Q$2]))" office:value-type="float" office:value="20700" calcext:value-type="float">
            <text:p>20700</text:p>
          </table:table-cell>
          <table:table-cell/>
          <table:table-cell table:formula="of:=IF([.$M71]=&quot;&quot;;&quot;&quot;;FLOOR(100*SUM([.$M$3:.$M71])/SUM([.$M$1:.$M$1048576]);1))" office:value-type="float" office:value="41" calcext:value-type="float">
            <text:p>41</text:p>
          </table:table-cell>
          <table:table-cell/>
          <table:table-cell table:formula="of:=IF([.U70]=&quot;&quot;;&quot;&quot;;IF(COM.MICROSOFT.MAXIFS([.$B$1:.$B$1048576];[.$B$1:.$B$1048576];&quot;&lt;&quot;&amp;[.U70])&gt;=[.U70];&quot;&quot;;COM.MICROSOFT.MAXIFS([.$B$1:.$B$1048576];[.$B$1:.$B$1048576];&quot;&lt;&quot;&amp;[.U70])))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55" calcext:value-type="float">
            <text:p>355</text:p>
          </table:table-cell>
          <table:table-cell office:value-type="float" office:value="35500" calcext:value-type="float">
            <text:p>35500</text:p>
          </table:table-cell>
          <table:table-cell office:value-type="float" office:value="3.55" calcext:value-type="float">
            <text:p>3.55</text:p>
          </table:table-cell>
          <table:table-cell table:number-columns-repeated="4"/>
          <table:table-cell table:formula="of:=COM.MICROSOFT.MINIFS([.$B$1:.$B$1048576];[.$B$1:.$B$1048576];&quot;&gt;&quot;&amp;[.I71])" office:value-type="float" office:value="208" calcext:value-type="float">
            <text:p>208</text:p>
          </table:table-cell>
          <table:table-cell/>
          <table:table-cell table:formula="of:=IF([.K71]=&quot;&quot;;&quot;&quot;;IF(COM.MICROSOFT.MINIFS([.$B$1:.$B$1048576];[.$B$1:.$B$1048576];&quot;&gt;&quot;&amp;[.K71])&lt;=[.K71];&quot;&quot;;COM.MICROSOFT.MINIFS([.$B$1:.$B$1048576];[.$B$1:.$B$1048576];&quot;&gt;&quot;&amp;[.K71])))" office:value-type="float" office:value="208" calcext:value-type="float">
            <text:p>208</text:p>
          </table:table-cell>
          <table:table-cell/>
          <table:table-cell table:formula="of:=IF([.$K72]=&quot;&quot;;&quot;&quot;;COUNTIFS([.$B$1:.$B$1048576];[.K72]))" office:value-type="float" office:value="2" calcext:value-type="float">
            <text:p>2</text:p>
          </table:table-cell>
          <table:table-cell/>
          <table:table-cell table:formula="of:=IF([.$K72]=&quot;&quot;;&quot;&quot;;MATCH([.K72];[.$B$1:.$B$1048576];0))" office:value-type="float" office:value="56" calcext:value-type="float">
            <text:p>56</text:p>
          </table:table-cell>
          <table:table-cell table:formula="of:=IF([.$K72]=&quot;&quot;;&quot;&quot;;INDEX([.$C$1:.$D$1048576];[.$O72];[.P$2]))" office:value-type="float" office:value="2.08" calcext:value-type="float">
            <text:p>2.08</text:p>
          </table:table-cell>
          <table:table-cell table:formula="of:=IF([.$K72]=&quot;&quot;;&quot;&quot;;INDEX([.$C$1:.$D$1048576];[.$O72];[.Q$2]))" office:value-type="float" office:value="20800" calcext:value-type="float">
            <text:p>20800</text:p>
          </table:table-cell>
          <table:table-cell/>
          <table:table-cell table:formula="of:=IF([.$M72]=&quot;&quot;;&quot;&quot;;FLOOR(100*SUM([.$M$3:.$M72])/SUM([.$M$1:.$M$1048576]);1))" office:value-type="float" office:value="42" calcext:value-type="float">
            <text:p>42</text:p>
          </table:table-cell>
          <table:table-cell/>
          <table:table-cell table:formula="of:=IF([.U71]=&quot;&quot;;&quot;&quot;;IF(COM.MICROSOFT.MAXIFS([.$B$1:.$B$1048576];[.$B$1:.$B$1048576];&quot;&lt;&quot;&amp;[.U71])&gt;=[.U71];&quot;&quot;;COM.MICROSOFT.MAXIFS([.$B$1:.$B$1048576];[.$B$1:.$B$1048576];&quot;&lt;&quot;&amp;[.U71])))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3" calcext:value-type="float">
            <text:p>283</text:p>
          </table:table-cell>
          <table:table-cell office:value-type="float" office:value="28300" calcext:value-type="float">
            <text:p>28300</text:p>
          </table:table-cell>
          <table:table-cell office:value-type="float" office:value="2.83" calcext:value-type="float">
            <text:p>2.83</text:p>
          </table:table-cell>
          <table:table-cell table:number-columns-repeated="4"/>
          <table:table-cell table:formula="of:=COM.MICROSOFT.MINIFS([.$B$1:.$B$1048576];[.$B$1:.$B$1048576];&quot;&gt;&quot;&amp;[.I72])" office:value-type="float" office:value="211" calcext:value-type="float">
            <text:p>211</text:p>
          </table:table-cell>
          <table:table-cell/>
          <table:table-cell table:formula="of:=IF([.K72]=&quot;&quot;;&quot;&quot;;IF(COM.MICROSOFT.MINIFS([.$B$1:.$B$1048576];[.$B$1:.$B$1048576];&quot;&gt;&quot;&amp;[.K72])&lt;=[.K72];&quot;&quot;;COM.MICROSOFT.MINIFS([.$B$1:.$B$1048576];[.$B$1:.$B$1048576];&quot;&gt;&quot;&amp;[.K72])))" office:value-type="float" office:value="211" calcext:value-type="float">
            <text:p>211</text:p>
          </table:table-cell>
          <table:table-cell/>
          <table:table-cell table:formula="of:=IF([.$K73]=&quot;&quot;;&quot;&quot;;COUNTIFS([.$B$1:.$B$1048576];[.K73]))" office:value-type="float" office:value="1" calcext:value-type="float">
            <text:p>1</text:p>
          </table:table-cell>
          <table:table-cell/>
          <table:table-cell table:formula="of:=IF([.$K73]=&quot;&quot;;&quot;&quot;;MATCH([.K73];[.$B$1:.$B$1048576];0))" office:value-type="float" office:value="138" calcext:value-type="float">
            <text:p>138</text:p>
          </table:table-cell>
          <table:table-cell table:formula="of:=IF([.$K73]=&quot;&quot;;&quot;&quot;;INDEX([.$C$1:.$D$1048576];[.$O73];[.P$2]))" office:value-type="float" office:value="2.11" calcext:value-type="float">
            <text:p>2.11</text:p>
          </table:table-cell>
          <table:table-cell table:formula="of:=IF([.$K73]=&quot;&quot;;&quot;&quot;;INDEX([.$C$1:.$D$1048576];[.$O73];[.Q$2]))" office:value-type="float" office:value="21100" calcext:value-type="float">
            <text:p>21100</text:p>
          </table:table-cell>
          <table:table-cell/>
          <table:table-cell table:formula="of:=IF([.$M73]=&quot;&quot;;&quot;&quot;;FLOOR(100*SUM([.$M$3:.$M73])/SUM([.$M$1:.$M$1048576]);1))" office:value-type="float" office:value="42" calcext:value-type="float">
            <text:p>42</text:p>
          </table:table-cell>
          <table:table-cell/>
          <table:table-cell table:formula="of:=IF([.U72]=&quot;&quot;;&quot;&quot;;IF(COM.MICROSOFT.MAXIFS([.$B$1:.$B$1048576];[.$B$1:.$B$1048576];&quot;&lt;&quot;&amp;[.U72])&gt;=[.U72];&quot;&quot;;COM.MICROSOFT.MAXIFS([.$B$1:.$B$1048576];[.$B$1:.$B$1048576];&quot;&lt;&quot;&amp;[.U72])))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37" calcext:value-type="float">
            <text:p>437</text:p>
          </table:table-cell>
          <table:table-cell office:value-type="float" office:value="43700" calcext:value-type="float">
            <text:p>43700</text:p>
          </table:table-cell>
          <table:table-cell office:value-type="float" office:value="4.37" calcext:value-type="float">
            <text:p>4.37</text:p>
          </table:table-cell>
          <table:table-cell table:number-columns-repeated="4"/>
          <table:table-cell table:formula="of:=COM.MICROSOFT.MINIFS([.$B$1:.$B$1048576];[.$B$1:.$B$1048576];&quot;&gt;&quot;&amp;[.I73])" office:value-type="float" office:value="213" calcext:value-type="float">
            <text:p>213</text:p>
          </table:table-cell>
          <table:table-cell/>
          <table:table-cell table:formula="of:=IF([.K73]=&quot;&quot;;&quot;&quot;;IF(COM.MICROSOFT.MINIFS([.$B$1:.$B$1048576];[.$B$1:.$B$1048576];&quot;&gt;&quot;&amp;[.K73])&lt;=[.K73];&quot;&quot;;COM.MICROSOFT.MINIFS([.$B$1:.$B$1048576];[.$B$1:.$B$1048576];&quot;&gt;&quot;&amp;[.K73])))" office:value-type="float" office:value="213" calcext:value-type="float">
            <text:p>213</text:p>
          </table:table-cell>
          <table:table-cell/>
          <table:table-cell table:formula="of:=IF([.$K74]=&quot;&quot;;&quot;&quot;;COUNTIFS([.$B$1:.$B$1048576];[.K74]))" office:value-type="float" office:value="1" calcext:value-type="float">
            <text:p>1</text:p>
          </table:table-cell>
          <table:table-cell/>
          <table:table-cell table:formula="of:=IF([.$K74]=&quot;&quot;;&quot;&quot;;MATCH([.K74];[.$B$1:.$B$1048576];0))" office:value-type="float" office:value="115" calcext:value-type="float">
            <text:p>115</text:p>
          </table:table-cell>
          <table:table-cell table:formula="of:=IF([.$K74]=&quot;&quot;;&quot;&quot;;INDEX([.$C$1:.$D$1048576];[.$O74];[.P$2]))" office:value-type="float" office:value="2.13" calcext:value-type="float">
            <text:p>2.13</text:p>
          </table:table-cell>
          <table:table-cell table:formula="of:=IF([.$K74]=&quot;&quot;;&quot;&quot;;INDEX([.$C$1:.$D$1048576];[.$O74];[.Q$2]))" office:value-type="float" office:value="21300" calcext:value-type="float">
            <text:p>21300</text:p>
          </table:table-cell>
          <table:table-cell/>
          <table:table-cell table:formula="of:=IF([.$M74]=&quot;&quot;;&quot;&quot;;FLOOR(100*SUM([.$M$3:.$M74])/SUM([.$M$1:.$M$1048576]);1))" office:value-type="float" office:value="43" calcext:value-type="float">
            <text:p>43</text:p>
          </table:table-cell>
          <table:table-cell/>
          <table:table-cell table:formula="of:=IF([.U73]=&quot;&quot;;&quot;&quot;;IF(COM.MICROSOFT.MAXIFS([.$B$1:.$B$1048576];[.$B$1:.$B$1048576];&quot;&lt;&quot;&amp;[.U73])&gt;=[.U73];&quot;&quot;;COM.MICROSOFT.MAXIFS([.$B$1:.$B$1048576];[.$B$1:.$B$1048576];&quot;&lt;&quot;&amp;[.U73])))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92" calcext:value-type="float">
            <text:p>192</text:p>
          </table:table-cell>
          <table:table-cell office:value-type="float" office:value="19200" calcext:value-type="float">
            <text:p>19200</text:p>
          </table:table-cell>
          <table:table-cell office:value-type="float" office:value="1.92" calcext:value-type="float">
            <text:p>1.92</text:p>
          </table:table-cell>
          <table:table-cell table:number-columns-repeated="4"/>
          <table:table-cell table:formula="of:=COM.MICROSOFT.MINIFS([.$B$1:.$B$1048576];[.$B$1:.$B$1048576];&quot;&gt;&quot;&amp;[.I74])" office:value-type="float" office:value="215" calcext:value-type="float">
            <text:p>215</text:p>
          </table:table-cell>
          <table:table-cell/>
          <table:table-cell table:formula="of:=IF([.K74]=&quot;&quot;;&quot;&quot;;IF(COM.MICROSOFT.MINIFS([.$B$1:.$B$1048576];[.$B$1:.$B$1048576];&quot;&gt;&quot;&amp;[.K74])&lt;=[.K74];&quot;&quot;;COM.MICROSOFT.MINIFS([.$B$1:.$B$1048576];[.$B$1:.$B$1048576];&quot;&gt;&quot;&amp;[.K74])))" office:value-type="float" office:value="215" calcext:value-type="float">
            <text:p>215</text:p>
          </table:table-cell>
          <table:table-cell/>
          <table:table-cell table:formula="of:=IF([.$K75]=&quot;&quot;;&quot;&quot;;COUNTIFS([.$B$1:.$B$1048576];[.K75]))" office:value-type="float" office:value="1" calcext:value-type="float">
            <text:p>1</text:p>
          </table:table-cell>
          <table:table-cell/>
          <table:table-cell table:formula="of:=IF([.$K75]=&quot;&quot;;&quot;&quot;;MATCH([.K75];[.$B$1:.$B$1048576];0))" office:value-type="float" office:value="9" calcext:value-type="float">
            <text:p>9</text:p>
          </table:table-cell>
          <table:table-cell table:formula="of:=IF([.$K75]=&quot;&quot;;&quot;&quot;;INDEX([.$C$1:.$D$1048576];[.$O75];[.P$2]))" office:value-type="float" office:value="2.15" calcext:value-type="float">
            <text:p>2.15</text:p>
          </table:table-cell>
          <table:table-cell table:formula="of:=IF([.$K75]=&quot;&quot;;&quot;&quot;;INDEX([.$C$1:.$D$1048576];[.$O75];[.Q$2]))" office:value-type="float" office:value="21500" calcext:value-type="float">
            <text:p>21500</text:p>
          </table:table-cell>
          <table:table-cell/>
          <table:table-cell table:formula="of:=IF([.$M75]=&quot;&quot;;&quot;&quot;;FLOOR(100*SUM([.$M$3:.$M75])/SUM([.$M$1:.$M$1048576]);1))" office:value-type="float" office:value="43" calcext:value-type="float">
            <text:p>43</text:p>
          </table:table-cell>
          <table:table-cell/>
          <table:table-cell table:formula="of:=IF([.U74]=&quot;&quot;;&quot;&quot;;IF(COM.MICROSOFT.MAXIFS([.$B$1:.$B$1048576];[.$B$1:.$B$1048576];&quot;&lt;&quot;&amp;[.U74])&gt;=[.U74];&quot;&quot;;COM.MICROSOFT.MAXIFS([.$B$1:.$B$1048576];[.$B$1:.$B$1048576];&quot;&lt;&quot;&amp;[.U74])))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68" calcext:value-type="float">
            <text:p>368</text:p>
          </table:table-cell>
          <table:table-cell office:value-type="float" office:value="36800" calcext:value-type="float">
            <text:p>36800</text:p>
          </table:table-cell>
          <table:table-cell office:value-type="float" office:value="3.68" calcext:value-type="float">
            <text:p>3.68</text:p>
          </table:table-cell>
          <table:table-cell table:number-columns-repeated="4"/>
          <table:table-cell table:formula="of:=COM.MICROSOFT.MINIFS([.$B$1:.$B$1048576];[.$B$1:.$B$1048576];&quot;&gt;&quot;&amp;[.I75])" office:value-type="float" office:value="218" calcext:value-type="float">
            <text:p>218</text:p>
          </table:table-cell>
          <table:table-cell/>
          <table:table-cell table:formula="of:=IF([.K75]=&quot;&quot;;&quot;&quot;;IF(COM.MICROSOFT.MINIFS([.$B$1:.$B$1048576];[.$B$1:.$B$1048576];&quot;&gt;&quot;&amp;[.K75])&lt;=[.K75];&quot;&quot;;COM.MICROSOFT.MINIFS([.$B$1:.$B$1048576];[.$B$1:.$B$1048576];&quot;&gt;&quot;&amp;[.K75])))" office:value-type="float" office:value="218" calcext:value-type="float">
            <text:p>218</text:p>
          </table:table-cell>
          <table:table-cell/>
          <table:table-cell table:formula="of:=IF([.$K76]=&quot;&quot;;&quot;&quot;;COUNTIFS([.$B$1:.$B$1048576];[.K76]))" office:value-type="float" office:value="1" calcext:value-type="float">
            <text:p>1</text:p>
          </table:table-cell>
          <table:table-cell/>
          <table:table-cell table:formula="of:=IF([.$K76]=&quot;&quot;;&quot;&quot;;MATCH([.K76];[.$B$1:.$B$1048576];0))" office:value-type="float" office:value="162" calcext:value-type="float">
            <text:p>162</text:p>
          </table:table-cell>
          <table:table-cell table:formula="of:=IF([.$K76]=&quot;&quot;;&quot;&quot;;INDEX([.$C$1:.$D$1048576];[.$O76];[.P$2]))" office:value-type="float" office:value="2.18" calcext:value-type="float">
            <text:p>2.18</text:p>
          </table:table-cell>
          <table:table-cell table:formula="of:=IF([.$K76]=&quot;&quot;;&quot;&quot;;INDEX([.$C$1:.$D$1048576];[.$O76];[.Q$2]))" office:value-type="float" office:value="21800" calcext:value-type="float">
            <text:p>21800</text:p>
          </table:table-cell>
          <table:table-cell/>
          <table:table-cell table:formula="of:=IF([.$M76]=&quot;&quot;;&quot;&quot;;FLOOR(100*SUM([.$M$3:.$M76])/SUM([.$M$1:.$M$1048576]);1))" office:value-type="float" office:value="44" calcext:value-type="float">
            <text:p>44</text:p>
          </table:table-cell>
          <table:table-cell/>
          <table:table-cell table:formula="of:=IF([.U75]=&quot;&quot;;&quot;&quot;;IF(COM.MICROSOFT.MAXIFS([.$B$1:.$B$1048576];[.$B$1:.$B$1048576];&quot;&lt;&quot;&amp;[.U75])&gt;=[.U75];&quot;&quot;;COM.MICROSOFT.MAXIFS([.$B$1:.$B$1048576];[.$B$1:.$B$1048576];&quot;&lt;&quot;&amp;[.U75])))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6" calcext:value-type="float">
            <text:p>286</text:p>
          </table:table-cell>
          <table:table-cell office:value-type="float" office:value="28600" calcext:value-type="float">
            <text:p>28600</text:p>
          </table:table-cell>
          <table:table-cell office:value-type="float" office:value="2.86" calcext:value-type="float">
            <text:p>2.86</text:p>
          </table:table-cell>
          <table:table-cell table:number-columns-repeated="4"/>
          <table:table-cell table:formula="of:=COM.MICROSOFT.MINIFS([.$B$1:.$B$1048576];[.$B$1:.$B$1048576];&quot;&gt;&quot;&amp;[.I76])" office:value-type="float" office:value="220" calcext:value-type="float">
            <text:p>220</text:p>
          </table:table-cell>
          <table:table-cell/>
          <table:table-cell table:formula="of:=IF([.K76]=&quot;&quot;;&quot;&quot;;IF(COM.MICROSOFT.MINIFS([.$B$1:.$B$1048576];[.$B$1:.$B$1048576];&quot;&gt;&quot;&amp;[.K76])&lt;=[.K76];&quot;&quot;;COM.MICROSOFT.MINIFS([.$B$1:.$B$1048576];[.$B$1:.$B$1048576];&quot;&gt;&quot;&amp;[.K76])))" office:value-type="float" office:value="220" calcext:value-type="float">
            <text:p>220</text:p>
          </table:table-cell>
          <table:table-cell/>
          <table:table-cell table:formula="of:=IF([.$K77]=&quot;&quot;;&quot;&quot;;COUNTIFS([.$B$1:.$B$1048576];[.K77]))" office:value-type="float" office:value="1" calcext:value-type="float">
            <text:p>1</text:p>
          </table:table-cell>
          <table:table-cell/>
          <table:table-cell table:formula="of:=IF([.$K77]=&quot;&quot;;&quot;&quot;;MATCH([.K77];[.$B$1:.$B$1048576];0))" office:value-type="float" office:value="152" calcext:value-type="float">
            <text:p>152</text:p>
          </table:table-cell>
          <table:table-cell table:formula="of:=IF([.$K77]=&quot;&quot;;&quot;&quot;;INDEX([.$C$1:.$D$1048576];[.$O77];[.P$2]))" office:value-type="float" office:value="2.2" calcext:value-type="float">
            <text:p>2.2</text:p>
          </table:table-cell>
          <table:table-cell table:formula="of:=IF([.$K77]=&quot;&quot;;&quot;&quot;;INDEX([.$C$1:.$D$1048576];[.$O77];[.Q$2]))" office:value-type="float" office:value="22000" calcext:value-type="float">
            <text:p>22000</text:p>
          </table:table-cell>
          <table:table-cell/>
          <table:table-cell table:formula="of:=IF([.$M77]=&quot;&quot;;&quot;&quot;;FLOOR(100*SUM([.$M$3:.$M77])/SUM([.$M$1:.$M$1048576]);1))" office:value-type="float" office:value="44" calcext:value-type="float">
            <text:p>44</text:p>
          </table:table-cell>
          <table:table-cell/>
          <table:table-cell table:formula="of:=IF([.U76]=&quot;&quot;;&quot;&quot;;IF(COM.MICROSOFT.MAXIFS([.$B$1:.$B$1048576];[.$B$1:.$B$1048576];&quot;&lt;&quot;&amp;[.U76])&gt;=[.U76];&quot;&quot;;COM.MICROSOFT.MAXIFS([.$B$1:.$B$1048576];[.$B$1:.$B$1048576];&quot;&lt;&quot;&amp;[.U76])))"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53" calcext:value-type="float">
            <text:p>153</text:p>
          </table:table-cell>
          <table:table-cell office:value-type="float" office:value="15300" calcext:value-type="float">
            <text:p>15300</text:p>
          </table:table-cell>
          <table:table-cell office:value-type="float" office:value="1.53" calcext:value-type="float">
            <text:p>1.53</text:p>
          </table:table-cell>
          <table:table-cell table:number-columns-repeated="4"/>
          <table:table-cell table:formula="of:=COM.MICROSOFT.MINIFS([.$B$1:.$B$1048576];[.$B$1:.$B$1048576];&quot;&gt;&quot;&amp;[.I77])" office:value-type="float" office:value="222" calcext:value-type="float">
            <text:p>222</text:p>
          </table:table-cell>
          <table:table-cell/>
          <table:table-cell table:formula="of:=IF([.K77]=&quot;&quot;;&quot;&quot;;IF(COM.MICROSOFT.MINIFS([.$B$1:.$B$1048576];[.$B$1:.$B$1048576];&quot;&gt;&quot;&amp;[.K77])&lt;=[.K77];&quot;&quot;;COM.MICROSOFT.MINIFS([.$B$1:.$B$1048576];[.$B$1:.$B$1048576];&quot;&gt;&quot;&amp;[.K77])))" office:value-type="float" office:value="222" calcext:value-type="float">
            <text:p>222</text:p>
          </table:table-cell>
          <table:table-cell/>
          <table:table-cell table:formula="of:=IF([.$K78]=&quot;&quot;;&quot;&quot;;COUNTIFS([.$B$1:.$B$1048576];[.K78]))" office:value-type="float" office:value="1" calcext:value-type="float">
            <text:p>1</text:p>
          </table:table-cell>
          <table:table-cell/>
          <table:table-cell table:formula="of:=IF([.$K78]=&quot;&quot;;&quot;&quot;;MATCH([.K78];[.$B$1:.$B$1048576];0))" office:value-type="float" office:value="36" calcext:value-type="float">
            <text:p>36</text:p>
          </table:table-cell>
          <table:table-cell table:formula="of:=IF([.$K78]=&quot;&quot;;&quot;&quot;;INDEX([.$C$1:.$D$1048576];[.$O78];[.P$2]))" office:value-type="float" office:value="2.22" calcext:value-type="float">
            <text:p>2.22</text:p>
          </table:table-cell>
          <table:table-cell table:formula="of:=IF([.$K78]=&quot;&quot;;&quot;&quot;;INDEX([.$C$1:.$D$1048576];[.$O78];[.Q$2]))" office:value-type="float" office:value="22200" calcext:value-type="float">
            <text:p>22200</text:p>
          </table:table-cell>
          <table:table-cell/>
          <table:table-cell table:formula="of:=IF([.$M78]=&quot;&quot;;&quot;&quot;;FLOOR(100*SUM([.$M$3:.$M78])/SUM([.$M$1:.$M$1048576]);1))" office:value-type="float" office:value="45" calcext:value-type="float">
            <text:p>45</text:p>
          </table:table-cell>
          <table:table-cell/>
          <table:table-cell table:formula="of:=IF([.U77]=&quot;&quot;;&quot;&quot;;IF(COM.MICROSOFT.MAXIFS([.$B$1:.$B$1048576];[.$B$1:.$B$1048576];&quot;&lt;&quot;&amp;[.U77])&gt;=[.U77];&quot;&quot;;COM.MICROSOFT.MAXIFS([.$B$1:.$B$1048576];[.$B$1:.$B$1048576];&quot;&lt;&quot;&amp;[.U77])))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1400" calcext:value-type="float">
            <text:p>1400</text:p>
          </table:table-cell>
          <table:table-cell office:value-type="float" office:value="0.14" calcext:value-type="float">
            <text:p>0.14</text:p>
          </table:table-cell>
          <table:table-cell table:number-columns-repeated="4"/>
          <table:table-cell table:formula="of:=COM.MICROSOFT.MINIFS([.$B$1:.$B$1048576];[.$B$1:.$B$1048576];&quot;&gt;&quot;&amp;[.I78])" office:value-type="float" office:value="226" calcext:value-type="float">
            <text:p>226</text:p>
          </table:table-cell>
          <table:table-cell/>
          <table:table-cell table:formula="of:=IF([.K78]=&quot;&quot;;&quot;&quot;;IF(COM.MICROSOFT.MINIFS([.$B$1:.$B$1048576];[.$B$1:.$B$1048576];&quot;&gt;&quot;&amp;[.K78])&lt;=[.K78];&quot;&quot;;COM.MICROSOFT.MINIFS([.$B$1:.$B$1048576];[.$B$1:.$B$1048576];&quot;&gt;&quot;&amp;[.K78])))" office:value-type="float" office:value="226" calcext:value-type="float">
            <text:p>226</text:p>
          </table:table-cell>
          <table:table-cell/>
          <table:table-cell table:formula="of:=IF([.$K79]=&quot;&quot;;&quot;&quot;;COUNTIFS([.$B$1:.$B$1048576];[.K79]))" office:value-type="float" office:value="1" calcext:value-type="float">
            <text:p>1</text:p>
          </table:table-cell>
          <table:table-cell/>
          <table:table-cell table:formula="of:=IF([.$K79]=&quot;&quot;;&quot;&quot;;MATCH([.K79];[.$B$1:.$B$1048576];0))" office:value-type="float" office:value="185" calcext:value-type="float">
            <text:p>185</text:p>
          </table:table-cell>
          <table:table-cell table:formula="of:=IF([.$K79]=&quot;&quot;;&quot;&quot;;INDEX([.$C$1:.$D$1048576];[.$O79];[.P$2]))" office:value-type="float" office:value="2.26" calcext:value-type="float">
            <text:p>2.26</text:p>
          </table:table-cell>
          <table:table-cell table:formula="of:=IF([.$K79]=&quot;&quot;;&quot;&quot;;INDEX([.$C$1:.$D$1048576];[.$O79];[.Q$2]))" office:value-type="float" office:value="22600" calcext:value-type="float">
            <text:p>22600</text:p>
          </table:table-cell>
          <table:table-cell/>
          <table:table-cell table:formula="of:=IF([.$M79]=&quot;&quot;;&quot;&quot;;FLOOR(100*SUM([.$M$3:.$M79])/SUM([.$M$1:.$M$1048576]);1))" office:value-type="float" office:value="45" calcext:value-type="float">
            <text:p>45</text:p>
          </table:table-cell>
          <table:table-cell/>
          <table:table-cell table:formula="of:=IF([.U78]=&quot;&quot;;&quot;&quot;;IF(COM.MICROSOFT.MAXIFS([.$B$1:.$B$1048576];[.$B$1:.$B$1048576];&quot;&lt;&quot;&amp;[.U78])&gt;=[.U78];&quot;&quot;;COM.MICROSOFT.MAXIFS([.$B$1:.$B$1048576];[.$B$1:.$B$1048576];&quot;&lt;&quot;&amp;[.U78])))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6" calcext:value-type="float">
            <text:p>46</text:p>
          </table:table-cell>
          <table:table-cell office:value-type="float" office:value="4600" calcext:value-type="float">
            <text:p>4600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table:formula="of:=COM.MICROSOFT.MINIFS([.$B$1:.$B$1048576];[.$B$1:.$B$1048576];&quot;&gt;&quot;&amp;[.I79])" office:value-type="float" office:value="227" calcext:value-type="float">
            <text:p>227</text:p>
          </table:table-cell>
          <table:table-cell/>
          <table:table-cell table:formula="of:=IF([.K79]=&quot;&quot;;&quot;&quot;;IF(COM.MICROSOFT.MINIFS([.$B$1:.$B$1048576];[.$B$1:.$B$1048576];&quot;&gt;&quot;&amp;[.K79])&lt;=[.K79];&quot;&quot;;COM.MICROSOFT.MINIFS([.$B$1:.$B$1048576];[.$B$1:.$B$1048576];&quot;&gt;&quot;&amp;[.K79])))" office:value-type="float" office:value="227" calcext:value-type="float">
            <text:p>227</text:p>
          </table:table-cell>
          <table:table-cell/>
          <table:table-cell table:formula="of:=IF([.$K80]=&quot;&quot;;&quot;&quot;;COUNTIFS([.$B$1:.$B$1048576];[.K80]))" office:value-type="float" office:value="1" calcext:value-type="float">
            <text:p>1</text:p>
          </table:table-cell>
          <table:table-cell/>
          <table:table-cell table:formula="of:=IF([.$K80]=&quot;&quot;;&quot;&quot;;MATCH([.K80];[.$B$1:.$B$1048576];0))" office:value-type="float" office:value="175" calcext:value-type="float">
            <text:p>175</text:p>
          </table:table-cell>
          <table:table-cell table:formula="of:=IF([.$K80]=&quot;&quot;;&quot;&quot;;INDEX([.$C$1:.$D$1048576];[.$O80];[.P$2]))" office:value-type="float" office:value="2.27" calcext:value-type="float">
            <text:p>2.27</text:p>
          </table:table-cell>
          <table:table-cell table:formula="of:=IF([.$K80]=&quot;&quot;;&quot;&quot;;INDEX([.$C$1:.$D$1048576];[.$O80];[.Q$2]))" office:value-type="float" office:value="22700" calcext:value-type="float">
            <text:p>22700</text:p>
          </table:table-cell>
          <table:table-cell/>
          <table:table-cell table:formula="of:=IF([.$M80]=&quot;&quot;;&quot;&quot;;FLOOR(100*SUM([.$M$3:.$M80])/SUM([.$M$1:.$M$1048576]);1))" office:value-type="float" office:value="46" calcext:value-type="float">
            <text:p>46</text:p>
          </table:table-cell>
          <table:table-cell/>
          <table:table-cell table:formula="of:=IF([.U79]=&quot;&quot;;&quot;&quot;;IF(COM.MICROSOFT.MAXIFS([.$B$1:.$B$1048576];[.$B$1:.$B$1048576];&quot;&lt;&quot;&amp;[.U79])&gt;=[.U79];&quot;&quot;;COM.MICROSOFT.MAXIFS([.$B$1:.$B$1048576];[.$B$1:.$B$1048576];&quot;&lt;&quot;&amp;[.U79]))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9" calcext:value-type="float">
            <text:p>129</text:p>
          </table:table-cell>
          <table:table-cell office:value-type="float" office:value="12900" calcext:value-type="float">
            <text:p>12900</text:p>
          </table:table-cell>
          <table:table-cell office:value-type="float" office:value="1.29" calcext:value-type="float">
            <text:p>1.29</text:p>
          </table:table-cell>
          <table:table-cell table:number-columns-repeated="4"/>
          <table:table-cell table:formula="of:=COM.MICROSOFT.MINIFS([.$B$1:.$B$1048576];[.$B$1:.$B$1048576];&quot;&gt;&quot;&amp;[.I80])" office:value-type="float" office:value="235" calcext:value-type="float">
            <text:p>235</text:p>
          </table:table-cell>
          <table:table-cell/>
          <table:table-cell table:formula="of:=IF([.K80]=&quot;&quot;;&quot;&quot;;IF(COM.MICROSOFT.MINIFS([.$B$1:.$B$1048576];[.$B$1:.$B$1048576];&quot;&gt;&quot;&amp;[.K80])&lt;=[.K80];&quot;&quot;;COM.MICROSOFT.MINIFS([.$B$1:.$B$1048576];[.$B$1:.$B$1048576];&quot;&gt;&quot;&amp;[.K80])))" office:value-type="float" office:value="235" calcext:value-type="float">
            <text:p>235</text:p>
          </table:table-cell>
          <table:table-cell/>
          <table:table-cell table:formula="of:=IF([.$K81]=&quot;&quot;;&quot;&quot;;COUNTIFS([.$B$1:.$B$1048576];[.K81]))" office:value-type="float" office:value="2" calcext:value-type="float">
            <text:p>2</text:p>
          </table:table-cell>
          <table:table-cell/>
          <table:table-cell table:formula="of:=IF([.$K81]=&quot;&quot;;&quot;&quot;;MATCH([.K81];[.$B$1:.$B$1048576];0))" office:value-type="float" office:value="34" calcext:value-type="float">
            <text:p>34</text:p>
          </table:table-cell>
          <table:table-cell table:formula="of:=IF([.$K81]=&quot;&quot;;&quot;&quot;;INDEX([.$C$1:.$D$1048576];[.$O81];[.P$2]))" office:value-type="float" office:value="2.35" calcext:value-type="float">
            <text:p>2.35</text:p>
          </table:table-cell>
          <table:table-cell table:formula="of:=IF([.$K81]=&quot;&quot;;&quot;&quot;;INDEX([.$C$1:.$D$1048576];[.$O81];[.Q$2]))" office:value-type="float" office:value="23500" calcext:value-type="float">
            <text:p>23500</text:p>
          </table:table-cell>
          <table:table-cell/>
          <table:table-cell table:formula="of:=IF([.$M81]=&quot;&quot;;&quot;&quot;;FLOOR(100*SUM([.$M$3:.$M81])/SUM([.$M$1:.$M$1048576]);1))" office:value-type="float" office:value="47" calcext:value-type="float">
            <text:p>47</text:p>
          </table:table-cell>
          <table:table-cell/>
          <table:table-cell table:formula="of:=IF([.U80]=&quot;&quot;;&quot;&quot;;IF(COM.MICROSOFT.MAXIFS([.$B$1:.$B$1048576];[.$B$1:.$B$1048576];&quot;&lt;&quot;&amp;[.U80])&gt;=[.U80];&quot;&quot;;COM.MICROSOFT.MAXIFS([.$B$1:.$B$1048576];[.$B$1:.$B$1048576];&quot;&lt;&quot;&amp;[.U80])))"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office:value-type="float" office:value="9000" calcext:value-type="float">
            <text:p>9000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COM.MICROSOFT.MINIFS([.$B$1:.$B$1048576];[.$B$1:.$B$1048576];&quot;&gt;&quot;&amp;[.I81])" office:value-type="float" office:value="236" calcext:value-type="float">
            <text:p>236</text:p>
          </table:table-cell>
          <table:table-cell/>
          <table:table-cell table:formula="of:=IF([.K81]=&quot;&quot;;&quot;&quot;;IF(COM.MICROSOFT.MINIFS([.$B$1:.$B$1048576];[.$B$1:.$B$1048576];&quot;&gt;&quot;&amp;[.K81])&lt;=[.K81];&quot;&quot;;COM.MICROSOFT.MINIFS([.$B$1:.$B$1048576];[.$B$1:.$B$1048576];&quot;&gt;&quot;&amp;[.K81])))" office:value-type="float" office:value="236" calcext:value-type="float">
            <text:p>236</text:p>
          </table:table-cell>
          <table:table-cell/>
          <table:table-cell table:formula="of:=IF([.$K82]=&quot;&quot;;&quot;&quot;;COUNTIFS([.$B$1:.$B$1048576];[.K82]))" office:value-type="float" office:value="1" calcext:value-type="float">
            <text:p>1</text:p>
          </table:table-cell>
          <table:table-cell/>
          <table:table-cell table:formula="of:=IF([.$K82]=&quot;&quot;;&quot;&quot;;MATCH([.K82];[.$B$1:.$B$1048576];0))" office:value-type="float" office:value="6" calcext:value-type="float">
            <text:p>6</text:p>
          </table:table-cell>
          <table:table-cell table:formula="of:=IF([.$K82]=&quot;&quot;;&quot;&quot;;INDEX([.$C$1:.$D$1048576];[.$O82];[.P$2]))" office:value-type="float" office:value="2.36" calcext:value-type="float">
            <text:p>2.36</text:p>
          </table:table-cell>
          <table:table-cell table:formula="of:=IF([.$K82]=&quot;&quot;;&quot;&quot;;INDEX([.$C$1:.$D$1048576];[.$O82];[.Q$2]))" office:value-type="float" office:value="23600" calcext:value-type="float">
            <text:p>23600</text:p>
          </table:table-cell>
          <table:table-cell/>
          <table:table-cell table:formula="of:=IF([.$M82]=&quot;&quot;;&quot;&quot;;FLOOR(100*SUM([.$M$3:.$M82])/SUM([.$M$1:.$M$1048576]);1))" office:value-type="float" office:value="47" calcext:value-type="float">
            <text:p>47</text:p>
          </table:table-cell>
          <table:table-cell/>
          <table:table-cell table:formula="of:=IF([.U81]=&quot;&quot;;&quot;&quot;;IF(COM.MICROSOFT.MAXIFS([.$B$1:.$B$1048576];[.$B$1:.$B$1048576];&quot;&lt;&quot;&amp;[.U81])&gt;=[.U81];&quot;&quot;;COM.MICROSOFT.MAXIFS([.$B$1:.$B$1048576];[.$B$1:.$B$1048576];&quot;&lt;&quot;&amp;[.U81])))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4" calcext:value-type="float">
            <text:p>44</text:p>
          </table:table-cell>
          <table:table-cell office:value-type="float" office:value="4400" calcext:value-type="float">
            <text:p>4400</text:p>
          </table:table-cell>
          <table:table-cell office:value-type="float" office:value="0.44" calcext:value-type="float">
            <text:p>0.44</text:p>
          </table:table-cell>
          <table:table-cell table:number-columns-repeated="4"/>
          <table:table-cell table:formula="of:=COM.MICROSOFT.MINIFS([.$B$1:.$B$1048576];[.$B$1:.$B$1048576];&quot;&gt;&quot;&amp;[.I82])" office:value-type="float" office:value="238" calcext:value-type="float">
            <text:p>238</text:p>
          </table:table-cell>
          <table:table-cell/>
          <table:table-cell table:formula="of:=IF([.K82]=&quot;&quot;;&quot;&quot;;IF(COM.MICROSOFT.MINIFS([.$B$1:.$B$1048576];[.$B$1:.$B$1048576];&quot;&gt;&quot;&amp;[.K82])&lt;=[.K82];&quot;&quot;;COM.MICROSOFT.MINIFS([.$B$1:.$B$1048576];[.$B$1:.$B$1048576];&quot;&gt;&quot;&amp;[.K82])))" office:value-type="float" office:value="238" calcext:value-type="float">
            <text:p>238</text:p>
          </table:table-cell>
          <table:table-cell/>
          <table:table-cell table:formula="of:=IF([.$K83]=&quot;&quot;;&quot;&quot;;COUNTIFS([.$B$1:.$B$1048576];[.K83]))" office:value-type="float" office:value="1" calcext:value-type="float">
            <text:p>1</text:p>
          </table:table-cell>
          <table:table-cell/>
          <table:table-cell table:formula="of:=IF([.$K83]=&quot;&quot;;&quot;&quot;;MATCH([.K83];[.$B$1:.$B$1048576];0))" office:value-type="float" office:value="125" calcext:value-type="float">
            <text:p>125</text:p>
          </table:table-cell>
          <table:table-cell table:formula="of:=IF([.$K83]=&quot;&quot;;&quot;&quot;;INDEX([.$C$1:.$D$1048576];[.$O83];[.P$2]))" office:value-type="float" office:value="2.38" calcext:value-type="float">
            <text:p>2.38</text:p>
          </table:table-cell>
          <table:table-cell table:formula="of:=IF([.$K83]=&quot;&quot;;&quot;&quot;;INDEX([.$C$1:.$D$1048576];[.$O83];[.Q$2]))" office:value-type="float" office:value="23800" calcext:value-type="float">
            <text:p>23800</text:p>
          </table:table-cell>
          <table:table-cell/>
          <table:table-cell table:formula="of:=IF([.$M83]=&quot;&quot;;&quot;&quot;;FLOOR(100*SUM([.$M$3:.$M83])/SUM([.$M$1:.$M$1048576]);1))" office:value-type="float" office:value="48" calcext:value-type="float">
            <text:p>48</text:p>
          </table:table-cell>
          <table:table-cell/>
          <table:table-cell table:formula="of:=IF([.U82]=&quot;&quot;;&quot;&quot;;IF(COM.MICROSOFT.MAXIFS([.$B$1:.$B$1048576];[.$B$1:.$B$1048576];&quot;&lt;&quot;&amp;[.U82])&gt;=[.U82];&quot;&quot;;COM.MICROSOFT.MAXIFS([.$B$1:.$B$1048576];[.$B$1:.$B$1048576];&quot;&lt;&quot;&amp;[.U82]))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69" calcext:value-type="float">
            <text:p>369</text:p>
          </table:table-cell>
          <table:table-cell office:value-type="float" office:value="36900" calcext:value-type="float">
            <text:p>36900</text:p>
          </table:table-cell>
          <table:table-cell office:value-type="float" office:value="3.69" calcext:value-type="float">
            <text:p>3.69</text:p>
          </table:table-cell>
          <table:table-cell table:number-columns-repeated="4"/>
          <table:table-cell table:formula="of:=COM.MICROSOFT.MINIFS([.$B$1:.$B$1048576];[.$B$1:.$B$1048576];&quot;&gt;&quot;&amp;[.I83])" office:value-type="float" office:value="239" calcext:value-type="float">
            <text:p>239</text:p>
          </table:table-cell>
          <table:table-cell/>
          <table:table-cell table:formula="of:=IF([.K83]=&quot;&quot;;&quot;&quot;;IF(COM.MICROSOFT.MINIFS([.$B$1:.$B$1048576];[.$B$1:.$B$1048576];&quot;&gt;&quot;&amp;[.K83])&lt;=[.K83];&quot;&quot;;COM.MICROSOFT.MINIFS([.$B$1:.$B$1048576];[.$B$1:.$B$1048576];&quot;&gt;&quot;&amp;[.K83])))" office:value-type="float" office:value="239" calcext:value-type="float">
            <text:p>239</text:p>
          </table:table-cell>
          <table:table-cell/>
          <table:table-cell table:formula="of:=IF([.$K84]=&quot;&quot;;&quot;&quot;;COUNTIFS([.$B$1:.$B$1048576];[.K84]))" office:value-type="float" office:value="2" calcext:value-type="float">
            <text:p>2</text:p>
          </table:table-cell>
          <table:table-cell/>
          <table:table-cell table:formula="of:=IF([.$K84]=&quot;&quot;;&quot;&quot;;MATCH([.K84];[.$B$1:.$B$1048576];0))" office:value-type="float" office:value="53" calcext:value-type="float">
            <text:p>53</text:p>
          </table:table-cell>
          <table:table-cell table:formula="of:=IF([.$K84]=&quot;&quot;;&quot;&quot;;INDEX([.$C$1:.$D$1048576];[.$O84];[.P$2]))" office:value-type="float" office:value="2.39" calcext:value-type="float">
            <text:p>2.39</text:p>
          </table:table-cell>
          <table:table-cell table:formula="of:=IF([.$K84]=&quot;&quot;;&quot;&quot;;INDEX([.$C$1:.$D$1048576];[.$O84];[.Q$2]))" office:value-type="float" office:value="23900" calcext:value-type="float">
            <text:p>23900</text:p>
          </table:table-cell>
          <table:table-cell/>
          <table:table-cell table:formula="of:=IF([.$M84]=&quot;&quot;;&quot;&quot;;FLOOR(100*SUM([.$M$3:.$M84])/SUM([.$M$1:.$M$1048576]);1))" office:value-type="float" office:value="49" calcext:value-type="float">
            <text:p>49</text:p>
          </table:table-cell>
          <table:table-cell/>
          <table:table-cell table:formula="of:=IF([.U83]=&quot;&quot;;&quot;&quot;;IF(COM.MICROSOFT.MAXIFS([.$B$1:.$B$1048576];[.$B$1:.$B$1048576];&quot;&lt;&quot;&amp;[.U83])&gt;=[.U83];&quot;&quot;;COM.MICROSOFT.MAXIFS([.$B$1:.$B$1048576];[.$B$1:.$B$1048576];&quot;&lt;&quot;&amp;[.U83])))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8800" calcext:value-type="float">
            <text:p>8800</text:p>
          </table:table-cell>
          <table:table-cell office:value-type="float" office:value="0.88" calcext:value-type="float">
            <text:p>0.88</text:p>
          </table:table-cell>
          <table:table-cell table:number-columns-repeated="4"/>
          <table:table-cell table:formula="of:=COM.MICROSOFT.MINIFS([.$B$1:.$B$1048576];[.$B$1:.$B$1048576];&quot;&gt;&quot;&amp;[.I84])" office:value-type="float" office:value="240" calcext:value-type="float">
            <text:p>240</text:p>
          </table:table-cell>
          <table:table-cell/>
          <table:table-cell table:formula="of:=IF([.K84]=&quot;&quot;;&quot;&quot;;IF(COM.MICROSOFT.MINIFS([.$B$1:.$B$1048576];[.$B$1:.$B$1048576];&quot;&gt;&quot;&amp;[.K84])&lt;=[.K84];&quot;&quot;;COM.MICROSOFT.MINIFS([.$B$1:.$B$1048576];[.$B$1:.$B$1048576];&quot;&gt;&quot;&amp;[.K84])))" office:value-type="float" office:value="240" calcext:value-type="float">
            <text:p>240</text:p>
          </table:table-cell>
          <table:table-cell/>
          <table:table-cell table:formula="of:=IF([.$K85]=&quot;&quot;;&quot;&quot;;COUNTIFS([.$B$1:.$B$1048576];[.K85]))" office:value-type="float" office:value="1" calcext:value-type="float">
            <text:p>1</text:p>
          </table:table-cell>
          <table:table-cell/>
          <table:table-cell table:formula="of:=IF([.$K85]=&quot;&quot;;&quot;&quot;;MATCH([.K85];[.$B$1:.$B$1048576];0))" office:value-type="float" office:value="39" calcext:value-type="float">
            <text:p>39</text:p>
          </table:table-cell>
          <table:table-cell table:formula="of:=IF([.$K85]=&quot;&quot;;&quot;&quot;;INDEX([.$C$1:.$D$1048576];[.$O85];[.P$2]))" office:value-type="float" office:value="2.4" calcext:value-type="float">
            <text:p>2.4</text:p>
          </table:table-cell>
          <table:table-cell table:formula="of:=IF([.$K85]=&quot;&quot;;&quot;&quot;;INDEX([.$C$1:.$D$1048576];[.$O85];[.Q$2]))" office:value-type="float" office:value="24000" calcext:value-type="float">
            <text:p>24000</text:p>
          </table:table-cell>
          <table:table-cell/>
          <table:table-cell table:formula="of:=IF([.$M85]=&quot;&quot;;&quot;&quot;;FLOOR(100*SUM([.$M$3:.$M85])/SUM([.$M$1:.$M$1048576]);1))" office:value-type="float" office:value="49" calcext:value-type="float">
            <text:p>49</text:p>
          </table:table-cell>
          <table:table-cell/>
          <table:table-cell table:formula="of:=IF([.U84]=&quot;&quot;;&quot;&quot;;IF(COM.MICROSOFT.MAXIFS([.$B$1:.$B$1048576];[.$B$1:.$B$1048576];&quot;&lt;&quot;&amp;[.U84])&gt;=[.U84];&quot;&quot;;COM.MICROSOFT.MAXIFS([.$B$1:.$B$1048576];[.$B$1:.$B$1048576];&quot;&lt;&quot;&amp;[.U84])))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5400" calcext:value-type="float">
            <text:p>5400</text:p>
          </table:table-cell>
          <table:table-cell office:value-type="float" office:value="0.54" calcext:value-type="float">
            <text:p>0.54</text:p>
          </table:table-cell>
          <table:table-cell table:number-columns-repeated="4"/>
          <table:table-cell table:formula="of:=COM.MICROSOFT.MINIFS([.$B$1:.$B$1048576];[.$B$1:.$B$1048576];&quot;&gt;&quot;&amp;[.I85])" office:value-type="float" office:value="243" calcext:value-type="float">
            <text:p>243</text:p>
          </table:table-cell>
          <table:table-cell/>
          <table:table-cell table:formula="of:=IF([.K85]=&quot;&quot;;&quot;&quot;;IF(COM.MICROSOFT.MINIFS([.$B$1:.$B$1048576];[.$B$1:.$B$1048576];&quot;&gt;&quot;&amp;[.K85])&lt;=[.K85];&quot;&quot;;COM.MICROSOFT.MINIFS([.$B$1:.$B$1048576];[.$B$1:.$B$1048576];&quot;&gt;&quot;&amp;[.K85])))" office:value-type="float" office:value="243" calcext:value-type="float">
            <text:p>243</text:p>
          </table:table-cell>
          <table:table-cell/>
          <table:table-cell table:formula="of:=IF([.$K86]=&quot;&quot;;&quot;&quot;;COUNTIFS([.$B$1:.$B$1048576];[.K86]))" office:value-type="float" office:value="1" calcext:value-type="float">
            <text:p>1</text:p>
          </table:table-cell>
          <table:table-cell/>
          <table:table-cell table:formula="of:=IF([.$K86]=&quot;&quot;;&quot;&quot;;MATCH([.K86];[.$B$1:.$B$1048576];0))" office:value-type="float" office:value="199" calcext:value-type="float">
            <text:p>199</text:p>
          </table:table-cell>
          <table:table-cell table:formula="of:=IF([.$K86]=&quot;&quot;;&quot;&quot;;INDEX([.$C$1:.$D$1048576];[.$O86];[.P$2]))" office:value-type="float" office:value="2.43" calcext:value-type="float">
            <text:p>2.43</text:p>
          </table:table-cell>
          <table:table-cell table:formula="of:=IF([.$K86]=&quot;&quot;;&quot;&quot;;INDEX([.$C$1:.$D$1048576];[.$O86];[.Q$2]))" office:value-type="float" office:value="24300" calcext:value-type="float">
            <text:p>24300</text:p>
          </table:table-cell>
          <table:table-cell/>
          <table:table-cell table:formula="of:=IF([.$M86]=&quot;&quot;;&quot;&quot;;FLOOR(100*SUM([.$M$3:.$M86])/SUM([.$M$1:.$M$1048576]);1))" office:value-type="float" office:value="50" calcext:value-type="float">
            <text:p>50</text:p>
          </table:table-cell>
          <table:table-cell/>
          <table:table-cell table:formula="of:=IF([.U85]=&quot;&quot;;&quot;&quot;;IF(COM.MICROSOFT.MAXIFS([.$B$1:.$B$1048576];[.$B$1:.$B$1048576];&quot;&lt;&quot;&amp;[.U85])&gt;=[.U85];&quot;&quot;;COM.MICROSOFT.MAXIFS([.$B$1:.$B$1048576];[.$B$1:.$B$1048576];&quot;&lt;&quot;&amp;[.U85])))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8600" calcext:value-type="float">
            <text:p>8600</text:p>
          </table:table-cell>
          <table:table-cell office:value-type="float" office:value="0.86" calcext:value-type="float">
            <text:p>0.86</text:p>
          </table:table-cell>
          <table:table-cell table:number-columns-repeated="4"/>
          <table:table-cell table:formula="of:=COM.MICROSOFT.MINIFS([.$B$1:.$B$1048576];[.$B$1:.$B$1048576];&quot;&gt;&quot;&amp;[.I86])" office:value-type="float" office:value="248" calcext:value-type="float">
            <text:p>248</text:p>
          </table:table-cell>
          <table:table-cell/>
          <table:table-cell table:formula="of:=IF([.K86]=&quot;&quot;;&quot;&quot;;IF(COM.MICROSOFT.MINIFS([.$B$1:.$B$1048576];[.$B$1:.$B$1048576];&quot;&gt;&quot;&amp;[.K86])&lt;=[.K86];&quot;&quot;;COM.MICROSOFT.MINIFS([.$B$1:.$B$1048576];[.$B$1:.$B$1048576];&quot;&gt;&quot;&amp;[.K86])))" office:value-type="float" office:value="248" calcext:value-type="float">
            <text:p>248</text:p>
          </table:table-cell>
          <table:table-cell/>
          <table:table-cell table:formula="of:=IF([.$K87]=&quot;&quot;;&quot;&quot;;COUNTIFS([.$B$1:.$B$1048576];[.K87]))" office:value-type="float" office:value="1" calcext:value-type="float">
            <text:p>1</text:p>
          </table:table-cell>
          <table:table-cell/>
          <table:table-cell table:formula="of:=IF([.$K87]=&quot;&quot;;&quot;&quot;;MATCH([.K87];[.$B$1:.$B$1048576];0))" office:value-type="float" office:value="71" calcext:value-type="float">
            <text:p>71</text:p>
          </table:table-cell>
          <table:table-cell table:formula="of:=IF([.$K87]=&quot;&quot;;&quot;&quot;;INDEX([.$C$1:.$D$1048576];[.$O87];[.P$2]))" office:value-type="float" office:value="2.48" calcext:value-type="float">
            <text:p>2.48</text:p>
          </table:table-cell>
          <table:table-cell table:formula="of:=IF([.$K87]=&quot;&quot;;&quot;&quot;;INDEX([.$C$1:.$D$1048576];[.$O87];[.Q$2]))" office:value-type="float" office:value="24800" calcext:value-type="float">
            <text:p>24800</text:p>
          </table:table-cell>
          <table:table-cell/>
          <table:table-cell table:formula="of:=IF([.$M87]=&quot;&quot;;&quot;&quot;;FLOOR(100*SUM([.$M$3:.$M87])/SUM([.$M$1:.$M$1048576]);1))" office:value-type="float" office:value="50" calcext:value-type="float">
            <text:p>50</text:p>
          </table:table-cell>
          <table:table-cell/>
          <table:table-cell table:formula="of:=IF([.U86]=&quot;&quot;;&quot;&quot;;IF(COM.MICROSOFT.MAXIFS([.$B$1:.$B$1048576];[.$B$1:.$B$1048576];&quot;&lt;&quot;&amp;[.U86])&gt;=[.U86];&quot;&quot;;COM.MICROSOFT.MAXIFS([.$B$1:.$B$1048576];[.$B$1:.$B$1048576];&quot;&lt;&quot;&amp;[.U86])))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float" office:value="12000" calcext:value-type="float">
            <text:p>12000</text:p>
          </table:table-cell>
          <table:table-cell office:value-type="float" office:value="1.2" calcext:value-type="float">
            <text:p>1.2</text:p>
          </table:table-cell>
          <table:table-cell table:number-columns-repeated="4"/>
          <table:table-cell table:formula="of:=COM.MICROSOFT.MINIFS([.$B$1:.$B$1048576];[.$B$1:.$B$1048576];&quot;&gt;&quot;&amp;[.I87])" office:value-type="float" office:value="250" calcext:value-type="float">
            <text:p>250</text:p>
          </table:table-cell>
          <table:table-cell/>
          <table:table-cell table:formula="of:=IF([.K87]=&quot;&quot;;&quot;&quot;;IF(COM.MICROSOFT.MINIFS([.$B$1:.$B$1048576];[.$B$1:.$B$1048576];&quot;&gt;&quot;&amp;[.K87])&lt;=[.K87];&quot;&quot;;COM.MICROSOFT.MINIFS([.$B$1:.$B$1048576];[.$B$1:.$B$1048576];&quot;&gt;&quot;&amp;[.K87])))" office:value-type="float" office:value="250" calcext:value-type="float">
            <text:p>250</text:p>
          </table:table-cell>
          <table:table-cell/>
          <table:table-cell table:formula="of:=IF([.$K88]=&quot;&quot;;&quot;&quot;;COUNTIFS([.$B$1:.$B$1048576];[.K88]))" office:value-type="float" office:value="2" calcext:value-type="float">
            <text:p>2</text:p>
          </table:table-cell>
          <table:table-cell/>
          <table:table-cell table:formula="of:=IF([.$K88]=&quot;&quot;;&quot;&quot;;MATCH([.K88];[.$B$1:.$B$1048576];0))" office:value-type="float" office:value="69" calcext:value-type="float">
            <text:p>69</text:p>
          </table:table-cell>
          <table:table-cell table:formula="of:=IF([.$K88]=&quot;&quot;;&quot;&quot;;INDEX([.$C$1:.$D$1048576];[.$O88];[.P$2]))" office:value-type="float" office:value="2.5" calcext:value-type="float">
            <text:p>2.5</text:p>
          </table:table-cell>
          <table:table-cell table:formula="of:=IF([.$K88]=&quot;&quot;;&quot;&quot;;INDEX([.$C$1:.$D$1048576];[.$O88];[.Q$2]))" office:value-type="float" office:value="25000" calcext:value-type="float">
            <text:p>25000</text:p>
          </table:table-cell>
          <table:table-cell/>
          <table:table-cell table:formula="of:=IF([.$M88]=&quot;&quot;;&quot;&quot;;FLOOR(100*SUM([.$M$3:.$M88])/SUM([.$M$1:.$M$1048576]);1))" office:value-type="float" office:value="51" calcext:value-type="float">
            <text:p>51</text:p>
          </table:table-cell>
          <table:table-cell/>
          <table:table-cell table:formula="of:=IF([.U87]=&quot;&quot;;&quot;&quot;;IF(COM.MICROSOFT.MAXIFS([.$B$1:.$B$1048576];[.$B$1:.$B$1048576];&quot;&lt;&quot;&amp;[.U87])&gt;=[.U87];&quot;&quot;;COM.MICROSOFT.MAXIFS([.$B$1:.$B$1048576];[.$B$1:.$B$1048576];&quot;&lt;&quot;&amp;[.U87])))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71" calcext:value-type="float">
            <text:p>471</text:p>
          </table:table-cell>
          <table:table-cell office:value-type="float" office:value="47100" calcext:value-type="float">
            <text:p>47100</text:p>
          </table:table-cell>
          <table:table-cell office:value-type="float" office:value="4.71" calcext:value-type="float">
            <text:p>4.71</text:p>
          </table:table-cell>
          <table:table-cell table:number-columns-repeated="4"/>
          <table:table-cell table:formula="of:=COM.MICROSOFT.MINIFS([.$B$1:.$B$1048576];[.$B$1:.$B$1048576];&quot;&gt;&quot;&amp;[.I88])" office:value-type="float" office:value="262" calcext:value-type="float">
            <text:p>262</text:p>
          </table:table-cell>
          <table:table-cell/>
          <table:table-cell table:formula="of:=IF([.K88]=&quot;&quot;;&quot;&quot;;IF(COM.MICROSOFT.MINIFS([.$B$1:.$B$1048576];[.$B$1:.$B$1048576];&quot;&gt;&quot;&amp;[.K88])&lt;=[.K88];&quot;&quot;;COM.MICROSOFT.MINIFS([.$B$1:.$B$1048576];[.$B$1:.$B$1048576];&quot;&gt;&quot;&amp;[.K88])))" office:value-type="float" office:value="262" calcext:value-type="float">
            <text:p>262</text:p>
          </table:table-cell>
          <table:table-cell/>
          <table:table-cell table:formula="of:=IF([.$K89]=&quot;&quot;;&quot;&quot;;COUNTIFS([.$B$1:.$B$1048576];[.K89]))" office:value-type="float" office:value="1" calcext:value-type="float">
            <text:p>1</text:p>
          </table:table-cell>
          <table:table-cell/>
          <table:table-cell table:formula="of:=IF([.$K89]=&quot;&quot;;&quot;&quot;;MATCH([.K89];[.$B$1:.$B$1048576];0))" office:value-type="float" office:value="55" calcext:value-type="float">
            <text:p>55</text:p>
          </table:table-cell>
          <table:table-cell table:formula="of:=IF([.$K89]=&quot;&quot;;&quot;&quot;;INDEX([.$C$1:.$D$1048576];[.$O89];[.P$2]))" office:value-type="float" office:value="2.62" calcext:value-type="float">
            <text:p>2.62</text:p>
          </table:table-cell>
          <table:table-cell table:formula="of:=IF([.$K89]=&quot;&quot;;&quot;&quot;;INDEX([.$C$1:.$D$1048576];[.$O89];[.Q$2]))" office:value-type="float" office:value="26200" calcext:value-type="float">
            <text:p>26200</text:p>
          </table:table-cell>
          <table:table-cell/>
          <table:table-cell table:formula="of:=IF([.$M89]=&quot;&quot;;&quot;&quot;;FLOOR(100*SUM([.$M$3:.$M89])/SUM([.$M$1:.$M$1048576]);1))" office:value-type="float" office:value="52" calcext:value-type="float">
            <text:p>52</text:p>
          </table:table-cell>
          <table:table-cell/>
          <table:table-cell table:formula="of:=IF([.U88]=&quot;&quot;;&quot;&quot;;IF(COM.MICROSOFT.MAXIFS([.$B$1:.$B$1048576];[.$B$1:.$B$1048576];&quot;&lt;&quot;&amp;[.U88])&gt;=[.U88];&quot;&quot;;COM.MICROSOFT.MAXIFS([.$B$1:.$B$1048576];[.$B$1:.$B$1048576];&quot;&lt;&quot;&amp;[.U88]))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7700" calcext:value-type="float">
            <text:p>7700</text:p>
          </table:table-cell>
          <table:table-cell office:value-type="float" office:value="0.77" calcext:value-type="float">
            <text:p>0.77</text:p>
          </table:table-cell>
          <table:table-cell table:number-columns-repeated="4"/>
          <table:table-cell table:formula="of:=COM.MICROSOFT.MINIFS([.$B$1:.$B$1048576];[.$B$1:.$B$1048576];&quot;&gt;&quot;&amp;[.I89])" office:value-type="float" office:value="265" calcext:value-type="float">
            <text:p>265</text:p>
          </table:table-cell>
          <table:table-cell/>
          <table:table-cell table:formula="of:=IF([.K89]=&quot;&quot;;&quot;&quot;;IF(COM.MICROSOFT.MINIFS([.$B$1:.$B$1048576];[.$B$1:.$B$1048576];&quot;&gt;&quot;&amp;[.K89])&lt;=[.K89];&quot;&quot;;COM.MICROSOFT.MINIFS([.$B$1:.$B$1048576];[.$B$1:.$B$1048576];&quot;&gt;&quot;&amp;[.K89])))" office:value-type="float" office:value="265" calcext:value-type="float">
            <text:p>265</text:p>
          </table:table-cell>
          <table:table-cell/>
          <table:table-cell table:formula="of:=IF([.$K90]=&quot;&quot;;&quot;&quot;;COUNTIFS([.$B$1:.$B$1048576];[.K90]))" office:value-type="float" office:value="1" calcext:value-type="float">
            <text:p>1</text:p>
          </table:table-cell>
          <table:table-cell/>
          <table:table-cell table:formula="of:=IF([.$K90]=&quot;&quot;;&quot;&quot;;MATCH([.K90];[.$B$1:.$B$1048576];0))" office:value-type="float" office:value="59" calcext:value-type="float">
            <text:p>59</text:p>
          </table:table-cell>
          <table:table-cell table:formula="of:=IF([.$K90]=&quot;&quot;;&quot;&quot;;INDEX([.$C$1:.$D$1048576];[.$O90];[.P$2]))" office:value-type="float" office:value="2.65" calcext:value-type="float">
            <text:p>2.65</text:p>
          </table:table-cell>
          <table:table-cell table:formula="of:=IF([.$K90]=&quot;&quot;;&quot;&quot;;INDEX([.$C$1:.$D$1048576];[.$O90];[.Q$2]))" office:value-type="float" office:value="26500" calcext:value-type="float">
            <text:p>26500</text:p>
          </table:table-cell>
          <table:table-cell/>
          <table:table-cell table:formula="of:=IF([.$M90]=&quot;&quot;;&quot;&quot;;FLOOR(100*SUM([.$M$3:.$M90])/SUM([.$M$1:.$M$1048576]);1))" office:value-type="float" office:value="52" calcext:value-type="float">
            <text:p>52</text:p>
          </table:table-cell>
          <table:table-cell/>
          <table:table-cell table:formula="of:=IF([.U89]=&quot;&quot;;&quot;&quot;;IF(COM.MICROSOFT.MAXIFS([.$B$1:.$B$1048576];[.$B$1:.$B$1048576];&quot;&lt;&quot;&amp;[.U89])&gt;=[.U89];&quot;&quot;;COM.MICROSOFT.MAXIFS([.$B$1:.$B$1048576];[.$B$1:.$B$1048576];&quot;&lt;&quot;&amp;[.U89])))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89" calcext:value-type="float">
            <text:p>289</text:p>
          </table:table-cell>
          <table:table-cell office:value-type="float" office:value="28900" calcext:value-type="float">
            <text:p>28900</text:p>
          </table:table-cell>
          <table:table-cell office:value-type="float" office:value="2.89" calcext:value-type="float">
            <text:p>2.89</text:p>
          </table:table-cell>
          <table:table-cell table:number-columns-repeated="4"/>
          <table:table-cell table:formula="of:=COM.MICROSOFT.MINIFS([.$B$1:.$B$1048576];[.$B$1:.$B$1048576];&quot;&gt;&quot;&amp;[.I90])" office:value-type="float" office:value="266" calcext:value-type="float">
            <text:p>266</text:p>
          </table:table-cell>
          <table:table-cell/>
          <table:table-cell table:formula="of:=IF([.K90]=&quot;&quot;;&quot;&quot;;IF(COM.MICROSOFT.MINIFS([.$B$1:.$B$1048576];[.$B$1:.$B$1048576];&quot;&gt;&quot;&amp;[.K90])&lt;=[.K90];&quot;&quot;;COM.MICROSOFT.MINIFS([.$B$1:.$B$1048576];[.$B$1:.$B$1048576];&quot;&gt;&quot;&amp;[.K90])))" office:value-type="float" office:value="266" calcext:value-type="float">
            <text:p>266</text:p>
          </table:table-cell>
          <table:table-cell/>
          <table:table-cell table:formula="of:=IF([.$K91]=&quot;&quot;;&quot;&quot;;COUNTIFS([.$B$1:.$B$1048576];[.K91]))" office:value-type="float" office:value="3" calcext:value-type="float">
            <text:p>3</text:p>
          </table:table-cell>
          <table:table-cell/>
          <table:table-cell table:formula="of:=IF([.$K91]=&quot;&quot;;&quot;&quot;;MATCH([.K91];[.$B$1:.$B$1048576];0))" office:value-type="float" office:value="96" calcext:value-type="float">
            <text:p>96</text:p>
          </table:table-cell>
          <table:table-cell table:formula="of:=IF([.$K91]=&quot;&quot;;&quot;&quot;;INDEX([.$C$1:.$D$1048576];[.$O91];[.P$2]))" office:value-type="float" office:value="2.66" calcext:value-type="float">
            <text:p>2.66</text:p>
          </table:table-cell>
          <table:table-cell table:formula="of:=IF([.$K91]=&quot;&quot;;&quot;&quot;;INDEX([.$C$1:.$D$1048576];[.$O91];[.Q$2]))" office:value-type="float" office:value="26600" calcext:value-type="float">
            <text:p>26600</text:p>
          </table:table-cell>
          <table:table-cell/>
          <table:table-cell table:formula="of:=IF([.$M91]=&quot;&quot;;&quot;&quot;;FLOOR(100*SUM([.$M$3:.$M91])/SUM([.$M$1:.$M$1048576]);1))" office:value-type="float" office:value="54" calcext:value-type="float">
            <text:p>54</text:p>
          </table:table-cell>
          <table:table-cell/>
          <table:table-cell table:formula="of:=IF([.U90]=&quot;&quot;;&quot;&quot;;IF(COM.MICROSOFT.MAXIFS([.$B$1:.$B$1048576];[.$B$1:.$B$1048576];&quot;&lt;&quot;&amp;[.U90])&gt;=[.U90];&quot;&quot;;COM.MICROSOFT.MAXIFS([.$B$1:.$B$1048576];[.$B$1:.$B$1048576];&quot;&lt;&quot;&amp;[.U90])))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37" calcext:value-type="float">
            <text:p>137</text:p>
          </table:table-cell>
          <table:table-cell office:value-type="float" office:value="13700" calcext:value-type="float">
            <text:p>13700</text:p>
          </table:table-cell>
          <table:table-cell office:value-type="float" office:value="1.37" calcext:value-type="float">
            <text:p>1.37</text:p>
          </table:table-cell>
          <table:table-cell table:number-columns-repeated="4"/>
          <table:table-cell table:formula="of:=COM.MICROSOFT.MINIFS([.$B$1:.$B$1048576];[.$B$1:.$B$1048576];&quot;&gt;&quot;&amp;[.I91])" office:value-type="float" office:value="270" calcext:value-type="float">
            <text:p>270</text:p>
          </table:table-cell>
          <table:table-cell/>
          <table:table-cell table:formula="of:=IF([.K91]=&quot;&quot;;&quot;&quot;;IF(COM.MICROSOFT.MINIFS([.$B$1:.$B$1048576];[.$B$1:.$B$1048576];&quot;&gt;&quot;&amp;[.K91])&lt;=[.K91];&quot;&quot;;COM.MICROSOFT.MINIFS([.$B$1:.$B$1048576];[.$B$1:.$B$1048576];&quot;&gt;&quot;&amp;[.K91])))" office:value-type="float" office:value="270" calcext:value-type="float">
            <text:p>270</text:p>
          </table:table-cell>
          <table:table-cell/>
          <table:table-cell table:formula="of:=IF([.$K92]=&quot;&quot;;&quot;&quot;;COUNTIFS([.$B$1:.$B$1048576];[.K92]))" office:value-type="float" office:value="1" calcext:value-type="float">
            <text:p>1</text:p>
          </table:table-cell>
          <table:table-cell/>
          <table:table-cell table:formula="of:=IF([.$K92]=&quot;&quot;;&quot;&quot;;MATCH([.K92];[.$B$1:.$B$1048576];0))" office:value-type="float" office:value="192" calcext:value-type="float">
            <text:p>192</text:p>
          </table:table-cell>
          <table:table-cell table:formula="of:=IF([.$K92]=&quot;&quot;;&quot;&quot;;INDEX([.$C$1:.$D$1048576];[.$O92];[.P$2]))" office:value-type="float" office:value="2.7" calcext:value-type="float">
            <text:p>2.7</text:p>
          </table:table-cell>
          <table:table-cell table:formula="of:=IF([.$K92]=&quot;&quot;;&quot;&quot;;INDEX([.$C$1:.$D$1048576];[.$O92];[.Q$2]))" office:value-type="float" office:value="27000" calcext:value-type="float">
            <text:p>27000</text:p>
          </table:table-cell>
          <table:table-cell/>
          <table:table-cell table:formula="of:=IF([.$M92]=&quot;&quot;;&quot;&quot;;FLOOR(100*SUM([.$M$3:.$M92])/SUM([.$M$1:.$M$1048576]);1))" office:value-type="float" office:value="54" calcext:value-type="float">
            <text:p>54</text:p>
          </table:table-cell>
          <table:table-cell/>
          <table:table-cell table:formula="of:=IF([.U91]=&quot;&quot;;&quot;&quot;;IF(COM.MICROSOFT.MAXIFS([.$B$1:.$B$1048576];[.$B$1:.$B$1048576];&quot;&lt;&quot;&amp;[.U91])&gt;=[.U91];&quot;&quot;;COM.MICROSOFT.MAXIFS([.$B$1:.$B$1048576];[.$B$1:.$B$1048576];&quot;&lt;&quot;&amp;[.U91])))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99" calcext:value-type="float">
            <text:p>399</text:p>
          </table:table-cell>
          <table:table-cell office:value-type="float" office:value="39900" calcext:value-type="float">
            <text:p>39900</text:p>
          </table:table-cell>
          <table:table-cell office:value-type="float" office:value="3.99" calcext:value-type="float">
            <text:p>3.99</text:p>
          </table:table-cell>
          <table:table-cell table:number-columns-repeated="4"/>
          <table:table-cell table:formula="of:=COM.MICROSOFT.MINIFS([.$B$1:.$B$1048576];[.$B$1:.$B$1048576];&quot;&gt;&quot;&amp;[.I92])" office:value-type="float" office:value="275" calcext:value-type="float">
            <text:p>275</text:p>
          </table:table-cell>
          <table:table-cell/>
          <table:table-cell table:formula="of:=IF([.K92]=&quot;&quot;;&quot;&quot;;IF(COM.MICROSOFT.MINIFS([.$B$1:.$B$1048576];[.$B$1:.$B$1048576];&quot;&gt;&quot;&amp;[.K92])&lt;=[.K92];&quot;&quot;;COM.MICROSOFT.MINIFS([.$B$1:.$B$1048576];[.$B$1:.$B$1048576];&quot;&gt;&quot;&amp;[.K92])))" office:value-type="float" office:value="275" calcext:value-type="float">
            <text:p>275</text:p>
          </table:table-cell>
          <table:table-cell/>
          <table:table-cell table:formula="of:=IF([.$K93]=&quot;&quot;;&quot;&quot;;COUNTIFS([.$B$1:.$B$1048576];[.K93]))" office:value-type="float" office:value="1" calcext:value-type="float">
            <text:p>1</text:p>
          </table:table-cell>
          <table:table-cell/>
          <table:table-cell table:formula="of:=IF([.$K93]=&quot;&quot;;&quot;&quot;;MATCH([.K93];[.$B$1:.$B$1048576];0))" office:value-type="float" office:value="174" calcext:value-type="float">
            <text:p>174</text:p>
          </table:table-cell>
          <table:table-cell table:formula="of:=IF([.$K93]=&quot;&quot;;&quot;&quot;;INDEX([.$C$1:.$D$1048576];[.$O93];[.P$2]))" office:value-type="float" office:value="2.75" calcext:value-type="float">
            <text:p>2.75</text:p>
          </table:table-cell>
          <table:table-cell table:formula="of:=IF([.$K93]=&quot;&quot;;&quot;&quot;;INDEX([.$C$1:.$D$1048576];[.$O93];[.Q$2]))" office:value-type="float" office:value="27500" calcext:value-type="float">
            <text:p>27500</text:p>
          </table:table-cell>
          <table:table-cell/>
          <table:table-cell table:formula="of:=IF([.$M93]=&quot;&quot;;&quot;&quot;;FLOOR(100*SUM([.$M$3:.$M93])/SUM([.$M$1:.$M$1048576]);1))" office:value-type="float" office:value="55" calcext:value-type="float">
            <text:p>55</text:p>
          </table:table-cell>
          <table:table-cell/>
          <table:table-cell table:formula="of:=IF([.U92]=&quot;&quot;;&quot;&quot;;IF(COM.MICROSOFT.MAXIFS([.$B$1:.$B$1048576];[.$B$1:.$B$1048576];&quot;&lt;&quot;&amp;[.U92])&gt;=[.U92];&quot;&quot;;COM.MICROSOFT.MAXIFS([.$B$1:.$B$1048576];[.$B$1:.$B$1048576];&quot;&lt;&quot;&amp;[.U92])))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float" office:value="12000" calcext:value-type="float">
            <text:p>12000</text:p>
          </table:table-cell>
          <table:table-cell office:value-type="float" office:value="1.2" calcext:value-type="float">
            <text:p>1.2</text:p>
          </table:table-cell>
          <table:table-cell table:number-columns-repeated="4"/>
          <table:table-cell table:formula="of:=COM.MICROSOFT.MINIFS([.$B$1:.$B$1048576];[.$B$1:.$B$1048576];&quot;&gt;&quot;&amp;[.I93])" office:value-type="float" office:value="281" calcext:value-type="float">
            <text:p>281</text:p>
          </table:table-cell>
          <table:table-cell/>
          <table:table-cell table:formula="of:=IF([.K93]=&quot;&quot;;&quot;&quot;;IF(COM.MICROSOFT.MINIFS([.$B$1:.$B$1048576];[.$B$1:.$B$1048576];&quot;&gt;&quot;&amp;[.K93])&lt;=[.K93];&quot;&quot;;COM.MICROSOFT.MINIFS([.$B$1:.$B$1048576];[.$B$1:.$B$1048576];&quot;&gt;&quot;&amp;[.K93])))" office:value-type="float" office:value="281" calcext:value-type="float">
            <text:p>281</text:p>
          </table:table-cell>
          <table:table-cell/>
          <table:table-cell table:formula="of:=IF([.$K94]=&quot;&quot;;&quot;&quot;;COUNTIFS([.$B$1:.$B$1048576];[.K94]))" office:value-type="float" office:value="1" calcext:value-type="float">
            <text:p>1</text:p>
          </table:table-cell>
          <table:table-cell/>
          <table:table-cell table:formula="of:=IF([.$K94]=&quot;&quot;;&quot;&quot;;MATCH([.K94];[.$B$1:.$B$1048576];0))" office:value-type="float" office:value="195" calcext:value-type="float">
            <text:p>195</text:p>
          </table:table-cell>
          <table:table-cell table:formula="of:=IF([.$K94]=&quot;&quot;;&quot;&quot;;INDEX([.$C$1:.$D$1048576];[.$O94];[.P$2]))" office:value-type="float" office:value="2.81" calcext:value-type="float">
            <text:p>2.81</text:p>
          </table:table-cell>
          <table:table-cell table:formula="of:=IF([.$K94]=&quot;&quot;;&quot;&quot;;INDEX([.$C$1:.$D$1048576];[.$O94];[.Q$2]))" office:value-type="float" office:value="28100" calcext:value-type="float">
            <text:p>28100</text:p>
          </table:table-cell>
          <table:table-cell/>
          <table:table-cell table:formula="of:=IF([.$M94]=&quot;&quot;;&quot;&quot;;FLOOR(100*SUM([.$M$3:.$M94])/SUM([.$M$1:.$M$1048576]);1))" office:value-type="float" office:value="55" calcext:value-type="float">
            <text:p>55</text:p>
          </table:table-cell>
          <table:table-cell/>
          <table:table-cell table:formula="of:=IF([.U93]=&quot;&quot;;&quot;&quot;;IF(COM.MICROSOFT.MAXIFS([.$B$1:.$B$1048576];[.$B$1:.$B$1048576];&quot;&lt;&quot;&amp;[.U93])&gt;=[.U93];&quot;&quot;;COM.MICROSOFT.MAXIFS([.$B$1:.$B$1048576];[.$B$1:.$B$1048576];&quot;&lt;&quot;&amp;[.U93]))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18" calcext:value-type="float">
            <text:p>318</text:p>
          </table:table-cell>
          <table:table-cell office:value-type="float" office:value="31800" calcext:value-type="float">
            <text:p>31800</text:p>
          </table:table-cell>
          <table:table-cell office:value-type="float" office:value="3.18" calcext:value-type="float">
            <text:p>3.18</text:p>
          </table:table-cell>
          <table:table-cell table:number-columns-repeated="4"/>
          <table:table-cell table:formula="of:=COM.MICROSOFT.MINIFS([.$B$1:.$B$1048576];[.$B$1:.$B$1048576];&quot;&gt;&quot;&amp;[.I94])" office:value-type="float" office:value="282" calcext:value-type="float">
            <text:p>282</text:p>
          </table:table-cell>
          <table:table-cell/>
          <table:table-cell table:formula="of:=IF([.K94]=&quot;&quot;;&quot;&quot;;IF(COM.MICROSOFT.MINIFS([.$B$1:.$B$1048576];[.$B$1:.$B$1048576];&quot;&gt;&quot;&amp;[.K94])&lt;=[.K94];&quot;&quot;;COM.MICROSOFT.MINIFS([.$B$1:.$B$1048576];[.$B$1:.$B$1048576];&quot;&gt;&quot;&amp;[.K94])))" office:value-type="float" office:value="282" calcext:value-type="float">
            <text:p>282</text:p>
          </table:table-cell>
          <table:table-cell/>
          <table:table-cell table:formula="of:=IF([.$K95]=&quot;&quot;;&quot;&quot;;COUNTIFS([.$B$1:.$B$1048576];[.K95]))" office:value-type="float" office:value="1" calcext:value-type="float">
            <text:p>1</text:p>
          </table:table-cell>
          <table:table-cell/>
          <table:table-cell table:formula="of:=IF([.$K95]=&quot;&quot;;&quot;&quot;;MATCH([.K95];[.$B$1:.$B$1048576];0))" office:value-type="float" office:value="169" calcext:value-type="float">
            <text:p>169</text:p>
          </table:table-cell>
          <table:table-cell table:formula="of:=IF([.$K95]=&quot;&quot;;&quot;&quot;;INDEX([.$C$1:.$D$1048576];[.$O95];[.P$2]))" office:value-type="float" office:value="2.82" calcext:value-type="float">
            <text:p>2.82</text:p>
          </table:table-cell>
          <table:table-cell table:formula="of:=IF([.$K95]=&quot;&quot;;&quot;&quot;;INDEX([.$C$1:.$D$1048576];[.$O95];[.Q$2]))" office:value-type="float" office:value="28200" calcext:value-type="float">
            <text:p>28200</text:p>
          </table:table-cell>
          <table:table-cell/>
          <table:table-cell table:formula="of:=IF([.$M95]=&quot;&quot;;&quot;&quot;;FLOOR(100*SUM([.$M$3:.$M95])/SUM([.$M$1:.$M$1048576]);1))" office:value-type="float" office:value="56" calcext:value-type="float">
            <text:p>56</text:p>
          </table:table-cell>
          <table:table-cell/>
          <table:table-cell table:formula="of:=IF([.U94]=&quot;&quot;;&quot;&quot;;IF(COM.MICROSOFT.MAXIFS([.$B$1:.$B$1048576];[.$B$1:.$B$1048576];&quot;&lt;&quot;&amp;[.U94])&gt;=[.U94];&quot;&quot;;COM.MICROSOFT.MAXIFS([.$B$1:.$B$1048576];[.$B$1:.$B$1048576];&quot;&lt;&quot;&amp;[.U94])))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66" calcext:value-type="float">
            <text:p>266</text:p>
          </table:table-cell>
          <table:table-cell office:value-type="float" office:value="26600" calcext:value-type="float">
            <text:p>26600</text:p>
          </table:table-cell>
          <table:table-cell office:value-type="float" office:value="2.66" calcext:value-type="float">
            <text:p>2.66</text:p>
          </table:table-cell>
          <table:table-cell table:number-columns-repeated="4"/>
          <table:table-cell table:formula="of:=COM.MICROSOFT.MINIFS([.$B$1:.$B$1048576];[.$B$1:.$B$1048576];&quot;&gt;&quot;&amp;[.I95])" office:value-type="float" office:value="283" calcext:value-type="float">
            <text:p>283</text:p>
          </table:table-cell>
          <table:table-cell/>
          <table:table-cell table:formula="of:=IF([.K95]=&quot;&quot;;&quot;&quot;;IF(COM.MICROSOFT.MINIFS([.$B$1:.$B$1048576];[.$B$1:.$B$1048576];&quot;&gt;&quot;&amp;[.K95])&lt;=[.K95];&quot;&quot;;COM.MICROSOFT.MINIFS([.$B$1:.$B$1048576];[.$B$1:.$B$1048576];&quot;&gt;&quot;&amp;[.K95])))" office:value-type="float" office:value="283" calcext:value-type="float">
            <text:p>283</text:p>
          </table:table-cell>
          <table:table-cell/>
          <table:table-cell table:formula="of:=IF([.$K96]=&quot;&quot;;&quot;&quot;;COUNTIFS([.$B$1:.$B$1048576];[.K96]))" office:value-type="float" office:value="1" calcext:value-type="float">
            <text:p>1</text:p>
          </table:table-cell>
          <table:table-cell/>
          <table:table-cell table:formula="of:=IF([.$K96]=&quot;&quot;;&quot;&quot;;MATCH([.K96];[.$B$1:.$B$1048576];0))" office:value-type="float" office:value="73" calcext:value-type="float">
            <text:p>73</text:p>
          </table:table-cell>
          <table:table-cell table:formula="of:=IF([.$K96]=&quot;&quot;;&quot;&quot;;INDEX([.$C$1:.$D$1048576];[.$O96];[.P$2]))" office:value-type="float" office:value="2.83" calcext:value-type="float">
            <text:p>2.83</text:p>
          </table:table-cell>
          <table:table-cell table:formula="of:=IF([.$K96]=&quot;&quot;;&quot;&quot;;INDEX([.$C$1:.$D$1048576];[.$O96];[.Q$2]))" office:value-type="float" office:value="28300" calcext:value-type="float">
            <text:p>28300</text:p>
          </table:table-cell>
          <table:table-cell/>
          <table:table-cell table:formula="of:=IF([.$M96]=&quot;&quot;;&quot;&quot;;FLOOR(100*SUM([.$M$3:.$M96])/SUM([.$M$1:.$M$1048576]);1))" office:value-type="float" office:value="56" calcext:value-type="float">
            <text:p>56</text:p>
          </table:table-cell>
          <table:table-cell/>
          <table:table-cell table:formula="of:=IF([.U95]=&quot;&quot;;&quot;&quot;;IF(COM.MICROSOFT.MAXIFS([.$B$1:.$B$1048576];[.$B$1:.$B$1048576];&quot;&lt;&quot;&amp;[.U95])&gt;=[.U95];&quot;&quot;;COM.MICROSOFT.MAXIFS([.$B$1:.$B$1048576];[.$B$1:.$B$1048576];&quot;&lt;&quot;&amp;[.U95])))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51" calcext:value-type="float">
            <text:p>351</text:p>
          </table:table-cell>
          <table:table-cell office:value-type="float" office:value="35100" calcext:value-type="float">
            <text:p>35100</text:p>
          </table:table-cell>
          <table:table-cell office:value-type="float" office:value="3.51" calcext:value-type="float">
            <text:p>3.51</text:p>
          </table:table-cell>
          <table:table-cell table:number-columns-repeated="4"/>
          <table:table-cell table:formula="of:=COM.MICROSOFT.MINIFS([.$B$1:.$B$1048576];[.$B$1:.$B$1048576];&quot;&gt;&quot;&amp;[.I96])" office:value-type="float" office:value="286" calcext:value-type="float">
            <text:p>286</text:p>
          </table:table-cell>
          <table:table-cell/>
          <table:table-cell table:formula="of:=IF([.K96]=&quot;&quot;;&quot;&quot;;IF(COM.MICROSOFT.MINIFS([.$B$1:.$B$1048576];[.$B$1:.$B$1048576];&quot;&gt;&quot;&amp;[.K96])&lt;=[.K96];&quot;&quot;;COM.MICROSOFT.MINIFS([.$B$1:.$B$1048576];[.$B$1:.$B$1048576];&quot;&gt;&quot;&amp;[.K96])))" office:value-type="float" office:value="286" calcext:value-type="float">
            <text:p>286</text:p>
          </table:table-cell>
          <table:table-cell/>
          <table:table-cell table:formula="of:=IF([.$K97]=&quot;&quot;;&quot;&quot;;COUNTIFS([.$B$1:.$B$1048576];[.K97]))" office:value-type="float" office:value="2" calcext:value-type="float">
            <text:p>2</text:p>
          </table:table-cell>
          <table:table-cell/>
          <table:table-cell table:formula="of:=IF([.$K97]=&quot;&quot;;&quot;&quot;;MATCH([.K97];[.$B$1:.$B$1048576];0))" office:value-type="float" office:value="57" calcext:value-type="float">
            <text:p>57</text:p>
          </table:table-cell>
          <table:table-cell table:formula="of:=IF([.$K97]=&quot;&quot;;&quot;&quot;;INDEX([.$C$1:.$D$1048576];[.$O97];[.P$2]))" office:value-type="float" office:value="2.86" calcext:value-type="float">
            <text:p>2.86</text:p>
          </table:table-cell>
          <table:table-cell table:formula="of:=IF([.$K97]=&quot;&quot;;&quot;&quot;;INDEX([.$C$1:.$D$1048576];[.$O97];[.Q$2]))" office:value-type="float" office:value="28600" calcext:value-type="float">
            <text:p>28600</text:p>
          </table:table-cell>
          <table:table-cell/>
          <table:table-cell table:formula="of:=IF([.$M97]=&quot;&quot;;&quot;&quot;;FLOOR(100*SUM([.$M$3:.$M97])/SUM([.$M$1:.$M$1048576]);1))" office:value-type="float" office:value="57" calcext:value-type="float">
            <text:p>57</text:p>
          </table:table-cell>
          <table:table-cell/>
          <table:table-cell table:formula="of:=IF([.U96]=&quot;&quot;;&quot;&quot;;IF(COM.MICROSOFT.MAXIFS([.$B$1:.$B$1048576];[.$B$1:.$B$1048576];&quot;&lt;&quot;&amp;[.U96])&gt;=[.U96];&quot;&quot;;COM.MICROSOFT.MAXIFS([.$B$1:.$B$1048576];[.$B$1:.$B$1048576];&quot;&lt;&quot;&amp;[.U96])))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7900" calcext:value-type="float">
            <text:p>7900</text:p>
          </table:table-cell>
          <table:table-cell office:value-type="float" office:value="0.79" calcext:value-type="float">
            <text:p>0.79</text:p>
          </table:table-cell>
          <table:table-cell table:number-columns-repeated="4"/>
          <table:table-cell table:formula="of:=COM.MICROSOFT.MINIFS([.$B$1:.$B$1048576];[.$B$1:.$B$1048576];&quot;&gt;&quot;&amp;[.I97])" office:value-type="float" office:value="288" calcext:value-type="float">
            <text:p>288</text:p>
          </table:table-cell>
          <table:table-cell/>
          <table:table-cell table:formula="of:=IF([.K97]=&quot;&quot;;&quot;&quot;;IF(COM.MICROSOFT.MINIFS([.$B$1:.$B$1048576];[.$B$1:.$B$1048576];&quot;&gt;&quot;&amp;[.K97])&lt;=[.K97];&quot;&quot;;COM.MICROSOFT.MINIFS([.$B$1:.$B$1048576];[.$B$1:.$B$1048576];&quot;&gt;&quot;&amp;[.K97])))" office:value-type="float" office:value="288" calcext:value-type="float">
            <text:p>288</text:p>
          </table:table-cell>
          <table:table-cell/>
          <table:table-cell table:formula="of:=IF([.$K98]=&quot;&quot;;&quot;&quot;;COUNTIFS([.$B$1:.$B$1048576];[.K98]))" office:value-type="float" office:value="1" calcext:value-type="float">
            <text:p>1</text:p>
          </table:table-cell>
          <table:table-cell/>
          <table:table-cell table:formula="of:=IF([.$K98]=&quot;&quot;;&quot;&quot;;MATCH([.K98];[.$B$1:.$B$1048576];0))" office:value-type="float" office:value="172" calcext:value-type="float">
            <text:p>172</text:p>
          </table:table-cell>
          <table:table-cell table:formula="of:=IF([.$K98]=&quot;&quot;;&quot;&quot;;INDEX([.$C$1:.$D$1048576];[.$O98];[.P$2]))" office:value-type="float" office:value="2.88" calcext:value-type="float">
            <text:p>2.88</text:p>
          </table:table-cell>
          <table:table-cell table:formula="of:=IF([.$K98]=&quot;&quot;;&quot;&quot;;INDEX([.$C$1:.$D$1048576];[.$O98];[.Q$2]))" office:value-type="float" office:value="28800" calcext:value-type="float">
            <text:p>28800</text:p>
          </table:table-cell>
          <table:table-cell/>
          <table:table-cell table:formula="of:=IF([.$M98]=&quot;&quot;;&quot;&quot;;FLOOR(100*SUM([.$M$3:.$M98])/SUM([.$M$1:.$M$1048576]);1))" office:value-type="float" office:value="58" calcext:value-type="float">
            <text:p>58</text:p>
          </table:table-cell>
          <table:table-cell/>
          <table:table-cell table:formula="of:=IF([.U97]=&quot;&quot;;&quot;&quot;;IF(COM.MICROSOFT.MAXIFS([.$B$1:.$B$1048576];[.$B$1:.$B$1048576];&quot;&lt;&quot;&amp;[.U97])&gt;=[.U97];&quot;&quot;;COM.MICROSOFT.MAXIFS([.$B$1:.$B$1048576];[.$B$1:.$B$1048576];&quot;&lt;&quot;&amp;[.U97])))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7" calcext:value-type="float">
            <text:p>207</text:p>
          </table:table-cell>
          <table:table-cell office:value-type="float" office:value="20700" calcext:value-type="float">
            <text:p>20700</text:p>
          </table:table-cell>
          <table:table-cell office:value-type="float" office:value="2.07" calcext:value-type="float">
            <text:p>2.07</text:p>
          </table:table-cell>
          <table:table-cell table:number-columns-repeated="4"/>
          <table:table-cell table:formula="of:=COM.MICROSOFT.MINIFS([.$B$1:.$B$1048576];[.$B$1:.$B$1048576];&quot;&gt;&quot;&amp;[.I98])" office:value-type="float" office:value="289" calcext:value-type="float">
            <text:p>289</text:p>
          </table:table-cell>
          <table:table-cell/>
          <table:table-cell table:formula="of:=IF([.K98]=&quot;&quot;;&quot;&quot;;IF(COM.MICROSOFT.MINIFS([.$B$1:.$B$1048576];[.$B$1:.$B$1048576];&quot;&gt;&quot;&amp;[.K98])&lt;=[.K98];&quot;&quot;;COM.MICROSOFT.MINIFS([.$B$1:.$B$1048576];[.$B$1:.$B$1048576];&quot;&gt;&quot;&amp;[.K98])))" office:value-type="float" office:value="289" calcext:value-type="float">
            <text:p>289</text:p>
          </table:table-cell>
          <table:table-cell/>
          <table:table-cell table:formula="of:=IF([.$K99]=&quot;&quot;;&quot;&quot;;COUNTIFS([.$B$1:.$B$1048576];[.K99]))" office:value-type="float" office:value="1" calcext:value-type="float">
            <text:p>1</text:p>
          </table:table-cell>
          <table:table-cell/>
          <table:table-cell table:formula="of:=IF([.$K99]=&quot;&quot;;&quot;&quot;;MATCH([.K99];[.$B$1:.$B$1048576];0))" office:value-type="float" office:value="91" calcext:value-type="float">
            <text:p>91</text:p>
          </table:table-cell>
          <table:table-cell table:formula="of:=IF([.$K99]=&quot;&quot;;&quot;&quot;;INDEX([.$C$1:.$D$1048576];[.$O99];[.P$2]))" office:value-type="float" office:value="2.89" calcext:value-type="float">
            <text:p>2.89</text:p>
          </table:table-cell>
          <table:table-cell table:formula="of:=IF([.$K99]=&quot;&quot;;&quot;&quot;;INDEX([.$C$1:.$D$1048576];[.$O99];[.Q$2]))" office:value-type="float" office:value="28900" calcext:value-type="float">
            <text:p>28900</text:p>
          </table:table-cell>
          <table:table-cell/>
          <table:table-cell table:formula="of:=IF([.$M99]=&quot;&quot;;&quot;&quot;;FLOOR(100*SUM([.$M$3:.$M99])/SUM([.$M$1:.$M$1048576]);1))" office:value-type="float" office:value="58" calcext:value-type="float">
            <text:p>58</text:p>
          </table:table-cell>
          <table:table-cell/>
          <table:table-cell table:formula="of:=IF([.U98]=&quot;&quot;;&quot;&quot;;IF(COM.MICROSOFT.MAXIFS([.$B$1:.$B$1048576];[.$B$1:.$B$1048576];&quot;&lt;&quot;&amp;[.U98])&gt;=[.U98];&quot;&quot;;COM.MICROSOFT.MAXIFS([.$B$1:.$B$1048576];[.$B$1:.$B$1048576];&quot;&lt;&quot;&amp;[.U98])))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9" calcext:value-type="float">
            <text:p>109</text:p>
          </table:table-cell>
          <table:table-cell office:value-type="float" office:value="10900" calcext:value-type="float">
            <text:p>10900</text:p>
          </table:table-cell>
          <table:table-cell office:value-type="float" office:value="1.09" calcext:value-type="float">
            <text:p>1.09</text:p>
          </table:table-cell>
          <table:table-cell table:number-columns-repeated="4"/>
          <table:table-cell table:formula="of:=COM.MICROSOFT.MINIFS([.$B$1:.$B$1048576];[.$B$1:.$B$1048576];&quot;&gt;&quot;&amp;[.I99])" office:value-type="float" office:value="292" calcext:value-type="float">
            <text:p>292</text:p>
          </table:table-cell>
          <table:table-cell/>
          <table:table-cell table:formula="of:=IF([.K99]=&quot;&quot;;&quot;&quot;;IF(COM.MICROSOFT.MINIFS([.$B$1:.$B$1048576];[.$B$1:.$B$1048576];&quot;&gt;&quot;&amp;[.K99])&lt;=[.K99];&quot;&quot;;COM.MICROSOFT.MINIFS([.$B$1:.$B$1048576];[.$B$1:.$B$1048576];&quot;&gt;&quot;&amp;[.K99])))" office:value-type="float" office:value="292" calcext:value-type="float">
            <text:p>292</text:p>
          </table:table-cell>
          <table:table-cell/>
          <table:table-cell table:formula="of:=IF([.$K100]=&quot;&quot;;&quot;&quot;;COUNTIFS([.$B$1:.$B$1048576];[.K100]))" office:value-type="float" office:value="1" calcext:value-type="float">
            <text:p>1</text:p>
          </table:table-cell>
          <table:table-cell/>
          <table:table-cell table:formula="of:=IF([.$K100]=&quot;&quot;;&quot;&quot;;MATCH([.K100];[.$B$1:.$B$1048576];0))" office:value-type="float" office:value="164" calcext:value-type="float">
            <text:p>164</text:p>
          </table:table-cell>
          <table:table-cell table:formula="of:=IF([.$K100]=&quot;&quot;;&quot;&quot;;INDEX([.$C$1:.$D$1048576];[.$O100];[.P$2]))" office:value-type="float" office:value="2.92" calcext:value-type="float">
            <text:p>2.92</text:p>
          </table:table-cell>
          <table:table-cell table:formula="of:=IF([.$K100]=&quot;&quot;;&quot;&quot;;INDEX([.$C$1:.$D$1048576];[.$O100];[.Q$2]))" office:value-type="float" office:value="29200" calcext:value-type="float">
            <text:p>29200</text:p>
          </table:table-cell>
          <table:table-cell/>
          <table:table-cell table:formula="of:=IF([.$M100]=&quot;&quot;;&quot;&quot;;FLOOR(100*SUM([.$M$3:.$M100])/SUM([.$M$1:.$M$1048576]);1))" office:value-type="float" office:value="59" calcext:value-type="float">
            <text:p>59</text:p>
          </table:table-cell>
          <table:table-cell/>
          <table:table-cell table:formula="of:=IF([.U99]=&quot;&quot;;&quot;&quot;;IF(COM.MICROSOFT.MAXIFS([.$B$1:.$B$1048576];[.$B$1:.$B$1048576];&quot;&lt;&quot;&amp;[.U99])&gt;=[.U99];&quot;&quot;;COM.MICROSOFT.MAXIFS([.$B$1:.$B$1048576];[.$B$1:.$B$1048576];&quot;&lt;&quot;&amp;[.U99])))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0" calcext:value-type="float">
            <text:p>110</text:p>
          </table:table-cell>
          <table:table-cell office:value-type="float" office:value="11000" calcext:value-type="float">
            <text:p>11000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formula="of:=COM.MICROSOFT.MINIFS([.$B$1:.$B$1048576];[.$B$1:.$B$1048576];&quot;&gt;&quot;&amp;[.I100])" office:value-type="float" office:value="295" calcext:value-type="float">
            <text:p>295</text:p>
          </table:table-cell>
          <table:table-cell/>
          <table:table-cell table:formula="of:=IF([.K100]=&quot;&quot;;&quot;&quot;;IF(COM.MICROSOFT.MINIFS([.$B$1:.$B$1048576];[.$B$1:.$B$1048576];&quot;&gt;&quot;&amp;[.K100])&lt;=[.K100];&quot;&quot;;COM.MICROSOFT.MINIFS([.$B$1:.$B$1048576];[.$B$1:.$B$1048576];&quot;&gt;&quot;&amp;[.K100])))" office:value-type="float" office:value="295" calcext:value-type="float">
            <text:p>295</text:p>
          </table:table-cell>
          <table:table-cell/>
          <table:table-cell table:formula="of:=IF([.$K101]=&quot;&quot;;&quot;&quot;;COUNTIFS([.$B$1:.$B$1048576];[.K101]))" office:value-type="float" office:value="3" calcext:value-type="float">
            <text:p>3</text:p>
          </table:table-cell>
          <table:table-cell/>
          <table:table-cell table:formula="of:=IF([.$K101]=&quot;&quot;;&quot;&quot;;MATCH([.K101];[.$B$1:.$B$1048576];0))" office:value-type="float" office:value="64" calcext:value-type="float">
            <text:p>64</text:p>
          </table:table-cell>
          <table:table-cell table:formula="of:=IF([.$K101]=&quot;&quot;;&quot;&quot;;INDEX([.$C$1:.$D$1048576];[.$O101];[.P$2]))" office:value-type="float" office:value="2.95" calcext:value-type="float">
            <text:p>2.95</text:p>
          </table:table-cell>
          <table:table-cell table:formula="of:=IF([.$K101]=&quot;&quot;;&quot;&quot;;INDEX([.$C$1:.$D$1048576];[.$O101];[.Q$2]))" office:value-type="float" office:value="29500" calcext:value-type="float">
            <text:p>29500</text:p>
          </table:table-cell>
          <table:table-cell/>
          <table:table-cell table:formula="of:=IF([.$M101]=&quot;&quot;;&quot;&quot;;FLOOR(100*SUM([.$M$3:.$M101])/SUM([.$M$1:.$M$1048576]);1))" office:value-type="float" office:value="60" calcext:value-type="float">
            <text:p>60</text:p>
          </table:table-cell>
          <table:table-cell/>
          <table:table-cell table:formula="of:=IF([.U100]=&quot;&quot;;&quot;&quot;;IF(COM.MICROSOFT.MAXIFS([.$B$1:.$B$1048576];[.$B$1:.$B$1048576];&quot;&lt;&quot;&amp;[.U100])&gt;=[.U100];&quot;&quot;;COM.MICROSOFT.MAXIFS([.$B$1:.$B$1048576];[.$B$1:.$B$1048576];&quot;&lt;&quot;&amp;[.U100])))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67" calcext:value-type="float">
            <text:p>167</text:p>
          </table:table-cell>
          <table:table-cell office:value-type="float" office:value="16700" calcext:value-type="float">
            <text:p>16700</text:p>
          </table:table-cell>
          <table:table-cell office:value-type="float" office:value="1.67" calcext:value-type="float">
            <text:p>1.67</text:p>
          </table:table-cell>
          <table:table-cell table:number-columns-repeated="4"/>
          <table:table-cell table:formula="of:=COM.MICROSOFT.MINIFS([.$B$1:.$B$1048576];[.$B$1:.$B$1048576];&quot;&gt;&quot;&amp;[.I101])" office:value-type="float" office:value="298" calcext:value-type="float">
            <text:p>298</text:p>
          </table:table-cell>
          <table:table-cell/>
          <table:table-cell table:formula="of:=IF([.K101]=&quot;&quot;;&quot;&quot;;IF(COM.MICROSOFT.MINIFS([.$B$1:.$B$1048576];[.$B$1:.$B$1048576];&quot;&gt;&quot;&amp;[.K101])&lt;=[.K101];&quot;&quot;;COM.MICROSOFT.MINIFS([.$B$1:.$B$1048576];[.$B$1:.$B$1048576];&quot;&gt;&quot;&amp;[.K101])))" office:value-type="float" office:value="298" calcext:value-type="float">
            <text:p>298</text:p>
          </table:table-cell>
          <table:table-cell/>
          <table:table-cell table:formula="of:=IF([.$K102]=&quot;&quot;;&quot;&quot;;COUNTIFS([.$B$1:.$B$1048576];[.K102]))" office:value-type="float" office:value="1" calcext:value-type="float">
            <text:p>1</text:p>
          </table:table-cell>
          <table:table-cell/>
          <table:table-cell table:formula="of:=IF([.$K102]=&quot;&quot;;&quot;&quot;;MATCH([.K102];[.$B$1:.$B$1048576];0))" office:value-type="float" office:value="13" calcext:value-type="float">
            <text:p>13</text:p>
          </table:table-cell>
          <table:table-cell table:formula="of:=IF([.$K102]=&quot;&quot;;&quot;&quot;;INDEX([.$C$1:.$D$1048576];[.$O102];[.P$2]))" office:value-type="float" office:value="2.98" calcext:value-type="float">
            <text:p>2.98</text:p>
          </table:table-cell>
          <table:table-cell table:formula="of:=IF([.$K102]=&quot;&quot;;&quot;&quot;;INDEX([.$C$1:.$D$1048576];[.$O102];[.Q$2]))" office:value-type="float" office:value="29800" calcext:value-type="float">
            <text:p>29800</text:p>
          </table:table-cell>
          <table:table-cell/>
          <table:table-cell table:formula="of:=IF([.$M102]=&quot;&quot;;&quot;&quot;;FLOOR(100*SUM([.$M$3:.$M102])/SUM([.$M$1:.$M$1048576]);1))" office:value-type="float" office:value="61" calcext:value-type="float">
            <text:p>61</text:p>
          </table:table-cell>
          <table:table-cell/>
          <table:table-cell table:formula="of:=IF([.U101]=&quot;&quot;;&quot;&quot;;IF(COM.MICROSOFT.MAXIFS([.$B$1:.$B$1048576];[.$B$1:.$B$1048576];&quot;&lt;&quot;&amp;[.U101])&gt;=[.U101];&quot;&quot;;COM.MICROSOFT.MAXIFS([.$B$1:.$B$1048576];[.$B$1:.$B$1048576];&quot;&lt;&quot;&amp;[.U101])))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4500" calcext:value-type="float">
            <text:p>4500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table:formula="of:=COM.MICROSOFT.MINIFS([.$B$1:.$B$1048576];[.$B$1:.$B$1048576];&quot;&gt;&quot;&amp;[.I102])" office:value-type="float" office:value="303" calcext:value-type="float">
            <text:p>303</text:p>
          </table:table-cell>
          <table:table-cell/>
          <table:table-cell table:formula="of:=IF([.K102]=&quot;&quot;;&quot;&quot;;IF(COM.MICROSOFT.MINIFS([.$B$1:.$B$1048576];[.$B$1:.$B$1048576];&quot;&gt;&quot;&amp;[.K102])&lt;=[.K102];&quot;&quot;;COM.MICROSOFT.MINIFS([.$B$1:.$B$1048576];[.$B$1:.$B$1048576];&quot;&gt;&quot;&amp;[.K102])))" office:value-type="float" office:value="303" calcext:value-type="float">
            <text:p>303</text:p>
          </table:table-cell>
          <table:table-cell/>
          <table:table-cell table:formula="of:=IF([.$K103]=&quot;&quot;;&quot;&quot;;COUNTIFS([.$B$1:.$B$1048576];[.K103]))" office:value-type="float" office:value="1" calcext:value-type="float">
            <text:p>1</text:p>
          </table:table-cell>
          <table:table-cell/>
          <table:table-cell table:formula="of:=IF([.$K103]=&quot;&quot;;&quot;&quot;;MATCH([.K103];[.$B$1:.$B$1048576];0))" office:value-type="float" office:value="22" calcext:value-type="float">
            <text:p>22</text:p>
          </table:table-cell>
          <table:table-cell table:formula="of:=IF([.$K103]=&quot;&quot;;&quot;&quot;;INDEX([.$C$1:.$D$1048576];[.$O103];[.P$2]))" office:value-type="float" office:value="3.03" calcext:value-type="float">
            <text:p>3.03</text:p>
          </table:table-cell>
          <table:table-cell table:formula="of:=IF([.$K103]=&quot;&quot;;&quot;&quot;;INDEX([.$C$1:.$D$1048576];[.$O103];[.Q$2]))" office:value-type="float" office:value="30300" calcext:value-type="float">
            <text:p>30300</text:p>
          </table:table-cell>
          <table:table-cell/>
          <table:table-cell table:formula="of:=IF([.$M103]=&quot;&quot;;&quot;&quot;;FLOOR(100*SUM([.$M$3:.$M103])/SUM([.$M$1:.$M$1048576]);1))" office:value-type="float" office:value="61" calcext:value-type="float">
            <text:p>61</text:p>
          </table:table-cell>
          <table:table-cell/>
          <table:table-cell table:formula="of:=IF([.U102]=&quot;&quot;;&quot;&quot;;IF(COM.MICROSOFT.MAXIFS([.$B$1:.$B$1048576];[.$B$1:.$B$1048576];&quot;&lt;&quot;&amp;[.U102])&gt;=[.U102];&quot;&quot;;COM.MICROSOFT.MAXIFS([.$B$1:.$B$1048576];[.$B$1:.$B$1048576];&quot;&lt;&quot;&amp;[.U102]))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COM.MICROSOFT.MINIFS([.$B$1:.$B$1048576];[.$B$1:.$B$1048576];&quot;&gt;&quot;&amp;[.I103])" office:value-type="float" office:value="310" calcext:value-type="float">
            <text:p>310</text:p>
          </table:table-cell>
          <table:table-cell/>
          <table:table-cell table:formula="of:=IF([.K103]=&quot;&quot;;&quot;&quot;;IF(COM.MICROSOFT.MINIFS([.$B$1:.$B$1048576];[.$B$1:.$B$1048576];&quot;&gt;&quot;&amp;[.K103])&lt;=[.K103];&quot;&quot;;COM.MICROSOFT.MINIFS([.$B$1:.$B$1048576];[.$B$1:.$B$1048576];&quot;&gt;&quot;&amp;[.K103])))" office:value-type="float" office:value="310" calcext:value-type="float">
            <text:p>310</text:p>
          </table:table-cell>
          <table:table-cell/>
          <table:table-cell table:formula="of:=IF([.$K104]=&quot;&quot;;&quot;&quot;;COUNTIFS([.$B$1:.$B$1048576];[.K104]))" office:value-type="float" office:value="2" calcext:value-type="float">
            <text:p>2</text:p>
          </table:table-cell>
          <table:table-cell/>
          <table:table-cell table:formula="of:=IF([.$K104]=&quot;&quot;;&quot;&quot;;MATCH([.K104];[.$B$1:.$B$1048576];0))" office:value-type="float" office:value="19" calcext:value-type="float">
            <text:p>19</text:p>
          </table:table-cell>
          <table:table-cell table:formula="of:=IF([.$K104]=&quot;&quot;;&quot;&quot;;INDEX([.$C$1:.$D$1048576];[.$O104];[.P$2]))" office:value-type="float" office:value="3.1" calcext:value-type="float">
            <text:p>3.1</text:p>
          </table:table-cell>
          <table:table-cell table:formula="of:=IF([.$K104]=&quot;&quot;;&quot;&quot;;INDEX([.$C$1:.$D$1048576];[.$O104];[.Q$2]))" office:value-type="float" office:value="31000" calcext:value-type="float">
            <text:p>31000</text:p>
          </table:table-cell>
          <table:table-cell/>
          <table:table-cell table:formula="of:=IF([.$M104]=&quot;&quot;;&quot;&quot;;FLOOR(100*SUM([.$M$3:.$M104])/SUM([.$M$1:.$M$1048576]);1))" office:value-type="float" office:value="62" calcext:value-type="float">
            <text:p>62</text:p>
          </table:table-cell>
          <table:table-cell/>
          <table:table-cell table:formula="of:=IF([.U103]=&quot;&quot;;&quot;&quot;;IF(COM.MICROSOFT.MAXIFS([.$B$1:.$B$1048576];[.$B$1:.$B$1048576];&quot;&lt;&quot;&amp;[.U103])&gt;=[.U103];&quot;&quot;;COM.MICROSOFT.MAXIFS([.$B$1:.$B$1048576];[.$B$1:.$B$1048576];&quot;&lt;&quot;&amp;[.U103]))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69" calcext:value-type="float">
            <text:p>469</text:p>
          </table:table-cell>
          <table:table-cell office:value-type="float" office:value="46900" calcext:value-type="float">
            <text:p>46900</text:p>
          </table:table-cell>
          <table:table-cell office:value-type="float" office:value="4.69" calcext:value-type="float">
            <text:p>4.69</text:p>
          </table:table-cell>
          <table:table-cell table:number-columns-repeated="4"/>
          <table:table-cell table:formula="of:=COM.MICROSOFT.MINIFS([.$B$1:.$B$1048576];[.$B$1:.$B$1048576];&quot;&gt;&quot;&amp;[.I104])" office:value-type="float" office:value="311" calcext:value-type="float">
            <text:p>311</text:p>
          </table:table-cell>
          <table:table-cell/>
          <table:table-cell table:formula="of:=IF([.K104]=&quot;&quot;;&quot;&quot;;IF(COM.MICROSOFT.MINIFS([.$B$1:.$B$1048576];[.$B$1:.$B$1048576];&quot;&gt;&quot;&amp;[.K104])&lt;=[.K104];&quot;&quot;;COM.MICROSOFT.MINIFS([.$B$1:.$B$1048576];[.$B$1:.$B$1048576];&quot;&gt;&quot;&amp;[.K104])))" office:value-type="float" office:value="311" calcext:value-type="float">
            <text:p>311</text:p>
          </table:table-cell>
          <table:table-cell/>
          <table:table-cell table:formula="of:=IF([.$K105]=&quot;&quot;;&quot;&quot;;COUNTIFS([.$B$1:.$B$1048576];[.K105]))" office:value-type="float" office:value="1" calcext:value-type="float">
            <text:p>1</text:p>
          </table:table-cell>
          <table:table-cell/>
          <table:table-cell table:formula="of:=IF([.$K105]=&quot;&quot;;&quot;&quot;;MATCH([.K105];[.$B$1:.$B$1048576];0))" office:value-type="float" office:value="126" calcext:value-type="float">
            <text:p>126</text:p>
          </table:table-cell>
          <table:table-cell table:formula="of:=IF([.$K105]=&quot;&quot;;&quot;&quot;;INDEX([.$C$1:.$D$1048576];[.$O105];[.P$2]))" office:value-type="float" office:value="3.11" calcext:value-type="float">
            <text:p>3.11</text:p>
          </table:table-cell>
          <table:table-cell table:formula="of:=IF([.$K105]=&quot;&quot;;&quot;&quot;;INDEX([.$C$1:.$D$1048576];[.$O105];[.Q$2]))" office:value-type="float" office:value="31100" calcext:value-type="float">
            <text:p>31100</text:p>
          </table:table-cell>
          <table:table-cell/>
          <table:table-cell table:formula="of:=IF([.$M105]=&quot;&quot;;&quot;&quot;;FLOOR(100*SUM([.$M$3:.$M105])/SUM([.$M$1:.$M$1048576]);1))" office:value-type="float" office:value="63" calcext:value-type="float">
            <text:p>63</text:p>
          </table:table-cell>
          <table:table-cell/>
          <table:table-cell table:formula="of:=IF([.U104]=&quot;&quot;;&quot;&quot;;IF(COM.MICROSOFT.MAXIFS([.$B$1:.$B$1048576];[.$B$1:.$B$1048576];&quot;&lt;&quot;&amp;[.U104])&gt;=[.U104];&quot;&quot;;COM.MICROSOFT.MAXIFS([.$B$1:.$B$1048576];[.$B$1:.$B$1048576];&quot;&lt;&quot;&amp;[.U104]))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36" calcext:value-type="float">
            <text:p>336</text:p>
          </table:table-cell>
          <table:table-cell office:value-type="float" office:value="33600" calcext:value-type="float">
            <text:p>33600</text:p>
          </table:table-cell>
          <table:table-cell office:value-type="float" office:value="3.36" calcext:value-type="float">
            <text:p>3.36</text:p>
          </table:table-cell>
          <table:table-cell table:number-columns-repeated="4"/>
          <table:table-cell table:formula="of:=COM.MICROSOFT.MINIFS([.$B$1:.$B$1048576];[.$B$1:.$B$1048576];&quot;&gt;&quot;&amp;[.I105])" office:value-type="float" office:value="313" calcext:value-type="float">
            <text:p>313</text:p>
          </table:table-cell>
          <table:table-cell/>
          <table:table-cell table:formula="of:=IF([.K105]=&quot;&quot;;&quot;&quot;;IF(COM.MICROSOFT.MINIFS([.$B$1:.$B$1048576];[.$B$1:.$B$1048576];&quot;&gt;&quot;&amp;[.K105])&lt;=[.K105];&quot;&quot;;COM.MICROSOFT.MINIFS([.$B$1:.$B$1048576];[.$B$1:.$B$1048576];&quot;&gt;&quot;&amp;[.K105])))" office:value-type="float" office:value="313" calcext:value-type="float">
            <text:p>313</text:p>
          </table:table-cell>
          <table:table-cell/>
          <table:table-cell table:formula="of:=IF([.$K106]=&quot;&quot;;&quot;&quot;;COUNTIFS([.$B$1:.$B$1048576];[.K106]))" office:value-type="float" office:value="1" calcext:value-type="float">
            <text:p>1</text:p>
          </table:table-cell>
          <table:table-cell/>
          <table:table-cell table:formula="of:=IF([.$K106]=&quot;&quot;;&quot;&quot;;MATCH([.K106];[.$B$1:.$B$1048576];0))" office:value-type="float" office:value="184" calcext:value-type="float">
            <text:p>184</text:p>
          </table:table-cell>
          <table:table-cell table:formula="of:=IF([.$K106]=&quot;&quot;;&quot;&quot;;INDEX([.$C$1:.$D$1048576];[.$O106];[.P$2]))" office:value-type="float" office:value="3.13" calcext:value-type="float">
            <text:p>3.13</text:p>
          </table:table-cell>
          <table:table-cell table:formula="of:=IF([.$K106]=&quot;&quot;;&quot;&quot;;INDEX([.$C$1:.$D$1048576];[.$O106];[.Q$2]))" office:value-type="float" office:value="31300" calcext:value-type="float">
            <text:p>31300</text:p>
          </table:table-cell>
          <table:table-cell/>
          <table:table-cell table:formula="of:=IF([.$M106]=&quot;&quot;;&quot;&quot;;FLOOR(100*SUM([.$M$3:.$M106])/SUM([.$M$1:.$M$1048576]);1))" office:value-type="float" office:value="63" calcext:value-type="float">
            <text:p>63</text:p>
          </table:table-cell>
          <table:table-cell/>
          <table:table-cell table:formula="of:=IF([.U105]=&quot;&quot;;&quot;&quot;;IF(COM.MICROSOFT.MAXIFS([.$B$1:.$B$1048576];[.$B$1:.$B$1048576];&quot;&lt;&quot;&amp;[.U105])&gt;=[.U105];&quot;&quot;;COM.MICROSOFT.MAXIFS([.$B$1:.$B$1048576];[.$B$1:.$B$1048576];&quot;&lt;&quot;&amp;[.U105])))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6" calcext:value-type="float">
            <text:p>426</text:p>
          </table:table-cell>
          <table:table-cell office:value-type="float" office:value="42600" calcext:value-type="float">
            <text:p>42600</text:p>
          </table:table-cell>
          <table:table-cell office:value-type="float" office:value="4.26" calcext:value-type="float">
            <text:p>4.26</text:p>
          </table:table-cell>
          <table:table-cell table:number-columns-repeated="4"/>
          <table:table-cell table:formula="of:=COM.MICROSOFT.MINIFS([.$B$1:.$B$1048576];[.$B$1:.$B$1048576];&quot;&gt;&quot;&amp;[.I106])" office:value-type="float" office:value="318" calcext:value-type="float">
            <text:p>318</text:p>
          </table:table-cell>
          <table:table-cell/>
          <table:table-cell table:formula="of:=IF([.K106]=&quot;&quot;;&quot;&quot;;IF(COM.MICROSOFT.MINIFS([.$B$1:.$B$1048576];[.$B$1:.$B$1048576];&quot;&gt;&quot;&amp;[.K106])&lt;=[.K106];&quot;&quot;;COM.MICROSOFT.MINIFS([.$B$1:.$B$1048576];[.$B$1:.$B$1048576];&quot;&gt;&quot;&amp;[.K106])))" office:value-type="float" office:value="318" calcext:value-type="float">
            <text:p>318</text:p>
          </table:table-cell>
          <table:table-cell/>
          <table:table-cell table:formula="of:=IF([.$K107]=&quot;&quot;;&quot;&quot;;COUNTIFS([.$B$1:.$B$1048576];[.K107]))" office:value-type="float" office:value="1" calcext:value-type="float">
            <text:p>1</text:p>
          </table:table-cell>
          <table:table-cell/>
          <table:table-cell table:formula="of:=IF([.$K107]=&quot;&quot;;&quot;&quot;;MATCH([.K107];[.$B$1:.$B$1048576];0))" office:value-type="float" office:value="95" calcext:value-type="float">
            <text:p>95</text:p>
          </table:table-cell>
          <table:table-cell table:formula="of:=IF([.$K107]=&quot;&quot;;&quot;&quot;;INDEX([.$C$1:.$D$1048576];[.$O107];[.P$2]))" office:value-type="float" office:value="3.18" calcext:value-type="float">
            <text:p>3.18</text:p>
          </table:table-cell>
          <table:table-cell table:formula="of:=IF([.$K107]=&quot;&quot;;&quot;&quot;;INDEX([.$C$1:.$D$1048576];[.$O107];[.Q$2]))" office:value-type="float" office:value="31800" calcext:value-type="float">
            <text:p>31800</text:p>
          </table:table-cell>
          <table:table-cell/>
          <table:table-cell table:formula="of:=IF([.$M107]=&quot;&quot;;&quot;&quot;;FLOOR(100*SUM([.$M$3:.$M107])/SUM([.$M$1:.$M$1048576]);1))" office:value-type="float" office:value="64" calcext:value-type="float">
            <text:p>64</text:p>
          </table:table-cell>
          <table:table-cell/>
          <table:table-cell table:formula="of:=IF([.U106]=&quot;&quot;;&quot;&quot;;IF(COM.MICROSOFT.MAXIFS([.$B$1:.$B$1048576];[.$B$1:.$B$1048576];&quot;&lt;&quot;&amp;[.U106])&gt;=[.U106];&quot;&quot;;COM.MICROSOFT.MAXIFS([.$B$1:.$B$1048576];[.$B$1:.$B$1048576];&quot;&lt;&quot;&amp;[.U106])))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85" calcext:value-type="float">
            <text:p>485</text:p>
          </table:table-cell>
          <table:table-cell office:value-type="float" office:value="48500" calcext:value-type="float">
            <text:p>48500</text:p>
          </table:table-cell>
          <table:table-cell office:value-type="float" office:value="4.85" calcext:value-type="float">
            <text:p>4.85</text:p>
          </table:table-cell>
          <table:table-cell table:number-columns-repeated="4"/>
          <table:table-cell table:formula="of:=COM.MICROSOFT.MINIFS([.$B$1:.$B$1048576];[.$B$1:.$B$1048576];&quot;&gt;&quot;&amp;[.I107])" office:value-type="float" office:value="319" calcext:value-type="float">
            <text:p>319</text:p>
          </table:table-cell>
          <table:table-cell/>
          <table:table-cell table:formula="of:=IF([.K107]=&quot;&quot;;&quot;&quot;;IF(COM.MICROSOFT.MINIFS([.$B$1:.$B$1048576];[.$B$1:.$B$1048576];&quot;&gt;&quot;&amp;[.K107])&lt;=[.K107];&quot;&quot;;COM.MICROSOFT.MINIFS([.$B$1:.$B$1048576];[.$B$1:.$B$1048576];&quot;&gt;&quot;&amp;[.K107])))" office:value-type="float" office:value="319" calcext:value-type="float">
            <text:p>319</text:p>
          </table:table-cell>
          <table:table-cell/>
          <table:table-cell table:formula="of:=IF([.$K108]=&quot;&quot;;&quot;&quot;;COUNTIFS([.$B$1:.$B$1048576];[.K108]))" office:value-type="float" office:value="1" calcext:value-type="float">
            <text:p>1</text:p>
          </table:table-cell>
          <table:table-cell/>
          <table:table-cell table:formula="of:=IF([.$K108]=&quot;&quot;;&quot;&quot;;MATCH([.K108];[.$B$1:.$B$1048576];0))" office:value-type="float" office:value="166" calcext:value-type="float">
            <text:p>166</text:p>
          </table:table-cell>
          <table:table-cell table:formula="of:=IF([.$K108]=&quot;&quot;;&quot;&quot;;INDEX([.$C$1:.$D$1048576];[.$O108];[.P$2]))" office:value-type="float" office:value="3.19" calcext:value-type="float">
            <text:p>3.19</text:p>
          </table:table-cell>
          <table:table-cell table:formula="of:=IF([.$K108]=&quot;&quot;;&quot;&quot;;INDEX([.$C$1:.$D$1048576];[.$O108];[.Q$2]))" office:value-type="float" office:value="31900" calcext:value-type="float">
            <text:p>31900</text:p>
          </table:table-cell>
          <table:table-cell/>
          <table:table-cell table:formula="of:=IF([.$M108]=&quot;&quot;;&quot;&quot;;FLOOR(100*SUM([.$M$3:.$M108])/SUM([.$M$1:.$M$1048576]);1))" office:value-type="float" office:value="64" calcext:value-type="float">
            <text:p>64</text:p>
          </table:table-cell>
          <table:table-cell/>
          <table:table-cell table:formula="of:=IF([.U107]=&quot;&quot;;&quot;&quot;;IF(COM.MICROSOFT.MAXIFS([.$B$1:.$B$1048576];[.$B$1:.$B$1048576];&quot;&lt;&quot;&amp;[.U107])&gt;=[.U107];&quot;&quot;;COM.MICROSOFT.MAXIFS([.$B$1:.$B$1048576];[.$B$1:.$B$1048576];&quot;&lt;&quot;&amp;[.U107])))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3800" calcext:value-type="float">
            <text:p>3800</text:p>
          </table:table-cell>
          <table:table-cell office:value-type="float" office:value="0.38" calcext:value-type="float">
            <text:p>0.38</text:p>
          </table:table-cell>
          <table:table-cell table:number-columns-repeated="4"/>
          <table:table-cell table:formula="of:=COM.MICROSOFT.MINIFS([.$B$1:.$B$1048576];[.$B$1:.$B$1048576];&quot;&gt;&quot;&amp;[.I108])" office:value-type="float" office:value="322" calcext:value-type="float">
            <text:p>322</text:p>
          </table:table-cell>
          <table:table-cell/>
          <table:table-cell table:formula="of:=IF([.K108]=&quot;&quot;;&quot;&quot;;IF(COM.MICROSOFT.MINIFS([.$B$1:.$B$1048576];[.$B$1:.$B$1048576];&quot;&gt;&quot;&amp;[.K108])&lt;=[.K108];&quot;&quot;;COM.MICROSOFT.MINIFS([.$B$1:.$B$1048576];[.$B$1:.$B$1048576];&quot;&gt;&quot;&amp;[.K108])))" office:value-type="float" office:value="322" calcext:value-type="float">
            <text:p>322</text:p>
          </table:table-cell>
          <table:table-cell/>
          <table:table-cell table:formula="of:=IF([.$K109]=&quot;&quot;;&quot;&quot;;COUNTIFS([.$B$1:.$B$1048576];[.K109]))" office:value-type="float" office:value="1" calcext:value-type="float">
            <text:p>1</text:p>
          </table:table-cell>
          <table:table-cell/>
          <table:table-cell table:formula="of:=IF([.$K109]=&quot;&quot;;&quot;&quot;;MATCH([.K109];[.$B$1:.$B$1048576];0))" office:value-type="float" office:value="7" calcext:value-type="float">
            <text:p>7</text:p>
          </table:table-cell>
          <table:table-cell table:formula="of:=IF([.$K109]=&quot;&quot;;&quot;&quot;;INDEX([.$C$1:.$D$1048576];[.$O109];[.P$2]))" office:value-type="float" office:value="3.22" calcext:value-type="float">
            <text:p>3.22</text:p>
          </table:table-cell>
          <table:table-cell table:formula="of:=IF([.$K109]=&quot;&quot;;&quot;&quot;;INDEX([.$C$1:.$D$1048576];[.$O109];[.Q$2]))" office:value-type="float" office:value="32200" calcext:value-type="float">
            <text:p>32200</text:p>
          </table:table-cell>
          <table:table-cell/>
          <table:table-cell table:formula="of:=IF([.$M109]=&quot;&quot;;&quot;&quot;;FLOOR(100*SUM([.$M$3:.$M109])/SUM([.$M$1:.$M$1048576]);1))" office:value-type="float" office:value="65" calcext:value-type="float">
            <text:p>65</text:p>
          </table:table-cell>
          <table:table-cell/>
          <table:table-cell table:formula="of:=IF([.U108]=&quot;&quot;;&quot;&quot;;IF(COM.MICROSOFT.MAXIFS([.$B$1:.$B$1048576];[.$B$1:.$B$1048576];&quot;&lt;&quot;&amp;[.U108])&gt;=[.U108];&quot;&quot;;COM.MICROSOFT.MAXIFS([.$B$1:.$B$1048576];[.$B$1:.$B$1048576];&quot;&lt;&quot;&amp;[.U108])))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50" calcext:value-type="float">
            <text:p>250</text:p>
          </table:table-cell>
          <table:table-cell office:value-type="float" office:value="25000" calcext:value-type="float">
            <text:p>25000</text:p>
          </table:table-cell>
          <table:table-cell office:value-type="float" office:value="2.5" calcext:value-type="float">
            <text:p>2.5</text:p>
          </table:table-cell>
          <table:table-cell table:number-columns-repeated="4"/>
          <table:table-cell table:formula="of:=COM.MICROSOFT.MINIFS([.$B$1:.$B$1048576];[.$B$1:.$B$1048576];&quot;&gt;&quot;&amp;[.I109])" office:value-type="float" office:value="324" calcext:value-type="float">
            <text:p>324</text:p>
          </table:table-cell>
          <table:table-cell/>
          <table:table-cell table:formula="of:=IF([.K109]=&quot;&quot;;&quot;&quot;;IF(COM.MICROSOFT.MINIFS([.$B$1:.$B$1048576];[.$B$1:.$B$1048576];&quot;&gt;&quot;&amp;[.K109])&lt;=[.K109];&quot;&quot;;COM.MICROSOFT.MINIFS([.$B$1:.$B$1048576];[.$B$1:.$B$1048576];&quot;&gt;&quot;&amp;[.K109])))" office:value-type="float" office:value="324" calcext:value-type="float">
            <text:p>324</text:p>
          </table:table-cell>
          <table:table-cell/>
          <table:table-cell table:formula="of:=IF([.$K110]=&quot;&quot;;&quot;&quot;;COUNTIFS([.$B$1:.$B$1048576];[.K110]))" office:value-type="float" office:value="1" calcext:value-type="float">
            <text:p>1</text:p>
          </table:table-cell>
          <table:table-cell/>
          <table:table-cell table:formula="of:=IF([.$K110]=&quot;&quot;;&quot;&quot;;MATCH([.K110];[.$B$1:.$B$1048576];0))" office:value-type="float" office:value="198" calcext:value-type="float">
            <text:p>198</text:p>
          </table:table-cell>
          <table:table-cell table:formula="of:=IF([.$K110]=&quot;&quot;;&quot;&quot;;INDEX([.$C$1:.$D$1048576];[.$O110];[.P$2]))" office:value-type="float" office:value="3.24" calcext:value-type="float">
            <text:p>3.24</text:p>
          </table:table-cell>
          <table:table-cell table:formula="of:=IF([.$K110]=&quot;&quot;;&quot;&quot;;INDEX([.$C$1:.$D$1048576];[.$O110];[.Q$2]))" office:value-type="float" office:value="32400" calcext:value-type="float">
            <text:p>32400</text:p>
          </table:table-cell>
          <table:table-cell/>
          <table:table-cell table:formula="of:=IF([.$M110]=&quot;&quot;;&quot;&quot;;FLOOR(100*SUM([.$M$3:.$M110])/SUM([.$M$1:.$M$1048576]);1))" office:value-type="float" office:value="65" calcext:value-type="float">
            <text:p>65</text:p>
          </table:table-cell>
          <table:table-cell/>
          <table:table-cell table:formula="of:=IF([.U109]=&quot;&quot;;&quot;&quot;;IF(COM.MICROSOFT.MAXIFS([.$B$1:.$B$1048576];[.$B$1:.$B$1048576];&quot;&lt;&quot;&amp;[.U109])&gt;=[.U109];&quot;&quot;;COM.MICROSOFT.MAXIFS([.$B$1:.$B$1048576];[.$B$1:.$B$1048576];&quot;&lt;&quot;&amp;[.U109])))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7200" calcext:value-type="float">
            <text:p>7200</text:p>
          </table:table-cell>
          <table:table-cell office:value-type="float" office:value="0.72" calcext:value-type="float">
            <text:p>0.72</text:p>
          </table:table-cell>
          <table:table-cell table:number-columns-repeated="4"/>
          <table:table-cell table:formula="of:=COM.MICROSOFT.MINIFS([.$B$1:.$B$1048576];[.$B$1:.$B$1048576];&quot;&gt;&quot;&amp;[.I110])" office:value-type="float" office:value="327" calcext:value-type="float">
            <text:p>327</text:p>
          </table:table-cell>
          <table:table-cell/>
          <table:table-cell table:formula="of:=IF([.K110]=&quot;&quot;;&quot;&quot;;IF(COM.MICROSOFT.MINIFS([.$B$1:.$B$1048576];[.$B$1:.$B$1048576];&quot;&gt;&quot;&amp;[.K110])&lt;=[.K110];&quot;&quot;;COM.MICROSOFT.MINIFS([.$B$1:.$B$1048576];[.$B$1:.$B$1048576];&quot;&gt;&quot;&amp;[.K110])))" office:value-type="float" office:value="327" calcext:value-type="float">
            <text:p>327</text:p>
          </table:table-cell>
          <table:table-cell/>
          <table:table-cell table:formula="of:=IF([.$K111]=&quot;&quot;;&quot;&quot;;COUNTIFS([.$B$1:.$B$1048576];[.K111]))" office:value-type="float" office:value="1" calcext:value-type="float">
            <text:p>1</text:p>
          </table:table-cell>
          <table:table-cell/>
          <table:table-cell table:formula="of:=IF([.$K111]=&quot;&quot;;&quot;&quot;;MATCH([.K111];[.$B$1:.$B$1048576];0))" office:value-type="float" office:value="123" calcext:value-type="float">
            <text:p>123</text:p>
          </table:table-cell>
          <table:table-cell table:formula="of:=IF([.$K111]=&quot;&quot;;&quot;&quot;;INDEX([.$C$1:.$D$1048576];[.$O111];[.P$2]))" office:value-type="float" office:value="3.27" calcext:value-type="float">
            <text:p>3.27</text:p>
          </table:table-cell>
          <table:table-cell table:formula="of:=IF([.$K111]=&quot;&quot;;&quot;&quot;;INDEX([.$C$1:.$D$1048576];[.$O111];[.Q$2]))" office:value-type="float" office:value="32700" calcext:value-type="float">
            <text:p>32700</text:p>
          </table:table-cell>
          <table:table-cell/>
          <table:table-cell table:formula="of:=IF([.$M111]=&quot;&quot;;&quot;&quot;;FLOOR(100*SUM([.$M$3:.$M111])/SUM([.$M$1:.$M$1048576]);1))" office:value-type="float" office:value="66" calcext:value-type="float">
            <text:p>66</text:p>
          </table:table-cell>
          <table:table-cell/>
          <table:table-cell table:formula="of:=IF([.U110]=&quot;&quot;;&quot;&quot;;IF(COM.MICROSOFT.MAXIFS([.$B$1:.$B$1048576];[.$B$1:.$B$1048576];&quot;&lt;&quot;&amp;[.U110])&gt;=[.U110];&quot;&quot;;COM.MICROSOFT.MAXIFS([.$B$1:.$B$1048576];[.$B$1:.$B$1048576];&quot;&lt;&quot;&amp;[.U110])))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46" calcext:value-type="float">
            <text:p>346</text:p>
          </table:table-cell>
          <table:table-cell office:value-type="float" office:value="34600" calcext:value-type="float">
            <text:p>34600</text:p>
          </table:table-cell>
          <table:table-cell office:value-type="float" office:value="3.46" calcext:value-type="float">
            <text:p>3.46</text:p>
          </table:table-cell>
          <table:table-cell table:number-columns-repeated="4"/>
          <table:table-cell table:formula="of:=COM.MICROSOFT.MINIFS([.$B$1:.$B$1048576];[.$B$1:.$B$1048576];&quot;&gt;&quot;&amp;[.I111])" office:value-type="float" office:value="335" calcext:value-type="float">
            <text:p>335</text:p>
          </table:table-cell>
          <table:table-cell/>
          <table:table-cell table:formula="of:=IF([.K111]=&quot;&quot;;&quot;&quot;;IF(COM.MICROSOFT.MINIFS([.$B$1:.$B$1048576];[.$B$1:.$B$1048576];&quot;&gt;&quot;&amp;[.K111])&lt;=[.K111];&quot;&quot;;COM.MICROSOFT.MINIFS([.$B$1:.$B$1048576];[.$B$1:.$B$1048576];&quot;&gt;&quot;&amp;[.K111])))" office:value-type="float" office:value="335" calcext:value-type="float">
            <text:p>335</text:p>
          </table:table-cell>
          <table:table-cell/>
          <table:table-cell table:formula="of:=IF([.$K112]=&quot;&quot;;&quot;&quot;;COUNTIFS([.$B$1:.$B$1048576];[.K112]))" office:value-type="float" office:value="1" calcext:value-type="float">
            <text:p>1</text:p>
          </table:table-cell>
          <table:table-cell/>
          <table:table-cell table:formula="of:=IF([.$K112]=&quot;&quot;;&quot;&quot;;MATCH([.K112];[.$B$1:.$B$1048576];0))" office:value-type="float" office:value="5" calcext:value-type="float">
            <text:p>5</text:p>
          </table:table-cell>
          <table:table-cell table:formula="of:=IF([.$K112]=&quot;&quot;;&quot;&quot;;INDEX([.$C$1:.$D$1048576];[.$O112];[.P$2]))" office:value-type="float" office:value="3.35" calcext:value-type="float">
            <text:p>3.35</text:p>
          </table:table-cell>
          <table:table-cell table:formula="of:=IF([.$K112]=&quot;&quot;;&quot;&quot;;INDEX([.$C$1:.$D$1048576];[.$O112];[.Q$2]))" office:value-type="float" office:value="33500" calcext:value-type="float">
            <text:p>33500</text:p>
          </table:table-cell>
          <table:table-cell/>
          <table:table-cell table:formula="of:=IF([.$M112]=&quot;&quot;;&quot;&quot;;FLOOR(100*SUM([.$M$3:.$M112])/SUM([.$M$1:.$M$1048576]);1))" office:value-type="float" office:value="66" calcext:value-type="float">
            <text:p>66</text:p>
          </table:table-cell>
          <table:table-cell/>
          <table:table-cell table:formula="of:=IF([.U111]=&quot;&quot;;&quot;&quot;;IF(COM.MICROSOFT.MAXIFS([.$B$1:.$B$1048576];[.$B$1:.$B$1048576];&quot;&lt;&quot;&amp;[.U111])&gt;=[.U111];&quot;&quot;;COM.MICROSOFT.MAXIFS([.$B$1:.$B$1048576];[.$B$1:.$B$1048576];&quot;&lt;&quot;&amp;[.U111])))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92" calcext:value-type="float">
            <text:p>492</text:p>
          </table:table-cell>
          <table:table-cell office:value-type="float" office:value="49200" calcext:value-type="float">
            <text:p>49200</text:p>
          </table:table-cell>
          <table:table-cell office:value-type="float" office:value="4.92" calcext:value-type="float">
            <text:p>4.92</text:p>
          </table:table-cell>
          <table:table-cell table:number-columns-repeated="4"/>
          <table:table-cell table:formula="of:=COM.MICROSOFT.MINIFS([.$B$1:.$B$1048576];[.$B$1:.$B$1048576];&quot;&gt;&quot;&amp;[.I112])" office:value-type="float" office:value="336" calcext:value-type="float">
            <text:p>336</text:p>
          </table:table-cell>
          <table:table-cell/>
          <table:table-cell table:formula="of:=IF([.K112]=&quot;&quot;;&quot;&quot;;IF(COM.MICROSOFT.MINIFS([.$B$1:.$B$1048576];[.$B$1:.$B$1048576];&quot;&gt;&quot;&amp;[.K112])&lt;=[.K112];&quot;&quot;;COM.MICROSOFT.MINIFS([.$B$1:.$B$1048576];[.$B$1:.$B$1048576];&quot;&gt;&quot;&amp;[.K112])))" office:value-type="float" office:value="336" calcext:value-type="float">
            <text:p>336</text:p>
          </table:table-cell>
          <table:table-cell/>
          <table:table-cell table:formula="of:=IF([.$K113]=&quot;&quot;;&quot;&quot;;COUNTIFS([.$B$1:.$B$1048576];[.K113]))" office:value-type="float" office:value="1" calcext:value-type="float">
            <text:p>1</text:p>
          </table:table-cell>
          <table:table-cell/>
          <table:table-cell table:formula="of:=IF([.$K113]=&quot;&quot;;&quot;&quot;;MATCH([.K113];[.$B$1:.$B$1048576];0))" office:value-type="float" office:value="106" calcext:value-type="float">
            <text:p>106</text:p>
          </table:table-cell>
          <table:table-cell table:formula="of:=IF([.$K113]=&quot;&quot;;&quot;&quot;;INDEX([.$C$1:.$D$1048576];[.$O113];[.P$2]))" office:value-type="float" office:value="3.36" calcext:value-type="float">
            <text:p>3.36</text:p>
          </table:table-cell>
          <table:table-cell table:formula="of:=IF([.$K113]=&quot;&quot;;&quot;&quot;;INDEX([.$C$1:.$D$1048576];[.$O113];[.Q$2]))" office:value-type="float" office:value="33600" calcext:value-type="float">
            <text:p>33600</text:p>
          </table:table-cell>
          <table:table-cell/>
          <table:table-cell table:formula="of:=IF([.$M113]=&quot;&quot;;&quot;&quot;;FLOOR(100*SUM([.$M$3:.$M113])/SUM([.$M$1:.$M$1048576]);1))" office:value-type="float" office:value="67" calcext:value-type="float">
            <text:p>67</text:p>
          </table:table-cell>
          <table:table-cell/>
          <table:table-cell table:formula="of:=IF([.U112]=&quot;&quot;;&quot;&quot;;IF(COM.MICROSOFT.MAXIFS([.$B$1:.$B$1048576];[.$B$1:.$B$1048576];&quot;&lt;&quot;&amp;[.U112])&gt;=[.U112];&quot;&quot;;COM.MICROSOFT.MAXIFS([.$B$1:.$B$1048576];[.$B$1:.$B$1048576];&quot;&lt;&quot;&amp;[.U112])))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03" calcext:value-type="float">
            <text:p>0.03</text:p>
          </table:table-cell>
          <table:table-cell table:number-columns-repeated="4"/>
          <table:table-cell table:formula="of:=COM.MICROSOFT.MINIFS([.$B$1:.$B$1048576];[.$B$1:.$B$1048576];&quot;&gt;&quot;&amp;[.I113])" office:value-type="float" office:value="338" calcext:value-type="float">
            <text:p>338</text:p>
          </table:table-cell>
          <table:table-cell/>
          <table:table-cell table:formula="of:=IF([.K113]=&quot;&quot;;&quot;&quot;;IF(COM.MICROSOFT.MINIFS([.$B$1:.$B$1048576];[.$B$1:.$B$1048576];&quot;&gt;&quot;&amp;[.K113])&lt;=[.K113];&quot;&quot;;COM.MICROSOFT.MINIFS([.$B$1:.$B$1048576];[.$B$1:.$B$1048576];&quot;&gt;&quot;&amp;[.K113])))" office:value-type="float" office:value="338" calcext:value-type="float">
            <text:p>338</text:p>
          </table:table-cell>
          <table:table-cell/>
          <table:table-cell table:formula="of:=IF([.$K114]=&quot;&quot;;&quot;&quot;;COUNTIFS([.$B$1:.$B$1048576];[.K114]))" office:value-type="float" office:value="1" calcext:value-type="float">
            <text:p>1</text:p>
          </table:table-cell>
          <table:table-cell/>
          <table:table-cell table:formula="of:=IF([.$K114]=&quot;&quot;;&quot;&quot;;MATCH([.K114];[.$B$1:.$B$1048576];0))" office:value-type="float" office:value="25" calcext:value-type="float">
            <text:p>25</text:p>
          </table:table-cell>
          <table:table-cell table:formula="of:=IF([.$K114]=&quot;&quot;;&quot;&quot;;INDEX([.$C$1:.$D$1048576];[.$O114];[.P$2]))" office:value-type="float" office:value="3.38" calcext:value-type="float">
            <text:p>3.38</text:p>
          </table:table-cell>
          <table:table-cell table:formula="of:=IF([.$K114]=&quot;&quot;;&quot;&quot;;INDEX([.$C$1:.$D$1048576];[.$O114];[.Q$2]))" office:value-type="float" office:value="33800" calcext:value-type="float">
            <text:p>33800</text:p>
          </table:table-cell>
          <table:table-cell/>
          <table:table-cell table:formula="of:=IF([.$M114]=&quot;&quot;;&quot;&quot;;FLOOR(100*SUM([.$M$3:.$M114])/SUM([.$M$1:.$M$1048576]);1))" office:value-type="float" office:value="67" calcext:value-type="float">
            <text:p>67</text:p>
          </table:table-cell>
          <table:table-cell/>
          <table:table-cell table:formula="of:=IF([.U113]=&quot;&quot;;&quot;&quot;;IF(COM.MICROSOFT.MAXIFS([.$B$1:.$B$1048576];[.$B$1:.$B$1048576];&quot;&lt;&quot;&amp;[.U113])&gt;=[.U113];&quot;&quot;;COM.MICROSOFT.MAXIFS([.$B$1:.$B$1048576];[.$B$1:.$B$1048576];&quot;&lt;&quot;&amp;[.U113])))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3" calcext:value-type="float">
            <text:p>213</text:p>
          </table:table-cell>
          <table:table-cell office:value-type="float" office:value="21300" calcext:value-type="float">
            <text:p>21300</text:p>
          </table:table-cell>
          <table:table-cell office:value-type="float" office:value="2.13" calcext:value-type="float">
            <text:p>2.13</text:p>
          </table:table-cell>
          <table:table-cell table:number-columns-repeated="4"/>
          <table:table-cell table:formula="of:=COM.MICROSOFT.MINIFS([.$B$1:.$B$1048576];[.$B$1:.$B$1048576];&quot;&gt;&quot;&amp;[.I114])" office:value-type="float" office:value="343" calcext:value-type="float">
            <text:p>343</text:p>
          </table:table-cell>
          <table:table-cell/>
          <table:table-cell table:formula="of:=IF([.K114]=&quot;&quot;;&quot;&quot;;IF(COM.MICROSOFT.MINIFS([.$B$1:.$B$1048576];[.$B$1:.$B$1048576];&quot;&gt;&quot;&amp;[.K114])&lt;=[.K114];&quot;&quot;;COM.MICROSOFT.MINIFS([.$B$1:.$B$1048576];[.$B$1:.$B$1048576];&quot;&gt;&quot;&amp;[.K114])))" office:value-type="float" office:value="343" calcext:value-type="float">
            <text:p>343</text:p>
          </table:table-cell>
          <table:table-cell/>
          <table:table-cell table:formula="of:=IF([.$K115]=&quot;&quot;;&quot;&quot;;COUNTIFS([.$B$1:.$B$1048576];[.K115]))" office:value-type="float" office:value="1" calcext:value-type="float">
            <text:p>1</text:p>
          </table:table-cell>
          <table:table-cell/>
          <table:table-cell table:formula="of:=IF([.$K115]=&quot;&quot;;&quot;&quot;;MATCH([.K115];[.$B$1:.$B$1048576];0))" office:value-type="float" office:value="160" calcext:value-type="float">
            <text:p>160</text:p>
          </table:table-cell>
          <table:table-cell table:formula="of:=IF([.$K115]=&quot;&quot;;&quot;&quot;;INDEX([.$C$1:.$D$1048576];[.$O115];[.P$2]))" office:value-type="float" office:value="3.43" calcext:value-type="float">
            <text:p>3.43</text:p>
          </table:table-cell>
          <table:table-cell table:formula="of:=IF([.$K115]=&quot;&quot;;&quot;&quot;;INDEX([.$C$1:.$D$1048576];[.$O115];[.Q$2]))" office:value-type="float" office:value="34300" calcext:value-type="float">
            <text:p>34300</text:p>
          </table:table-cell>
          <table:table-cell/>
          <table:table-cell table:formula="of:=IF([.$M115]=&quot;&quot;;&quot;&quot;;FLOOR(100*SUM([.$M$3:.$M115])/SUM([.$M$1:.$M$1048576]);1))" office:value-type="float" office:value="68" calcext:value-type="float">
            <text:p>68</text:p>
          </table:table-cell>
          <table:table-cell/>
          <table:table-cell table:formula="of:=IF([.U114]=&quot;&quot;;&quot;&quot;;IF(COM.MICROSOFT.MAXIFS([.$B$1:.$B$1048576];[.$B$1:.$B$1048576];&quot;&lt;&quot;&amp;[.U114])&gt;=[.U114];&quot;&quot;;COM.MICROSOFT.MAXIFS([.$B$1:.$B$1048576];[.$B$1:.$B$1048576];&quot;&lt;&quot;&amp;[.U114]))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37" calcext:value-type="float">
            <text:p>437</text:p>
          </table:table-cell>
          <table:table-cell office:value-type="float" office:value="43700" calcext:value-type="float">
            <text:p>43700</text:p>
          </table:table-cell>
          <table:table-cell office:value-type="float" office:value="4.37" calcext:value-type="float">
            <text:p>4.37</text:p>
          </table:table-cell>
          <table:table-cell table:number-columns-repeated="4"/>
          <table:table-cell table:formula="of:=COM.MICROSOFT.MINIFS([.$B$1:.$B$1048576];[.$B$1:.$B$1048576];&quot;&gt;&quot;&amp;[.I115])" office:value-type="float" office:value="346" calcext:value-type="float">
            <text:p>346</text:p>
          </table:table-cell>
          <table:table-cell/>
          <table:table-cell table:formula="of:=IF([.K115]=&quot;&quot;;&quot;&quot;;IF(COM.MICROSOFT.MINIFS([.$B$1:.$B$1048576];[.$B$1:.$B$1048576];&quot;&gt;&quot;&amp;[.K115])&lt;=[.K115];&quot;&quot;;COM.MICROSOFT.MINIFS([.$B$1:.$B$1048576];[.$B$1:.$B$1048576];&quot;&gt;&quot;&amp;[.K115])))" office:value-type="float" office:value="346" calcext:value-type="float">
            <text:p>346</text:p>
          </table:table-cell>
          <table:table-cell/>
          <table:table-cell table:formula="of:=IF([.$K116]=&quot;&quot;;&quot;&quot;;COUNTIFS([.$B$1:.$B$1048576];[.K116]))" office:value-type="float" office:value="1" calcext:value-type="float">
            <text:p>1</text:p>
          </table:table-cell>
          <table:table-cell/>
          <table:table-cell table:formula="of:=IF([.$K116]=&quot;&quot;;&quot;&quot;;MATCH([.K116];[.$B$1:.$B$1048576];0))" office:value-type="float" office:value="112" calcext:value-type="float">
            <text:p>112</text:p>
          </table:table-cell>
          <table:table-cell table:formula="of:=IF([.$K116]=&quot;&quot;;&quot;&quot;;INDEX([.$C$1:.$D$1048576];[.$O116];[.P$2]))" office:value-type="float" office:value="3.46" calcext:value-type="float">
            <text:p>3.46</text:p>
          </table:table-cell>
          <table:table-cell table:formula="of:=IF([.$K116]=&quot;&quot;;&quot;&quot;;INDEX([.$C$1:.$D$1048576];[.$O116];[.Q$2]))" office:value-type="float" office:value="34600" calcext:value-type="float">
            <text:p>34600</text:p>
          </table:table-cell>
          <table:table-cell/>
          <table:table-cell table:formula="of:=IF([.$M116]=&quot;&quot;;&quot;&quot;;FLOOR(100*SUM([.$M$3:.$M116])/SUM([.$M$1:.$M$1048576]);1))" office:value-type="float" office:value="68" calcext:value-type="float">
            <text:p>68</text:p>
          </table:table-cell>
          <table:table-cell/>
          <table:table-cell table:formula="of:=IF([.U115]=&quot;&quot;;&quot;&quot;;IF(COM.MICROSOFT.MAXIFS([.$B$1:.$B$1048576];[.$B$1:.$B$1048576];&quot;&lt;&quot;&amp;[.U115])&gt;=[.U115];&quot;&quot;;COM.MICROSOFT.MAXIFS([.$B$1:.$B$1048576];[.$B$1:.$B$1048576];&quot;&lt;&quot;&amp;[.U115]))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80" calcext:value-type="float">
            <text:p>480</text:p>
          </table:table-cell>
          <table:table-cell office:value-type="float" office:value="48000" calcext:value-type="float">
            <text:p>48000</text:p>
          </table:table-cell>
          <table:table-cell office:value-type="float" office:value="4.8" calcext:value-type="float">
            <text:p>4.8</text:p>
          </table:table-cell>
          <table:table-cell table:number-columns-repeated="4"/>
          <table:table-cell table:formula="of:=COM.MICROSOFT.MINIFS([.$B$1:.$B$1048576];[.$B$1:.$B$1048576];&quot;&gt;&quot;&amp;[.I116])" office:value-type="float" office:value="347" calcext:value-type="float">
            <text:p>347</text:p>
          </table:table-cell>
          <table:table-cell/>
          <table:table-cell table:formula="of:=IF([.K116]=&quot;&quot;;&quot;&quot;;IF(COM.MICROSOFT.MINIFS([.$B$1:.$B$1048576];[.$B$1:.$B$1048576];&quot;&gt;&quot;&amp;[.K116])&lt;=[.K116];&quot;&quot;;COM.MICROSOFT.MINIFS([.$B$1:.$B$1048576];[.$B$1:.$B$1048576];&quot;&gt;&quot;&amp;[.K116])))" office:value-type="float" office:value="347" calcext:value-type="float">
            <text:p>347</text:p>
          </table:table-cell>
          <table:table-cell/>
          <table:table-cell table:formula="of:=IF([.$K117]=&quot;&quot;;&quot;&quot;;COUNTIFS([.$B$1:.$B$1048576];[.K117]))" office:value-type="float" office:value="2" calcext:value-type="float">
            <text:p>2</text:p>
          </table:table-cell>
          <table:table-cell/>
          <table:table-cell table:formula="of:=IF([.$K117]=&quot;&quot;;&quot;&quot;;MATCH([.K117];[.$B$1:.$B$1048576];0))" office:value-type="float" office:value="29" calcext:value-type="float">
            <text:p>29</text:p>
          </table:table-cell>
          <table:table-cell table:formula="of:=IF([.$K117]=&quot;&quot;;&quot;&quot;;INDEX([.$C$1:.$D$1048576];[.$O117];[.P$2]))" office:value-type="float" office:value="3.47" calcext:value-type="float">
            <text:p>3.47</text:p>
          </table:table-cell>
          <table:table-cell table:formula="of:=IF([.$K117]=&quot;&quot;;&quot;&quot;;INDEX([.$C$1:.$D$1048576];[.$O117];[.Q$2]))" office:value-type="float" office:value="34700" calcext:value-type="float">
            <text:p>34700</text:p>
          </table:table-cell>
          <table:table-cell/>
          <table:table-cell table:formula="of:=IF([.$M117]=&quot;&quot;;&quot;&quot;;FLOOR(100*SUM([.$M$3:.$M117])/SUM([.$M$1:.$M$1048576]);1))" office:value-type="float" office:value="69" calcext:value-type="float">
            <text:p>69</text:p>
          </table:table-cell>
          <table:table-cell/>
          <table:table-cell table:formula="of:=IF([.U116]=&quot;&quot;;&quot;&quot;;IF(COM.MICROSOFT.MAXIFS([.$B$1:.$B$1048576];[.$B$1:.$B$1048576];&quot;&lt;&quot;&amp;[.U116])&gt;=[.U116];&quot;&quot;;COM.MICROSOFT.MAXIFS([.$B$1:.$B$1048576];[.$B$1:.$B$1048576];&quot;&lt;&quot;&amp;[.U116]))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59" calcext:value-type="float">
            <text:p>459</text:p>
          </table:table-cell>
          <table:table-cell office:value-type="float" office:value="45900" calcext:value-type="float">
            <text:p>45900</text:p>
          </table:table-cell>
          <table:table-cell office:value-type="float" office:value="4.59" calcext:value-type="float">
            <text:p>4.59</text:p>
          </table:table-cell>
          <table:table-cell table:number-columns-repeated="4"/>
          <table:table-cell table:formula="of:=COM.MICROSOFT.MINIFS([.$B$1:.$B$1048576];[.$B$1:.$B$1048576];&quot;&gt;&quot;&amp;[.I117])" office:value-type="float" office:value="351" calcext:value-type="float">
            <text:p>351</text:p>
          </table:table-cell>
          <table:table-cell/>
          <table:table-cell table:formula="of:=IF([.K117]=&quot;&quot;;&quot;&quot;;IF(COM.MICROSOFT.MINIFS([.$B$1:.$B$1048576];[.$B$1:.$B$1048576];&quot;&gt;&quot;&amp;[.K117])&lt;=[.K117];&quot;&quot;;COM.MICROSOFT.MINIFS([.$B$1:.$B$1048576];[.$B$1:.$B$1048576];&quot;&gt;&quot;&amp;[.K117])))" office:value-type="float" office:value="351" calcext:value-type="float">
            <text:p>351</text:p>
          </table:table-cell>
          <table:table-cell/>
          <table:table-cell table:formula="of:=IF([.$K118]=&quot;&quot;;&quot;&quot;;COUNTIFS([.$B$1:.$B$1048576];[.K118]))" office:value-type="float" office:value="2" calcext:value-type="float">
            <text:p>2</text:p>
          </table:table-cell>
          <table:table-cell/>
          <table:table-cell table:formula="of:=IF([.$K118]=&quot;&quot;;&quot;&quot;;MATCH([.K118];[.$B$1:.$B$1048576];0))" office:value-type="float" office:value="10" calcext:value-type="float">
            <text:p>10</text:p>
          </table:table-cell>
          <table:table-cell table:formula="of:=IF([.$K118]=&quot;&quot;;&quot;&quot;;INDEX([.$C$1:.$D$1048576];[.$O118];[.P$2]))" office:value-type="float" office:value="3.51" calcext:value-type="float">
            <text:p>3.51</text:p>
          </table:table-cell>
          <table:table-cell table:formula="of:=IF([.$K118]=&quot;&quot;;&quot;&quot;;INDEX([.$C$1:.$D$1048576];[.$O118];[.Q$2]))" office:value-type="float" office:value="35100" calcext:value-type="float">
            <text:p>35100</text:p>
          </table:table-cell>
          <table:table-cell/>
          <table:table-cell table:formula="of:=IF([.$M118]=&quot;&quot;;&quot;&quot;;FLOOR(100*SUM([.$M$3:.$M118])/SUM([.$M$1:.$M$1048576]);1))" office:value-type="float" office:value="70" calcext:value-type="float">
            <text:p>70</text:p>
          </table:table-cell>
          <table:table-cell/>
          <table:table-cell table:formula="of:=IF([.U117]=&quot;&quot;;&quot;&quot;;IF(COM.MICROSOFT.MAXIFS([.$B$1:.$B$1048576];[.$B$1:.$B$1048576];&quot;&lt;&quot;&amp;[.U117])&gt;=[.U117];&quot;&quot;;COM.MICROSOFT.MAXIFS([.$B$1:.$B$1048576];[.$B$1:.$B$1048576];&quot;&lt;&quot;&amp;[.U117]))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36" calcext:value-type="float">
            <text:p>136</text:p>
          </table:table-cell>
          <table:table-cell office:value-type="float" office:value="13600" calcext:value-type="float">
            <text:p>13600</text:p>
          </table:table-cell>
          <table:table-cell office:value-type="float" office:value="1.36" calcext:value-type="float">
            <text:p>1.36</text:p>
          </table:table-cell>
          <table:table-cell table:number-columns-repeated="4"/>
          <table:table-cell table:formula="of:=COM.MICROSOFT.MINIFS([.$B$1:.$B$1048576];[.$B$1:.$B$1048576];&quot;&gt;&quot;&amp;[.I118])" office:value-type="float" office:value="352" calcext:value-type="float">
            <text:p>352</text:p>
          </table:table-cell>
          <table:table-cell/>
          <table:table-cell table:formula="of:=IF([.K118]=&quot;&quot;;&quot;&quot;;IF(COM.MICROSOFT.MINIFS([.$B$1:.$B$1048576];[.$B$1:.$B$1048576];&quot;&gt;&quot;&amp;[.K118])&lt;=[.K118];&quot;&quot;;COM.MICROSOFT.MINIFS([.$B$1:.$B$1048576];[.$B$1:.$B$1048576];&quot;&gt;&quot;&amp;[.K118])))" office:value-type="float" office:value="352" calcext:value-type="float">
            <text:p>352</text:p>
          </table:table-cell>
          <table:table-cell/>
          <table:table-cell table:formula="of:=IF([.$K119]=&quot;&quot;;&quot;&quot;;COUNTIFS([.$B$1:.$B$1048576];[.K119]))" office:value-type="float" office:value="1" calcext:value-type="float">
            <text:p>1</text:p>
          </table:table-cell>
          <table:table-cell/>
          <table:table-cell table:formula="of:=IF([.$K119]=&quot;&quot;;&quot;&quot;;MATCH([.K119];[.$B$1:.$B$1048576];0))" office:value-type="float" office:value="171" calcext:value-type="float">
            <text:p>171</text:p>
          </table:table-cell>
          <table:table-cell table:formula="of:=IF([.$K119]=&quot;&quot;;&quot;&quot;;INDEX([.$C$1:.$D$1048576];[.$O119];[.P$2]))" office:value-type="float" office:value="3.52" calcext:value-type="float">
            <text:p>3.52</text:p>
          </table:table-cell>
          <table:table-cell table:formula="of:=IF([.$K119]=&quot;&quot;;&quot;&quot;;INDEX([.$C$1:.$D$1048576];[.$O119];[.Q$2]))" office:value-type="float" office:value="35200" calcext:value-type="float">
            <text:p>35200</text:p>
          </table:table-cell>
          <table:table-cell/>
          <table:table-cell table:formula="of:=IF([.$M119]=&quot;&quot;;&quot;&quot;;FLOOR(100*SUM([.$M$3:.$M119])/SUM([.$M$1:.$M$1048576]);1))" office:value-type="float" office:value="71" calcext:value-type="float">
            <text:p>71</text:p>
          </table:table-cell>
          <table:table-cell/>
          <table:table-cell table:formula="of:=IF([.U118]=&quot;&quot;;&quot;&quot;;IF(COM.MICROSOFT.MAXIFS([.$B$1:.$B$1048576];[.$B$1:.$B$1048576];&quot;&lt;&quot;&amp;[.U118])&gt;=[.U118];&quot;&quot;;COM.MICROSOFT.MAXIFS([.$B$1:.$B$1048576];[.$B$1:.$B$1048576];&quot;&lt;&quot;&amp;[.U118]))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41" calcext:value-type="float">
            <text:p>141</text:p>
          </table:table-cell>
          <table:table-cell office:value-type="float" office:value="14100" calcext:value-type="float">
            <text:p>14100</text:p>
          </table:table-cell>
          <table:table-cell office:value-type="float" office:value="1.41" calcext:value-type="float">
            <text:p>1.41</text:p>
          </table:table-cell>
          <table:table-cell table:number-columns-repeated="4"/>
          <table:table-cell table:formula="of:=COM.MICROSOFT.MINIFS([.$B$1:.$B$1048576];[.$B$1:.$B$1048576];&quot;&gt;&quot;&amp;[.I119])" office:value-type="float" office:value="353" calcext:value-type="float">
            <text:p>353</text:p>
          </table:table-cell>
          <table:table-cell/>
          <table:table-cell table:formula="of:=IF([.K119]=&quot;&quot;;&quot;&quot;;IF(COM.MICROSOFT.MINIFS([.$B$1:.$B$1048576];[.$B$1:.$B$1048576];&quot;&gt;&quot;&amp;[.K119])&lt;=[.K119];&quot;&quot;;COM.MICROSOFT.MINIFS([.$B$1:.$B$1048576];[.$B$1:.$B$1048576];&quot;&gt;&quot;&amp;[.K119])))" office:value-type="float" office:value="353" calcext:value-type="float">
            <text:p>353</text:p>
          </table:table-cell>
          <table:table-cell/>
          <table:table-cell table:formula="of:=IF([.$K120]=&quot;&quot;;&quot;&quot;;COUNTIFS([.$B$1:.$B$1048576];[.K120]))" office:value-type="float" office:value="1" calcext:value-type="float">
            <text:p>1</text:p>
          </table:table-cell>
          <table:table-cell/>
          <table:table-cell table:formula="of:=IF([.$K120]=&quot;&quot;;&quot;&quot;;MATCH([.K120];[.$B$1:.$B$1048576];0))" office:value-type="float" office:value="148" calcext:value-type="float">
            <text:p>148</text:p>
          </table:table-cell>
          <table:table-cell table:formula="of:=IF([.$K120]=&quot;&quot;;&quot;&quot;;INDEX([.$C$1:.$D$1048576];[.$O120];[.P$2]))" office:value-type="float" office:value="3.53" calcext:value-type="float">
            <text:p>3.53</text:p>
          </table:table-cell>
          <table:table-cell table:formula="of:=IF([.$K120]=&quot;&quot;;&quot;&quot;;INDEX([.$C$1:.$D$1048576];[.$O120];[.Q$2]))" office:value-type="float" office:value="35300" calcext:value-type="float">
            <text:p>35300</text:p>
          </table:table-cell>
          <table:table-cell/>
          <table:table-cell table:formula="of:=IF([.$M120]=&quot;&quot;;&quot;&quot;;FLOOR(100*SUM([.$M$3:.$M120])/SUM([.$M$1:.$M$1048576]);1))" office:value-type="float" office:value="71" calcext:value-type="float">
            <text:p>71</text:p>
          </table:table-cell>
          <table:table-cell/>
          <table:table-cell table:formula="of:=IF([.U119]=&quot;&quot;;&quot;&quot;;IF(COM.MICROSOFT.MAXIFS([.$B$1:.$B$1048576];[.$B$1:.$B$1048576];&quot;&lt;&quot;&amp;[.U119])&gt;=[.U119];&quot;&quot;;COM.MICROSOFT.MAXIFS([.$B$1:.$B$1048576];[.$B$1:.$B$1048576];&quot;&lt;&quot;&amp;[.U119]))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6800" calcext:value-type="float">
            <text:p>6800</text:p>
          </table:table-cell>
          <table:table-cell office:value-type="float" office:value="0.68" calcext:value-type="float">
            <text:p>0.68</text:p>
          </table:table-cell>
          <table:table-cell table:number-columns-repeated="4"/>
          <table:table-cell table:formula="of:=COM.MICROSOFT.MINIFS([.$B$1:.$B$1048576];[.$B$1:.$B$1048576];&quot;&gt;&quot;&amp;[.I120])" office:value-type="float" office:value="355" calcext:value-type="float">
            <text:p>355</text:p>
          </table:table-cell>
          <table:table-cell/>
          <table:table-cell table:formula="of:=IF([.K120]=&quot;&quot;;&quot;&quot;;IF(COM.MICROSOFT.MINIFS([.$B$1:.$B$1048576];[.$B$1:.$B$1048576];&quot;&gt;&quot;&amp;[.K120])&lt;=[.K120];&quot;&quot;;COM.MICROSOFT.MINIFS([.$B$1:.$B$1048576];[.$B$1:.$B$1048576];&quot;&gt;&quot;&amp;[.K120])))" office:value-type="float" office:value="355" calcext:value-type="float">
            <text:p>355</text:p>
          </table:table-cell>
          <table:table-cell/>
          <table:table-cell table:formula="of:=IF([.$K121]=&quot;&quot;;&quot;&quot;;COUNTIFS([.$B$1:.$B$1048576];[.K121]))" office:value-type="float" office:value="3" calcext:value-type="float">
            <text:p>3</text:p>
          </table:table-cell>
          <table:table-cell/>
          <table:table-cell table:formula="of:=IF([.$K121]=&quot;&quot;;&quot;&quot;;MATCH([.K121];[.$B$1:.$B$1048576];0))" office:value-type="float" office:value="72" calcext:value-type="float">
            <text:p>72</text:p>
          </table:table-cell>
          <table:table-cell table:formula="of:=IF([.$K121]=&quot;&quot;;&quot;&quot;;INDEX([.$C$1:.$D$1048576];[.$O121];[.P$2]))" office:value-type="float" office:value="3.55" calcext:value-type="float">
            <text:p>3.55</text:p>
          </table:table-cell>
          <table:table-cell table:formula="of:=IF([.$K121]=&quot;&quot;;&quot;&quot;;INDEX([.$C$1:.$D$1048576];[.$O121];[.Q$2]))" office:value-type="float" office:value="35500" calcext:value-type="float">
            <text:p>35500</text:p>
          </table:table-cell>
          <table:table-cell/>
          <table:table-cell table:formula="of:=IF([.$M121]=&quot;&quot;;&quot;&quot;;FLOOR(100*SUM([.$M$3:.$M121])/SUM([.$M$1:.$M$1048576]);1))" office:value-type="float" office:value="73" calcext:value-type="float">
            <text:p>73</text:p>
          </table:table-cell>
          <table:table-cell/>
          <table:table-cell table:formula="of:=IF([.U120]=&quot;&quot;;&quot;&quot;;IF(COM.MICROSOFT.MAXIFS([.$B$1:.$B$1048576];[.$B$1:.$B$1048576];&quot;&lt;&quot;&amp;[.U120])&gt;=[.U120];&quot;&quot;;COM.MICROSOFT.MAXIFS([.$B$1:.$B$1048576];[.$B$1:.$B$1048576];&quot;&lt;&quot;&amp;[.U120]))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02" calcext:value-type="float">
            <text:p>402</text:p>
          </table:table-cell>
          <table:table-cell office:value-type="float" office:value="40200" calcext:value-type="float">
            <text:p>40200</text:p>
          </table:table-cell>
          <table:table-cell office:value-type="float" office:value="4.02" calcext:value-type="float">
            <text:p>4.02</text:p>
          </table:table-cell>
          <table:table-cell table:number-columns-repeated="4"/>
          <table:table-cell table:formula="of:=COM.MICROSOFT.MINIFS([.$B$1:.$B$1048576];[.$B$1:.$B$1048576];&quot;&gt;&quot;&amp;[.I121])" office:value-type="float" office:value="358" calcext:value-type="float">
            <text:p>358</text:p>
          </table:table-cell>
          <table:table-cell/>
          <table:table-cell table:formula="of:=IF([.K121]=&quot;&quot;;&quot;&quot;;IF(COM.MICROSOFT.MINIFS([.$B$1:.$B$1048576];[.$B$1:.$B$1048576];&quot;&gt;&quot;&amp;[.K121])&lt;=[.K121];&quot;&quot;;COM.MICROSOFT.MINIFS([.$B$1:.$B$1048576];[.$B$1:.$B$1048576];&quot;&gt;&quot;&amp;[.K121])))" office:value-type="float" office:value="358" calcext:value-type="float">
            <text:p>358</text:p>
          </table:table-cell>
          <table:table-cell/>
          <table:table-cell table:formula="of:=IF([.$K122]=&quot;&quot;;&quot;&quot;;COUNTIFS([.$B$1:.$B$1048576];[.K122]))" office:value-type="float" office:value="1" calcext:value-type="float">
            <text:p>1</text:p>
          </table:table-cell>
          <table:table-cell/>
          <table:table-cell table:formula="of:=IF([.$K122]=&quot;&quot;;&quot;&quot;;MATCH([.K122];[.$B$1:.$B$1048576];0))" office:value-type="float" office:value="141" calcext:value-type="float">
            <text:p>141</text:p>
          </table:table-cell>
          <table:table-cell table:formula="of:=IF([.$K122]=&quot;&quot;;&quot;&quot;;INDEX([.$C$1:.$D$1048576];[.$O122];[.P$2]))" office:value-type="float" office:value="3.58" calcext:value-type="float">
            <text:p>3.58</text:p>
          </table:table-cell>
          <table:table-cell table:formula="of:=IF([.$K122]=&quot;&quot;;&quot;&quot;;INDEX([.$C$1:.$D$1048576];[.$O122];[.Q$2]))" office:value-type="float" office:value="35800" calcext:value-type="float">
            <text:p>35800</text:p>
          </table:table-cell>
          <table:table-cell/>
          <table:table-cell table:formula="of:=IF([.$M122]=&quot;&quot;;&quot;&quot;;FLOOR(100*SUM([.$M$3:.$M122])/SUM([.$M$1:.$M$1048576]);1))" office:value-type="float" office:value="73" calcext:value-type="float">
            <text:p>73</text:p>
          </table:table-cell>
          <table:table-cell/>
          <table:table-cell table:formula="of:=IF([.U121]=&quot;&quot;;&quot;&quot;;IF(COM.MICROSOFT.MAXIFS([.$B$1:.$B$1048576];[.$B$1:.$B$1048576];&quot;&lt;&quot;&amp;[.U121])&gt;=[.U121];&quot;&quot;;COM.MICROSOFT.MAXIFS([.$B$1:.$B$1048576];[.$B$1:.$B$1048576];&quot;&lt;&quot;&amp;[.U121]))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27" calcext:value-type="float">
            <text:p>327</text:p>
          </table:table-cell>
          <table:table-cell office:value-type="float" office:value="32700" calcext:value-type="float">
            <text:p>32700</text:p>
          </table:table-cell>
          <table:table-cell office:value-type="float" office:value="3.27" calcext:value-type="float">
            <text:p>3.27</text:p>
          </table:table-cell>
          <table:table-cell table:number-columns-repeated="4"/>
          <table:table-cell table:formula="of:=COM.MICROSOFT.MINIFS([.$B$1:.$B$1048576];[.$B$1:.$B$1048576];&quot;&gt;&quot;&amp;[.I122])" office:value-type="float" office:value="360" calcext:value-type="float">
            <text:p>360</text:p>
          </table:table-cell>
          <table:table-cell/>
          <table:table-cell table:formula="of:=IF([.K122]=&quot;&quot;;&quot;&quot;;IF(COM.MICROSOFT.MINIFS([.$B$1:.$B$1048576];[.$B$1:.$B$1048576];&quot;&gt;&quot;&amp;[.K122])&lt;=[.K122];&quot;&quot;;COM.MICROSOFT.MINIFS([.$B$1:.$B$1048576];[.$B$1:.$B$1048576];&quot;&gt;&quot;&amp;[.K122])))" office:value-type="float" office:value="360" calcext:value-type="float">
            <text:p>360</text:p>
          </table:table-cell>
          <table:table-cell/>
          <table:table-cell table:formula="of:=IF([.$K123]=&quot;&quot;;&quot;&quot;;COUNTIFS([.$B$1:.$B$1048576];[.K123]))" office:value-type="float" office:value="1" calcext:value-type="float">
            <text:p>1</text:p>
          </table:table-cell>
          <table:table-cell/>
          <table:table-cell table:formula="of:=IF([.$K123]=&quot;&quot;;&quot;&quot;;MATCH([.K123];[.$B$1:.$B$1048576];0))" office:value-type="float" office:value="194" calcext:value-type="float">
            <text:p>194</text:p>
          </table:table-cell>
          <table:table-cell table:formula="of:=IF([.$K123]=&quot;&quot;;&quot;&quot;;INDEX([.$C$1:.$D$1048576];[.$O123];[.P$2]))" office:value-type="float" office:value="3.6" calcext:value-type="float">
            <text:p>3.6</text:p>
          </table:table-cell>
          <table:table-cell table:formula="of:=IF([.$K123]=&quot;&quot;;&quot;&quot;;INDEX([.$C$1:.$D$1048576];[.$O123];[.Q$2]))" office:value-type="float" office:value="36000" calcext:value-type="float">
            <text:p>36000</text:p>
          </table:table-cell>
          <table:table-cell/>
          <table:table-cell table:formula="of:=IF([.$M123]=&quot;&quot;;&quot;&quot;;FLOOR(100*SUM([.$M$3:.$M123])/SUM([.$M$1:.$M$1048576]);1))" office:value-type="float" office:value="74" calcext:value-type="float">
            <text:p>74</text:p>
          </table:table-cell>
          <table:table-cell/>
          <table:table-cell table:formula="of:=IF([.U122]=&quot;&quot;;&quot;&quot;;IF(COM.MICROSOFT.MAXIFS([.$B$1:.$B$1048576];[.$B$1:.$B$1048576];&quot;&lt;&quot;&amp;[.U122])&gt;=[.U122];&quot;&quot;;COM.MICROSOFT.MAXIFS([.$B$1:.$B$1048576];[.$B$1:.$B$1048576];&quot;&lt;&quot;&amp;[.U122]))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82" calcext:value-type="float">
            <text:p>382</text:p>
          </table:table-cell>
          <table:table-cell office:value-type="float" office:value="38200" calcext:value-type="float">
            <text:p>38200</text:p>
          </table:table-cell>
          <table:table-cell office:value-type="float" office:value="3.82" calcext:value-type="float">
            <text:p>3.82</text:p>
          </table:table-cell>
          <table:table-cell table:number-columns-repeated="4"/>
          <table:table-cell table:formula="of:=COM.MICROSOFT.MINIFS([.$B$1:.$B$1048576];[.$B$1:.$B$1048576];&quot;&gt;&quot;&amp;[.I123])" office:value-type="float" office:value="363" calcext:value-type="float">
            <text:p>363</text:p>
          </table:table-cell>
          <table:table-cell/>
          <table:table-cell table:formula="of:=IF([.K123]=&quot;&quot;;&quot;&quot;;IF(COM.MICROSOFT.MINIFS([.$B$1:.$B$1048576];[.$B$1:.$B$1048576];&quot;&gt;&quot;&amp;[.K123])&lt;=[.K123];&quot;&quot;;COM.MICROSOFT.MINIFS([.$B$1:.$B$1048576];[.$B$1:.$B$1048576];&quot;&gt;&quot;&amp;[.K123])))" office:value-type="float" office:value="363" calcext:value-type="float">
            <text:p>363</text:p>
          </table:table-cell>
          <table:table-cell/>
          <table:table-cell table:formula="of:=IF([.$K124]=&quot;&quot;;&quot;&quot;;COUNTIFS([.$B$1:.$B$1048576];[.K124]))" office:value-type="float" office:value="1" calcext:value-type="float">
            <text:p>1</text:p>
          </table:table-cell>
          <table:table-cell/>
          <table:table-cell table:formula="of:=IF([.$K124]=&quot;&quot;;&quot;&quot;;MATCH([.K124];[.$B$1:.$B$1048576];0))" office:value-type="float" office:value="30" calcext:value-type="float">
            <text:p>30</text:p>
          </table:table-cell>
          <table:table-cell table:formula="of:=IF([.$K124]=&quot;&quot;;&quot;&quot;;INDEX([.$C$1:.$D$1048576];[.$O124];[.P$2]))" office:value-type="float" office:value="3.63" calcext:value-type="float">
            <text:p>3.63</text:p>
          </table:table-cell>
          <table:table-cell table:formula="of:=IF([.$K124]=&quot;&quot;;&quot;&quot;;INDEX([.$C$1:.$D$1048576];[.$O124];[.Q$2]))" office:value-type="float" office:value="36300" calcext:value-type="float">
            <text:p>36300</text:p>
          </table:table-cell>
          <table:table-cell/>
          <table:table-cell table:formula="of:=IF([.$M124]=&quot;&quot;;&quot;&quot;;FLOOR(100*SUM([.$M$3:.$M124])/SUM([.$M$1:.$M$1048576]);1))" office:value-type="float" office:value="74" calcext:value-type="float">
            <text:p>74</text:p>
          </table:table-cell>
          <table:table-cell/>
          <table:table-cell table:formula="of:=IF([.U123]=&quot;&quot;;&quot;&quot;;IF(COM.MICROSOFT.MAXIFS([.$B$1:.$B$1048576];[.$B$1:.$B$1048576];&quot;&lt;&quot;&amp;[.U123])&gt;=[.U123];&quot;&quot;;COM.MICROSOFT.MAXIFS([.$B$1:.$B$1048576];[.$B$1:.$B$1048576];&quot;&lt;&quot;&amp;[.U123]))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8" calcext:value-type="float">
            <text:p>238</text:p>
          </table:table-cell>
          <table:table-cell office:value-type="float" office:value="23800" calcext:value-type="float">
            <text:p>23800</text:p>
          </table:table-cell>
          <table:table-cell office:value-type="float" office:value="2.38" calcext:value-type="float">
            <text:p>2.38</text:p>
          </table:table-cell>
          <table:table-cell table:number-columns-repeated="4"/>
          <table:table-cell table:formula="of:=COM.MICROSOFT.MINIFS([.$B$1:.$B$1048576];[.$B$1:.$B$1048576];&quot;&gt;&quot;&amp;[.I124])" office:value-type="float" office:value="365" calcext:value-type="float">
            <text:p>365</text:p>
          </table:table-cell>
          <table:table-cell/>
          <table:table-cell table:formula="of:=IF([.K124]=&quot;&quot;;&quot;&quot;;IF(COM.MICROSOFT.MINIFS([.$B$1:.$B$1048576];[.$B$1:.$B$1048576];&quot;&gt;&quot;&amp;[.K124])&lt;=[.K124];&quot;&quot;;COM.MICROSOFT.MINIFS([.$B$1:.$B$1048576];[.$B$1:.$B$1048576];&quot;&gt;&quot;&amp;[.K124])))" office:value-type="float" office:value="365" calcext:value-type="float">
            <text:p>365</text:p>
          </table:table-cell>
          <table:table-cell/>
          <table:table-cell table:formula="of:=IF([.$K125]=&quot;&quot;;&quot;&quot;;COUNTIFS([.$B$1:.$B$1048576];[.K125]))" office:value-type="float" office:value="1" calcext:value-type="float">
            <text:p>1</text:p>
          </table:table-cell>
          <table:table-cell/>
          <table:table-cell table:formula="of:=IF([.$K125]=&quot;&quot;;&quot;&quot;;MATCH([.K125];[.$B$1:.$B$1048576];0))" office:value-type="float" office:value="147" calcext:value-type="float">
            <text:p>147</text:p>
          </table:table-cell>
          <table:table-cell table:formula="of:=IF([.$K125]=&quot;&quot;;&quot;&quot;;INDEX([.$C$1:.$D$1048576];[.$O125];[.P$2]))" office:value-type="float" office:value="3.65" calcext:value-type="float">
            <text:p>3.65</text:p>
          </table:table-cell>
          <table:table-cell table:formula="of:=IF([.$K125]=&quot;&quot;;&quot;&quot;;INDEX([.$C$1:.$D$1048576];[.$O125];[.Q$2]))" office:value-type="float" office:value="36500" calcext:value-type="float">
            <text:p>36500</text:p>
          </table:table-cell>
          <table:table-cell/>
          <table:table-cell table:formula="of:=IF([.$M125]=&quot;&quot;;&quot;&quot;;FLOOR(100*SUM([.$M$3:.$M125])/SUM([.$M$1:.$M$1048576]);1))" office:value-type="float" office:value="75" calcext:value-type="float">
            <text:p>75</text:p>
          </table:table-cell>
          <table:table-cell/>
          <table:table-cell table:formula="of:=IF([.U124]=&quot;&quot;;&quot;&quot;;IF(COM.MICROSOFT.MAXIFS([.$B$1:.$B$1048576];[.$B$1:.$B$1048576];&quot;&lt;&quot;&amp;[.U124])&gt;=[.U124];&quot;&quot;;COM.MICROSOFT.MAXIFS([.$B$1:.$B$1048576];[.$B$1:.$B$1048576];&quot;&lt;&quot;&amp;[.U124]))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11" calcext:value-type="float">
            <text:p>311</text:p>
          </table:table-cell>
          <table:table-cell office:value-type="float" office:value="31100" calcext:value-type="float">
            <text:p>31100</text:p>
          </table:table-cell>
          <table:table-cell office:value-type="float" office:value="3.11" calcext:value-type="float">
            <text:p>3.11</text:p>
          </table:table-cell>
          <table:table-cell table:number-columns-repeated="4"/>
          <table:table-cell table:formula="of:=COM.MICROSOFT.MINIFS([.$B$1:.$B$1048576];[.$B$1:.$B$1048576];&quot;&gt;&quot;&amp;[.I125])" office:value-type="float" office:value="368" calcext:value-type="float">
            <text:p>368</text:p>
          </table:table-cell>
          <table:table-cell/>
          <table:table-cell table:formula="of:=IF([.K125]=&quot;&quot;;&quot;&quot;;IF(COM.MICROSOFT.MINIFS([.$B$1:.$B$1048576];[.$B$1:.$B$1048576];&quot;&gt;&quot;&amp;[.K125])&lt;=[.K125];&quot;&quot;;COM.MICROSOFT.MINIFS([.$B$1:.$B$1048576];[.$B$1:.$B$1048576];&quot;&gt;&quot;&amp;[.K125])))" office:value-type="float" office:value="368" calcext:value-type="float">
            <text:p>368</text:p>
          </table:table-cell>
          <table:table-cell/>
          <table:table-cell table:formula="of:=IF([.$K126]=&quot;&quot;;&quot;&quot;;COUNTIFS([.$B$1:.$B$1048576];[.K126]))" office:value-type="float" office:value="2" calcext:value-type="float">
            <text:p>2</text:p>
          </table:table-cell>
          <table:table-cell/>
          <table:table-cell table:formula="of:=IF([.$K126]=&quot;&quot;;&quot;&quot;;MATCH([.K126];[.$B$1:.$B$1048576];0))" office:value-type="float" office:value="66" calcext:value-type="float">
            <text:p>66</text:p>
          </table:table-cell>
          <table:table-cell table:formula="of:=IF([.$K126]=&quot;&quot;;&quot;&quot;;INDEX([.$C$1:.$D$1048576];[.$O126];[.P$2]))" office:value-type="float" office:value="3.68" calcext:value-type="float">
            <text:p>3.68</text:p>
          </table:table-cell>
          <table:table-cell table:formula="of:=IF([.$K126]=&quot;&quot;;&quot;&quot;;INDEX([.$C$1:.$D$1048576];[.$O126];[.Q$2]))" office:value-type="float" office:value="36800" calcext:value-type="float">
            <text:p>36800</text:p>
          </table:table-cell>
          <table:table-cell/>
          <table:table-cell table:formula="of:=IF([.$M126]=&quot;&quot;;&quot;&quot;;FLOOR(100*SUM([.$M$3:.$M126])/SUM([.$M$1:.$M$1048576]);1))" office:value-type="float" office:value="76" calcext:value-type="float">
            <text:p>76</text:p>
          </table:table-cell>
          <table:table-cell/>
          <table:table-cell table:formula="of:=IF([.U125]=&quot;&quot;;&quot;&quot;;IF(COM.MICROSOFT.MAXIFS([.$B$1:.$B$1048576];[.$B$1:.$B$1048576];&quot;&lt;&quot;&amp;[.U125])&gt;=[.U125];&quot;&quot;;COM.MICROSOFT.MAXIFS([.$B$1:.$B$1048576];[.$B$1:.$B$1048576];&quot;&lt;&quot;&amp;[.U125]))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64" calcext:value-type="float">
            <text:p>464</text:p>
          </table:table-cell>
          <table:table-cell office:value-type="float" office:value="46400" calcext:value-type="float">
            <text:p>46400</text:p>
          </table:table-cell>
          <table:table-cell office:value-type="float" office:value="4.64" calcext:value-type="float">
            <text:p>4.64</text:p>
          </table:table-cell>
          <table:table-cell table:number-columns-repeated="4"/>
          <table:table-cell table:formula="of:=COM.MICROSOFT.MINIFS([.$B$1:.$B$1048576];[.$B$1:.$B$1048576];&quot;&gt;&quot;&amp;[.I126])" office:value-type="float" office:value="369" calcext:value-type="float">
            <text:p>369</text:p>
          </table:table-cell>
          <table:table-cell/>
          <table:table-cell table:formula="of:=IF([.K126]=&quot;&quot;;&quot;&quot;;IF(COM.MICROSOFT.MINIFS([.$B$1:.$B$1048576];[.$B$1:.$B$1048576];&quot;&gt;&quot;&amp;[.K126])&lt;=[.K126];&quot;&quot;;COM.MICROSOFT.MINIFS([.$B$1:.$B$1048576];[.$B$1:.$B$1048576];&quot;&gt;&quot;&amp;[.K126])))" office:value-type="float" office:value="369" calcext:value-type="float">
            <text:p>369</text:p>
          </table:table-cell>
          <table:table-cell/>
          <table:table-cell table:formula="of:=IF([.$K127]=&quot;&quot;;&quot;&quot;;COUNTIFS([.$B$1:.$B$1048576];[.K127]))" office:value-type="float" office:value="1" calcext:value-type="float">
            <text:p>1</text:p>
          </table:table-cell>
          <table:table-cell/>
          <table:table-cell table:formula="of:=IF([.$K127]=&quot;&quot;;&quot;&quot;;MATCH([.K127];[.$B$1:.$B$1048576];0))" office:value-type="float" office:value="84" calcext:value-type="float">
            <text:p>84</text:p>
          </table:table-cell>
          <table:table-cell table:formula="of:=IF([.$K127]=&quot;&quot;;&quot;&quot;;INDEX([.$C$1:.$D$1048576];[.$O127];[.P$2]))" office:value-type="float" office:value="3.69" calcext:value-type="float">
            <text:p>3.69</text:p>
          </table:table-cell>
          <table:table-cell table:formula="of:=IF([.$K127]=&quot;&quot;;&quot;&quot;;INDEX([.$C$1:.$D$1048576];[.$O127];[.Q$2]))" office:value-type="float" office:value="36900" calcext:value-type="float">
            <text:p>36900</text:p>
          </table:table-cell>
          <table:table-cell/>
          <table:table-cell table:formula="of:=IF([.$M127]=&quot;&quot;;&quot;&quot;;FLOOR(100*SUM([.$M$3:.$M127])/SUM([.$M$1:.$M$1048576]);1))" office:value-type="float" office:value="76" calcext:value-type="float">
            <text:p>76</text:p>
          </table:table-cell>
          <table:table-cell/>
          <table:table-cell table:formula="of:=IF([.U126]=&quot;&quot;;&quot;&quot;;IF(COM.MICROSOFT.MAXIFS([.$B$1:.$B$1048576];[.$B$1:.$B$1048576];&quot;&lt;&quot;&amp;[.U126])&gt;=[.U126];&quot;&quot;;COM.MICROSOFT.MAXIFS([.$B$1:.$B$1048576];[.$B$1:.$B$1048576];&quot;&lt;&quot;&amp;[.U126]))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0.25" calcext:value-type="float">
            <text:p>0.25</text:p>
          </table:table-cell>
          <table:table-cell table:number-columns-repeated="4"/>
          <table:table-cell table:formula="of:=COM.MICROSOFT.MINIFS([.$B$1:.$B$1048576];[.$B$1:.$B$1048576];&quot;&gt;&quot;&amp;[.I127])" office:value-type="float" office:value="377" calcext:value-type="float">
            <text:p>377</text:p>
          </table:table-cell>
          <table:table-cell/>
          <table:table-cell table:formula="of:=IF([.K127]=&quot;&quot;;&quot;&quot;;IF(COM.MICROSOFT.MINIFS([.$B$1:.$B$1048576];[.$B$1:.$B$1048576];&quot;&gt;&quot;&amp;[.K127])&lt;=[.K127];&quot;&quot;;COM.MICROSOFT.MINIFS([.$B$1:.$B$1048576];[.$B$1:.$B$1048576];&quot;&gt;&quot;&amp;[.K127])))" office:value-type="float" office:value="377" calcext:value-type="float">
            <text:p>377</text:p>
          </table:table-cell>
          <table:table-cell/>
          <table:table-cell table:formula="of:=IF([.$K128]=&quot;&quot;;&quot;&quot;;COUNTIFS([.$B$1:.$B$1048576];[.K128]))" office:value-type="float" office:value="1" calcext:value-type="float">
            <text:p>1</text:p>
          </table:table-cell>
          <table:table-cell/>
          <table:table-cell table:formula="of:=IF([.$K128]=&quot;&quot;;&quot;&quot;;MATCH([.K128];[.$B$1:.$B$1048576];0))" office:value-type="float" office:value="131" calcext:value-type="float">
            <text:p>131</text:p>
          </table:table-cell>
          <table:table-cell table:formula="of:=IF([.$K128]=&quot;&quot;;&quot;&quot;;INDEX([.$C$1:.$D$1048576];[.$O128];[.P$2]))" office:value-type="float" office:value="3.77" calcext:value-type="float">
            <text:p>3.77</text:p>
          </table:table-cell>
          <table:table-cell table:formula="of:=IF([.$K128]=&quot;&quot;;&quot;&quot;;INDEX([.$C$1:.$D$1048576];[.$O128];[.Q$2]))" office:value-type="float" office:value="37700" calcext:value-type="float">
            <text:p>37700</text:p>
          </table:table-cell>
          <table:table-cell/>
          <table:table-cell table:formula="of:=IF([.$M128]=&quot;&quot;;&quot;&quot;;FLOOR(100*SUM([.$M$3:.$M128])/SUM([.$M$1:.$M$1048576]);1))" office:value-type="float" office:value="77" calcext:value-type="float">
            <text:p>77</text:p>
          </table:table-cell>
          <table:table-cell/>
          <table:table-cell table:formula="of:=IF([.U127]=&quot;&quot;;&quot;&quot;;IF(COM.MICROSOFT.MAXIFS([.$B$1:.$B$1048576];[.$B$1:.$B$1048576];&quot;&lt;&quot;&amp;[.U127])&gt;=[.U127];&quot;&quot;;COM.MICROSOFT.MAXIFS([.$B$1:.$B$1048576];[.$B$1:.$B$1048576];&quot;&lt;&quot;&amp;[.U127]))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95" calcext:value-type="float">
            <text:p>295</text:p>
          </table:table-cell>
          <table:table-cell office:value-type="float" office:value="29500" calcext:value-type="float">
            <text:p>29500</text:p>
          </table:table-cell>
          <table:table-cell office:value-type="float" office:value="2.95" calcext:value-type="float">
            <text:p>2.95</text:p>
          </table:table-cell>
          <table:table-cell table:number-columns-repeated="4"/>
          <table:table-cell table:formula="of:=COM.MICROSOFT.MINIFS([.$B$1:.$B$1048576];[.$B$1:.$B$1048576];&quot;&gt;&quot;&amp;[.I128])" office:value-type="float" office:value="378" calcext:value-type="float">
            <text:p>378</text:p>
          </table:table-cell>
          <table:table-cell/>
          <table:table-cell table:formula="of:=IF([.K128]=&quot;&quot;;&quot;&quot;;IF(COM.MICROSOFT.MINIFS([.$B$1:.$B$1048576];[.$B$1:.$B$1048576];&quot;&gt;&quot;&amp;[.K128])&lt;=[.K128];&quot;&quot;;COM.MICROSOFT.MINIFS([.$B$1:.$B$1048576];[.$B$1:.$B$1048576];&quot;&gt;&quot;&amp;[.K128])))" office:value-type="float" office:value="378" calcext:value-type="float">
            <text:p>378</text:p>
          </table:table-cell>
          <table:table-cell/>
          <table:table-cell table:formula="of:=IF([.$K129]=&quot;&quot;;&quot;&quot;;COUNTIFS([.$B$1:.$B$1048576];[.K129]))" office:value-type="float" office:value="3" calcext:value-type="float">
            <text:p>3</text:p>
          </table:table-cell>
          <table:table-cell/>
          <table:table-cell table:formula="of:=IF([.$K129]=&quot;&quot;;&quot;&quot;;MATCH([.K129];[.$B$1:.$B$1048576];0))" office:value-type="float" office:value="17" calcext:value-type="float">
            <text:p>17</text:p>
          </table:table-cell>
          <table:table-cell table:formula="of:=IF([.$K129]=&quot;&quot;;&quot;&quot;;INDEX([.$C$1:.$D$1048576];[.$O129];[.P$2]))" office:value-type="float" office:value="3.78" calcext:value-type="float">
            <text:p>3.78</text:p>
          </table:table-cell>
          <table:table-cell table:formula="of:=IF([.$K129]=&quot;&quot;;&quot;&quot;;INDEX([.$C$1:.$D$1048576];[.$O129];[.Q$2]))" office:value-type="float" office:value="37800" calcext:value-type="float">
            <text:p>37800</text:p>
          </table:table-cell>
          <table:table-cell/>
          <table:table-cell table:formula="of:=IF([.$M129]=&quot;&quot;;&quot;&quot;;FLOOR(100*SUM([.$M$3:.$M129])/SUM([.$M$1:.$M$1048576]);1))" office:value-type="float" office:value="78" calcext:value-type="float">
            <text:p>78</text:p>
          </table:table-cell>
          <table:table-cell/>
          <table:table-cell table:formula="of:=IF([.U128]=&quot;&quot;;&quot;&quot;;IF(COM.MICROSOFT.MAXIFS([.$B$1:.$B$1048576];[.$B$1:.$B$1048576];&quot;&lt;&quot;&amp;[.U128])&gt;=[.U128];&quot;&quot;;COM.MICROSOFT.MAXIFS([.$B$1:.$B$1048576];[.$B$1:.$B$1048576];&quot;&lt;&quot;&amp;[.U128]))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55" calcext:value-type="float">
            <text:p>155</text:p>
          </table:table-cell>
          <table:table-cell office:value-type="float" office:value="15500" calcext:value-type="float">
            <text:p>15500</text:p>
          </table:table-cell>
          <table:table-cell office:value-type="float" office:value="1.55" calcext:value-type="float">
            <text:p>1.55</text:p>
          </table:table-cell>
          <table:table-cell table:number-columns-repeated="4"/>
          <table:table-cell table:formula="of:=COM.MICROSOFT.MINIFS([.$B$1:.$B$1048576];[.$B$1:.$B$1048576];&quot;&gt;&quot;&amp;[.I129])" office:value-type="float" office:value="382" calcext:value-type="float">
            <text:p>382</text:p>
          </table:table-cell>
          <table:table-cell/>
          <table:table-cell table:formula="of:=IF([.K129]=&quot;&quot;;&quot;&quot;;IF(COM.MICROSOFT.MINIFS([.$B$1:.$B$1048576];[.$B$1:.$B$1048576];&quot;&gt;&quot;&amp;[.K129])&lt;=[.K129];&quot;&quot;;COM.MICROSOFT.MINIFS([.$B$1:.$B$1048576];[.$B$1:.$B$1048576];&quot;&gt;&quot;&amp;[.K129])))" office:value-type="float" office:value="382" calcext:value-type="float">
            <text:p>382</text:p>
          </table:table-cell>
          <table:table-cell/>
          <table:table-cell table:formula="of:=IF([.$K130]=&quot;&quot;;&quot;&quot;;COUNTIFS([.$B$1:.$B$1048576];[.K130]))" office:value-type="float" office:value="1" calcext:value-type="float">
            <text:p>1</text:p>
          </table:table-cell>
          <table:table-cell/>
          <table:table-cell table:formula="of:=IF([.$K130]=&quot;&quot;;&quot;&quot;;MATCH([.K130];[.$B$1:.$B$1048576];0))" office:value-type="float" office:value="124" calcext:value-type="float">
            <text:p>124</text:p>
          </table:table-cell>
          <table:table-cell table:formula="of:=IF([.$K130]=&quot;&quot;;&quot;&quot;;INDEX([.$C$1:.$D$1048576];[.$O130];[.P$2]))" office:value-type="float" office:value="3.82" calcext:value-type="float">
            <text:p>3.82</text:p>
          </table:table-cell>
          <table:table-cell table:formula="of:=IF([.$K130]=&quot;&quot;;&quot;&quot;;INDEX([.$C$1:.$D$1048576];[.$O130];[.Q$2]))" office:value-type="float" office:value="38200" calcext:value-type="float">
            <text:p>38200</text:p>
          </table:table-cell>
          <table:table-cell/>
          <table:table-cell table:formula="of:=IF([.$M130]=&quot;&quot;;&quot;&quot;;FLOOR(100*SUM([.$M$3:.$M130])/SUM([.$M$1:.$M$1048576]);1))" office:value-type="float" office:value="79" calcext:value-type="float">
            <text:p>79</text:p>
          </table:table-cell>
          <table:table-cell/>
          <table:table-cell table:formula="of:=IF([.U129]=&quot;&quot;;&quot;&quot;;IF(COM.MICROSOFT.MAXIFS([.$B$1:.$B$1048576];[.$B$1:.$B$1048576];&quot;&lt;&quot;&amp;[.U129])&gt;=[.U129];&quot;&quot;;COM.MICROSOFT.MAXIFS([.$B$1:.$B$1048576];[.$B$1:.$B$1048576];&quot;&lt;&quot;&amp;[.U129])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77" calcext:value-type="float">
            <text:p>377</text:p>
          </table:table-cell>
          <table:table-cell office:value-type="float" office:value="37700" calcext:value-type="float">
            <text:p>37700</text:p>
          </table:table-cell>
          <table:table-cell office:value-type="float" office:value="3.77" calcext:value-type="float">
            <text:p>3.77</text:p>
          </table:table-cell>
          <table:table-cell table:number-columns-repeated="4"/>
          <table:table-cell table:formula="of:=COM.MICROSOFT.MINIFS([.$B$1:.$B$1048576];[.$B$1:.$B$1048576];&quot;&gt;&quot;&amp;[.I130])" office:value-type="float" office:value="388" calcext:value-type="float">
            <text:p>388</text:p>
          </table:table-cell>
          <table:table-cell/>
          <table:table-cell table:formula="of:=IF([.K130]=&quot;&quot;;&quot;&quot;;IF(COM.MICROSOFT.MINIFS([.$B$1:.$B$1048576];[.$B$1:.$B$1048576];&quot;&gt;&quot;&amp;[.K130])&lt;=[.K130];&quot;&quot;;COM.MICROSOFT.MINIFS([.$B$1:.$B$1048576];[.$B$1:.$B$1048576];&quot;&gt;&quot;&amp;[.K130])))" office:value-type="float" office:value="388" calcext:value-type="float">
            <text:p>388</text:p>
          </table:table-cell>
          <table:table-cell/>
          <table:table-cell table:formula="of:=IF([.$K131]=&quot;&quot;;&quot;&quot;;COUNTIFS([.$B$1:.$B$1048576];[.K131]))" office:value-type="float" office:value="1" calcext:value-type="float">
            <text:p>1</text:p>
          </table:table-cell>
          <table:table-cell/>
          <table:table-cell table:formula="of:=IF([.$K131]=&quot;&quot;;&quot;&quot;;MATCH([.K131];[.$B$1:.$B$1048576];0))" office:value-type="float" office:value="181" calcext:value-type="float">
            <text:p>181</text:p>
          </table:table-cell>
          <table:table-cell table:formula="of:=IF([.$K131]=&quot;&quot;;&quot;&quot;;INDEX([.$C$1:.$D$1048576];[.$O131];[.P$2]))" office:value-type="float" office:value="3.88" calcext:value-type="float">
            <text:p>3.88</text:p>
          </table:table-cell>
          <table:table-cell table:formula="of:=IF([.$K131]=&quot;&quot;;&quot;&quot;;INDEX([.$C$1:.$D$1048576];[.$O131];[.Q$2]))" office:value-type="float" office:value="38800" calcext:value-type="float">
            <text:p>38800</text:p>
          </table:table-cell>
          <table:table-cell/>
          <table:table-cell table:formula="of:=IF([.$M131]=&quot;&quot;;&quot;&quot;;FLOOR(100*SUM([.$M$3:.$M131])/SUM([.$M$1:.$M$1048576]);1))" office:value-type="float" office:value="79" calcext:value-type="float">
            <text:p>79</text:p>
          </table:table-cell>
          <table:table-cell/>
          <table:table-cell table:formula="of:=IF([.U130]=&quot;&quot;;&quot;&quot;;IF(COM.MICROSOFT.MAXIFS([.$B$1:.$B$1048576];[.$B$1:.$B$1048576];&quot;&lt;&quot;&amp;[.U130])&gt;=[.U130];&quot;&quot;;COM.MICROSOFT.MAXIFS([.$B$1:.$B$1048576];[.$B$1:.$B$1048576];&quot;&lt;&quot;&amp;[.U130])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5" calcext:value-type="float">
            <text:p>95</text:p>
          </table:table-cell>
          <table:table-cell office:value-type="float" office:value="9500" calcext:value-type="float">
            <text:p>9500</text:p>
          </table:table-cell>
          <table:table-cell office:value-type="float" office:value="0.95" calcext:value-type="float">
            <text:p>0.95</text:p>
          </table:table-cell>
          <table:table-cell table:number-columns-repeated="4"/>
          <table:table-cell table:formula="of:=COM.MICROSOFT.MINIFS([.$B$1:.$B$1048576];[.$B$1:.$B$1048576];&quot;&gt;&quot;&amp;[.I131])" office:value-type="float" office:value="393" calcext:value-type="float">
            <text:p>393</text:p>
          </table:table-cell>
          <table:table-cell/>
          <table:table-cell table:formula="of:=IF([.K131]=&quot;&quot;;&quot;&quot;;IF(COM.MICROSOFT.MINIFS([.$B$1:.$B$1048576];[.$B$1:.$B$1048576];&quot;&gt;&quot;&amp;[.K131])&lt;=[.K131];&quot;&quot;;COM.MICROSOFT.MINIFS([.$B$1:.$B$1048576];[.$B$1:.$B$1048576];&quot;&gt;&quot;&amp;[.K131])))" office:value-type="float" office:value="393" calcext:value-type="float">
            <text:p>393</text:p>
          </table:table-cell>
          <table:table-cell/>
          <table:table-cell table:formula="of:=IF([.$K132]=&quot;&quot;;&quot;&quot;;COUNTIFS([.$B$1:.$B$1048576];[.K132]))" office:value-type="float" office:value="1" calcext:value-type="float">
            <text:p>1</text:p>
          </table:table-cell>
          <table:table-cell/>
          <table:table-cell table:formula="of:=IF([.$K132]=&quot;&quot;;&quot;&quot;;MATCH([.K132];[.$B$1:.$B$1048576];0))" office:value-type="float" office:value="179" calcext:value-type="float">
            <text:p>179</text:p>
          </table:table-cell>
          <table:table-cell table:formula="of:=IF([.$K132]=&quot;&quot;;&quot;&quot;;INDEX([.$C$1:.$D$1048576];[.$O132];[.P$2]))" office:value-type="float" office:value="3.93" calcext:value-type="float">
            <text:p>3.93</text:p>
          </table:table-cell>
          <table:table-cell table:formula="of:=IF([.$K132]=&quot;&quot;;&quot;&quot;;INDEX([.$C$1:.$D$1048576];[.$O132];[.Q$2]))" office:value-type="float" office:value="39300" calcext:value-type="float">
            <text:p>39300</text:p>
          </table:table-cell>
          <table:table-cell/>
          <table:table-cell table:formula="of:=IF([.$M132]=&quot;&quot;;&quot;&quot;;FLOOR(100*SUM([.$M$3:.$M132])/SUM([.$M$1:.$M$1048576]);1))" office:value-type="float" office:value="80" calcext:value-type="float">
            <text:p>80</text:p>
          </table:table-cell>
          <table:table-cell/>
          <table:table-cell table:formula="of:=IF([.U131]=&quot;&quot;;&quot;&quot;;IF(COM.MICROSOFT.MAXIFS([.$B$1:.$B$1048576];[.$B$1:.$B$1048576];&quot;&lt;&quot;&amp;[.U131])&gt;=[.U131];&quot;&quot;;COM.MICROSOFT.MAXIFS([.$B$1:.$B$1048576];[.$B$1:.$B$1048576];&quot;&lt;&quot;&amp;[.U131])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82" calcext:value-type="float">
            <text:p>182</text:p>
          </table:table-cell>
          <table:table-cell office:value-type="float" office:value="18200" calcext:value-type="float">
            <text:p>18200</text:p>
          </table:table-cell>
          <table:table-cell office:value-type="float" office:value="1.82" calcext:value-type="float">
            <text:p>1.82</text:p>
          </table:table-cell>
          <table:table-cell table:number-columns-repeated="4"/>
          <table:table-cell table:formula="of:=COM.MICROSOFT.MINIFS([.$B$1:.$B$1048576];[.$B$1:.$B$1048576];&quot;&gt;&quot;&amp;[.I132])" office:value-type="float" office:value="394" calcext:value-type="float">
            <text:p>394</text:p>
          </table:table-cell>
          <table:table-cell/>
          <table:table-cell table:formula="of:=IF([.K132]=&quot;&quot;;&quot;&quot;;IF(COM.MICROSOFT.MINIFS([.$B$1:.$B$1048576];[.$B$1:.$B$1048576];&quot;&gt;&quot;&amp;[.K132])&lt;=[.K132];&quot;&quot;;COM.MICROSOFT.MINIFS([.$B$1:.$B$1048576];[.$B$1:.$B$1048576];&quot;&gt;&quot;&amp;[.K132])))" office:value-type="float" office:value="394" calcext:value-type="float">
            <text:p>394</text:p>
          </table:table-cell>
          <table:table-cell/>
          <table:table-cell table:formula="of:=IF([.$K133]=&quot;&quot;;&quot;&quot;;COUNTIFS([.$B$1:.$B$1048576];[.K133]))" office:value-type="float" office:value="1" calcext:value-type="float">
            <text:p>1</text:p>
          </table:table-cell>
          <table:table-cell/>
          <table:table-cell table:formula="of:=IF([.$K133]=&quot;&quot;;&quot;&quot;;MATCH([.K133];[.$B$1:.$B$1048576];0))" office:value-type="float" office:value="146" calcext:value-type="float">
            <text:p>146</text:p>
          </table:table-cell>
          <table:table-cell table:formula="of:=IF([.$K133]=&quot;&quot;;&quot;&quot;;INDEX([.$C$1:.$D$1048576];[.$O133];[.P$2]))" office:value-type="float" office:value="3.94" calcext:value-type="float">
            <text:p>3.94</text:p>
          </table:table-cell>
          <table:table-cell table:formula="of:=IF([.$K133]=&quot;&quot;;&quot;&quot;;INDEX([.$C$1:.$D$1048576];[.$O133];[.Q$2]))" office:value-type="float" office:value="39400" calcext:value-type="float">
            <text:p>39400</text:p>
          </table:table-cell>
          <table:table-cell/>
          <table:table-cell table:formula="of:=IF([.$M133]=&quot;&quot;;&quot;&quot;;FLOOR(100*SUM([.$M$3:.$M133])/SUM([.$M$1:.$M$1048576]);1))" office:value-type="float" office:value="80" calcext:value-type="float">
            <text:p>80</text:p>
          </table:table-cell>
          <table:table-cell/>
          <table:table-cell table:formula="of:=IF([.U132]=&quot;&quot;;&quot;&quot;;IF(COM.MICROSOFT.MAXIFS([.$B$1:.$B$1048576];[.$B$1:.$B$1048576];&quot;&lt;&quot;&amp;[.U132])&gt;=[.U132];&quot;&quot;;COM.MICROSOFT.MAXIFS([.$B$1:.$B$1048576];[.$B$1:.$B$1048576];&quot;&lt;&quot;&amp;[.U132]))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float" office:value="6900" calcext:value-type="float">
            <text:p>6900</text:p>
          </table:table-cell>
          <table:table-cell office:value-type="float" office:value="0.69" calcext:value-type="float">
            <text:p>0.69</text:p>
          </table:table-cell>
          <table:table-cell table:number-columns-repeated="4"/>
          <table:table-cell table:formula="of:=COM.MICROSOFT.MINIFS([.$B$1:.$B$1048576];[.$B$1:.$B$1048576];&quot;&gt;&quot;&amp;[.I133])" office:value-type="float" office:value="395" calcext:value-type="float">
            <text:p>395</text:p>
          </table:table-cell>
          <table:table-cell/>
          <table:table-cell table:formula="of:=IF([.K133]=&quot;&quot;;&quot;&quot;;IF(COM.MICROSOFT.MINIFS([.$B$1:.$B$1048576];[.$B$1:.$B$1048576];&quot;&gt;&quot;&amp;[.K133])&lt;=[.K133];&quot;&quot;;COM.MICROSOFT.MINIFS([.$B$1:.$B$1048576];[.$B$1:.$B$1048576];&quot;&gt;&quot;&amp;[.K133])))" office:value-type="float" office:value="395" calcext:value-type="float">
            <text:p>395</text:p>
          </table:table-cell>
          <table:table-cell/>
          <table:table-cell table:formula="of:=IF([.$K134]=&quot;&quot;;&quot;&quot;;COUNTIFS([.$B$1:.$B$1048576];[.K134]))" office:value-type="float" office:value="2" calcext:value-type="float">
            <text:p>2</text:p>
          </table:table-cell>
          <table:table-cell/>
          <table:table-cell table:formula="of:=IF([.$K134]=&quot;&quot;;&quot;&quot;;MATCH([.K134];[.$B$1:.$B$1048576];0))" office:value-type="float" office:value="62" calcext:value-type="float">
            <text:p>62</text:p>
          </table:table-cell>
          <table:table-cell table:formula="of:=IF([.$K134]=&quot;&quot;;&quot;&quot;;INDEX([.$C$1:.$D$1048576];[.$O134];[.P$2]))" office:value-type="float" office:value="3.95" calcext:value-type="float">
            <text:p>3.95</text:p>
          </table:table-cell>
          <table:table-cell table:formula="of:=IF([.$K134]=&quot;&quot;;&quot;&quot;;INDEX([.$C$1:.$D$1048576];[.$O134];[.Q$2]))" office:value-type="float" office:value="39500" calcext:value-type="float">
            <text:p>39500</text:p>
          </table:table-cell>
          <table:table-cell/>
          <table:table-cell table:formula="of:=IF([.$M134]=&quot;&quot;;&quot;&quot;;FLOOR(100*SUM([.$M$3:.$M134])/SUM([.$M$1:.$M$1048576]);1))" office:value-type="float" office:value="81" calcext:value-type="float">
            <text:p>81</text:p>
          </table:table-cell>
          <table:table-cell/>
          <table:table-cell table:formula="of:=IF([.U133]=&quot;&quot;;&quot;&quot;;IF(COM.MICROSOFT.MAXIFS([.$B$1:.$B$1048576];[.$B$1:.$B$1048576];&quot;&lt;&quot;&amp;[.U133])&gt;=[.U133];&quot;&quot;;COM.MICROSOFT.MAXIFS([.$B$1:.$B$1048576];[.$B$1:.$B$1048576];&quot;&lt;&quot;&amp;[.U133])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table:number-columns-repeated="4"/>
          <table:table-cell table:formula="of:=COM.MICROSOFT.MINIFS([.$B$1:.$B$1048576];[.$B$1:.$B$1048576];&quot;&gt;&quot;&amp;[.I134])" office:value-type="float" office:value="399" calcext:value-type="float">
            <text:p>399</text:p>
          </table:table-cell>
          <table:table-cell/>
          <table:table-cell table:formula="of:=IF([.K134]=&quot;&quot;;&quot;&quot;;IF(COM.MICROSOFT.MINIFS([.$B$1:.$B$1048576];[.$B$1:.$B$1048576];&quot;&gt;&quot;&amp;[.K134])&lt;=[.K134];&quot;&quot;;COM.MICROSOFT.MINIFS([.$B$1:.$B$1048576];[.$B$1:.$B$1048576];&quot;&gt;&quot;&amp;[.K134])))" office:value-type="float" office:value="399" calcext:value-type="float">
            <text:p>399</text:p>
          </table:table-cell>
          <table:table-cell/>
          <table:table-cell table:formula="of:=IF([.$K135]=&quot;&quot;;&quot;&quot;;COUNTIFS([.$B$1:.$B$1048576];[.K135]))" office:value-type="float" office:value="1" calcext:value-type="float">
            <text:p>1</text:p>
          </table:table-cell>
          <table:table-cell/>
          <table:table-cell table:formula="of:=IF([.$K135]=&quot;&quot;;&quot;&quot;;MATCH([.K135];[.$B$1:.$B$1048576];0))" office:value-type="float" office:value="93" calcext:value-type="float">
            <text:p>93</text:p>
          </table:table-cell>
          <table:table-cell table:formula="of:=IF([.$K135]=&quot;&quot;;&quot;&quot;;INDEX([.$C$1:.$D$1048576];[.$O135];[.P$2]))" office:value-type="float" office:value="3.99" calcext:value-type="float">
            <text:p>3.99</text:p>
          </table:table-cell>
          <table:table-cell table:formula="of:=IF([.$K135]=&quot;&quot;;&quot;&quot;;INDEX([.$C$1:.$D$1048576];[.$O135];[.Q$2]))" office:value-type="float" office:value="39900" calcext:value-type="float">
            <text:p>39900</text:p>
          </table:table-cell>
          <table:table-cell/>
          <table:table-cell table:formula="of:=IF([.$M135]=&quot;&quot;;&quot;&quot;;FLOOR(100*SUM([.$M$3:.$M135])/SUM([.$M$1:.$M$1048576]);1))" office:value-type="float" office:value="82" calcext:value-type="float">
            <text:p>82</text:p>
          </table:table-cell>
          <table:table-cell/>
          <table:table-cell table:formula="of:=IF([.U134]=&quot;&quot;;&quot;&quot;;IF(COM.MICROSOFT.MAXIFS([.$B$1:.$B$1048576];[.$B$1:.$B$1048576];&quot;&lt;&quot;&amp;[.U134])&gt;=[.U134];&quot;&quot;;COM.MICROSOFT.MAXIFS([.$B$1:.$B$1048576];[.$B$1:.$B$1048576];&quot;&lt;&quot;&amp;[.U134])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1" calcext:value-type="float">
            <text:p>111</text:p>
          </table:table-cell>
          <table:table-cell office:value-type="float" office:value="11100" calcext:value-type="float">
            <text:p>11100</text:p>
          </table:table-cell>
          <table:table-cell office:value-type="float" office:value="1.11" calcext:value-type="float">
            <text:p>1.11</text:p>
          </table:table-cell>
          <table:table-cell table:number-columns-repeated="4"/>
          <table:table-cell table:formula="of:=COM.MICROSOFT.MINIFS([.$B$1:.$B$1048576];[.$B$1:.$B$1048576];&quot;&gt;&quot;&amp;[.I135])" office:value-type="float" office:value="400" calcext:value-type="float">
            <text:p>400</text:p>
          </table:table-cell>
          <table:table-cell/>
          <table:table-cell table:formula="of:=IF([.K135]=&quot;&quot;;&quot;&quot;;IF(COM.MICROSOFT.MINIFS([.$B$1:.$B$1048576];[.$B$1:.$B$1048576];&quot;&gt;&quot;&amp;[.K135])&lt;=[.K135];&quot;&quot;;COM.MICROSOFT.MINIFS([.$B$1:.$B$1048576];[.$B$1:.$B$1048576];&quot;&gt;&quot;&amp;[.K135])))" office:value-type="float" office:value="400" calcext:value-type="float">
            <text:p>400</text:p>
          </table:table-cell>
          <table:table-cell/>
          <table:table-cell table:formula="of:=IF([.$K136]=&quot;&quot;;&quot;&quot;;COUNTIFS([.$B$1:.$B$1048576];[.K136]))" office:value-type="float" office:value="1" calcext:value-type="float">
            <text:p>1</text:p>
          </table:table-cell>
          <table:table-cell/>
          <table:table-cell table:formula="of:=IF([.$K136]=&quot;&quot;;&quot;&quot;;MATCH([.K136];[.$B$1:.$B$1048576];0))" office:value-type="float" office:value="16" calcext:value-type="float">
            <text:p>16</text:p>
          </table:table-cell>
          <table:table-cell table:formula="of:=IF([.$K136]=&quot;&quot;;&quot;&quot;;INDEX([.$C$1:.$D$1048576];[.$O136];[.P$2]))" office:value-type="float" office:value="4" calcext:value-type="float">
            <text:p>4</text:p>
          </table:table-cell>
          <table:table-cell table:formula="of:=IF([.$K136]=&quot;&quot;;&quot;&quot;;INDEX([.$C$1:.$D$1048576];[.$O136];[.Q$2]))" office:value-type="float" office:value="40000" calcext:value-type="float">
            <text:p>40000</text:p>
          </table:table-cell>
          <table:table-cell/>
          <table:table-cell table:formula="of:=IF([.$M136]=&quot;&quot;;&quot;&quot;;FLOOR(100*SUM([.$M$3:.$M136])/SUM([.$M$1:.$M$1048576]);1))" office:value-type="float" office:value="82" calcext:value-type="float">
            <text:p>82</text:p>
          </table:table-cell>
          <table:table-cell/>
          <table:table-cell table:formula="of:=IF([.U135]=&quot;&quot;;&quot;&quot;;IF(COM.MICROSOFT.MAXIFS([.$B$1:.$B$1048576];[.$B$1:.$B$1048576];&quot;&lt;&quot;&amp;[.U135])&gt;=[.U135];&quot;&quot;;COM.MICROSOFT.MAXIFS([.$B$1:.$B$1048576];[.$B$1:.$B$1048576];&quot;&lt;&quot;&amp;[.U135])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21" calcext:value-type="float">
            <text:p>421</text:p>
          </table:table-cell>
          <table:table-cell office:value-type="float" office:value="42100" calcext:value-type="float">
            <text:p>42100</text:p>
          </table:table-cell>
          <table:table-cell office:value-type="float" office:value="4.21" calcext:value-type="float">
            <text:p>4.21</text:p>
          </table:table-cell>
          <table:table-cell table:number-columns-repeated="4"/>
          <table:table-cell table:formula="of:=COM.MICROSOFT.MINIFS([.$B$1:.$B$1048576];[.$B$1:.$B$1048576];&quot;&gt;&quot;&amp;[.I136])" office:value-type="float" office:value="402" calcext:value-type="float">
            <text:p>402</text:p>
          </table:table-cell>
          <table:table-cell/>
          <table:table-cell table:formula="of:=IF([.K136]=&quot;&quot;;&quot;&quot;;IF(COM.MICROSOFT.MINIFS([.$B$1:.$B$1048576];[.$B$1:.$B$1048576];&quot;&gt;&quot;&amp;[.K136])&lt;=[.K136];&quot;&quot;;COM.MICROSOFT.MINIFS([.$B$1:.$B$1048576];[.$B$1:.$B$1048576];&quot;&gt;&quot;&amp;[.K136])))" office:value-type="float" office:value="402" calcext:value-type="float">
            <text:p>402</text:p>
          </table:table-cell>
          <table:table-cell/>
          <table:table-cell table:formula="of:=IF([.$K137]=&quot;&quot;;&quot;&quot;;COUNTIFS([.$B$1:.$B$1048576];[.K137]))" office:value-type="float" office:value="1" calcext:value-type="float">
            <text:p>1</text:p>
          </table:table-cell>
          <table:table-cell/>
          <table:table-cell table:formula="of:=IF([.$K137]=&quot;&quot;;&quot;&quot;;MATCH([.K137];[.$B$1:.$B$1048576];0))" office:value-type="float" office:value="122" calcext:value-type="float">
            <text:p>122</text:p>
          </table:table-cell>
          <table:table-cell table:formula="of:=IF([.$K137]=&quot;&quot;;&quot;&quot;;INDEX([.$C$1:.$D$1048576];[.$O137];[.P$2]))" office:value-type="float" office:value="4.02" calcext:value-type="float">
            <text:p>4.02</text:p>
          </table:table-cell>
          <table:table-cell table:formula="of:=IF([.$K137]=&quot;&quot;;&quot;&quot;;INDEX([.$C$1:.$D$1048576];[.$O137];[.Q$2]))" office:value-type="float" office:value="40200" calcext:value-type="float">
            <text:p>40200</text:p>
          </table:table-cell>
          <table:table-cell/>
          <table:table-cell table:formula="of:=IF([.$M137]=&quot;&quot;;&quot;&quot;;FLOOR(100*SUM([.$M$3:.$M137])/SUM([.$M$1:.$M$1048576]);1))" office:value-type="float" office:value="83" calcext:value-type="float">
            <text:p>83</text:p>
          </table:table-cell>
          <table:table-cell/>
          <table:table-cell table:formula="of:=IF([.U136]=&quot;&quot;;&quot;&quot;;IF(COM.MICROSOFT.MAXIFS([.$B$1:.$B$1048576];[.$B$1:.$B$1048576];&quot;&lt;&quot;&amp;[.U136])&gt;=[.U136];&quot;&quot;;COM.MICROSOFT.MAXIFS([.$B$1:.$B$1048576];[.$B$1:.$B$1048576];&quot;&lt;&quot;&amp;[.U136])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1" calcext:value-type="float">
            <text:p>211</text:p>
          </table:table-cell>
          <table:table-cell office:value-type="float" office:value="21100" calcext:value-type="float">
            <text:p>21100</text:p>
          </table:table-cell>
          <table:table-cell office:value-type="float" office:value="2.11" calcext:value-type="float">
            <text:p>2.11</text:p>
          </table:table-cell>
          <table:table-cell table:number-columns-repeated="4"/>
          <table:table-cell table:formula="of:=COM.MICROSOFT.MINIFS([.$B$1:.$B$1048576];[.$B$1:.$B$1048576];&quot;&gt;&quot;&amp;[.I137])" office:value-type="float" office:value="412" calcext:value-type="float">
            <text:p>412</text:p>
          </table:table-cell>
          <table:table-cell/>
          <table:table-cell table:formula="of:=IF([.K137]=&quot;&quot;;&quot;&quot;;IF(COM.MICROSOFT.MINIFS([.$B$1:.$B$1048576];[.$B$1:.$B$1048576];&quot;&gt;&quot;&amp;[.K137])&lt;=[.K137];&quot;&quot;;COM.MICROSOFT.MINIFS([.$B$1:.$B$1048576];[.$B$1:.$B$1048576];&quot;&gt;&quot;&amp;[.K137])))" office:value-type="float" office:value="412" calcext:value-type="float">
            <text:p>412</text:p>
          </table:table-cell>
          <table:table-cell/>
          <table:table-cell table:formula="of:=IF([.$K138]=&quot;&quot;;&quot;&quot;;COUNTIFS([.$B$1:.$B$1048576];[.K138]))" office:value-type="float" office:value="1" calcext:value-type="float">
            <text:p>1</text:p>
          </table:table-cell>
          <table:table-cell/>
          <table:table-cell table:formula="of:=IF([.$K138]=&quot;&quot;;&quot;&quot;;MATCH([.K138];[.$B$1:.$B$1048576];0))" office:value-type="float" office:value="31" calcext:value-type="float">
            <text:p>31</text:p>
          </table:table-cell>
          <table:table-cell table:formula="of:=IF([.$K138]=&quot;&quot;;&quot;&quot;;INDEX([.$C$1:.$D$1048576];[.$O138];[.P$2]))" office:value-type="float" office:value="4.12" calcext:value-type="float">
            <text:p>4.12</text:p>
          </table:table-cell>
          <table:table-cell table:formula="of:=IF([.$K138]=&quot;&quot;;&quot;&quot;;INDEX([.$C$1:.$D$1048576];[.$O138];[.Q$2]))" office:value-type="float" office:value="41200" calcext:value-type="float">
            <text:p>41200</text:p>
          </table:table-cell>
          <table:table-cell/>
          <table:table-cell table:formula="of:=IF([.$M138]=&quot;&quot;;&quot;&quot;;FLOOR(100*SUM([.$M$3:.$M138])/SUM([.$M$1:.$M$1048576]);1))" office:value-type="float" office:value="83" calcext:value-type="float">
            <text:p>83</text:p>
          </table:table-cell>
          <table:table-cell/>
          <table:table-cell table:formula="of:=IF([.U137]=&quot;&quot;;&quot;&quot;;IF(COM.MICROSOFT.MAXIFS([.$B$1:.$B$1048576];[.$B$1:.$B$1048576];&quot;&lt;&quot;&amp;[.U137])&gt;=[.U137];&quot;&quot;;COM.MICROSOFT.MAXIFS([.$B$1:.$B$1048576];[.$B$1:.$B$1048576];&quot;&lt;&quot;&amp;[.U137]))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6" calcext:value-type="float">
            <text:p>266</text:p>
          </table:table-cell>
          <table:table-cell office:value-type="float" office:value="26600" calcext:value-type="float">
            <text:p>26600</text:p>
          </table:table-cell>
          <table:table-cell office:value-type="float" office:value="2.66" calcext:value-type="float">
            <text:p>2.66</text:p>
          </table:table-cell>
          <table:table-cell table:number-columns-repeated="4"/>
          <table:table-cell table:formula="of:=COM.MICROSOFT.MINIFS([.$B$1:.$B$1048576];[.$B$1:.$B$1048576];&quot;&gt;&quot;&amp;[.I138])" office:value-type="float" office:value="416" calcext:value-type="float">
            <text:p>416</text:p>
          </table:table-cell>
          <table:table-cell/>
          <table:table-cell table:formula="of:=IF([.K138]=&quot;&quot;;&quot;&quot;;IF(COM.MICROSOFT.MINIFS([.$B$1:.$B$1048576];[.$B$1:.$B$1048576];&quot;&gt;&quot;&amp;[.K138])&lt;=[.K138];&quot;&quot;;COM.MICROSOFT.MINIFS([.$B$1:.$B$1048576];[.$B$1:.$B$1048576];&quot;&gt;&quot;&amp;[.K138])))" office:value-type="float" office:value="416" calcext:value-type="float">
            <text:p>416</text:p>
          </table:table-cell>
          <table:table-cell/>
          <table:table-cell table:formula="of:=IF([.$K139]=&quot;&quot;;&quot;&quot;;COUNTIFS([.$B$1:.$B$1048576];[.K139]))" office:value-type="float" office:value="2" calcext:value-type="float">
            <text:p>2</text:p>
          </table:table-cell>
          <table:table-cell/>
          <table:table-cell table:formula="of:=IF([.$K139]=&quot;&quot;;&quot;&quot;;MATCH([.K139];[.$B$1:.$B$1048576];0))" office:value-type="float" office:value="11" calcext:value-type="float">
            <text:p>11</text:p>
          </table:table-cell>
          <table:table-cell table:formula="of:=IF([.$K139]=&quot;&quot;;&quot;&quot;;INDEX([.$C$1:.$D$1048576];[.$O139];[.P$2]))" office:value-type="float" office:value="4.16" calcext:value-type="float">
            <text:p>4.16</text:p>
          </table:table-cell>
          <table:table-cell table:formula="of:=IF([.$K139]=&quot;&quot;;&quot;&quot;;INDEX([.$C$1:.$D$1048576];[.$O139];[.Q$2]))" office:value-type="float" office:value="41600" calcext:value-type="float">
            <text:p>41600</text:p>
          </table:table-cell>
          <table:table-cell/>
          <table:table-cell table:formula="of:=IF([.$M139]=&quot;&quot;;&quot;&quot;;FLOOR(100*SUM([.$M$3:.$M139])/SUM([.$M$1:.$M$1048576]);1))" office:value-type="float" office:value="84" calcext:value-type="float">
            <text:p>84</text:p>
          </table:table-cell>
          <table:table-cell/>
          <table:table-cell table:formula="of:=IF([.U138]=&quot;&quot;;&quot;&quot;;IF(COM.MICROSOFT.MAXIFS([.$B$1:.$B$1048576];[.$B$1:.$B$1048576];&quot;&lt;&quot;&amp;[.U138])&gt;=[.U138];&quot;&quot;;COM.MICROSOFT.MAXIFS([.$B$1:.$B$1048576];[.$B$1:.$B$1048576];&quot;&lt;&quot;&amp;[.U138])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float" office:value="8500" calcext:value-type="float">
            <text:p>8500</text:p>
          </table:table-cell>
          <table:table-cell office:value-type="float" office:value="0.85" calcext:value-type="float">
            <text:p>0.85</text:p>
          </table:table-cell>
          <table:table-cell table:number-columns-repeated="4"/>
          <table:table-cell table:formula="of:=COM.MICROSOFT.MINIFS([.$B$1:.$B$1048576];[.$B$1:.$B$1048576];&quot;&gt;&quot;&amp;[.I139])" office:value-type="float" office:value="421" calcext:value-type="float">
            <text:p>421</text:p>
          </table:table-cell>
          <table:table-cell/>
          <table:table-cell table:formula="of:=IF([.K139]=&quot;&quot;;&quot;&quot;;IF(COM.MICROSOFT.MINIFS([.$B$1:.$B$1048576];[.$B$1:.$B$1048576];&quot;&gt;&quot;&amp;[.K139])&lt;=[.K139];&quot;&quot;;COM.MICROSOFT.MINIFS([.$B$1:.$B$1048576];[.$B$1:.$B$1048576];&quot;&gt;&quot;&amp;[.K139])))" office:value-type="float" office:value="421" calcext:value-type="float">
            <text:p>421</text:p>
          </table:table-cell>
          <table:table-cell/>
          <table:table-cell table:formula="of:=IF([.$K140]=&quot;&quot;;&quot;&quot;;COUNTIFS([.$B$1:.$B$1048576];[.K140]))" office:value-type="float" office:value="1" calcext:value-type="float">
            <text:p>1</text:p>
          </table:table-cell>
          <table:table-cell/>
          <table:table-cell table:formula="of:=IF([.$K140]=&quot;&quot;;&quot;&quot;;MATCH([.K140];[.$B$1:.$B$1048576];0))" office:value-type="float" office:value="137" calcext:value-type="float">
            <text:p>137</text:p>
          </table:table-cell>
          <table:table-cell table:formula="of:=IF([.$K140]=&quot;&quot;;&quot;&quot;;INDEX([.$C$1:.$D$1048576];[.$O140];[.P$2]))" office:value-type="float" office:value="4.21" calcext:value-type="float">
            <text:p>4.21</text:p>
          </table:table-cell>
          <table:table-cell table:formula="of:=IF([.$K140]=&quot;&quot;;&quot;&quot;;INDEX([.$C$1:.$D$1048576];[.$O140];[.Q$2]))" office:value-type="float" office:value="42100" calcext:value-type="float">
            <text:p>42100</text:p>
          </table:table-cell>
          <table:table-cell/>
          <table:table-cell table:formula="of:=IF([.$M140]=&quot;&quot;;&quot;&quot;;FLOOR(100*SUM([.$M$3:.$M140])/SUM([.$M$1:.$M$1048576]);1))" office:value-type="float" office:value="85" calcext:value-type="float">
            <text:p>85</text:p>
          </table:table-cell>
          <table:table-cell/>
          <table:table-cell table:formula="of:=IF([.U139]=&quot;&quot;;&quot;&quot;;IF(COM.MICROSOFT.MAXIFS([.$B$1:.$B$1048576];[.$B$1:.$B$1048576];&quot;&lt;&quot;&amp;[.U139])&gt;=[.U139];&quot;&quot;;COM.MICROSOFT.MAXIFS([.$B$1:.$B$1048576];[.$B$1:.$B$1048576];&quot;&lt;&quot;&amp;[.U139])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58" calcext:value-type="float">
            <text:p>358</text:p>
          </table:table-cell>
          <table:table-cell office:value-type="float" office:value="35800" calcext:value-type="float">
            <text:p>35800</text:p>
          </table:table-cell>
          <table:table-cell office:value-type="float" office:value="3.58" calcext:value-type="float">
            <text:p>3.58</text:p>
          </table:table-cell>
          <table:table-cell table:number-columns-repeated="4"/>
          <table:table-cell table:formula="of:=COM.MICROSOFT.MINIFS([.$B$1:.$B$1048576];[.$B$1:.$B$1048576];&quot;&gt;&quot;&amp;[.I140])" office:value-type="float" office:value="426" calcext:value-type="float">
            <text:p>426</text:p>
          </table:table-cell>
          <table:table-cell/>
          <table:table-cell table:formula="of:=IF([.K140]=&quot;&quot;;&quot;&quot;;IF(COM.MICROSOFT.MINIFS([.$B$1:.$B$1048576];[.$B$1:.$B$1048576];&quot;&gt;&quot;&amp;[.K140])&lt;=[.K140];&quot;&quot;;COM.MICROSOFT.MINIFS([.$B$1:.$B$1048576];[.$B$1:.$B$1048576];&quot;&gt;&quot;&amp;[.K140])))" office:value-type="float" office:value="426" calcext:value-type="float">
            <text:p>426</text:p>
          </table:table-cell>
          <table:table-cell/>
          <table:table-cell table:formula="of:=IF([.$K141]=&quot;&quot;;&quot;&quot;;COUNTIFS([.$B$1:.$B$1048576];[.K141]))" office:value-type="float" office:value="1" calcext:value-type="float">
            <text:p>1</text:p>
          </table:table-cell>
          <table:table-cell/>
          <table:table-cell table:formula="of:=IF([.$K141]=&quot;&quot;;&quot;&quot;;MATCH([.K141];[.$B$1:.$B$1048576];0))" office:value-type="float" office:value="107" calcext:value-type="float">
            <text:p>107</text:p>
          </table:table-cell>
          <table:table-cell table:formula="of:=IF([.$K141]=&quot;&quot;;&quot;&quot;;INDEX([.$C$1:.$D$1048576];[.$O141];[.P$2]))" office:value-type="float" office:value="4.26" calcext:value-type="float">
            <text:p>4.26</text:p>
          </table:table-cell>
          <table:table-cell table:formula="of:=IF([.$K141]=&quot;&quot;;&quot;&quot;;INDEX([.$C$1:.$D$1048576];[.$O141];[.Q$2]))" office:value-type="float" office:value="42600" calcext:value-type="float">
            <text:p>42600</text:p>
          </table:table-cell>
          <table:table-cell/>
          <table:table-cell table:formula="of:=IF([.$M141]=&quot;&quot;;&quot;&quot;;FLOOR(100*SUM([.$M$3:.$M141])/SUM([.$M$1:.$M$1048576]);1))" office:value-type="float" office:value="85" calcext:value-type="float">
            <text:p>85</text:p>
          </table:table-cell>
          <table:table-cell/>
          <table:table-cell table:formula="of:=IF([.U140]=&quot;&quot;;&quot;&quot;;IF(COM.MICROSOFT.MAXIFS([.$B$1:.$B$1048576];[.$B$1:.$B$1048576];&quot;&lt;&quot;&amp;[.U140])&gt;=[.U140];&quot;&quot;;COM.MICROSOFT.MAXIFS([.$B$1:.$B$1048576];[.$B$1:.$B$1048576];&quot;&lt;&quot;&amp;[.U140])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70" calcext:value-type="float">
            <text:p>470</text:p>
          </table:table-cell>
          <table:table-cell office:value-type="float" office:value="47000" calcext:value-type="float">
            <text:p>47000</text:p>
          </table:table-cell>
          <table:table-cell office:value-type="float" office:value="4.7" calcext:value-type="float">
            <text:p>4.7</text:p>
          </table:table-cell>
          <table:table-cell table:number-columns-repeated="4"/>
          <table:table-cell table:formula="of:=COM.MICROSOFT.MINIFS([.$B$1:.$B$1048576];[.$B$1:.$B$1048576];&quot;&gt;&quot;&amp;[.I141])" office:value-type="float" office:value="435" calcext:value-type="float">
            <text:p>435</text:p>
          </table:table-cell>
          <table:table-cell/>
          <table:table-cell table:formula="of:=IF([.K141]=&quot;&quot;;&quot;&quot;;IF(COM.MICROSOFT.MINIFS([.$B$1:.$B$1048576];[.$B$1:.$B$1048576];&quot;&gt;&quot;&amp;[.K141])&lt;=[.K141];&quot;&quot;;COM.MICROSOFT.MINIFS([.$B$1:.$B$1048576];[.$B$1:.$B$1048576];&quot;&gt;&quot;&amp;[.K141])))" office:value-type="float" office:value="435" calcext:value-type="float">
            <text:p>435</text:p>
          </table:table-cell>
          <table:table-cell/>
          <table:table-cell table:formula="of:=IF([.$K142]=&quot;&quot;;&quot;&quot;;COUNTIFS([.$B$1:.$B$1048576];[.K142]))" office:value-type="float" office:value="1" calcext:value-type="float">
            <text:p>1</text:p>
          </table:table-cell>
          <table:table-cell/>
          <table:table-cell table:formula="of:=IF([.$K142]=&quot;&quot;;&quot;&quot;;MATCH([.K142];[.$B$1:.$B$1048576];0))" office:value-type="float" office:value="14" calcext:value-type="float">
            <text:p>14</text:p>
          </table:table-cell>
          <table:table-cell table:formula="of:=IF([.$K142]=&quot;&quot;;&quot;&quot;;INDEX([.$C$1:.$D$1048576];[.$O142];[.P$2]))" office:value-type="float" office:value="4.35" calcext:value-type="float">
            <text:p>4.35</text:p>
          </table:table-cell>
          <table:table-cell table:formula="of:=IF([.$K142]=&quot;&quot;;&quot;&quot;;INDEX([.$C$1:.$D$1048576];[.$O142];[.Q$2]))" office:value-type="float" office:value="43500" calcext:value-type="float">
            <text:p>43500</text:p>
          </table:table-cell>
          <table:table-cell/>
          <table:table-cell table:formula="of:=IF([.$M142]=&quot;&quot;;&quot;&quot;;FLOOR(100*SUM([.$M$3:.$M142])/SUM([.$M$1:.$M$1048576]);1))" office:value-type="float" office:value="86" calcext:value-type="float">
            <text:p>86</text:p>
          </table:table-cell>
          <table:table-cell/>
          <table:table-cell table:formula="of:=IF([.U141]=&quot;&quot;;&quot;&quot;;IF(COM.MICROSOFT.MAXIFS([.$B$1:.$B$1048576];[.$B$1:.$B$1048576];&quot;&lt;&quot;&amp;[.U141])&gt;=[.U141];&quot;&quot;;COM.MICROSOFT.MAXIFS([.$B$1:.$B$1048576];[.$B$1:.$B$1048576];&quot;&lt;&quot;&amp;[.U141]))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office:value-type="float" office:value="5200" calcext:value-type="float">
            <text:p>5200</text:p>
          </table:table-cell>
          <table:table-cell office:value-type="float" office:value="0.52" calcext:value-type="float">
            <text:p>0.52</text:p>
          </table:table-cell>
          <table:table-cell table:number-columns-repeated="4"/>
          <table:table-cell table:formula="of:=COM.MICROSOFT.MINIFS([.$B$1:.$B$1048576];[.$B$1:.$B$1048576];&quot;&gt;&quot;&amp;[.I142])" office:value-type="float" office:value="437" calcext:value-type="float">
            <text:p>437</text:p>
          </table:table-cell>
          <table:table-cell/>
          <table:table-cell table:formula="of:=IF([.K142]=&quot;&quot;;&quot;&quot;;IF(COM.MICROSOFT.MINIFS([.$B$1:.$B$1048576];[.$B$1:.$B$1048576];&quot;&gt;&quot;&amp;[.K142])&lt;=[.K142];&quot;&quot;;COM.MICROSOFT.MINIFS([.$B$1:.$B$1048576];[.$B$1:.$B$1048576];&quot;&gt;&quot;&amp;[.K142])))" office:value-type="float" office:value="437" calcext:value-type="float">
            <text:p>437</text:p>
          </table:table-cell>
          <table:table-cell/>
          <table:table-cell table:formula="of:=IF([.$K143]=&quot;&quot;;&quot;&quot;;COUNTIFS([.$B$1:.$B$1048576];[.K143]))" office:value-type="float" office:value="2" calcext:value-type="float">
            <text:p>2</text:p>
          </table:table-cell>
          <table:table-cell/>
          <table:table-cell table:formula="of:=IF([.$K143]=&quot;&quot;;&quot;&quot;;MATCH([.K143];[.$B$1:.$B$1048576];0))" office:value-type="float" office:value="74" calcext:value-type="float">
            <text:p>74</text:p>
          </table:table-cell>
          <table:table-cell table:formula="of:=IF([.$K143]=&quot;&quot;;&quot;&quot;;INDEX([.$C$1:.$D$1048576];[.$O143];[.P$2]))" office:value-type="float" office:value="4.37" calcext:value-type="float">
            <text:p>4.37</text:p>
          </table:table-cell>
          <table:table-cell table:formula="of:=IF([.$K143]=&quot;&quot;;&quot;&quot;;INDEX([.$C$1:.$D$1048576];[.$O143];[.Q$2]))" office:value-type="float" office:value="43700" calcext:value-type="float">
            <text:p>43700</text:p>
          </table:table-cell>
          <table:table-cell/>
          <table:table-cell table:formula="of:=IF([.$M143]=&quot;&quot;;&quot;&quot;;FLOOR(100*SUM([.$M$3:.$M143])/SUM([.$M$1:.$M$1048576]);1))" office:value-type="float" office:value="87" calcext:value-type="float">
            <text:p>87</text:p>
          </table:table-cell>
          <table:table-cell/>
          <table:table-cell table:formula="of:=IF([.U142]=&quot;&quot;;&quot;&quot;;IF(COM.MICROSOFT.MAXIFS([.$B$1:.$B$1048576];[.$B$1:.$B$1048576];&quot;&lt;&quot;&amp;[.U142])&gt;=[.U142];&quot;&quot;;COM.MICROSOFT.MAXIFS([.$B$1:.$B$1048576];[.$B$1:.$B$1048576];&quot;&lt;&quot;&amp;[.U142])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float" office:value="4200" calcext:value-type="float">
            <text:p>4200</text:p>
          </table:table-cell>
          <table:table-cell office:value-type="float" office:value="0.42" calcext:value-type="float">
            <text:p>0.42</text:p>
          </table:table-cell>
          <table:table-cell table:number-columns-repeated="4"/>
          <table:table-cell table:formula="of:=COM.MICROSOFT.MINIFS([.$B$1:.$B$1048576];[.$B$1:.$B$1048576];&quot;&gt;&quot;&amp;[.I143])" office:value-type="float" office:value="439" calcext:value-type="float">
            <text:p>439</text:p>
          </table:table-cell>
          <table:table-cell/>
          <table:table-cell table:formula="of:=IF([.K143]=&quot;&quot;;&quot;&quot;;IF(COM.MICROSOFT.MINIFS([.$B$1:.$B$1048576];[.$B$1:.$B$1048576];&quot;&gt;&quot;&amp;[.K143])&lt;=[.K143];&quot;&quot;;COM.MICROSOFT.MINIFS([.$B$1:.$B$1048576];[.$B$1:.$B$1048576];&quot;&gt;&quot;&amp;[.K143])))" office:value-type="float" office:value="439" calcext:value-type="float">
            <text:p>439</text:p>
          </table:table-cell>
          <table:table-cell/>
          <table:table-cell table:formula="of:=IF([.$K144]=&quot;&quot;;&quot;&quot;;COUNTIFS([.$B$1:.$B$1048576];[.K144]))" office:value-type="float" office:value="1" calcext:value-type="float">
            <text:p>1</text:p>
          </table:table-cell>
          <table:table-cell/>
          <table:table-cell table:formula="of:=IF([.$K144]=&quot;&quot;;&quot;&quot;;MATCH([.K144];[.$B$1:.$B$1048576];0))" office:value-type="float" office:value="45" calcext:value-type="float">
            <text:p>45</text:p>
          </table:table-cell>
          <table:table-cell table:formula="of:=IF([.$K144]=&quot;&quot;;&quot;&quot;;INDEX([.$C$1:.$D$1048576];[.$O144];[.P$2]))" office:value-type="float" office:value="4.39" calcext:value-type="float">
            <text:p>4.39</text:p>
          </table:table-cell>
          <table:table-cell table:formula="of:=IF([.$K144]=&quot;&quot;;&quot;&quot;;INDEX([.$C$1:.$D$1048576];[.$O144];[.Q$2]))" office:value-type="float" office:value="43900" calcext:value-type="float">
            <text:p>43900</text:p>
          </table:table-cell>
          <table:table-cell/>
          <table:table-cell table:formula="of:=IF([.$M144]=&quot;&quot;;&quot;&quot;;FLOOR(100*SUM([.$M$3:.$M144])/SUM([.$M$1:.$M$1048576]);1))" office:value-type="float" office:value="87" calcext:value-type="float">
            <text:p>87</text:p>
          </table:table-cell>
          <table:table-cell/>
          <table:table-cell table:formula="of:=IF([.U143]=&quot;&quot;;&quot;&quot;;IF(COM.MICROSOFT.MAXIFS([.$B$1:.$B$1048576];[.$B$1:.$B$1048576];&quot;&lt;&quot;&amp;[.U143])&gt;=[.U143];&quot;&quot;;COM.MICROSOFT.MAXIFS([.$B$1:.$B$1048576];[.$B$1:.$B$1048576];&quot;&lt;&quot;&amp;[.U143])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7" calcext:value-type="float">
            <text:p>57</text:p>
          </table:table-cell>
          <table:table-cell office:value-type="float" office:value="5700" calcext:value-type="float">
            <text:p>5700</text:p>
          </table:table-cell>
          <table:table-cell office:value-type="float" office:value="0.57" calcext:value-type="float">
            <text:p>0.57</text:p>
          </table:table-cell>
          <table:table-cell table:number-columns-repeated="4"/>
          <table:table-cell table:formula="of:=COM.MICROSOFT.MINIFS([.$B$1:.$B$1048576];[.$B$1:.$B$1048576];&quot;&gt;&quot;&amp;[.I144])" office:value-type="float" office:value="444" calcext:value-type="float">
            <text:p>444</text:p>
          </table:table-cell>
          <table:table-cell/>
          <table:table-cell table:formula="of:=IF([.K144]=&quot;&quot;;&quot;&quot;;IF(COM.MICROSOFT.MINIFS([.$B$1:.$B$1048576];[.$B$1:.$B$1048576];&quot;&gt;&quot;&amp;[.K144])&lt;=[.K144];&quot;&quot;;COM.MICROSOFT.MINIFS([.$B$1:.$B$1048576];[.$B$1:.$B$1048576];&quot;&gt;&quot;&amp;[.K144])))" office:value-type="float" office:value="444" calcext:value-type="float">
            <text:p>444</text:p>
          </table:table-cell>
          <table:table-cell/>
          <table:table-cell table:formula="of:=IF([.$K145]=&quot;&quot;;&quot;&quot;;COUNTIFS([.$B$1:.$B$1048576];[.K145]))" office:value-type="float" office:value="1" calcext:value-type="float">
            <text:p>1</text:p>
          </table:table-cell>
          <table:table-cell/>
          <table:table-cell table:formula="of:=IF([.$K145]=&quot;&quot;;&quot;&quot;;MATCH([.K145];[.$B$1:.$B$1048576];0))" office:value-type="float" office:value="167" calcext:value-type="float">
            <text:p>167</text:p>
          </table:table-cell>
          <table:table-cell table:formula="of:=IF([.$K145]=&quot;&quot;;&quot;&quot;;INDEX([.$C$1:.$D$1048576];[.$O145];[.P$2]))" office:value-type="float" office:value="4.44" calcext:value-type="float">
            <text:p>4.44</text:p>
          </table:table-cell>
          <table:table-cell table:formula="of:=IF([.$K145]=&quot;&quot;;&quot;&quot;;INDEX([.$C$1:.$D$1048576];[.$O145];[.Q$2]))" office:value-type="float" office:value="44400" calcext:value-type="float">
            <text:p>44400</text:p>
          </table:table-cell>
          <table:table-cell/>
          <table:table-cell table:formula="of:=IF([.$M145]=&quot;&quot;;&quot;&quot;;FLOOR(100*SUM([.$M$3:.$M145])/SUM([.$M$1:.$M$1048576]);1))" office:value-type="float" office:value="88" calcext:value-type="float">
            <text:p>88</text:p>
          </table:table-cell>
          <table:table-cell/>
          <table:table-cell table:formula="of:=IF([.U144]=&quot;&quot;;&quot;&quot;;IF(COM.MICROSOFT.MAXIFS([.$B$1:.$B$1048576];[.$B$1:.$B$1048576];&quot;&lt;&quot;&amp;[.U144])&gt;=[.U144];&quot;&quot;;COM.MICROSOFT.MAXIFS([.$B$1:.$B$1048576];[.$B$1:.$B$1048576];&quot;&lt;&quot;&amp;[.U144])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94" calcext:value-type="float">
            <text:p>394</text:p>
          </table:table-cell>
          <table:table-cell office:value-type="float" office:value="39400" calcext:value-type="float">
            <text:p>39400</text:p>
          </table:table-cell>
          <table:table-cell office:value-type="float" office:value="3.94" calcext:value-type="float">
            <text:p>3.94</text:p>
          </table:table-cell>
          <table:table-cell table:number-columns-repeated="4"/>
          <table:table-cell table:formula="of:=COM.MICROSOFT.MINIFS([.$B$1:.$B$1048576];[.$B$1:.$B$1048576];&quot;&gt;&quot;&amp;[.I145])" office:value-type="float" office:value="450" calcext:value-type="float">
            <text:p>450</text:p>
          </table:table-cell>
          <table:table-cell/>
          <table:table-cell table:formula="of:=IF([.K145]=&quot;&quot;;&quot;&quot;;IF(COM.MICROSOFT.MINIFS([.$B$1:.$B$1048576];[.$B$1:.$B$1048576];&quot;&gt;&quot;&amp;[.K145])&lt;=[.K145];&quot;&quot;;COM.MICROSOFT.MINIFS([.$B$1:.$B$1048576];[.$B$1:.$B$1048576];&quot;&gt;&quot;&amp;[.K145])))" office:value-type="float" office:value="450" calcext:value-type="float">
            <text:p>450</text:p>
          </table:table-cell>
          <table:table-cell/>
          <table:table-cell table:formula="of:=IF([.$K146]=&quot;&quot;;&quot;&quot;;COUNTIFS([.$B$1:.$B$1048576];[.K146]))" office:value-type="float" office:value="1" calcext:value-type="float">
            <text:p>1</text:p>
          </table:table-cell>
          <table:table-cell/>
          <table:table-cell table:formula="of:=IF([.$K146]=&quot;&quot;;&quot;&quot;;MATCH([.K146];[.$B$1:.$B$1048576];0))" office:value-type="float" office:value="40" calcext:value-type="float">
            <text:p>40</text:p>
          </table:table-cell>
          <table:table-cell table:formula="of:=IF([.$K146]=&quot;&quot;;&quot;&quot;;INDEX([.$C$1:.$D$1048576];[.$O146];[.P$2]))" office:value-type="float" office:value="4.5" calcext:value-type="float">
            <text:p>4.5</text:p>
          </table:table-cell>
          <table:table-cell table:formula="of:=IF([.$K146]=&quot;&quot;;&quot;&quot;;INDEX([.$C$1:.$D$1048576];[.$O146];[.Q$2]))" office:value-type="float" office:value="45000" calcext:value-type="float">
            <text:p>45000</text:p>
          </table:table-cell>
          <table:table-cell/>
          <table:table-cell table:formula="of:=IF([.$M146]=&quot;&quot;;&quot;&quot;;FLOOR(100*SUM([.$M$3:.$M146])/SUM([.$M$1:.$M$1048576]);1))" office:value-type="float" office:value="88" calcext:value-type="float">
            <text:p>88</text:p>
          </table:table-cell>
          <table:table-cell/>
          <table:table-cell table:formula="of:=IF([.U145]=&quot;&quot;;&quot;&quot;;IF(COM.MICROSOFT.MAXIFS([.$B$1:.$B$1048576];[.$B$1:.$B$1048576];&quot;&lt;&quot;&amp;[.U145])&gt;=[.U145];&quot;&quot;;COM.MICROSOFT.MAXIFS([.$B$1:.$B$1048576];[.$B$1:.$B$1048576];&quot;&lt;&quot;&amp;[.U145])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65" calcext:value-type="float">
            <text:p>365</text:p>
          </table:table-cell>
          <table:table-cell office:value-type="float" office:value="36500" calcext:value-type="float">
            <text:p>36500</text:p>
          </table:table-cell>
          <table:table-cell office:value-type="float" office:value="3.65" calcext:value-type="float">
            <text:p>3.65</text:p>
          </table:table-cell>
          <table:table-cell table:number-columns-repeated="4"/>
          <table:table-cell table:formula="of:=COM.MICROSOFT.MINIFS([.$B$1:.$B$1048576];[.$B$1:.$B$1048576];&quot;&gt;&quot;&amp;[.I146])" office:value-type="float" office:value="455" calcext:value-type="float">
            <text:p>455</text:p>
          </table:table-cell>
          <table:table-cell/>
          <table:table-cell table:formula="of:=IF([.K146]=&quot;&quot;;&quot;&quot;;IF(COM.MICROSOFT.MINIFS([.$B$1:.$B$1048576];[.$B$1:.$B$1048576];&quot;&gt;&quot;&amp;[.K146])&lt;=[.K146];&quot;&quot;;COM.MICROSOFT.MINIFS([.$B$1:.$B$1048576];[.$B$1:.$B$1048576];&quot;&gt;&quot;&amp;[.K146])))" office:value-type="float" office:value="455" calcext:value-type="float">
            <text:p>455</text:p>
          </table:table-cell>
          <table:table-cell/>
          <table:table-cell table:formula="of:=IF([.$K147]=&quot;&quot;;&quot;&quot;;COUNTIFS([.$B$1:.$B$1048576];[.K147]))" office:value-type="float" office:value="1" calcext:value-type="float">
            <text:p>1</text:p>
          </table:table-cell>
          <table:table-cell/>
          <table:table-cell table:formula="of:=IF([.$K147]=&quot;&quot;;&quot;&quot;;MATCH([.K147];[.$B$1:.$B$1048576];0))" office:value-type="float" office:value="176" calcext:value-type="float">
            <text:p>176</text:p>
          </table:table-cell>
          <table:table-cell table:formula="of:=IF([.$K147]=&quot;&quot;;&quot;&quot;;INDEX([.$C$1:.$D$1048576];[.$O147];[.P$2]))" office:value-type="float" office:value="4.55" calcext:value-type="float">
            <text:p>4.55</text:p>
          </table:table-cell>
          <table:table-cell table:formula="of:=IF([.$K147]=&quot;&quot;;&quot;&quot;;INDEX([.$C$1:.$D$1048576];[.$O147];[.Q$2]))" office:value-type="float" office:value="45500" calcext:value-type="float">
            <text:p>45500</text:p>
          </table:table-cell>
          <table:table-cell/>
          <table:table-cell table:formula="of:=IF([.$M147]=&quot;&quot;;&quot;&quot;;FLOOR(100*SUM([.$M$3:.$M147])/SUM([.$M$1:.$M$1048576]);1))" office:value-type="float" office:value="89" calcext:value-type="float">
            <text:p>89</text:p>
          </table:table-cell>
          <table:table-cell/>
          <table:table-cell table:formula="of:=IF([.U146]=&quot;&quot;;&quot;&quot;;IF(COM.MICROSOFT.MAXIFS([.$B$1:.$B$1048576];[.$B$1:.$B$1048576];&quot;&lt;&quot;&amp;[.U146])&gt;=[.U146];&quot;&quot;;COM.MICROSOFT.MAXIFS([.$B$1:.$B$1048576];[.$B$1:.$B$1048576];&quot;&lt;&quot;&amp;[.U146])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35300" calcext:value-type="float">
            <text:p>35300</text:p>
          </table:table-cell>
          <table:table-cell office:value-type="float" office:value="3.53" calcext:value-type="float">
            <text:p>3.53</text:p>
          </table:table-cell>
          <table:table-cell table:number-columns-repeated="4"/>
          <table:table-cell table:formula="of:=COM.MICROSOFT.MINIFS([.$B$1:.$B$1048576];[.$B$1:.$B$1048576];&quot;&gt;&quot;&amp;[.I147])" office:value-type="float" office:value="459" calcext:value-type="float">
            <text:p>459</text:p>
          </table:table-cell>
          <table:table-cell/>
          <table:table-cell table:formula="of:=IF([.K147]=&quot;&quot;;&quot;&quot;;IF(COM.MICROSOFT.MINIFS([.$B$1:.$B$1048576];[.$B$1:.$B$1048576];&quot;&gt;&quot;&amp;[.K147])&lt;=[.K147];&quot;&quot;;COM.MICROSOFT.MINIFS([.$B$1:.$B$1048576];[.$B$1:.$B$1048576];&quot;&gt;&quot;&amp;[.K147])))" office:value-type="float" office:value="459" calcext:value-type="float">
            <text:p>459</text:p>
          </table:table-cell>
          <table:table-cell/>
          <table:table-cell table:formula="of:=IF([.$K148]=&quot;&quot;;&quot;&quot;;COUNTIFS([.$B$1:.$B$1048576];[.K148]))" office:value-type="float" office:value="1" calcext:value-type="float">
            <text:p>1</text:p>
          </table:table-cell>
          <table:table-cell/>
          <table:table-cell table:formula="of:=IF([.$K148]=&quot;&quot;;&quot;&quot;;MATCH([.K148];[.$B$1:.$B$1048576];0))" office:value-type="float" office:value="118" calcext:value-type="float">
            <text:p>118</text:p>
          </table:table-cell>
          <table:table-cell table:formula="of:=IF([.$K148]=&quot;&quot;;&quot;&quot;;INDEX([.$C$1:.$D$1048576];[.$O148];[.P$2]))" office:value-type="float" office:value="4.59" calcext:value-type="float">
            <text:p>4.59</text:p>
          </table:table-cell>
          <table:table-cell table:formula="of:=IF([.$K148]=&quot;&quot;;&quot;&quot;;INDEX([.$C$1:.$D$1048576];[.$O148];[.Q$2]))" office:value-type="float" office:value="45900" calcext:value-type="float">
            <text:p>45900</text:p>
          </table:table-cell>
          <table:table-cell/>
          <table:table-cell table:formula="of:=IF([.$M148]=&quot;&quot;;&quot;&quot;;FLOOR(100*SUM([.$M$3:.$M148])/SUM([.$M$1:.$M$1048576]);1))" office:value-type="float" office:value="89" calcext:value-type="float">
            <text:p>89</text:p>
          </table:table-cell>
          <table:table-cell/>
          <table:table-cell table:formula="of:=IF([.U147]=&quot;&quot;;&quot;&quot;;IF(COM.MICROSOFT.MAXIFS([.$B$1:.$B$1048576];[.$B$1:.$B$1048576];&quot;&lt;&quot;&amp;[.U147])&gt;=[.U147];&quot;&quot;;COM.MICROSOFT.MAXIFS([.$B$1:.$B$1048576];[.$B$1:.$B$1048576];&quot;&lt;&quot;&amp;[.U147])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35" calcext:value-type="float">
            <text:p>235</text:p>
          </table:table-cell>
          <table:table-cell office:value-type="float" office:value="23500" calcext:value-type="float">
            <text:p>23500</text:p>
          </table:table-cell>
          <table:table-cell office:value-type="float" office:value="2.35" calcext:value-type="float">
            <text:p>2.35</text:p>
          </table:table-cell>
          <table:table-cell table:number-columns-repeated="4"/>
          <table:table-cell table:formula="of:=COM.MICROSOFT.MINIFS([.$B$1:.$B$1048576];[.$B$1:.$B$1048576];&quot;&gt;&quot;&amp;[.I148])" office:value-type="float" office:value="462" calcext:value-type="float">
            <text:p>462</text:p>
          </table:table-cell>
          <table:table-cell/>
          <table:table-cell table:formula="of:=IF([.K148]=&quot;&quot;;&quot;&quot;;IF(COM.MICROSOFT.MINIFS([.$B$1:.$B$1048576];[.$B$1:.$B$1048576];&quot;&gt;&quot;&amp;[.K148])&lt;=[.K148];&quot;&quot;;COM.MICROSOFT.MINIFS([.$B$1:.$B$1048576];[.$B$1:.$B$1048576];&quot;&gt;&quot;&amp;[.K148])))" office:value-type="float" office:value="462" calcext:value-type="float">
            <text:p>462</text:p>
          </table:table-cell>
          <table:table-cell/>
          <table:table-cell table:formula="of:=IF([.$K149]=&quot;&quot;;&quot;&quot;;COUNTIFS([.$B$1:.$B$1048576];[.K149]))" office:value-type="float" office:value="1" calcext:value-type="float">
            <text:p>1</text:p>
          </table:table-cell>
          <table:table-cell/>
          <table:table-cell table:formula="of:=IF([.$K149]=&quot;&quot;;&quot;&quot;;MATCH([.K149];[.$B$1:.$B$1048576];0))" office:value-type="float" office:value="27" calcext:value-type="float">
            <text:p>27</text:p>
          </table:table-cell>
          <table:table-cell table:formula="of:=IF([.$K149]=&quot;&quot;;&quot;&quot;;INDEX([.$C$1:.$D$1048576];[.$O149];[.P$2]))" office:value-type="float" office:value="4.62" calcext:value-type="float">
            <text:p>4.62</text:p>
          </table:table-cell>
          <table:table-cell table:formula="of:=IF([.$K149]=&quot;&quot;;&quot;&quot;;INDEX([.$C$1:.$D$1048576];[.$O149];[.Q$2]))" office:value-type="float" office:value="46200" calcext:value-type="float">
            <text:p>46200</text:p>
          </table:table-cell>
          <table:table-cell/>
          <table:table-cell table:formula="of:=IF([.$M149]=&quot;&quot;;&quot;&quot;;FLOOR(100*SUM([.$M$3:.$M149])/SUM([.$M$1:.$M$1048576]);1))" office:value-type="float" office:value="90" calcext:value-type="float">
            <text:p>90</text:p>
          </table:table-cell>
          <table:table-cell/>
          <table:table-cell table:formula="of:=IF([.U148]=&quot;&quot;;&quot;&quot;;IF(COM.MICROSOFT.MAXIFS([.$B$1:.$B$1048576];[.$B$1:.$B$1048576];&quot;&lt;&quot;&amp;[.U148])&gt;=[.U148];&quot;&quot;;COM.MICROSOFT.MAXIFS([.$B$1:.$B$1048576];[.$B$1:.$B$1048576];&quot;&lt;&quot;&amp;[.U148])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4" calcext:value-type="float">
            <text:p>134</text:p>
          </table:table-cell>
          <table:table-cell office:value-type="float" office:value="13400" calcext:value-type="float">
            <text:p>13400</text:p>
          </table:table-cell>
          <table:table-cell office:value-type="float" office:value="1.34" calcext:value-type="float">
            <text:p>1.34</text:p>
          </table:table-cell>
          <table:table-cell table:number-columns-repeated="4"/>
          <table:table-cell table:formula="of:=COM.MICROSOFT.MINIFS([.$B$1:.$B$1048576];[.$B$1:.$B$1048576];&quot;&gt;&quot;&amp;[.I149])" office:value-type="float" office:value="464" calcext:value-type="float">
            <text:p>464</text:p>
          </table:table-cell>
          <table:table-cell/>
          <table:table-cell table:formula="of:=IF([.K149]=&quot;&quot;;&quot;&quot;;IF(COM.MICROSOFT.MINIFS([.$B$1:.$B$1048576];[.$B$1:.$B$1048576];&quot;&gt;&quot;&amp;[.K149])&lt;=[.K149];&quot;&quot;;COM.MICROSOFT.MINIFS([.$B$1:.$B$1048576];[.$B$1:.$B$1048576];&quot;&gt;&quot;&amp;[.K149])))" office:value-type="float" office:value="464" calcext:value-type="float">
            <text:p>464</text:p>
          </table:table-cell>
          <table:table-cell/>
          <table:table-cell table:formula="of:=IF([.$K150]=&quot;&quot;;&quot;&quot;;COUNTIFS([.$B$1:.$B$1048576];[.K150]))" office:value-type="float" office:value="3" calcext:value-type="float">
            <text:p>3</text:p>
          </table:table-cell>
          <table:table-cell/>
          <table:table-cell table:formula="of:=IF([.$K150]=&quot;&quot;;&quot;&quot;;MATCH([.K150];[.$B$1:.$B$1048576];0))" office:value-type="float" office:value="49" calcext:value-type="float">
            <text:p>49</text:p>
          </table:table-cell>
          <table:table-cell table:formula="of:=IF([.$K150]=&quot;&quot;;&quot;&quot;;INDEX([.$C$1:.$D$1048576];[.$O150];[.P$2]))" office:value-type="float" office:value="4.64" calcext:value-type="float">
            <text:p>4.64</text:p>
          </table:table-cell>
          <table:table-cell table:formula="of:=IF([.$K150]=&quot;&quot;;&quot;&quot;;INDEX([.$C$1:.$D$1048576];[.$O150];[.Q$2]))" office:value-type="float" office:value="46400" calcext:value-type="float">
            <text:p>46400</text:p>
          </table:table-cell>
          <table:table-cell/>
          <table:table-cell table:formula="of:=IF([.$M150]=&quot;&quot;;&quot;&quot;;FLOOR(100*SUM([.$M$3:.$M150])/SUM([.$M$1:.$M$1048576]);1))" office:value-type="float" office:value="91" calcext:value-type="float">
            <text:p>91</text:p>
          </table:table-cell>
          <table:table-cell/>
          <table:table-cell table:formula="of:=IF([.U149]=&quot;&quot;;&quot;&quot;;IF(COM.MICROSOFT.MAXIFS([.$B$1:.$B$1048576];[.$B$1:.$B$1048576];&quot;&lt;&quot;&amp;[.U149])&gt;=[.U149];&quot;&quot;;COM.MICROSOFT.MAXIFS([.$B$1:.$B$1048576];[.$B$1:.$B$1048576];&quot;&lt;&quot;&amp;[.U149])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float" office:value="10600" calcext:value-type="float">
            <text:p>10600</text:p>
          </table:table-cell>
          <table:table-cell office:value-type="float" office:value="1.06" calcext:value-type="float">
            <text:p>1.06</text:p>
          </table:table-cell>
          <table:table-cell table:number-columns-repeated="4"/>
          <table:table-cell table:formula="of:=COM.MICROSOFT.MINIFS([.$B$1:.$B$1048576];[.$B$1:.$B$1048576];&quot;&gt;&quot;&amp;[.I150])" office:value-type="float" office:value="467" calcext:value-type="float">
            <text:p>467</text:p>
          </table:table-cell>
          <table:table-cell/>
          <table:table-cell table:formula="of:=IF([.K150]=&quot;&quot;;&quot;&quot;;IF(COM.MICROSOFT.MINIFS([.$B$1:.$B$1048576];[.$B$1:.$B$1048576];&quot;&gt;&quot;&amp;[.K150])&lt;=[.K150];&quot;&quot;;COM.MICROSOFT.MINIFS([.$B$1:.$B$1048576];[.$B$1:.$B$1048576];&quot;&gt;&quot;&amp;[.K150])))" office:value-type="float" office:value="467" calcext:value-type="float">
            <text:p>467</text:p>
          </table:table-cell>
          <table:table-cell/>
          <table:table-cell table:formula="of:=IF([.$K151]=&quot;&quot;;&quot;&quot;;COUNTIFS([.$B$1:.$B$1048576];[.K151]))" office:value-type="float" office:value="2" calcext:value-type="float">
            <text:p>2</text:p>
          </table:table-cell>
          <table:table-cell/>
          <table:table-cell table:formula="of:=IF([.$K151]=&quot;&quot;;&quot;&quot;;MATCH([.K151];[.$B$1:.$B$1048576];0))" office:value-type="float" office:value="178" calcext:value-type="float">
            <text:p>178</text:p>
          </table:table-cell>
          <table:table-cell table:formula="of:=IF([.$K151]=&quot;&quot;;&quot;&quot;;INDEX([.$C$1:.$D$1048576];[.$O151];[.P$2]))" office:value-type="float" office:value="4.67" calcext:value-type="float">
            <text:p>4.67</text:p>
          </table:table-cell>
          <table:table-cell table:formula="of:=IF([.$K151]=&quot;&quot;;&quot;&quot;;INDEX([.$C$1:.$D$1048576];[.$O151];[.Q$2]))" office:value-type="float" office:value="46700" calcext:value-type="float">
            <text:p>46700</text:p>
          </table:table-cell>
          <table:table-cell/>
          <table:table-cell table:formula="of:=IF([.$M151]=&quot;&quot;;&quot;&quot;;FLOOR(100*SUM([.$M$3:.$M151])/SUM([.$M$1:.$M$1048576]);1))" office:value-type="float" office:value="92" calcext:value-type="float">
            <text:p>92</text:p>
          </table:table-cell>
          <table:table-cell/>
          <table:table-cell table:formula="of:=IF([.U150]=&quot;&quot;;&quot;&quot;;IF(COM.MICROSOFT.MAXIFS([.$B$1:.$B$1048576];[.$B$1:.$B$1048576];&quot;&lt;&quot;&amp;[.U150])&gt;=[.U150];&quot;&quot;;COM.MICROSOFT.MAXIFS([.$B$1:.$B$1048576];[.$B$1:.$B$1048576];&quot;&lt;&quot;&amp;[.U150])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0" calcext:value-type="float">
            <text:p>220</text:p>
          </table:table-cell>
          <table:table-cell office:value-type="float" office:value="22000" calcext:value-type="float">
            <text:p>22000</text:p>
          </table:table-cell>
          <table:table-cell office:value-type="float" office:value="2.2" calcext:value-type="float">
            <text:p>2.2</text:p>
          </table:table-cell>
          <table:table-cell table:number-columns-repeated="4"/>
          <table:table-cell table:formula="of:=COM.MICROSOFT.MINIFS([.$B$1:.$B$1048576];[.$B$1:.$B$1048576];&quot;&gt;&quot;&amp;[.I151])" office:value-type="float" office:value="468" calcext:value-type="float">
            <text:p>468</text:p>
          </table:table-cell>
          <table:table-cell/>
          <table:table-cell table:formula="of:=IF([.K151]=&quot;&quot;;&quot;&quot;;IF(COM.MICROSOFT.MINIFS([.$B$1:.$B$1048576];[.$B$1:.$B$1048576];&quot;&gt;&quot;&amp;[.K151])&lt;=[.K151];&quot;&quot;;COM.MICROSOFT.MINIFS([.$B$1:.$B$1048576];[.$B$1:.$B$1048576];&quot;&gt;&quot;&amp;[.K151])))" office:value-type="float" office:value="468" calcext:value-type="float">
            <text:p>468</text:p>
          </table:table-cell>
          <table:table-cell/>
          <table:table-cell table:formula="of:=IF([.$K152]=&quot;&quot;;&quot;&quot;;COUNTIFS([.$B$1:.$B$1048576];[.K152]))" office:value-type="float" office:value="1" calcext:value-type="float">
            <text:p>1</text:p>
          </table:table-cell>
          <table:table-cell/>
          <table:table-cell table:formula="of:=IF([.$K152]=&quot;&quot;;&quot;&quot;;MATCH([.K152];[.$B$1:.$B$1048576];0))" office:value-type="float" office:value="197" calcext:value-type="float">
            <text:p>197</text:p>
          </table:table-cell>
          <table:table-cell table:formula="of:=IF([.$K152]=&quot;&quot;;&quot;&quot;;INDEX([.$C$1:.$D$1048576];[.$O152];[.P$2]))" office:value-type="float" office:value="4.68" calcext:value-type="float">
            <text:p>4.68</text:p>
          </table:table-cell>
          <table:table-cell table:formula="of:=IF([.$K152]=&quot;&quot;;&quot;&quot;;INDEX([.$C$1:.$D$1048576];[.$O152];[.Q$2]))" office:value-type="float" office:value="46800" calcext:value-type="float">
            <text:p>46800</text:p>
          </table:table-cell>
          <table:table-cell/>
          <table:table-cell table:formula="of:=IF([.$M152]=&quot;&quot;;&quot;&quot;;FLOOR(100*SUM([.$M$3:.$M152])/SUM([.$M$1:.$M$1048576]);1))" office:value-type="float" office:value="93" calcext:value-type="float">
            <text:p>93</text:p>
          </table:table-cell>
          <table:table-cell/>
          <table:table-cell table:formula="of:=IF([.U151]=&quot;&quot;;&quot;&quot;;IF(COM.MICROSOFT.MAXIFS([.$B$1:.$B$1048576];[.$B$1:.$B$1048576];&quot;&lt;&quot;&amp;[.U151])&gt;=[.U151];&quot;&quot;;COM.MICROSOFT.MAXIFS([.$B$1:.$B$1048576];[.$B$1:.$B$1048576];&quot;&lt;&quot;&amp;[.U151])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8" calcext:value-type="float">
            <text:p>208</text:p>
          </table:table-cell>
          <table:table-cell office:value-type="float" office:value="20800" calcext:value-type="float">
            <text:p>20800</text:p>
          </table:table-cell>
          <table:table-cell office:value-type="float" office:value="2.08" calcext:value-type="float">
            <text:p>2.08</text:p>
          </table:table-cell>
          <table:table-cell table:number-columns-repeated="4"/>
          <table:table-cell table:formula="of:=COM.MICROSOFT.MINIFS([.$B$1:.$B$1048576];[.$B$1:.$B$1048576];&quot;&gt;&quot;&amp;[.I152])" office:value-type="float" office:value="469" calcext:value-type="float">
            <text:p>469</text:p>
          </table:table-cell>
          <table:table-cell/>
          <table:table-cell table:formula="of:=IF([.K152]=&quot;&quot;;&quot;&quot;;IF(COM.MICROSOFT.MINIFS([.$B$1:.$B$1048576];[.$B$1:.$B$1048576];&quot;&gt;&quot;&amp;[.K152])&lt;=[.K152];&quot;&quot;;COM.MICROSOFT.MINIFS([.$B$1:.$B$1048576];[.$B$1:.$B$1048576];&quot;&gt;&quot;&amp;[.K152])))" office:value-type="float" office:value="469" calcext:value-type="float">
            <text:p>469</text:p>
          </table:table-cell>
          <table:table-cell/>
          <table:table-cell table:formula="of:=IF([.$K153]=&quot;&quot;;&quot;&quot;;COUNTIFS([.$B$1:.$B$1048576];[.K153]))" office:value-type="float" office:value="1" calcext:value-type="float">
            <text:p>1</text:p>
          </table:table-cell>
          <table:table-cell/>
          <table:table-cell table:formula="of:=IF([.$K153]=&quot;&quot;;&quot;&quot;;MATCH([.K153];[.$B$1:.$B$1048576];0))" office:value-type="float" office:value="105" calcext:value-type="float">
            <text:p>105</text:p>
          </table:table-cell>
          <table:table-cell table:formula="of:=IF([.$K153]=&quot;&quot;;&quot;&quot;;INDEX([.$C$1:.$D$1048576];[.$O153];[.P$2]))" office:value-type="float" office:value="4.69" calcext:value-type="float">
            <text:p>4.69</text:p>
          </table:table-cell>
          <table:table-cell table:formula="of:=IF([.$K153]=&quot;&quot;;&quot;&quot;;INDEX([.$C$1:.$D$1048576];[.$O153];[.Q$2]))" office:value-type="float" office:value="46900" calcext:value-type="float">
            <text:p>46900</text:p>
          </table:table-cell>
          <table:table-cell/>
          <table:table-cell table:formula="of:=IF([.$M153]=&quot;&quot;;&quot;&quot;;FLOOR(100*SUM([.$M$3:.$M153])/SUM([.$M$1:.$M$1048576]);1))" office:value-type="float" office:value="93" calcext:value-type="float">
            <text:p>93</text:p>
          </table:table-cell>
          <table:table-cell/>
          <table:table-cell table:formula="of:=IF([.U152]=&quot;&quot;;&quot;&quot;;IF(COM.MICROSOFT.MAXIFS([.$B$1:.$B$1048576];[.$B$1:.$B$1048576];&quot;&lt;&quot;&amp;[.U152])&gt;=[.U152];&quot;&quot;;COM.MICROSOFT.MAXIFS([.$B$1:.$B$1048576];[.$B$1:.$B$1048576];&quot;&lt;&quot;&amp;[.U152])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6" calcext:value-type="float">
            <text:p>266</text:p>
          </table:table-cell>
          <table:table-cell office:value-type="float" office:value="26600" calcext:value-type="float">
            <text:p>26600</text:p>
          </table:table-cell>
          <table:table-cell office:value-type="float" office:value="2.66" calcext:value-type="float">
            <text:p>2.66</text:p>
          </table:table-cell>
          <table:table-cell table:number-columns-repeated="4"/>
          <table:table-cell table:formula="of:=COM.MICROSOFT.MINIFS([.$B$1:.$B$1048576];[.$B$1:.$B$1048576];&quot;&gt;&quot;&amp;[.I153])" office:value-type="float" office:value="470" calcext:value-type="float">
            <text:p>470</text:p>
          </table:table-cell>
          <table:table-cell/>
          <table:table-cell table:formula="of:=IF([.K153]=&quot;&quot;;&quot;&quot;;IF(COM.MICROSOFT.MINIFS([.$B$1:.$B$1048576];[.$B$1:.$B$1048576];&quot;&gt;&quot;&amp;[.K153])&lt;=[.K153];&quot;&quot;;COM.MICROSOFT.MINIFS([.$B$1:.$B$1048576];[.$B$1:.$B$1048576];&quot;&gt;&quot;&amp;[.K153])))" office:value-type="float" office:value="470" calcext:value-type="float">
            <text:p>470</text:p>
          </table:table-cell>
          <table:table-cell/>
          <table:table-cell table:formula="of:=IF([.$K154]=&quot;&quot;;&quot;&quot;;COUNTIFS([.$B$1:.$B$1048576];[.K154]))" office:value-type="float" office:value="1" calcext:value-type="float">
            <text:p>1</text:p>
          </table:table-cell>
          <table:table-cell/>
          <table:table-cell table:formula="of:=IF([.$K154]=&quot;&quot;;&quot;&quot;;MATCH([.K154];[.$B$1:.$B$1048576];0))" office:value-type="float" office:value="142" calcext:value-type="float">
            <text:p>142</text:p>
          </table:table-cell>
          <table:table-cell table:formula="of:=IF([.$K154]=&quot;&quot;;&quot;&quot;;INDEX([.$C$1:.$D$1048576];[.$O154];[.P$2]))" office:value-type="float" office:value="4.7" calcext:value-type="float">
            <text:p>4.7</text:p>
          </table:table-cell>
          <table:table-cell table:formula="of:=IF([.$K154]=&quot;&quot;;&quot;&quot;;INDEX([.$C$1:.$D$1048576];[.$O154];[.Q$2]))" office:value-type="float" office:value="47000" calcext:value-type="float">
            <text:p>47000</text:p>
          </table:table-cell>
          <table:table-cell/>
          <table:table-cell table:formula="of:=IF([.$M154]=&quot;&quot;;&quot;&quot;;FLOOR(100*SUM([.$M$3:.$M154])/SUM([.$M$1:.$M$1048576]);1))" office:value-type="float" office:value="94" calcext:value-type="float">
            <text:p>94</text:p>
          </table:table-cell>
          <table:table-cell/>
          <table:table-cell table:formula="of:=IF([.U153]=&quot;&quot;;&quot;&quot;;IF(COM.MICROSOFT.MAXIFS([.$B$1:.$B$1048576];[.$B$1:.$B$1048576];&quot;&lt;&quot;&amp;[.U153])&gt;=[.U153];&quot;&quot;;COM.MICROSOFT.MAXIFS([.$B$1:.$B$1048576];[.$B$1:.$B$1048576];&quot;&lt;&quot;&amp;[.U153])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 office:value-type="float" office:value="0.36" calcext:value-type="float">
            <text:p>0.36</text:p>
          </table:table-cell>
          <table:table-cell table:number-columns-repeated="4"/>
          <table:table-cell table:formula="of:=COM.MICROSOFT.MINIFS([.$B$1:.$B$1048576];[.$B$1:.$B$1048576];&quot;&gt;&quot;&amp;[.I154])" office:value-type="float" office:value="471" calcext:value-type="float">
            <text:p>471</text:p>
          </table:table-cell>
          <table:table-cell/>
          <table:table-cell table:formula="of:=IF([.K154]=&quot;&quot;;&quot;&quot;;IF(COM.MICROSOFT.MINIFS([.$B$1:.$B$1048576];[.$B$1:.$B$1048576];&quot;&gt;&quot;&amp;[.K154])&lt;=[.K154];&quot;&quot;;COM.MICROSOFT.MINIFS([.$B$1:.$B$1048576];[.$B$1:.$B$1048576];&quot;&gt;&quot;&amp;[.K154])))" office:value-type="float" office:value="471" calcext:value-type="float">
            <text:p>471</text:p>
          </table:table-cell>
          <table:table-cell/>
          <table:table-cell table:formula="of:=IF([.$K155]=&quot;&quot;;&quot;&quot;;COUNTIFS([.$B$1:.$B$1048576];[.K155]))" office:value-type="float" office:value="1" calcext:value-type="float">
            <text:p>1</text:p>
          </table:table-cell>
          <table:table-cell/>
          <table:table-cell table:formula="of:=IF([.$K155]=&quot;&quot;;&quot;&quot;;MATCH([.K155];[.$B$1:.$B$1048576];0))" office:value-type="float" office:value="89" calcext:value-type="float">
            <text:p>89</text:p>
          </table:table-cell>
          <table:table-cell table:formula="of:=IF([.$K155]=&quot;&quot;;&quot;&quot;;INDEX([.$C$1:.$D$1048576];[.$O155];[.P$2]))" office:value-type="float" office:value="4.71" calcext:value-type="float">
            <text:p>4.71</text:p>
          </table:table-cell>
          <table:table-cell table:formula="of:=IF([.$K155]=&quot;&quot;;&quot;&quot;;INDEX([.$C$1:.$D$1048576];[.$O155];[.Q$2]))" office:value-type="float" office:value="47100" calcext:value-type="float">
            <text:p>47100</text:p>
          </table:table-cell>
          <table:table-cell/>
          <table:table-cell table:formula="of:=IF([.$M155]=&quot;&quot;;&quot;&quot;;FLOOR(100*SUM([.$M$3:.$M155])/SUM([.$M$1:.$M$1048576]);1))" office:value-type="float" office:value="94" calcext:value-type="float">
            <text:p>94</text:p>
          </table:table-cell>
          <table:table-cell/>
          <table:table-cell table:formula="of:=IF([.U154]=&quot;&quot;;&quot;&quot;;IF(COM.MICROSOFT.MAXIFS([.$B$1:.$B$1048576];[.$B$1:.$B$1048576];&quot;&lt;&quot;&amp;[.U154])&gt;=[.U154];&quot;&quot;;COM.MICROSOFT.MAXIFS([.$B$1:.$B$1048576];[.$B$1:.$B$1048576];&quot;&lt;&quot;&amp;[.U154])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39" calcext:value-type="float">
            <text:p>239</text:p>
          </table:table-cell>
          <table:table-cell office:value-type="float" office:value="23900" calcext:value-type="float">
            <text:p>23900</text:p>
          </table:table-cell>
          <table:table-cell office:value-type="float" office:value="2.39" calcext:value-type="float">
            <text:p>2.39</text:p>
          </table:table-cell>
          <table:table-cell table:number-columns-repeated="4"/>
          <table:table-cell table:formula="of:=COM.MICROSOFT.MINIFS([.$B$1:.$B$1048576];[.$B$1:.$B$1048576];&quot;&gt;&quot;&amp;[.I155])" office:value-type="float" office:value="474" calcext:value-type="float">
            <text:p>474</text:p>
          </table:table-cell>
          <table:table-cell/>
          <table:table-cell table:formula="of:=IF([.K155]=&quot;&quot;;&quot;&quot;;IF(COM.MICROSOFT.MINIFS([.$B$1:.$B$1048576];[.$B$1:.$B$1048576];&quot;&gt;&quot;&amp;[.K155])&lt;=[.K155];&quot;&quot;;COM.MICROSOFT.MINIFS([.$B$1:.$B$1048576];[.$B$1:.$B$1048576];&quot;&gt;&quot;&amp;[.K155])))" office:value-type="float" office:value="474" calcext:value-type="float">
            <text:p>474</text:p>
          </table:table-cell>
          <table:table-cell/>
          <table:table-cell table:formula="of:=IF([.$K156]=&quot;&quot;;&quot;&quot;;COUNTIFS([.$B$1:.$B$1048576];[.K156]))" office:value-type="float" office:value="1" calcext:value-type="float">
            <text:p>1</text:p>
          </table:table-cell>
          <table:table-cell/>
          <table:table-cell table:formula="of:=IF([.$K156]=&quot;&quot;;&quot;&quot;;MATCH([.K156];[.$B$1:.$B$1048576];0))" office:value-type="float" office:value="51" calcext:value-type="float">
            <text:p>51</text:p>
          </table:table-cell>
          <table:table-cell table:formula="of:=IF([.$K156]=&quot;&quot;;&quot;&quot;;INDEX([.$C$1:.$D$1048576];[.$O156];[.P$2]))" office:value-type="float" office:value="4.74" calcext:value-type="float">
            <text:p>4.74</text:p>
          </table:table-cell>
          <table:table-cell table:formula="of:=IF([.$K156]=&quot;&quot;;&quot;&quot;;INDEX([.$C$1:.$D$1048576];[.$O156];[.Q$2]))" office:value-type="float" office:value="47400" calcext:value-type="float">
            <text:p>47400</text:p>
          </table:table-cell>
          <table:table-cell/>
          <table:table-cell table:formula="of:=IF([.$M156]=&quot;&quot;;&quot;&quot;;FLOOR(100*SUM([.$M$3:.$M156])/SUM([.$M$1:.$M$1048576]);1))" office:value-type="float" office:value="95" calcext:value-type="float">
            <text:p>95</text:p>
          </table:table-cell>
          <table:table-cell/>
          <table:table-cell table:formula="of:=IF([.U155]=&quot;&quot;;&quot;&quot;;IF(COM.MICROSOFT.MAXIFS([.$B$1:.$B$1048576];[.$B$1:.$B$1048576];&quot;&lt;&quot;&amp;[.U155])&gt;=[.U155];&quot;&quot;;COM.MICROSOFT.MAXIFS([.$B$1:.$B$1048576];[.$B$1:.$B$1048576];&quot;&lt;&quot;&amp;[.U155])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float" office:value="16100" calcext:value-type="float">
            <text:p>16100</text:p>
          </table:table-cell>
          <table:table-cell office:value-type="float" office:value="1.61" calcext:value-type="float">
            <text:p>1.61</text:p>
          </table:table-cell>
          <table:table-cell table:number-columns-repeated="4"/>
          <table:table-cell table:formula="of:=COM.MICROSOFT.MINIFS([.$B$1:.$B$1048576];[.$B$1:.$B$1048576];&quot;&gt;&quot;&amp;[.I156])" office:value-type="float" office:value="476" calcext:value-type="float">
            <text:p>476</text:p>
          </table:table-cell>
          <table:table-cell/>
          <table:table-cell table:formula="of:=IF([.K156]=&quot;&quot;;&quot;&quot;;IF(COM.MICROSOFT.MINIFS([.$B$1:.$B$1048576];[.$B$1:.$B$1048576];&quot;&gt;&quot;&amp;[.K156])&lt;=[.K156];&quot;&quot;;COM.MICROSOFT.MINIFS([.$B$1:.$B$1048576];[.$B$1:.$B$1048576];&quot;&gt;&quot;&amp;[.K156])))" office:value-type="float" office:value="476" calcext:value-type="float">
            <text:p>476</text:p>
          </table:table-cell>
          <table:table-cell/>
          <table:table-cell table:formula="of:=IF([.$K157]=&quot;&quot;;&quot;&quot;;COUNTIFS([.$B$1:.$B$1048576];[.K157]))" office:value-type="float" office:value="2" calcext:value-type="float">
            <text:p>2</text:p>
          </table:table-cell>
          <table:table-cell/>
          <table:table-cell table:formula="of:=IF([.$K157]=&quot;&quot;;&quot;&quot;;MATCH([.K157];[.$B$1:.$B$1048576];0))" office:value-type="float" office:value="46" calcext:value-type="float">
            <text:p>46</text:p>
          </table:table-cell>
          <table:table-cell table:formula="of:=IF([.$K157]=&quot;&quot;;&quot;&quot;;INDEX([.$C$1:.$D$1048576];[.$O157];[.P$2]))" office:value-type="float" office:value="4.76" calcext:value-type="float">
            <text:p>4.76</text:p>
          </table:table-cell>
          <table:table-cell table:formula="of:=IF([.$K157]=&quot;&quot;;&quot;&quot;;INDEX([.$C$1:.$D$1048576];[.$O157];[.Q$2]))" office:value-type="float" office:value="47600" calcext:value-type="float">
            <text:p>47600</text:p>
          </table:table-cell>
          <table:table-cell/>
          <table:table-cell table:formula="of:=IF([.$M157]=&quot;&quot;;&quot;&quot;;FLOOR(100*SUM([.$M$3:.$M157])/SUM([.$M$1:.$M$1048576]);1))" office:value-type="float" office:value="96" calcext:value-type="float">
            <text:p>96</text:p>
          </table:table-cell>
          <table:table-cell/>
          <table:table-cell table:formula="of:=IF([.U156]=&quot;&quot;;&quot;&quot;;IF(COM.MICROSOFT.MAXIFS([.$B$1:.$B$1048576];[.$B$1:.$B$1048576];&quot;&lt;&quot;&amp;[.U156])&gt;=[.U156];&quot;&quot;;COM.MICROSOFT.MAXIFS([.$B$1:.$B$1048576];[.$B$1:.$B$1048576];&quot;&lt;&quot;&amp;[.U156])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78" calcext:value-type="float">
            <text:p>178</text:p>
          </table:table-cell>
          <table:table-cell office:value-type="float" office:value="17800" calcext:value-type="float">
            <text:p>17800</text:p>
          </table:table-cell>
          <table:table-cell office:value-type="float" office:value="1.78" calcext:value-type="float">
            <text:p>1.78</text:p>
          </table:table-cell>
          <table:table-cell table:number-columns-repeated="4"/>
          <table:table-cell table:formula="of:=COM.MICROSOFT.MINIFS([.$B$1:.$B$1048576];[.$B$1:.$B$1048576];&quot;&gt;&quot;&amp;[.I157])" office:value-type="float" office:value="480" calcext:value-type="float">
            <text:p>480</text:p>
          </table:table-cell>
          <table:table-cell/>
          <table:table-cell table:formula="of:=IF([.K157]=&quot;&quot;;&quot;&quot;;IF(COM.MICROSOFT.MINIFS([.$B$1:.$B$1048576];[.$B$1:.$B$1048576];&quot;&gt;&quot;&amp;[.K157])&lt;=[.K157];&quot;&quot;;COM.MICROSOFT.MINIFS([.$B$1:.$B$1048576];[.$B$1:.$B$1048576];&quot;&gt;&quot;&amp;[.K157])))" office:value-type="float" office:value="480" calcext:value-type="float">
            <text:p>480</text:p>
          </table:table-cell>
          <table:table-cell/>
          <table:table-cell table:formula="of:=IF([.$K158]=&quot;&quot;;&quot;&quot;;COUNTIFS([.$B$1:.$B$1048576];[.K158]))" office:value-type="float" office:value="1" calcext:value-type="float">
            <text:p>1</text:p>
          </table:table-cell>
          <table:table-cell/>
          <table:table-cell table:formula="of:=IF([.$K158]=&quot;&quot;;&quot;&quot;;MATCH([.K158];[.$B$1:.$B$1048576];0))" office:value-type="float" office:value="117" calcext:value-type="float">
            <text:p>117</text:p>
          </table:table-cell>
          <table:table-cell table:formula="of:=IF([.$K158]=&quot;&quot;;&quot;&quot;;INDEX([.$C$1:.$D$1048576];[.$O158];[.P$2]))" office:value-type="float" office:value="4.8" calcext:value-type="float">
            <text:p>4.8</text:p>
          </table:table-cell>
          <table:table-cell table:formula="of:=IF([.$K158]=&quot;&quot;;&quot;&quot;;INDEX([.$C$1:.$D$1048576];[.$O158];[.Q$2]))" office:value-type="float" office:value="48000" calcext:value-type="float">
            <text:p>48000</text:p>
          </table:table-cell>
          <table:table-cell/>
          <table:table-cell table:formula="of:=IF([.$M158]=&quot;&quot;;&quot;&quot;;FLOOR(100*SUM([.$M$3:.$M158])/SUM([.$M$1:.$M$1048576]);1))" office:value-type="float" office:value="96" calcext:value-type="float">
            <text:p>96</text:p>
          </table:table-cell>
          <table:table-cell/>
          <table:table-cell table:formula="of:=IF([.U157]=&quot;&quot;;&quot;&quot;;IF(COM.MICROSOFT.MAXIFS([.$B$1:.$B$1048576];[.$B$1:.$B$1048576];&quot;&lt;&quot;&amp;[.U157])&gt;=[.U157];&quot;&quot;;COM.MICROSOFT.MAXIFS([.$B$1:.$B$1048576];[.$B$1:.$B$1048576];&quot;&lt;&quot;&amp;[.U157])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55" calcext:value-type="float">
            <text:p>355</text:p>
          </table:table-cell>
          <table:table-cell office:value-type="float" office:value="35500" calcext:value-type="float">
            <text:p>35500</text:p>
          </table:table-cell>
          <table:table-cell office:value-type="float" office:value="3.55" calcext:value-type="float">
            <text:p>3.55</text:p>
          </table:table-cell>
          <table:table-cell table:number-columns-repeated="4"/>
          <table:table-cell table:formula="of:=COM.MICROSOFT.MINIFS([.$B$1:.$B$1048576];[.$B$1:.$B$1048576];&quot;&gt;&quot;&amp;[.I158])" office:value-type="float" office:value="482" calcext:value-type="float">
            <text:p>482</text:p>
          </table:table-cell>
          <table:table-cell/>
          <table:table-cell table:formula="of:=IF([.K158]=&quot;&quot;;&quot;&quot;;IF(COM.MICROSOFT.MINIFS([.$B$1:.$B$1048576];[.$B$1:.$B$1048576];&quot;&gt;&quot;&amp;[.K158])&lt;=[.K158];&quot;&quot;;COM.MICROSOFT.MINIFS([.$B$1:.$B$1048576];[.$B$1:.$B$1048576];&quot;&gt;&quot;&amp;[.K158])))" office:value-type="float" office:value="482" calcext:value-type="float">
            <text:p>482</text:p>
          </table:table-cell>
          <table:table-cell/>
          <table:table-cell table:formula="of:=IF([.$K159]=&quot;&quot;;&quot;&quot;;COUNTIFS([.$B$1:.$B$1048576];[.K159]))" office:value-type="float" office:value="1" calcext:value-type="float">
            <text:p>1</text:p>
          </table:table-cell>
          <table:table-cell/>
          <table:table-cell table:formula="of:=IF([.$K159]=&quot;&quot;;&quot;&quot;;MATCH([.K159];[.$B$1:.$B$1048576];0))" office:value-type="float" office:value="33" calcext:value-type="float">
            <text:p>33</text:p>
          </table:table-cell>
          <table:table-cell table:formula="of:=IF([.$K159]=&quot;&quot;;&quot;&quot;;INDEX([.$C$1:.$D$1048576];[.$O159];[.P$2]))" office:value-type="float" office:value="4.82" calcext:value-type="float">
            <text:p>4.82</text:p>
          </table:table-cell>
          <table:table-cell table:formula="of:=IF([.$K159]=&quot;&quot;;&quot;&quot;;INDEX([.$C$1:.$D$1048576];[.$O159];[.Q$2]))" office:value-type="float" office:value="48200" calcext:value-type="float">
            <text:p>48200</text:p>
          </table:table-cell>
          <table:table-cell/>
          <table:table-cell table:formula="of:=IF([.$M159]=&quot;&quot;;&quot;&quot;;FLOOR(100*SUM([.$M$3:.$M159])/SUM([.$M$1:.$M$1048576]);1))" office:value-type="float" office:value="97" calcext:value-type="float">
            <text:p>97</text:p>
          </table:table-cell>
          <table:table-cell/>
          <table:table-cell table:formula="of:=IF([.U158]=&quot;&quot;;&quot;&quot;;IF(COM.MICROSOFT.MAXIFS([.$B$1:.$B$1048576];[.$B$1:.$B$1048576];&quot;&lt;&quot;&amp;[.U158])&gt;=[.U158];&quot;&quot;;COM.MICROSOFT.MAXIFS([.$B$1:.$B$1048576];[.$B$1:.$B$1048576];&quot;&lt;&quot;&amp;[.U158])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43" calcext:value-type="float">
            <text:p>343</text:p>
          </table:table-cell>
          <table:table-cell office:value-type="float" office:value="34300" calcext:value-type="float">
            <text:p>34300</text:p>
          </table:table-cell>
          <table:table-cell office:value-type="float" office:value="3.43" calcext:value-type="float">
            <text:p>3.43</text:p>
          </table:table-cell>
          <table:table-cell table:number-columns-repeated="4"/>
          <table:table-cell table:formula="of:=COM.MICROSOFT.MINIFS([.$B$1:.$B$1048576];[.$B$1:.$B$1048576];&quot;&gt;&quot;&amp;[.I159])" office:value-type="float" office:value="484" calcext:value-type="float">
            <text:p>484</text:p>
          </table:table-cell>
          <table:table-cell/>
          <table:table-cell table:formula="of:=IF([.K159]=&quot;&quot;;&quot;&quot;;IF(COM.MICROSOFT.MINIFS([.$B$1:.$B$1048576];[.$B$1:.$B$1048576];&quot;&gt;&quot;&amp;[.K159])&lt;=[.K159];&quot;&quot;;COM.MICROSOFT.MINIFS([.$B$1:.$B$1048576];[.$B$1:.$B$1048576];&quot;&gt;&quot;&amp;[.K159])))" office:value-type="float" office:value="484" calcext:value-type="float">
            <text:p>484</text:p>
          </table:table-cell>
          <table:table-cell/>
          <table:table-cell table:formula="of:=IF([.$K160]=&quot;&quot;;&quot;&quot;;COUNTIFS([.$B$1:.$B$1048576];[.K160]))" office:value-type="float" office:value="1" calcext:value-type="float">
            <text:p>1</text:p>
          </table:table-cell>
          <table:table-cell/>
          <table:table-cell table:formula="of:=IF([.$K160]=&quot;&quot;;&quot;&quot;;MATCH([.K160];[.$B$1:.$B$1048576];0))" office:value-type="float" office:value="60" calcext:value-type="float">
            <text:p>60</text:p>
          </table:table-cell>
          <table:table-cell table:formula="of:=IF([.$K160]=&quot;&quot;;&quot;&quot;;INDEX([.$C$1:.$D$1048576];[.$O160];[.P$2]))" office:value-type="float" office:value="4.84" calcext:value-type="float">
            <text:p>4.84</text:p>
          </table:table-cell>
          <table:table-cell table:formula="of:=IF([.$K160]=&quot;&quot;;&quot;&quot;;INDEX([.$C$1:.$D$1048576];[.$O160];[.Q$2]))" office:value-type="float" office:value="48400" calcext:value-type="float">
            <text:p>48400</text:p>
          </table:table-cell>
          <table:table-cell/>
          <table:table-cell table:formula="of:=IF([.$M160]=&quot;&quot;;&quot;&quot;;FLOOR(100*SUM([.$M$3:.$M160])/SUM([.$M$1:.$M$1048576]);1))" office:value-type="float" office:value="97" calcext:value-type="float">
            <text:p>97</text:p>
          </table:table-cell>
          <table:table-cell/>
          <table:table-cell table:formula="of:=IF([.U159]=&quot;&quot;;&quot;&quot;;IF(COM.MICROSOFT.MAXIFS([.$B$1:.$B$1048576];[.$B$1:.$B$1048576];&quot;&lt;&quot;&amp;[.U159])&gt;=[.U159];&quot;&quot;;COM.MICROSOFT.MAXIFS([.$B$1:.$B$1048576];[.$B$1:.$B$1048576];&quot;&lt;&quot;&amp;[.U159])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95" calcext:value-type="float">
            <text:p>395</text:p>
          </table:table-cell>
          <table:table-cell office:value-type="float" office:value="39500" calcext:value-type="float">
            <text:p>39500</text:p>
          </table:table-cell>
          <table:table-cell office:value-type="float" office:value="3.95" calcext:value-type="float">
            <text:p>3.95</text:p>
          </table:table-cell>
          <table:table-cell table:number-columns-repeated="4"/>
          <table:table-cell table:formula="of:=COM.MICROSOFT.MINIFS([.$B$1:.$B$1048576];[.$B$1:.$B$1048576];&quot;&gt;&quot;&amp;[.I160])" office:value-type="float" office:value="485" calcext:value-type="float">
            <text:p>485</text:p>
          </table:table-cell>
          <table:table-cell/>
          <table:table-cell table:formula="of:=IF([.K160]=&quot;&quot;;&quot;&quot;;IF(COM.MICROSOFT.MINIFS([.$B$1:.$B$1048576];[.$B$1:.$B$1048576];&quot;&gt;&quot;&amp;[.K160])&lt;=[.K160];&quot;&quot;;COM.MICROSOFT.MINIFS([.$B$1:.$B$1048576];[.$B$1:.$B$1048576];&quot;&gt;&quot;&amp;[.K160])))" office:value-type="float" office:value="485" calcext:value-type="float">
            <text:p>485</text:p>
          </table:table-cell>
          <table:table-cell/>
          <table:table-cell table:formula="of:=IF([.$K161]=&quot;&quot;;&quot;&quot;;COUNTIFS([.$B$1:.$B$1048576];[.K161]))" office:value-type="float" office:value="2" calcext:value-type="float">
            <text:p>2</text:p>
          </table:table-cell>
          <table:table-cell/>
          <table:table-cell table:formula="of:=IF([.$K161]=&quot;&quot;;&quot;&quot;;MATCH([.K161];[.$B$1:.$B$1048576];0))" office:value-type="float" office:value="108" calcext:value-type="float">
            <text:p>108</text:p>
          </table:table-cell>
          <table:table-cell table:formula="of:=IF([.$K161]=&quot;&quot;;&quot;&quot;;INDEX([.$C$1:.$D$1048576];[.$O161];[.P$2]))" office:value-type="float" office:value="4.85" calcext:value-type="float">
            <text:p>4.85</text:p>
          </table:table-cell>
          <table:table-cell table:formula="of:=IF([.$K161]=&quot;&quot;;&quot;&quot;;INDEX([.$C$1:.$D$1048576];[.$O161];[.Q$2]))" office:value-type="float" office:value="48500" calcext:value-type="float">
            <text:p>48500</text:p>
          </table:table-cell>
          <table:table-cell/>
          <table:table-cell table:formula="of:=IF([.$M161]=&quot;&quot;;&quot;&quot;;FLOOR(100*SUM([.$M$3:.$M161])/SUM([.$M$1:.$M$1048576]);1))" office:value-type="float" office:value="98" calcext:value-type="float">
            <text:p>98</text:p>
          </table:table-cell>
          <table:table-cell/>
          <table:table-cell table:formula="of:=IF([.U160]=&quot;&quot;;&quot;&quot;;IF(COM.MICROSOFT.MAXIFS([.$B$1:.$B$1048576];[.$B$1:.$B$1048576];&quot;&lt;&quot;&amp;[.U160])&gt;=[.U160];&quot;&quot;;COM.MICROSOFT.MAXIFS([.$B$1:.$B$1048576];[.$B$1:.$B$1048576];&quot;&lt;&quot;&amp;[.U160]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8" calcext:value-type="float">
            <text:p>218</text:p>
          </table:table-cell>
          <table:table-cell office:value-type="float" office:value="21800" calcext:value-type="float">
            <text:p>21800</text:p>
          </table:table-cell>
          <table:table-cell office:value-type="float" office:value="2.18" calcext:value-type="float">
            <text:p>2.18</text:p>
          </table:table-cell>
          <table:table-cell table:number-columns-repeated="4"/>
          <table:table-cell table:formula="of:=COM.MICROSOFT.MINIFS([.$B$1:.$B$1048576];[.$B$1:.$B$1048576];&quot;&gt;&quot;&amp;[.I161])" office:value-type="float" office:value="492" calcext:value-type="float">
            <text:p>492</text:p>
          </table:table-cell>
          <table:table-cell/>
          <table:table-cell table:formula="of:=IF([.K161]=&quot;&quot;;&quot;&quot;;IF(COM.MICROSOFT.MINIFS([.$B$1:.$B$1048576];[.$B$1:.$B$1048576];&quot;&gt;&quot;&amp;[.K161])&lt;=[.K161];&quot;&quot;;COM.MICROSOFT.MINIFS([.$B$1:.$B$1048576];[.$B$1:.$B$1048576];&quot;&gt;&quot;&amp;[.K161])))" office:value-type="float" office:value="492" calcext:value-type="float">
            <text:p>492</text:p>
          </table:table-cell>
          <table:table-cell/>
          <table:table-cell table:formula="of:=IF([.$K162]=&quot;&quot;;&quot;&quot;;COUNTIFS([.$B$1:.$B$1048576];[.K162]))" office:value-type="float" office:value="1" calcext:value-type="float">
            <text:p>1</text:p>
          </table:table-cell>
          <table:table-cell/>
          <table:table-cell table:formula="of:=IF([.$K162]=&quot;&quot;;&quot;&quot;;MATCH([.K162];[.$B$1:.$B$1048576];0))" office:value-type="float" office:value="113" calcext:value-type="float">
            <text:p>113</text:p>
          </table:table-cell>
          <table:table-cell table:formula="of:=IF([.$K162]=&quot;&quot;;&quot;&quot;;INDEX([.$C$1:.$D$1048576];[.$O162];[.P$2]))" office:value-type="float" office:value="4.92" calcext:value-type="float">
            <text:p>4.92</text:p>
          </table:table-cell>
          <table:table-cell table:formula="of:=IF([.$K162]=&quot;&quot;;&quot;&quot;;INDEX([.$C$1:.$D$1048576];[.$O162];[.Q$2]))" office:value-type="float" office:value="49200" calcext:value-type="float">
            <text:p>49200</text:p>
          </table:table-cell>
          <table:table-cell/>
          <table:table-cell table:formula="of:=IF([.$M162]=&quot;&quot;;&quot;&quot;;FLOOR(100*SUM([.$M$3:.$M162])/SUM([.$M$1:.$M$1048576]);1))" office:value-type="float" office:value="99" calcext:value-type="float">
            <text:p>99</text:p>
          </table:table-cell>
          <table:table-cell/>
          <table:table-cell table:formula="of:=IF([.U161]=&quot;&quot;;&quot;&quot;;IF(COM.MICROSOFT.MAXIFS([.$B$1:.$B$1048576];[.$B$1:.$B$1048576];&quot;&lt;&quot;&amp;[.U161])&gt;=[.U161];&quot;&quot;;COM.MICROSOFT.MAXIFS([.$B$1:.$B$1048576];[.$B$1:.$B$1048576];&quot;&lt;&quot;&amp;[.U161]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8" calcext:value-type="float">
            <text:p>128</text:p>
          </table:table-cell>
          <table:table-cell office:value-type="float" office:value="12800" calcext:value-type="float">
            <text:p>12800</text:p>
          </table:table-cell>
          <table:table-cell office:value-type="float" office:value="1.28" calcext:value-type="float">
            <text:p>1.28</text:p>
          </table:table-cell>
          <table:table-cell table:number-columns-repeated="4"/>
          <table:table-cell table:formula="of:=COM.MICROSOFT.MINIFS([.$B$1:.$B$1048576];[.$B$1:.$B$1048576];&quot;&gt;&quot;&amp;[.I162])" office:value-type="float" office:value="495" calcext:value-type="float">
            <text:p>495</text:p>
          </table:table-cell>
          <table:table-cell/>
          <table:table-cell table:formula="of:=IF([.K162]=&quot;&quot;;&quot;&quot;;IF(COM.MICROSOFT.MINIFS([.$B$1:.$B$1048576];[.$B$1:.$B$1048576];&quot;&gt;&quot;&amp;[.K162])&lt;=[.K162];&quot;&quot;;COM.MICROSOFT.MINIFS([.$B$1:.$B$1048576];[.$B$1:.$B$1048576];&quot;&gt;&quot;&amp;[.K162])))" office:value-type="float" office:value="495" calcext:value-type="float">
            <text:p>495</text:p>
          </table:table-cell>
          <table:table-cell/>
          <table:table-cell table:formula="of:=IF([.$K163]=&quot;&quot;;&quot;&quot;;COUNTIFS([.$B$1:.$B$1048576];[.K163]))" office:value-type="float" office:value="1" calcext:value-type="float">
            <text:p>1</text:p>
          </table:table-cell>
          <table:table-cell/>
          <table:table-cell table:formula="of:=IF([.$K163]=&quot;&quot;;&quot;&quot;;MATCH([.K163];[.$B$1:.$B$1048576];0))" office:value-type="float" office:value="8" calcext:value-type="float">
            <text:p>8</text:p>
          </table:table-cell>
          <table:table-cell table:formula="of:=IF([.$K163]=&quot;&quot;;&quot;&quot;;INDEX([.$C$1:.$D$1048576];[.$O163];[.P$2]))" office:value-type="float" office:value="4.95" calcext:value-type="float">
            <text:p>4.95</text:p>
          </table:table-cell>
          <table:table-cell table:formula="of:=IF([.$K163]=&quot;&quot;;&quot;&quot;;INDEX([.$C$1:.$D$1048576];[.$O163];[.Q$2]))" office:value-type="float" office:value="49500" calcext:value-type="float">
            <text:p>49500</text:p>
          </table:table-cell>
          <table:table-cell/>
          <table:table-cell table:formula="of:=IF([.$M163]=&quot;&quot;;&quot;&quot;;FLOOR(100*SUM([.$M$3:.$M163])/SUM([.$M$1:.$M$1048576]);1))" office:value-type="float" office:value="99" calcext:value-type="float">
            <text:p>99</text:p>
          </table:table-cell>
          <table:table-cell/>
          <table:table-cell table:formula="of:=IF([.U162]=&quot;&quot;;&quot;&quot;;IF(COM.MICROSOFT.MAXIFS([.$B$1:.$B$1048576];[.$B$1:.$B$1048576];&quot;&lt;&quot;&amp;[.U162])&gt;=[.U162];&quot;&quot;;COM.MICROSOFT.MAXIFS([.$B$1:.$B$1048576];[.$B$1:.$B$1048576];&quot;&lt;&quot;&amp;[.U162]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92" calcext:value-type="float">
            <text:p>292</text:p>
          </table:table-cell>
          <table:table-cell office:value-type="float" office:value="29200" calcext:value-type="float">
            <text:p>29200</text:p>
          </table:table-cell>
          <table:table-cell office:value-type="float" office:value="2.92" calcext:value-type="float">
            <text:p>2.92</text:p>
          </table:table-cell>
          <table:table-cell table:number-columns-repeated="4"/>
          <table:table-cell table:formula="of:=COM.MICROSOFT.MINIFS([.$B$1:.$B$1048576];[.$B$1:.$B$1048576];&quot;&gt;&quot;&amp;[.I163])" office:value-type="float" office:value="496" calcext:value-type="float">
            <text:p>496</text:p>
          </table:table-cell>
          <table:table-cell/>
          <table:table-cell table:formula="of:=IF([.K163]=&quot;&quot;;&quot;&quot;;IF(COM.MICROSOFT.MINIFS([.$B$1:.$B$1048576];[.$B$1:.$B$1048576];&quot;&gt;&quot;&amp;[.K163])&lt;=[.K163];&quot;&quot;;COM.MICROSOFT.MINIFS([.$B$1:.$B$1048576];[.$B$1:.$B$1048576];&quot;&gt;&quot;&amp;[.K163])))" office:value-type="float" office:value="496" calcext:value-type="float">
            <text:p>496</text:p>
          </table:table-cell>
          <table:table-cell/>
          <table:table-cell table:formula="of:=IF([.$K164]=&quot;&quot;;&quot;&quot;;COUNTIFS([.$B$1:.$B$1048576];[.K164]))" office:value-type="float" office:value="1" calcext:value-type="float">
            <text:p>1</text:p>
          </table:table-cell>
          <table:table-cell/>
          <table:table-cell table:formula="of:=IF([.$K164]=&quot;&quot;;&quot;&quot;;MATCH([.K164];[.$B$1:.$B$1048576];0))" office:value-type="float" office:value="32" calcext:value-type="float">
            <text:p>32</text:p>
          </table:table-cell>
          <table:table-cell table:formula="of:=IF([.$K164]=&quot;&quot;;&quot;&quot;;INDEX([.$C$1:.$D$1048576];[.$O164];[.P$2]))" office:value-type="float" office:value="4.96" calcext:value-type="float">
            <text:p>4.96</text:p>
          </table:table-cell>
          <table:table-cell table:formula="of:=IF([.$K164]=&quot;&quot;;&quot;&quot;;INDEX([.$C$1:.$D$1048576];[.$O164];[.Q$2]))" office:value-type="float" office:value="49600" calcext:value-type="float">
            <text:p>49600</text:p>
          </table:table-cell>
          <table:table-cell/>
          <table:table-cell table:formula="of:=IF([.$M164]=&quot;&quot;;&quot;&quot;;FLOOR(100*SUM([.$M$3:.$M164])/SUM([.$M$1:.$M$1048576]);1))" office:value-type="float" office:value="100" calcext:value-type="float">
            <text:p>100</text:p>
          </table:table-cell>
          <table:table-cell/>
          <table:table-cell table:formula="of:=IF([.U163]=&quot;&quot;;&quot;&quot;;IF(COM.MICROSOFT.MAXIFS([.$B$1:.$B$1048576];[.$B$1:.$B$1048576];&quot;&lt;&quot;&amp;[.U163])&gt;=[.U163];&quot;&quot;;COM.MICROSOFT.MAXIFS([.$B$1:.$B$1048576];[.$B$1:.$B$1048576];&quot;&lt;&quot;&amp;[.U163]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178" calcext:value-type="float">
            <text:p>178</text:p>
          </table:table-cell>
          <table:table-cell office:value-type="float" office:value="17800" calcext:value-type="float">
            <text:p>17800</text:p>
          </table:table-cell>
          <table:table-cell office:value-type="float" office:value="1.78" calcext:value-type="float">
            <text:p>1.78</text:p>
          </table:table-cell>
          <table:table-cell table:number-columns-repeated="3"/>
          <table:table-cell office:value-type="string" calcext:value-type="string">
            <text:p>This is a repetition point in the given dataset.</text:p>
          </table:table-cell>
          <table:table-cell table:formula="of:=COM.MICROSOFT.MINIFS([.$B$1:.$B$1048576];[.$B$1:.$B$1048576];&quot;&gt;&quot;&amp;[.I164])" office:value-type="float" office:value="0" calcext:value-type="float">
            <text:p>0</text:p>
          </table:table-cell>
          <table:table-cell office:value-type="string" calcext:value-type="string">
            <text:p>In the corrected version, we stop at the max value.</text:p>
          </table:table-cell>
          <table:table-cell table:formula="of:=IF([.K164]=&quot;&quot;;&quot;&quot;;IF(COM.MICROSOFT.MINIFS([.$B$1:.$B$1048576];[.$B$1:.$B$1048576];&quot;&gt;&quot;&amp;[.K164])&lt;=[.K164];&quot;&quot;;COM.MICROSOFT.MINIFS([.$B$1:.$B$1048576];[.$B$1:.$B$1048576];&quot;&gt;&quot;&amp;[.K164])))">
            <text:p/>
          </table:table-cell>
          <table:table-cell/>
          <table:table-cell table:formula="of:=IF([.$K165]=&quot;&quot;;&quot;&quot;;COUNTIFS([.$B$1:.$B$1048576];[.K165]))">
            <text:p/>
          </table:table-cell>
          <table:table-cell/>
          <table:table-cell table:formula="of:=IF([.$K165]=&quot;&quot;;&quot;&quot;;MATCH([.K165];[.$B$1:.$B$1048576];0))">
            <text:p/>
          </table:table-cell>
          <table:table-cell table:formula="of:=IF([.$K165]=&quot;&quot;;&quot;&quot;;INDEX([.$C$1:.$D$1048576];[.$O165];[.P$2]))">
            <text:p/>
          </table:table-cell>
          <table:table-cell table:formula="of:=IF([.$K165]=&quot;&quot;;&quot;&quot;;INDEX([.$C$1:.$D$1048576];[.$O165];[.Q$2]))">
            <text:p/>
          </table:table-cell>
          <table:table-cell/>
          <table:table-cell table:formula="of:=IF([.$M165]=&quot;&quot;;&quot;&quot;;FLOOR(100*SUM([.$M$3:.$M165])/SUM([.$M$1:.$M$1048576]);1))">
            <text:p/>
          </table:table-cell>
          <table:table-cell office:value-type="string" calcext:value-type="string">
            <text:p>Stops at min value.</text:p>
          </table:table-cell>
          <table:table-cell table:formula="of:=IF([.U164]=&quot;&quot;;&quot;&quot;;IF(COM.MICROSOFT.MAXIFS([.$B$1:.$B$1048576];[.$B$1:.$B$1048576];&quot;&lt;&quot;&amp;[.U164])&gt;=[.U164];&quot;&quot;;COM.MICROSOFT.MAXIFS([.$B$1:.$B$1048576];[.$B$1:.$B$1048576];&quot;&lt;&quot;&amp;[.U164])))">
            <text:p/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19" calcext:value-type="float">
            <text:p>319</text:p>
          </table:table-cell>
          <table:table-cell office:value-type="float" office:value="31900" calcext:value-type="float">
            <text:p>31900</text:p>
          </table:table-cell>
          <table:table-cell office:value-type="float" office:value="3.19" calcext:value-type="float">
            <text:p>3.19</text:p>
          </table:table-cell>
          <table:table-cell table:number-columns-repeated="4"/>
          <table:table-cell table:formula="of:=COM.MICROSOFT.MINIFS([.$B$1:.$B$1048576];[.$B$1:.$B$1048576];&quot;&gt;&quot;&amp;[.I165])" office:value-type="float" office:value="1" calcext:value-type="float">
            <text:p>1</text:p>
          </table:table-cell>
          <table:table-cell/>
          <table:table-cell table:formula="of:=IF([.K165]=&quot;&quot;;&quot;&quot;;IF(COM.MICROSOFT.MINIFS([.$B$1:.$B$1048576];[.$B$1:.$B$1048576];&quot;&gt;&quot;&amp;[.K165])&lt;=[.K165];&quot;&quot;;COM.MICROSOFT.MINIFS([.$B$1:.$B$1048576];[.$B$1:.$B$1048576];&quot;&gt;&quot;&amp;[.K165])))">
            <text:p/>
          </table:table-cell>
          <table:table-cell/>
          <table:table-cell table:formula="of:=IF([.$K166]=&quot;&quot;;&quot;&quot;;COUNTIFS([.$B$1:.$B$1048576];[.K166]))">
            <text:p/>
          </table:table-cell>
          <table:table-cell/>
          <table:table-cell table:formula="of:=IF([.$K166]=&quot;&quot;;&quot;&quot;;MATCH([.K166];[.$B$1:.$B$1048576];0))">
            <text:p/>
          </table:table-cell>
          <table:table-cell table:formula="of:=IF([.$K166]=&quot;&quot;;&quot;&quot;;INDEX([.$C$1:.$D$1048576];[.$O166];[.P$2]))">
            <text:p/>
          </table:table-cell>
          <table:table-cell table:formula="of:=IF([.$K166]=&quot;&quot;;&quot;&quot;;INDEX([.$C$1:.$D$1048576];[.$O166];[.Q$2]))">
            <text:p/>
          </table:table-cell>
          <table:table-cell/>
          <table:table-cell table:formula="of:=IF([.$M166]=&quot;&quot;;&quot;&quot;;FLOOR(100*SUM([.$M$3:.$M166])/SUM([.$M$1:.$M$1048576]);1))">
            <text:p/>
          </table:table-cell>
          <table:table-cell/>
          <table:table-cell table:formula="of:=IF([.U165]=&quot;&quot;;&quot;&quot;;IF(COM.MICROSOFT.MAXIFS([.$B$1:.$B$1048576];[.$B$1:.$B$1048576];&quot;&lt;&quot;&amp;[.U165])&gt;=[.U165];&quot;&quot;;COM.MICROSOFT.MAXIFS([.$B$1:.$B$1048576];[.$B$1:.$B$1048576];&quot;&lt;&quot;&amp;[.U165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44" calcext:value-type="float">
            <text:p>444</text:p>
          </table:table-cell>
          <table:table-cell office:value-type="float" office:value="44400" calcext:value-type="float">
            <text:p>44400</text:p>
          </table:table-cell>
          <table:table-cell office:value-type="float" office:value="4.44" calcext:value-type="float">
            <text:p>4.44</text:p>
          </table:table-cell>
          <table:table-cell table:number-columns-repeated="4"/>
          <table:table-cell table:formula="of:=COM.MICROSOFT.MINIFS([.$B$1:.$B$1048576];[.$B$1:.$B$1048576];&quot;&gt;&quot;&amp;[.I166])" office:value-type="float" office:value="2" calcext:value-type="float">
            <text:p>2</text:p>
          </table:table-cell>
          <table:table-cell/>
          <table:table-cell table:formula="of:=IF([.K166]=&quot;&quot;;&quot;&quot;;IF(COM.MICROSOFT.MINIFS([.$B$1:.$B$1048576];[.$B$1:.$B$1048576];&quot;&gt;&quot;&amp;[.K166])&lt;=[.K166];&quot;&quot;;COM.MICROSOFT.MINIFS([.$B$1:.$B$1048576];[.$B$1:.$B$1048576];&quot;&gt;&quot;&amp;[.K166])))">
            <text:p/>
          </table:table-cell>
          <table:table-cell/>
          <table:table-cell table:formula="of:=IF([.$K167]=&quot;&quot;;&quot;&quot;;COUNTIFS([.$B$1:.$B$1048576];[.K167]))">
            <text:p/>
          </table:table-cell>
          <table:table-cell/>
          <table:table-cell table:formula="of:=IF([.$K167]=&quot;&quot;;&quot;&quot;;MATCH([.K167];[.$B$1:.$B$1048576];0))">
            <text:p/>
          </table:table-cell>
          <table:table-cell table:formula="of:=IF([.$K167]=&quot;&quot;;&quot;&quot;;INDEX([.$C$1:.$D$1048576];[.$O167];[.P$2]))">
            <text:p/>
          </table:table-cell>
          <table:table-cell table:formula="of:=IF([.$K167]=&quot;&quot;;&quot;&quot;;INDEX([.$C$1:.$D$1048576];[.$O167];[.Q$2]))">
            <text:p/>
          </table:table-cell>
          <table:table-cell/>
          <table:table-cell table:formula="of:=IF([.$M167]=&quot;&quot;;&quot;&quot;;FLOOR(100*SUM([.$M$3:.$M167])/SUM([.$M$1:.$M$1048576]);1))">
            <text:p/>
          </table:table-cell>
          <table:table-cell/>
          <table:table-cell table:formula="of:=IF([.U166]=&quot;&quot;;&quot;&quot;;IF(COM.MICROSOFT.MAXIFS([.$B$1:.$B$1048576];[.$B$1:.$B$1048576];&quot;&lt;&quot;&amp;[.U166])&gt;=[.U166];&quot;&quot;;COM.MICROSOFT.MAXIFS([.$B$1:.$B$1048576];[.$B$1:.$B$1048576];&quot;&lt;&quot;&amp;[.U166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6" calcext:value-type="float">
            <text:p>76</text:p>
          </table:table-cell>
          <table:table-cell office:value-type="float" office:value="7600" calcext:value-type="float">
            <text:p>7600</text:p>
          </table:table-cell>
          <table:table-cell office:value-type="float" office:value="0.76" calcext:value-type="float">
            <text:p>0.76</text:p>
          </table:table-cell>
          <table:table-cell table:number-columns-repeated="4"/>
          <table:table-cell table:formula="of:=COM.MICROSOFT.MINIFS([.$B$1:.$B$1048576];[.$B$1:.$B$1048576];&quot;&gt;&quot;&amp;[.I167])" office:value-type="float" office:value="3" calcext:value-type="float">
            <text:p>3</text:p>
          </table:table-cell>
          <table:table-cell/>
          <table:table-cell table:formula="of:=IF([.K167]=&quot;&quot;;&quot;&quot;;IF(COM.MICROSOFT.MINIFS([.$B$1:.$B$1048576];[.$B$1:.$B$1048576];&quot;&gt;&quot;&amp;[.K167])&lt;=[.K167];&quot;&quot;;COM.MICROSOFT.MINIFS([.$B$1:.$B$1048576];[.$B$1:.$B$1048576];&quot;&gt;&quot;&amp;[.K167])))">
            <text:p/>
          </table:table-cell>
          <table:table-cell/>
          <table:table-cell table:formula="of:=IF([.$K168]=&quot;&quot;;&quot;&quot;;COUNTIFS([.$B$1:.$B$1048576];[.K168]))">
            <text:p/>
          </table:table-cell>
          <table:table-cell/>
          <table:table-cell table:formula="of:=IF([.$K168]=&quot;&quot;;&quot;&quot;;MATCH([.K168];[.$B$1:.$B$1048576];0))">
            <text:p/>
          </table:table-cell>
          <table:table-cell table:formula="of:=IF([.$K168]=&quot;&quot;;&quot;&quot;;INDEX([.$C$1:.$D$1048576];[.$O168];[.P$2]))">
            <text:p/>
          </table:table-cell>
          <table:table-cell table:formula="of:=IF([.$K168]=&quot;&quot;;&quot;&quot;;INDEX([.$C$1:.$D$1048576];[.$O168];[.Q$2]))">
            <text:p/>
          </table:table-cell>
          <table:table-cell/>
          <table:table-cell table:formula="of:=IF([.$M168]=&quot;&quot;;&quot;&quot;;FLOOR(100*SUM([.$M$3:.$M168])/SUM([.$M$1:.$M$1048576]);1))">
            <text:p/>
          </table:table-cell>
          <table:table-cell/>
          <table:table-cell table:formula="of:=IF([.U167]=&quot;&quot;;&quot;&quot;;IF(COM.MICROSOFT.MAXIFS([.$B$1:.$B$1048576];[.$B$1:.$B$1048576];&quot;&lt;&quot;&amp;[.U167])&gt;=[.U167];&quot;&quot;;COM.MICROSOFT.MAXIFS([.$B$1:.$B$1048576];[.$B$1:.$B$1048576];&quot;&lt;&quot;&amp;[.U167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82" calcext:value-type="float">
            <text:p>282</text:p>
          </table:table-cell>
          <table:table-cell office:value-type="float" office:value="28200" calcext:value-type="float">
            <text:p>28200</text:p>
          </table:table-cell>
          <table:table-cell office:value-type="float" office:value="2.82" calcext:value-type="float">
            <text:p>2.82</text:p>
          </table:table-cell>
          <table:table-cell table:number-columns-repeated="4"/>
          <table:table-cell table:formula="of:=COM.MICROSOFT.MINIFS([.$B$1:.$B$1048576];[.$B$1:.$B$1048576];&quot;&gt;&quot;&amp;[.I168])" office:value-type="float" office:value="8" calcext:value-type="float">
            <text:p>8</text:p>
          </table:table-cell>
          <table:table-cell/>
          <table:table-cell table:formula="of:=IF([.K168]=&quot;&quot;;&quot;&quot;;IF(COM.MICROSOFT.MINIFS([.$B$1:.$B$1048576];[.$B$1:.$B$1048576];&quot;&gt;&quot;&amp;[.K168])&lt;=[.K168];&quot;&quot;;COM.MICROSOFT.MINIFS([.$B$1:.$B$1048576];[.$B$1:.$B$1048576];&quot;&gt;&quot;&amp;[.K168])))">
            <text:p/>
          </table:table-cell>
          <table:table-cell/>
          <table:table-cell table:formula="of:=IF([.$K169]=&quot;&quot;;&quot;&quot;;COUNTIFS([.$B$1:.$B$1048576];[.K169]))">
            <text:p/>
          </table:table-cell>
          <table:table-cell/>
          <table:table-cell table:formula="of:=IF([.$K169]=&quot;&quot;;&quot;&quot;;MATCH([.K169];[.$B$1:.$B$1048576];0))">
            <text:p/>
          </table:table-cell>
          <table:table-cell table:formula="of:=IF([.$K169]=&quot;&quot;;&quot;&quot;;INDEX([.$C$1:.$D$1048576];[.$O169];[.P$2]))">
            <text:p/>
          </table:table-cell>
          <table:table-cell table:formula="of:=IF([.$K169]=&quot;&quot;;&quot;&quot;;INDEX([.$C$1:.$D$1048576];[.$O169];[.Q$2]))">
            <text:p/>
          </table:table-cell>
          <table:table-cell/>
          <table:table-cell table:formula="of:=IF([.$M169]=&quot;&quot;;&quot;&quot;;FLOOR(100*SUM([.$M$3:.$M169])/SUM([.$M$1:.$M$1048576]);1))">
            <text:p/>
          </table:table-cell>
          <table:table-cell/>
          <table:table-cell table:formula="of:=IF([.U168]=&quot;&quot;;&quot;&quot;;IF(COM.MICROSOFT.MAXIFS([.$B$1:.$B$1048576];[.$B$1:.$B$1048576];&quot;&lt;&quot;&amp;[.U168])&gt;=[.U168];&quot;&quot;;COM.MICROSOFT.MAXIFS([.$B$1:.$B$1048576];[.$B$1:.$B$1048576];&quot;&lt;&quot;&amp;[.U168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76" calcext:value-type="float">
            <text:p>476</text:p>
          </table:table-cell>
          <table:table-cell office:value-type="float" office:value="47600" calcext:value-type="float">
            <text:p>47600</text:p>
          </table:table-cell>
          <table:table-cell office:value-type="float" office:value="4.76" calcext:value-type="float">
            <text:p>4.76</text:p>
          </table:table-cell>
          <table:table-cell table:number-columns-repeated="4"/>
          <table:table-cell table:formula="of:=COM.MICROSOFT.MINIFS([.$B$1:.$B$1048576];[.$B$1:.$B$1048576];&quot;&gt;&quot;&amp;[.I169])" office:value-type="float" office:value="14" calcext:value-type="float">
            <text:p>14</text:p>
          </table:table-cell>
          <table:table-cell/>
          <table:table-cell table:formula="of:=IF([.K169]=&quot;&quot;;&quot;&quot;;IF(COM.MICROSOFT.MINIFS([.$B$1:.$B$1048576];[.$B$1:.$B$1048576];&quot;&gt;&quot;&amp;[.K169])&lt;=[.K169];&quot;&quot;;COM.MICROSOFT.MINIFS([.$B$1:.$B$1048576];[.$B$1:.$B$1048576];&quot;&gt;&quot;&amp;[.K169])))">
            <text:p/>
          </table:table-cell>
          <table:table-cell/>
          <table:table-cell table:formula="of:=IF([.$K170]=&quot;&quot;;&quot;&quot;;COUNTIFS([.$B$1:.$B$1048576];[.K170]))">
            <text:p/>
          </table:table-cell>
          <table:table-cell/>
          <table:table-cell table:formula="of:=IF([.$K170]=&quot;&quot;;&quot;&quot;;MATCH([.K170];[.$B$1:.$B$1048576];0))">
            <text:p/>
          </table:table-cell>
          <table:table-cell table:formula="of:=IF([.$K170]=&quot;&quot;;&quot;&quot;;INDEX([.$C$1:.$D$1048576];[.$O170];[.P$2]))">
            <text:p/>
          </table:table-cell>
          <table:table-cell table:formula="of:=IF([.$K170]=&quot;&quot;;&quot;&quot;;INDEX([.$C$1:.$D$1048576];[.$O170];[.Q$2]))">
            <text:p/>
          </table:table-cell>
          <table:table-cell/>
          <table:table-cell table:formula="of:=IF([.$M170]=&quot;&quot;;&quot;&quot;;FLOOR(100*SUM([.$M$3:.$M170])/SUM([.$M$1:.$M$1048576]);1))">
            <text:p/>
          </table:table-cell>
          <table:table-cell/>
          <table:table-cell table:formula="of:=IF([.U169]=&quot;&quot;;&quot;&quot;;IF(COM.MICROSOFT.MAXIFS([.$B$1:.$B$1048576];[.$B$1:.$B$1048576];&quot;&lt;&quot;&amp;[.U169])&gt;=[.U169];&quot;&quot;;COM.MICROSOFT.MAXIFS([.$B$1:.$B$1048576];[.$B$1:.$B$1048576];&quot;&lt;&quot;&amp;[.U169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52" calcext:value-type="float">
            <text:p>352</text:p>
          </table:table-cell>
          <table:table-cell office:value-type="float" office:value="35200" calcext:value-type="float">
            <text:p>35200</text:p>
          </table:table-cell>
          <table:table-cell office:value-type="float" office:value="3.52" calcext:value-type="float">
            <text:p>3.52</text:p>
          </table:table-cell>
          <table:table-cell table:number-columns-repeated="4"/>
          <table:table-cell table:formula="of:=COM.MICROSOFT.MINIFS([.$B$1:.$B$1048576];[.$B$1:.$B$1048576];&quot;&gt;&quot;&amp;[.I170])" office:value-type="float" office:value="25" calcext:value-type="float">
            <text:p>25</text:p>
          </table:table-cell>
          <table:table-cell/>
          <table:table-cell table:formula="of:=IF([.K170]=&quot;&quot;;&quot;&quot;;IF(COM.MICROSOFT.MINIFS([.$B$1:.$B$1048576];[.$B$1:.$B$1048576];&quot;&gt;&quot;&amp;[.K170])&lt;=[.K170];&quot;&quot;;COM.MICROSOFT.MINIFS([.$B$1:.$B$1048576];[.$B$1:.$B$1048576];&quot;&gt;&quot;&amp;[.K170])))">
            <text:p/>
          </table:table-cell>
          <table:table-cell/>
          <table:table-cell table:formula="of:=IF([.$K171]=&quot;&quot;;&quot;&quot;;COUNTIFS([.$B$1:.$B$1048576];[.K171]))">
            <text:p/>
          </table:table-cell>
          <table:table-cell/>
          <table:table-cell table:formula="of:=IF([.$K171]=&quot;&quot;;&quot;&quot;;MATCH([.K171];[.$B$1:.$B$1048576];0))">
            <text:p/>
          </table:table-cell>
          <table:table-cell table:formula="of:=IF([.$K171]=&quot;&quot;;&quot;&quot;;INDEX([.$C$1:.$D$1048576];[.$O171];[.P$2]))">
            <text:p/>
          </table:table-cell>
          <table:table-cell table:formula="of:=IF([.$K171]=&quot;&quot;;&quot;&quot;;INDEX([.$C$1:.$D$1048576];[.$O171];[.Q$2]))">
            <text:p/>
          </table:table-cell>
          <table:table-cell/>
          <table:table-cell table:formula="of:=IF([.$M171]=&quot;&quot;;&quot;&quot;;FLOOR(100*SUM([.$M$3:.$M171])/SUM([.$M$1:.$M$1048576]);1))">
            <text:p/>
          </table:table-cell>
          <table:table-cell/>
          <table:table-cell table:formula="of:=IF([.U170]=&quot;&quot;;&quot;&quot;;IF(COM.MICROSOFT.MAXIFS([.$B$1:.$B$1048576];[.$B$1:.$B$1048576];&quot;&lt;&quot;&amp;[.U170])&gt;=[.U170];&quot;&quot;;COM.MICROSOFT.MAXIFS([.$B$1:.$B$1048576];[.$B$1:.$B$1048576];&quot;&lt;&quot;&amp;[.U170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88" calcext:value-type="float">
            <text:p>288</text:p>
          </table:table-cell>
          <table:table-cell office:value-type="float" office:value="28800" calcext:value-type="float">
            <text:p>28800</text:p>
          </table:table-cell>
          <table:table-cell office:value-type="float" office:value="2.88" calcext:value-type="float">
            <text:p>2.88</text:p>
          </table:table-cell>
          <table:table-cell table:number-columns-repeated="4"/>
          <table:table-cell table:formula="of:=COM.MICROSOFT.MINIFS([.$B$1:.$B$1048576];[.$B$1:.$B$1048576];&quot;&gt;&quot;&amp;[.I171])" office:value-type="float" office:value="30" calcext:value-type="float">
            <text:p>30</text:p>
          </table:table-cell>
          <table:table-cell/>
          <table:table-cell table:formula="of:=IF([.K171]=&quot;&quot;;&quot;&quot;;IF(COM.MICROSOFT.MINIFS([.$B$1:.$B$1048576];[.$B$1:.$B$1048576];&quot;&gt;&quot;&amp;[.K171])&lt;=[.K171];&quot;&quot;;COM.MICROSOFT.MINIFS([.$B$1:.$B$1048576];[.$B$1:.$B$1048576];&quot;&gt;&quot;&amp;[.K171])))">
            <text:p/>
          </table:table-cell>
          <table:table-cell/>
          <table:table-cell table:formula="of:=IF([.$K172]=&quot;&quot;;&quot;&quot;;COUNTIFS([.$B$1:.$B$1048576];[.K172]))">
            <text:p/>
          </table:table-cell>
          <table:table-cell/>
          <table:table-cell table:formula="of:=IF([.$K172]=&quot;&quot;;&quot;&quot;;MATCH([.K172];[.$B$1:.$B$1048576];0))">
            <text:p/>
          </table:table-cell>
          <table:table-cell table:formula="of:=IF([.$K172]=&quot;&quot;;&quot;&quot;;INDEX([.$C$1:.$D$1048576];[.$O172];[.P$2]))">
            <text:p/>
          </table:table-cell>
          <table:table-cell table:formula="of:=IF([.$K172]=&quot;&quot;;&quot;&quot;;INDEX([.$C$1:.$D$1048576];[.$O172];[.Q$2]))">
            <text:p/>
          </table:table-cell>
          <table:table-cell/>
          <table:table-cell table:formula="of:=IF([.$M172]=&quot;&quot;;&quot;&quot;;FLOOR(100*SUM([.$M$3:.$M172])/SUM([.$M$1:.$M$1048576]);1))">
            <text:p/>
          </table:table-cell>
          <table:table-cell/>
          <table:table-cell table:formula="of:=IF([.U171]=&quot;&quot;;&quot;&quot;;IF(COM.MICROSOFT.MAXIFS([.$B$1:.$B$1048576];[.$B$1:.$B$1048576];&quot;&lt;&quot;&amp;[.U171])&gt;=[.U171];&quot;&quot;;COM.MICROSOFT.MAXIFS([.$B$1:.$B$1048576];[.$B$1:.$B$1048576];&quot;&lt;&quot;&amp;[.U171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6" calcext:value-type="float">
            <text:p>116</text:p>
          </table:table-cell>
          <table:table-cell office:value-type="float" office:value="11600" calcext:value-type="float">
            <text:p>11600</text:p>
          </table:table-cell>
          <table:table-cell office:value-type="float" office:value="1.16" calcext:value-type="float">
            <text:p>1.16</text:p>
          </table:table-cell>
          <table:table-cell table:number-columns-repeated="4"/>
          <table:table-cell table:formula="of:=COM.MICROSOFT.MINIFS([.$B$1:.$B$1048576];[.$B$1:.$B$1048576];&quot;&gt;&quot;&amp;[.I172])" office:value-type="float" office:value="33" calcext:value-type="float">
            <text:p>33</text:p>
          </table:table-cell>
          <table:table-cell/>
          <table:table-cell table:formula="of:=IF([.K172]=&quot;&quot;;&quot;&quot;;IF(COM.MICROSOFT.MINIFS([.$B$1:.$B$1048576];[.$B$1:.$B$1048576];&quot;&gt;&quot;&amp;[.K172])&lt;=[.K172];&quot;&quot;;COM.MICROSOFT.MINIFS([.$B$1:.$B$1048576];[.$B$1:.$B$1048576];&quot;&gt;&quot;&amp;[.K172])))">
            <text:p/>
          </table:table-cell>
          <table:table-cell/>
          <table:table-cell table:formula="of:=IF([.$K173]=&quot;&quot;;&quot;&quot;;COUNTIFS([.$B$1:.$B$1048576];[.K173]))">
            <text:p/>
          </table:table-cell>
          <table:table-cell/>
          <table:table-cell table:formula="of:=IF([.$K173]=&quot;&quot;;&quot;&quot;;MATCH([.K173];[.$B$1:.$B$1048576];0))">
            <text:p/>
          </table:table-cell>
          <table:table-cell table:formula="of:=IF([.$K173]=&quot;&quot;;&quot;&quot;;INDEX([.$C$1:.$D$1048576];[.$O173];[.P$2]))">
            <text:p/>
          </table:table-cell>
          <table:table-cell table:formula="of:=IF([.$K173]=&quot;&quot;;&quot;&quot;;INDEX([.$C$1:.$D$1048576];[.$O173];[.Q$2]))">
            <text:p/>
          </table:table-cell>
          <table:table-cell/>
          <table:table-cell table:formula="of:=IF([.$M173]=&quot;&quot;;&quot;&quot;;FLOOR(100*SUM([.$M$3:.$M173])/SUM([.$M$1:.$M$1048576]);1))">
            <text:p/>
          </table:table-cell>
          <table:table-cell/>
          <table:table-cell table:formula="of:=IF([.U172]=&quot;&quot;;&quot;&quot;;IF(COM.MICROSOFT.MAXIFS([.$B$1:.$B$1048576];[.$B$1:.$B$1048576];&quot;&lt;&quot;&amp;[.U172])&gt;=[.U172];&quot;&quot;;COM.MICROSOFT.MAXIFS([.$B$1:.$B$1048576];[.$B$1:.$B$1048576];&quot;&lt;&quot;&amp;[.U172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75" calcext:value-type="float">
            <text:p>275</text:p>
          </table:table-cell>
          <table:table-cell office:value-type="float" office:value="27500" calcext:value-type="float">
            <text:p>27500</text:p>
          </table:table-cell>
          <table:table-cell office:value-type="float" office:value="2.75" calcext:value-type="float">
            <text:p>2.75</text:p>
          </table:table-cell>
          <table:table-cell table:number-columns-repeated="4"/>
          <table:table-cell table:formula="of:=COM.MICROSOFT.MINIFS([.$B$1:.$B$1048576];[.$B$1:.$B$1048576];&quot;&gt;&quot;&amp;[.I173])" office:value-type="float" office:value="36" calcext:value-type="float">
            <text:p>36</text:p>
          </table:table-cell>
          <table:table-cell/>
          <table:table-cell table:formula="of:=IF([.K173]=&quot;&quot;;&quot;&quot;;IF(COM.MICROSOFT.MINIFS([.$B$1:.$B$1048576];[.$B$1:.$B$1048576];&quot;&gt;&quot;&amp;[.K173])&lt;=[.K173];&quot;&quot;;COM.MICROSOFT.MINIFS([.$B$1:.$B$1048576];[.$B$1:.$B$1048576];&quot;&gt;&quot;&amp;[.K173])))">
            <text:p/>
          </table:table-cell>
          <table:table-cell/>
          <table:table-cell table:formula="of:=IF([.$K174]=&quot;&quot;;&quot;&quot;;COUNTIFS([.$B$1:.$B$1048576];[.K174]))">
            <text:p/>
          </table:table-cell>
          <table:table-cell/>
          <table:table-cell table:formula="of:=IF([.$K174]=&quot;&quot;;&quot;&quot;;MATCH([.K174];[.$B$1:.$B$1048576];0))">
            <text:p/>
          </table:table-cell>
          <table:table-cell table:formula="of:=IF([.$K174]=&quot;&quot;;&quot;&quot;;INDEX([.$C$1:.$D$1048576];[.$O174];[.P$2]))">
            <text:p/>
          </table:table-cell>
          <table:table-cell table:formula="of:=IF([.$K174]=&quot;&quot;;&quot;&quot;;INDEX([.$C$1:.$D$1048576];[.$O174];[.Q$2]))">
            <text:p/>
          </table:table-cell>
          <table:table-cell/>
          <table:table-cell table:formula="of:=IF([.$M174]=&quot;&quot;;&quot;&quot;;FLOOR(100*SUM([.$M$3:.$M174])/SUM([.$M$1:.$M$1048576]);1))">
            <text:p/>
          </table:table-cell>
          <table:table-cell/>
          <table:table-cell table:formula="of:=IF([.U173]=&quot;&quot;;&quot;&quot;;IF(COM.MICROSOFT.MAXIFS([.$B$1:.$B$1048576];[.$B$1:.$B$1048576];&quot;&lt;&quot;&amp;[.U173])&gt;=[.U173];&quot;&quot;;COM.MICROSOFT.MAXIFS([.$B$1:.$B$1048576];[.$B$1:.$B$1048576];&quot;&lt;&quot;&amp;[.U173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27" calcext:value-type="float">
            <text:p>227</text:p>
          </table:table-cell>
          <table:table-cell office:value-type="float" office:value="22700" calcext:value-type="float">
            <text:p>22700</text:p>
          </table:table-cell>
          <table:table-cell office:value-type="float" office:value="2.27" calcext:value-type="float">
            <text:p>2.27</text:p>
          </table:table-cell>
          <table:table-cell table:number-columns-repeated="4"/>
          <table:table-cell table:formula="of:=COM.MICROSOFT.MINIFS([.$B$1:.$B$1048576];[.$B$1:.$B$1048576];&quot;&gt;&quot;&amp;[.I174])" office:value-type="float" office:value="38" calcext:value-type="float">
            <text:p>38</text:p>
          </table:table-cell>
          <table:table-cell/>
          <table:table-cell table:formula="of:=IF([.K174]=&quot;&quot;;&quot;&quot;;IF(COM.MICROSOFT.MINIFS([.$B$1:.$B$1048576];[.$B$1:.$B$1048576];&quot;&gt;&quot;&amp;[.K174])&lt;=[.K174];&quot;&quot;;COM.MICROSOFT.MINIFS([.$B$1:.$B$1048576];[.$B$1:.$B$1048576];&quot;&gt;&quot;&amp;[.K174])))">
            <text:p/>
          </table:table-cell>
          <table:table-cell/>
          <table:table-cell table:formula="of:=IF([.$K175]=&quot;&quot;;&quot;&quot;;COUNTIFS([.$B$1:.$B$1048576];[.K175]))">
            <text:p/>
          </table:table-cell>
          <table:table-cell/>
          <table:table-cell table:formula="of:=IF([.$K175]=&quot;&quot;;&quot;&quot;;MATCH([.K175];[.$B$1:.$B$1048576];0))">
            <text:p/>
          </table:table-cell>
          <table:table-cell table:formula="of:=IF([.$K175]=&quot;&quot;;&quot;&quot;;INDEX([.$C$1:.$D$1048576];[.$O175];[.P$2]))">
            <text:p/>
          </table:table-cell>
          <table:table-cell table:formula="of:=IF([.$K175]=&quot;&quot;;&quot;&quot;;INDEX([.$C$1:.$D$1048576];[.$O175];[.Q$2]))">
            <text:p/>
          </table:table-cell>
          <table:table-cell/>
          <table:table-cell table:formula="of:=IF([.$M175]=&quot;&quot;;&quot;&quot;;FLOOR(100*SUM([.$M$3:.$M175])/SUM([.$M$1:.$M$1048576]);1))">
            <text:p/>
          </table:table-cell>
          <table:table-cell/>
          <table:table-cell table:formula="of:=IF([.U174]=&quot;&quot;;&quot;&quot;;IF(COM.MICROSOFT.MAXIFS([.$B$1:.$B$1048576];[.$B$1:.$B$1048576];&quot;&lt;&quot;&amp;[.U174])&gt;=[.U174];&quot;&quot;;COM.MICROSOFT.MAXIFS([.$B$1:.$B$1048576];[.$B$1:.$B$1048576];&quot;&lt;&quot;&amp;[.U174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55" calcext:value-type="float">
            <text:p>455</text:p>
          </table:table-cell>
          <table:table-cell office:value-type="float" office:value="45500" calcext:value-type="float">
            <text:p>45500</text:p>
          </table:table-cell>
          <table:table-cell office:value-type="float" office:value="4.55" calcext:value-type="float">
            <text:p>4.55</text:p>
          </table:table-cell>
          <table:table-cell table:number-columns-repeated="4"/>
          <table:table-cell table:formula="of:=COM.MICROSOFT.MINIFS([.$B$1:.$B$1048576];[.$B$1:.$B$1048576];&quot;&gt;&quot;&amp;[.I175])" office:value-type="float" office:value="42" calcext:value-type="float">
            <text:p>42</text:p>
          </table:table-cell>
          <table:table-cell/>
          <table:table-cell table:formula="of:=IF([.K175]=&quot;&quot;;&quot;&quot;;IF(COM.MICROSOFT.MINIFS([.$B$1:.$B$1048576];[.$B$1:.$B$1048576];&quot;&gt;&quot;&amp;[.K175])&lt;=[.K175];&quot;&quot;;COM.MICROSOFT.MINIFS([.$B$1:.$B$1048576];[.$B$1:.$B$1048576];&quot;&gt;&quot;&amp;[.K175])))">
            <text:p/>
          </table:table-cell>
          <table:table-cell/>
          <table:table-cell table:formula="of:=IF([.$K176]=&quot;&quot;;&quot;&quot;;COUNTIFS([.$B$1:.$B$1048576];[.K176]))">
            <text:p/>
          </table:table-cell>
          <table:table-cell/>
          <table:table-cell table:formula="of:=IF([.$K176]=&quot;&quot;;&quot;&quot;;MATCH([.K176];[.$B$1:.$B$1048576];0))">
            <text:p/>
          </table:table-cell>
          <table:table-cell table:formula="of:=IF([.$K176]=&quot;&quot;;&quot;&quot;;INDEX([.$C$1:.$D$1048576];[.$O176];[.P$2]))">
            <text:p/>
          </table:table-cell>
          <table:table-cell table:formula="of:=IF([.$K176]=&quot;&quot;;&quot;&quot;;INDEX([.$C$1:.$D$1048576];[.$O176];[.Q$2]))">
            <text:p/>
          </table:table-cell>
          <table:table-cell/>
          <table:table-cell table:formula="of:=IF([.$M176]=&quot;&quot;;&quot;&quot;;FLOOR(100*SUM([.$M$3:.$M176])/SUM([.$M$1:.$M$1048576]);1))">
            <text:p/>
          </table:table-cell>
          <table:table-cell/>
          <table:table-cell table:formula="of:=IF([.U175]=&quot;&quot;;&quot;&quot;;IF(COM.MICROSOFT.MAXIFS([.$B$1:.$B$1048576];[.$B$1:.$B$1048576];&quot;&lt;&quot;&amp;[.U175])&gt;=[.U175];&quot;&quot;;COM.MICROSOFT.MAXIFS([.$B$1:.$B$1048576];[.$B$1:.$B$1048576];&quot;&lt;&quot;&amp;[.U175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1" calcext:value-type="float">
            <text:p>151</text:p>
          </table:table-cell>
          <table:table-cell office:value-type="float" office:value="15100" calcext:value-type="float">
            <text:p>15100</text:p>
          </table:table-cell>
          <table:table-cell office:value-type="float" office:value="1.51" calcext:value-type="float">
            <text:p>1.51</text:p>
          </table:table-cell>
          <table:table-cell table:number-columns-repeated="4"/>
          <table:table-cell table:formula="of:=COM.MICROSOFT.MINIFS([.$B$1:.$B$1048576];[.$B$1:.$B$1048576];&quot;&gt;&quot;&amp;[.I176])" office:value-type="float" office:value="44" calcext:value-type="float">
            <text:p>44</text:p>
          </table:table-cell>
          <table:table-cell/>
          <table:table-cell table:formula="of:=IF([.K176]=&quot;&quot;;&quot;&quot;;IF(COM.MICROSOFT.MINIFS([.$B$1:.$B$1048576];[.$B$1:.$B$1048576];&quot;&gt;&quot;&amp;[.K176])&lt;=[.K176];&quot;&quot;;COM.MICROSOFT.MINIFS([.$B$1:.$B$1048576];[.$B$1:.$B$1048576];&quot;&gt;&quot;&amp;[.K176])))">
            <text:p/>
          </table:table-cell>
          <table:table-cell/>
          <table:table-cell table:formula="of:=IF([.$K177]=&quot;&quot;;&quot;&quot;;COUNTIFS([.$B$1:.$B$1048576];[.K177]))">
            <text:p/>
          </table:table-cell>
          <table:table-cell/>
          <table:table-cell table:formula="of:=IF([.$K177]=&quot;&quot;;&quot;&quot;;MATCH([.K177];[.$B$1:.$B$1048576];0))">
            <text:p/>
          </table:table-cell>
          <table:table-cell table:formula="of:=IF([.$K177]=&quot;&quot;;&quot;&quot;;INDEX([.$C$1:.$D$1048576];[.$O177];[.P$2]))">
            <text:p/>
          </table:table-cell>
          <table:table-cell table:formula="of:=IF([.$K177]=&quot;&quot;;&quot;&quot;;INDEX([.$C$1:.$D$1048576];[.$O177];[.Q$2]))">
            <text:p/>
          </table:table-cell>
          <table:table-cell/>
          <table:table-cell table:formula="of:=IF([.$M177]=&quot;&quot;;&quot;&quot;;FLOOR(100*SUM([.$M$3:.$M177])/SUM([.$M$1:.$M$1048576]);1))">
            <text:p/>
          </table:table-cell>
          <table:table-cell/>
          <table:table-cell table:formula="of:=IF([.U176]=&quot;&quot;;&quot;&quot;;IF(COM.MICROSOFT.MAXIFS([.$B$1:.$B$1048576];[.$B$1:.$B$1048576];&quot;&lt;&quot;&amp;[.U176])&gt;=[.U176];&quot;&quot;;COM.MICROSOFT.MAXIFS([.$B$1:.$B$1048576];[.$B$1:.$B$1048576];&quot;&lt;&quot;&amp;[.U176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67" calcext:value-type="float">
            <text:p>467</text:p>
          </table:table-cell>
          <table:table-cell office:value-type="float" office:value="46700" calcext:value-type="float">
            <text:p>46700</text:p>
          </table:table-cell>
          <table:table-cell office:value-type="float" office:value="4.67" calcext:value-type="float">
            <text:p>4.67</text:p>
          </table:table-cell>
          <table:table-cell table:number-columns-repeated="4"/>
          <table:table-cell table:formula="of:=COM.MICROSOFT.MINIFS([.$B$1:.$B$1048576];[.$B$1:.$B$1048576];&quot;&gt;&quot;&amp;[.I177])" office:value-type="float" office:value="45" calcext:value-type="float">
            <text:p>45</text:p>
          </table:table-cell>
          <table:table-cell/>
          <table:table-cell table:formula="of:=IF([.K177]=&quot;&quot;;&quot;&quot;;IF(COM.MICROSOFT.MINIFS([.$B$1:.$B$1048576];[.$B$1:.$B$1048576];&quot;&gt;&quot;&amp;[.K177])&lt;=[.K177];&quot;&quot;;COM.MICROSOFT.MINIFS([.$B$1:.$B$1048576];[.$B$1:.$B$1048576];&quot;&gt;&quot;&amp;[.K177])))">
            <text:p/>
          </table:table-cell>
          <table:table-cell/>
          <table:table-cell table:formula="of:=IF([.$K178]=&quot;&quot;;&quot;&quot;;COUNTIFS([.$B$1:.$B$1048576];[.K178]))">
            <text:p/>
          </table:table-cell>
          <table:table-cell/>
          <table:table-cell table:formula="of:=IF([.$K178]=&quot;&quot;;&quot;&quot;;MATCH([.K178];[.$B$1:.$B$1048576];0))">
            <text:p/>
          </table:table-cell>
          <table:table-cell table:formula="of:=IF([.$K178]=&quot;&quot;;&quot;&quot;;INDEX([.$C$1:.$D$1048576];[.$O178];[.P$2]))">
            <text:p/>
          </table:table-cell>
          <table:table-cell table:formula="of:=IF([.$K178]=&quot;&quot;;&quot;&quot;;INDEX([.$C$1:.$D$1048576];[.$O178];[.Q$2]))">
            <text:p/>
          </table:table-cell>
          <table:table-cell/>
          <table:table-cell table:formula="of:=IF([.$M178]=&quot;&quot;;&quot;&quot;;FLOOR(100*SUM([.$M$3:.$M178])/SUM([.$M$1:.$M$1048576]);1))">
            <text:p/>
          </table:table-cell>
          <table:table-cell/>
          <table:table-cell table:formula="of:=IF([.U177]=&quot;&quot;;&quot;&quot;;IF(COM.MICROSOFT.MAXIFS([.$B$1:.$B$1048576];[.$B$1:.$B$1048576];&quot;&lt;&quot;&amp;[.U177])&gt;=[.U177];&quot;&quot;;COM.MICROSOFT.MAXIFS([.$B$1:.$B$1048576];[.$B$1:.$B$1048576];&quot;&lt;&quot;&amp;[.U177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93" calcext:value-type="float">
            <text:p>393</text:p>
          </table:table-cell>
          <table:table-cell office:value-type="float" office:value="39300" calcext:value-type="float">
            <text:p>39300</text:p>
          </table:table-cell>
          <table:table-cell office:value-type="float" office:value="3.93" calcext:value-type="float">
            <text:p>3.93</text:p>
          </table:table-cell>
          <table:table-cell table:number-columns-repeated="4"/>
          <table:table-cell table:formula="of:=COM.MICROSOFT.MINIFS([.$B$1:.$B$1048576];[.$B$1:.$B$1048576];&quot;&gt;&quot;&amp;[.I178])" office:value-type="float" office:value="46" calcext:value-type="float">
            <text:p>46</text:p>
          </table:table-cell>
          <table:table-cell/>
          <table:table-cell table:formula="of:=IF([.K178]=&quot;&quot;;&quot;&quot;;IF(COM.MICROSOFT.MINIFS([.$B$1:.$B$1048576];[.$B$1:.$B$1048576];&quot;&gt;&quot;&amp;[.K178])&lt;=[.K178];&quot;&quot;;COM.MICROSOFT.MINIFS([.$B$1:.$B$1048576];[.$B$1:.$B$1048576];&quot;&gt;&quot;&amp;[.K178])))">
            <text:p/>
          </table:table-cell>
          <table:table-cell/>
          <table:table-cell table:formula="of:=IF([.$K179]=&quot;&quot;;&quot;&quot;;COUNTIFS([.$B$1:.$B$1048576];[.K179]))">
            <text:p/>
          </table:table-cell>
          <table:table-cell/>
          <table:table-cell table:formula="of:=IF([.$K179]=&quot;&quot;;&quot;&quot;;MATCH([.K179];[.$B$1:.$B$1048576];0))">
            <text:p/>
          </table:table-cell>
          <table:table-cell table:formula="of:=IF([.$K179]=&quot;&quot;;&quot;&quot;;INDEX([.$C$1:.$D$1048576];[.$O179];[.P$2]))">
            <text:p/>
          </table:table-cell>
          <table:table-cell table:formula="of:=IF([.$K179]=&quot;&quot;;&quot;&quot;;INDEX([.$C$1:.$D$1048576];[.$O179];[.Q$2]))">
            <text:p/>
          </table:table-cell>
          <table:table-cell/>
          <table:table-cell table:formula="of:=IF([.$M179]=&quot;&quot;;&quot;&quot;;FLOOR(100*SUM([.$M$3:.$M179])/SUM([.$M$1:.$M$1048576]);1))">
            <text:p/>
          </table:table-cell>
          <table:table-cell/>
          <table:table-cell table:formula="of:=IF([.U178]=&quot;&quot;;&quot;&quot;;IF(COM.MICROSOFT.MAXIFS([.$B$1:.$B$1048576];[.$B$1:.$B$1048576];&quot;&lt;&quot;&amp;[.U178])&gt;=[.U178];&quot;&quot;;COM.MICROSOFT.MAXIFS([.$B$1:.$B$1048576];[.$B$1:.$B$1048576];&quot;&lt;&quot;&amp;[.U178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67" calcext:value-type="float">
            <text:p>467</text:p>
          </table:table-cell>
          <table:table-cell office:value-type="float" office:value="46700" calcext:value-type="float">
            <text:p>46700</text:p>
          </table:table-cell>
          <table:table-cell office:value-type="float" office:value="4.67" calcext:value-type="float">
            <text:p>4.67</text:p>
          </table:table-cell>
          <table:table-cell table:number-columns-repeated="4"/>
          <table:table-cell table:formula="of:=COM.MICROSOFT.MINIFS([.$B$1:.$B$1048576];[.$B$1:.$B$1048576];&quot;&gt;&quot;&amp;[.I179])" office:value-type="float" office:value="49" calcext:value-type="float">
            <text:p>49</text:p>
          </table:table-cell>
          <table:table-cell/>
          <table:table-cell table:formula="of:=IF([.K179]=&quot;&quot;;&quot;&quot;;IF(COM.MICROSOFT.MINIFS([.$B$1:.$B$1048576];[.$B$1:.$B$1048576];&quot;&gt;&quot;&amp;[.K179])&lt;=[.K179];&quot;&quot;;COM.MICROSOFT.MINIFS([.$B$1:.$B$1048576];[.$B$1:.$B$1048576];&quot;&gt;&quot;&amp;[.K179])))">
            <text:p/>
          </table:table-cell>
          <table:table-cell/>
          <table:table-cell table:formula="of:=IF([.$K180]=&quot;&quot;;&quot;&quot;;COUNTIFS([.$B$1:.$B$1048576];[.K180]))">
            <text:p/>
          </table:table-cell>
          <table:table-cell/>
          <table:table-cell table:formula="of:=IF([.$K180]=&quot;&quot;;&quot;&quot;;MATCH([.K180];[.$B$1:.$B$1048576];0))">
            <text:p/>
          </table:table-cell>
          <table:table-cell table:formula="of:=IF([.$K180]=&quot;&quot;;&quot;&quot;;INDEX([.$C$1:.$D$1048576];[.$O180];[.P$2]))">
            <text:p/>
          </table:table-cell>
          <table:table-cell table:formula="of:=IF([.$K180]=&quot;&quot;;&quot;&quot;;INDEX([.$C$1:.$D$1048576];[.$O180];[.Q$2]))">
            <text:p/>
          </table:table-cell>
          <table:table-cell/>
          <table:table-cell table:formula="of:=IF([.$M180]=&quot;&quot;;&quot;&quot;;FLOOR(100*SUM([.$M$3:.$M180])/SUM([.$M$1:.$M$1048576]);1))">
            <text:p/>
          </table:table-cell>
          <table:table-cell/>
          <table:table-cell table:formula="of:=IF([.U179]=&quot;&quot;;&quot;&quot;;IF(COM.MICROSOFT.MAXIFS([.$B$1:.$B$1048576];[.$B$1:.$B$1048576];&quot;&lt;&quot;&amp;[.U179])&gt;=[.U179];&quot;&quot;;COM.MICROSOFT.MAXIFS([.$B$1:.$B$1048576];[.$B$1:.$B$1048576];&quot;&lt;&quot;&amp;[.U179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88" calcext:value-type="float">
            <text:p>388</text:p>
          </table:table-cell>
          <table:table-cell office:value-type="float" office:value="38800" calcext:value-type="float">
            <text:p>38800</text:p>
          </table:table-cell>
          <table:table-cell office:value-type="float" office:value="3.88" calcext:value-type="float">
            <text:p>3.88</text:p>
          </table:table-cell>
          <table:table-cell table:number-columns-repeated="4"/>
          <table:table-cell table:formula="of:=COM.MICROSOFT.MINIFS([.$B$1:.$B$1048576];[.$B$1:.$B$1048576];&quot;&gt;&quot;&amp;[.I180])" office:value-type="float" office:value="52" calcext:value-type="float">
            <text:p>52</text:p>
          </table:table-cell>
          <table:table-cell/>
          <table:table-cell table:formula="of:=IF([.K180]=&quot;&quot;;&quot;&quot;;IF(COM.MICROSOFT.MINIFS([.$B$1:.$B$1048576];[.$B$1:.$B$1048576];&quot;&gt;&quot;&amp;[.K180])&lt;=[.K180];&quot;&quot;;COM.MICROSOFT.MINIFS([.$B$1:.$B$1048576];[.$B$1:.$B$1048576];&quot;&gt;&quot;&amp;[.K180])))">
            <text:p/>
          </table:table-cell>
          <table:table-cell/>
          <table:table-cell table:formula="of:=IF([.$K181]=&quot;&quot;;&quot;&quot;;COUNTIFS([.$B$1:.$B$1048576];[.K181]))">
            <text:p/>
          </table:table-cell>
          <table:table-cell/>
          <table:table-cell table:formula="of:=IF([.$K181]=&quot;&quot;;&quot;&quot;;MATCH([.K181];[.$B$1:.$B$1048576];0))">
            <text:p/>
          </table:table-cell>
          <table:table-cell table:formula="of:=IF([.$K181]=&quot;&quot;;&quot;&quot;;INDEX([.$C$1:.$D$1048576];[.$O181];[.P$2]))">
            <text:p/>
          </table:table-cell>
          <table:table-cell table:formula="of:=IF([.$K181]=&quot;&quot;;&quot;&quot;;INDEX([.$C$1:.$D$1048576];[.$O181];[.Q$2]))">
            <text:p/>
          </table:table-cell>
          <table:table-cell/>
          <table:table-cell table:formula="of:=IF([.$M181]=&quot;&quot;;&quot;&quot;;FLOOR(100*SUM([.$M$3:.$M181])/SUM([.$M$1:.$M$1048576]);1))">
            <text:p/>
          </table:table-cell>
          <table:table-cell/>
          <table:table-cell table:formula="of:=IF([.U180]=&quot;&quot;;&quot;&quot;;IF(COM.MICROSOFT.MAXIFS([.$B$1:.$B$1048576];[.$B$1:.$B$1048576];&quot;&lt;&quot;&amp;[.U180])&gt;=[.U180];&quot;&quot;;COM.MICROSOFT.MAXIFS([.$B$1:.$B$1048576];[.$B$1:.$B$1048576];&quot;&lt;&quot;&amp;[.U180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64" calcext:value-type="float">
            <text:p>464</text:p>
          </table:table-cell>
          <table:table-cell office:value-type="float" office:value="46400" calcext:value-type="float">
            <text:p>46400</text:p>
          </table:table-cell>
          <table:table-cell office:value-type="float" office:value="4.64" calcext:value-type="float">
            <text:p>4.64</text:p>
          </table:table-cell>
          <table:table-cell table:number-columns-repeated="4"/>
          <table:table-cell table:formula="of:=COM.MICROSOFT.MINIFS([.$B$1:.$B$1048576];[.$B$1:.$B$1048576];&quot;&gt;&quot;&amp;[.I181])" office:value-type="float" office:value="54" calcext:value-type="float">
            <text:p>54</text:p>
          </table:table-cell>
          <table:table-cell/>
          <table:table-cell table:formula="of:=IF([.K181]=&quot;&quot;;&quot;&quot;;IF(COM.MICROSOFT.MINIFS([.$B$1:.$B$1048576];[.$B$1:.$B$1048576];&quot;&gt;&quot;&amp;[.K181])&lt;=[.K181];&quot;&quot;;COM.MICROSOFT.MINIFS([.$B$1:.$B$1048576];[.$B$1:.$B$1048576];&quot;&gt;&quot;&amp;[.K181])))">
            <text:p/>
          </table:table-cell>
          <table:table-cell/>
          <table:table-cell table:formula="of:=IF([.$K182]=&quot;&quot;;&quot;&quot;;COUNTIFS([.$B$1:.$B$1048576];[.K182]))">
            <text:p/>
          </table:table-cell>
          <table:table-cell/>
          <table:table-cell table:formula="of:=IF([.$K182]=&quot;&quot;;&quot;&quot;;MATCH([.K182];[.$B$1:.$B$1048576];0))">
            <text:p/>
          </table:table-cell>
          <table:table-cell table:formula="of:=IF([.$K182]=&quot;&quot;;&quot;&quot;;INDEX([.$C$1:.$D$1048576];[.$O182];[.P$2]))">
            <text:p/>
          </table:table-cell>
          <table:table-cell table:formula="of:=IF([.$K182]=&quot;&quot;;&quot;&quot;;INDEX([.$C$1:.$D$1048576];[.$O182];[.Q$2]))">
            <text:p/>
          </table:table-cell>
          <table:table-cell/>
          <table:table-cell table:formula="of:=IF([.$M182]=&quot;&quot;;&quot;&quot;;FLOOR(100*SUM([.$M$3:.$M182])/SUM([.$M$1:.$M$1048576]);1))">
            <text:p/>
          </table:table-cell>
          <table:table-cell/>
          <table:table-cell table:formula="of:=IF([.U181]=&quot;&quot;;&quot;&quot;;IF(COM.MICROSOFT.MAXIFS([.$B$1:.$B$1048576];[.$B$1:.$B$1048576];&quot;&lt;&quot;&amp;[.U181])&gt;=[.U181];&quot;&quot;;COM.MICROSOFT.MAXIFS([.$B$1:.$B$1048576];[.$B$1:.$B$1048576];&quot;&lt;&quot;&amp;[.U181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47" calcext:value-type="float">
            <text:p>347</text:p>
          </table:table-cell>
          <table:table-cell office:value-type="float" office:value="34700" calcext:value-type="float">
            <text:p>34700</text:p>
          </table:table-cell>
          <table:table-cell office:value-type="float" office:value="3.47" calcext:value-type="float">
            <text:p>3.47</text:p>
          </table:table-cell>
          <table:table-cell table:number-columns-repeated="4"/>
          <table:table-cell table:formula="of:=COM.MICROSOFT.MINIFS([.$B$1:.$B$1048576];[.$B$1:.$B$1048576];&quot;&gt;&quot;&amp;[.I182])" office:value-type="float" office:value="57" calcext:value-type="float">
            <text:p>57</text:p>
          </table:table-cell>
          <table:table-cell/>
          <table:table-cell table:formula="of:=IF([.K182]=&quot;&quot;;&quot;&quot;;IF(COM.MICROSOFT.MINIFS([.$B$1:.$B$1048576];[.$B$1:.$B$1048576];&quot;&gt;&quot;&amp;[.K182])&lt;=[.K182];&quot;&quot;;COM.MICROSOFT.MINIFS([.$B$1:.$B$1048576];[.$B$1:.$B$1048576];&quot;&gt;&quot;&amp;[.K182])))">
            <text:p/>
          </table:table-cell>
          <table:table-cell/>
          <table:table-cell table:formula="of:=IF([.$K183]=&quot;&quot;;&quot;&quot;;COUNTIFS([.$B$1:.$B$1048576];[.K183]))">
            <text:p/>
          </table:table-cell>
          <table:table-cell/>
          <table:table-cell table:formula="of:=IF([.$K183]=&quot;&quot;;&quot;&quot;;MATCH([.K183];[.$B$1:.$B$1048576];0))">
            <text:p/>
          </table:table-cell>
          <table:table-cell table:formula="of:=IF([.$K183]=&quot;&quot;;&quot;&quot;;INDEX([.$C$1:.$D$1048576];[.$O183];[.P$2]))">
            <text:p/>
          </table:table-cell>
          <table:table-cell table:formula="of:=IF([.$K183]=&quot;&quot;;&quot;&quot;;INDEX([.$C$1:.$D$1048576];[.$O183];[.Q$2]))">
            <text:p/>
          </table:table-cell>
          <table:table-cell/>
          <table:table-cell table:formula="of:=IF([.$M183]=&quot;&quot;;&quot;&quot;;FLOOR(100*SUM([.$M$3:.$M183])/SUM([.$M$1:.$M$1048576]);1))">
            <text:p/>
          </table:table-cell>
          <table:table-cell/>
          <table:table-cell table:formula="of:=IF([.U182]=&quot;&quot;;&quot;&quot;;IF(COM.MICROSOFT.MAXIFS([.$B$1:.$B$1048576];[.$B$1:.$B$1048576];&quot;&lt;&quot;&amp;[.U182])&gt;=[.U182];&quot;&quot;;COM.MICROSOFT.MAXIFS([.$B$1:.$B$1048576];[.$B$1:.$B$1048576];&quot;&lt;&quot;&amp;[.U182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13" calcext:value-type="float">
            <text:p>313</text:p>
          </table:table-cell>
          <table:table-cell office:value-type="float" office:value="31300" calcext:value-type="float">
            <text:p>31300</text:p>
          </table:table-cell>
          <table:table-cell office:value-type="float" office:value="3.13" calcext:value-type="float">
            <text:p>3.13</text:p>
          </table:table-cell>
          <table:table-cell table:number-columns-repeated="4"/>
          <table:table-cell table:formula="of:=COM.MICROSOFT.MINIFS([.$B$1:.$B$1048576];[.$B$1:.$B$1048576];&quot;&gt;&quot;&amp;[.I183])" office:value-type="float" office:value="58" calcext:value-type="float">
            <text:p>58</text:p>
          </table:table-cell>
          <table:table-cell/>
          <table:table-cell table:formula="of:=IF([.K183]=&quot;&quot;;&quot;&quot;;IF(COM.MICROSOFT.MINIFS([.$B$1:.$B$1048576];[.$B$1:.$B$1048576];&quot;&gt;&quot;&amp;[.K183])&lt;=[.K183];&quot;&quot;;COM.MICROSOFT.MINIFS([.$B$1:.$B$1048576];[.$B$1:.$B$1048576];&quot;&gt;&quot;&amp;[.K183])))">
            <text:p/>
          </table:table-cell>
          <table:table-cell/>
          <table:table-cell table:formula="of:=IF([.$K184]=&quot;&quot;;&quot;&quot;;COUNTIFS([.$B$1:.$B$1048576];[.K184]))">
            <text:p/>
          </table:table-cell>
          <table:table-cell/>
          <table:table-cell table:formula="of:=IF([.$K184]=&quot;&quot;;&quot;&quot;;MATCH([.K184];[.$B$1:.$B$1048576];0))">
            <text:p/>
          </table:table-cell>
          <table:table-cell table:formula="of:=IF([.$K184]=&quot;&quot;;&quot;&quot;;INDEX([.$C$1:.$D$1048576];[.$O184];[.P$2]))">
            <text:p/>
          </table:table-cell>
          <table:table-cell table:formula="of:=IF([.$K184]=&quot;&quot;;&quot;&quot;;INDEX([.$C$1:.$D$1048576];[.$O184];[.Q$2]))">
            <text:p/>
          </table:table-cell>
          <table:table-cell/>
          <table:table-cell table:formula="of:=IF([.$M184]=&quot;&quot;;&quot;&quot;;FLOOR(100*SUM([.$M$3:.$M184])/SUM([.$M$1:.$M$1048576]);1))">
            <text:p/>
          </table:table-cell>
          <table:table-cell/>
          <table:table-cell table:formula="of:=IF([.U183]=&quot;&quot;;&quot;&quot;;IF(COM.MICROSOFT.MAXIFS([.$B$1:.$B$1048576];[.$B$1:.$B$1048576];&quot;&lt;&quot;&amp;[.U183])&gt;=[.U183];&quot;&quot;;COM.MICROSOFT.MAXIFS([.$B$1:.$B$1048576];[.$B$1:.$B$1048576];&quot;&lt;&quot;&amp;[.U183]))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26" calcext:value-type="float">
            <text:p>226</text:p>
          </table:table-cell>
          <table:table-cell office:value-type="float" office:value="22600" calcext:value-type="float">
            <text:p>22600</text:p>
          </table:table-cell>
          <table:table-cell office:value-type="float" office:value="2.26" calcext:value-type="float">
            <text:p>2.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4" calcext:value-type="float">
            <text:p>114</text:p>
          </table:table-cell>
          <table:table-cell office:value-type="float" office:value="11400" calcext:value-type="float">
            <text:p>11400</text:p>
          </table:table-cell>
          <table:table-cell office:value-type="float" office:value="1.14" calcext:value-type="float">
            <text:p>1.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4" calcext:value-type="float">
            <text:p>84</text:p>
          </table:table-cell>
          <table:table-cell office:value-type="float" office:value="8400" calcext:value-type="float">
            <text:p>8400</text:p>
          </table:table-cell>
          <table:table-cell office:value-type="float" office:value="0.84" calcext:value-type="float">
            <text:p>0.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78" calcext:value-type="float">
            <text:p>378</text:p>
          </table:table-cell>
          <table:table-cell office:value-type="float" office:value="37800" calcext:value-type="float">
            <text:p>37800</text:p>
          </table:table-cell>
          <table:table-cell office:value-type="float" office:value="3.78" calcext:value-type="float">
            <text:p>3.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float" office:value="16300" calcext:value-type="float">
            <text:p>16300</text:p>
          </table:table-cell>
          <table:table-cell office:value-type="float" office:value="1.63" calcext:value-type="float">
            <text:p>1.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6" calcext:value-type="float">
            <text:p>116</text:p>
          </table:table-cell>
          <table:table-cell office:value-type="float" office:value="11600" calcext:value-type="float">
            <text:p>11600</text:p>
          </table:table-cell>
          <table:table-cell office:value-type="float" office:value="1.16" calcext:value-type="float">
            <text:p>1.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5" calcext:value-type="float">
            <text:p>295</text:p>
          </table:table-cell>
          <table:table-cell office:value-type="float" office:value="29500" calcext:value-type="float">
            <text:p>29500</text:p>
          </table:table-cell>
          <table:table-cell office:value-type="float" office:value="2.95" calcext:value-type="float">
            <text:p>2.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70" calcext:value-type="float">
            <text:p>270</text:p>
          </table:table-cell>
          <table:table-cell office:value-type="float" office:value="27000" calcext:value-type="float">
            <text:p>27000</text:p>
          </table:table-cell>
          <table:table-cell office:value-type="float" office:value="2.7" calcext:value-type="float">
            <text:p>2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1" calcext:value-type="float">
            <text:p>161</text:p>
          </table:table-cell>
          <table:table-cell office:value-type="float" office:value="16100" calcext:value-type="float">
            <text:p>16100</text:p>
          </table:table-cell>
          <table:table-cell office:value-type="float" office:value="1.61" calcext:value-type="float">
            <text:p>1.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60" calcext:value-type="float">
            <text:p>360</text:p>
          </table:table-cell>
          <table:table-cell office:value-type="float" office:value="36000" calcext:value-type="float">
            <text:p>36000</text:p>
          </table:table-cell>
          <table:table-cell office:value-type="float" office:value="3.6" calcext:value-type="float">
            <text:p>3.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81" calcext:value-type="float">
            <text:p>281</text:p>
          </table:table-cell>
          <table:table-cell office:value-type="float" office:value="28100" calcext:value-type="float">
            <text:p>28100</text:p>
          </table:table-cell>
          <table:table-cell office:value-type="float" office:value="2.81" calcext:value-type="float">
            <text:p>2.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55" calcext:value-type="float">
            <text:p>355</text:p>
          </table:table-cell>
          <table:table-cell office:value-type="float" office:value="35500" calcext:value-type="float">
            <text:p>35500</text:p>
          </table:table-cell>
          <table:table-cell office:value-type="float" office:value="3.55" calcext:value-type="float">
            <text:p>3.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68" calcext:value-type="float">
            <text:p>468</text:p>
          </table:table-cell>
          <table:table-cell office:value-type="float" office:value="46800" calcext:value-type="float">
            <text:p>46800</text:p>
          </table:table-cell>
          <table:table-cell office:value-type="float" office:value="4.68" calcext:value-type="float">
            <text:p>4.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24" calcext:value-type="float">
            <text:p>324</text:p>
          </table:table-cell>
          <table:table-cell office:value-type="float" office:value="32400" calcext:value-type="float">
            <text:p>32400</text:p>
          </table:table-cell>
          <table:table-cell office:value-type="float" office:value="3.24" calcext:value-type="float">
            <text:p>3.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43" calcext:value-type="float">
            <text:p>243</text:p>
          </table:table-cell>
          <table:table-cell office:value-type="float" office:value="24300" calcext:value-type="float">
            <text:p>24300</text:p>
          </table:table-cell>
          <table:table-cell office:value-type="float" office:value="2.43" calcext:value-type="float">
            <text:p>2.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41600" calcext:value-type="float">
            <text:p>41600</text:p>
          </table:table-cell>
          <table:table-cell office:value-type="float" office:value="4.16" calcext:value-type="float">
            <text:p>4.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85" calcext:value-type="float">
            <text:p>485</text:p>
          </table:table-cell>
          <table:table-cell office:value-type="float" office:value="48500" calcext:value-type="float">
            <text:p>48500</text:p>
          </table:table-cell>
          <table:table-cell office:value-type="float" office:value="4.85" calcext:value-type="float">
            <text:p>4.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4" calcext:value-type="float">
            <text:p>94</text:p>
          </table:table-cell>
          <table:table-cell office:value-type="float" office:value="9400" calcext:value-type="float">
            <text:p>9400</text:p>
          </table:table-cell>
          <table:table-cell office:value-type="float" office:value="0.94" calcext:value-type="float">
            <text:p>0.94</text:p>
          </table:table-cell>
          <table:table-cell table:number-columns-repeated="17"/>
        </table:table-row>
        <table:table-row table:style-name="ro1" table:number-rows-repeated="104837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MultiSort" table:style-name="ta1">
        <table:table-column table:style-name="co1" table:number-columns-repeated="8" table:default-cell-style-name="Default"/>
        <table:table-column table:style-name="co10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dditional information</text:p>
          </table:table-cell>
          <table:table-cell/>
          <table:table-cell office:value-type="string" calcext:value-type="string">
            <text:p>Dataset randomiser formulae, random(500)</text:p>
          </table:table-cell>
          <table:table-cell table:number-columns-repeated="4"/>
          <table:table-cell table:style-name="ce3" office:value-type="string" calcext:value-type="string">
            <text:p>Multisort</text:p>
          </table:table-cell>
          <table:table-cell table:style-name="ce3" office:value-type="string" calcext:value-type="string">
            <text:p>Counts</text:p>
          </table:table-cell>
          <table:table-cell table:style-name="ce3" office:value-type="string" calcext:value-type="string">
            <text:p>Percentiles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Try changing this paramter to A-E →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0.08" calcext:value-type="float">
            <text:p>0.08</text:p>
          </table:table-cell>
          <table:table-cell table:formula="of:=FLOOR(RAND()*500;1)"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Autosort + filter by key.</text:p>
          </table:table-cell>
          <table:table-cell table:formula="of:=MIN([.$B$1:.$B$1048576])-1" office:value-type="float" office:value="-1" calcext:value-type="float">
            <text:p>-1</text:p>
          </table:table-cell>
          <table:table-cell table:formula="of:=IF([.$J3]=&quot;&quot;;&quot;&quot;;COUNTIFS([.$B$1:.$B$1048576];[.J3];[.$A$1:.$A$1048576];[.J$2]))" office:value-type="float" office:value="0" calcext:value-type="float">
            <text:p>0</text:p>
          </table:table-cell>
          <table:table-cell table:formula="of:=IF([.$K3]=&quot;&quot;;&quot;&quot;;FLOOR(100*SUM([.$K$3:.$K3])/SUM([.$K$1:.$K$1048576]);1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 office:value-type="float" office:value="17000" calcext:value-type="float">
            <text:p>17000</text:p>
          </table:table-cell>
          <table:table-cell office:value-type="float" office:value="1.7" calcext:value-type="float">
            <text:p>1.7</text:p>
          </table:table-cell>
          <table:table-cell table:formula="of:=[.E3]*100" office:value-type="float" office:value="100" calcext:value-type="float">
            <text:p>100</text:p>
          </table:table-cell>
          <table:table-cell table:number-columns-repeated="4"/>
          <table:table-cell table:formula="of:=IF([.J3]=&quot;&quot;;&quot;&quot;;IF(COM.MICROSOFT.MINIFS([.$B$1:.$B$1048576];[.$B$1:.$B$1048576];&quot;&gt;&quot;&amp;[.J3];[.$A$1:.$A$1048576];[.J$2])&lt;=[.J3];&quot;&quot;;COM.MICROSOFT.MINIFS([.$B$1:.$B$1048576];[.$B$1:.$B$1048576];&quot;&gt;&quot;&amp;[.J3];[.$A$1:.$A$1048576];[.J$2])))" office:value-type="float" office:value="0" calcext:value-type="float">
            <text:p>0</text:p>
          </table:table-cell>
          <table:table-cell table:formula="of:=IF([.$J4]=&quot;&quot;;&quot;&quot;;COUNTIFS([.$B$1:.$B$1048576];[.J4];[.$A$1:.$A$1048576];[.J$2]))" office:value-type="float" office:value="1" calcext:value-type="float">
            <text:p>1</text:p>
          </table:table-cell>
          <table:table-cell table:formula="of:=IF([.$K4]=&quot;&quot;;&quot;&quot;;FLOOR(100*SUM([.$K$3:.$K4])/SUM([.$K$1:.$K$1048576]);1))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</text:p>
          </table:table-cell>
          <table:table-cell office:value-type="float" office:value="335" calcext:value-type="float">
            <text:p>335</text:p>
          </table:table-cell>
          <table:table-cell office:value-type="float" office:value="33500" calcext:value-type="float">
            <text:p>33500</text:p>
          </table:table-cell>
          <table:table-cell office:value-type="float" office:value="3.35" calcext:value-type="float">
            <text:p>3.35</text:p>
          </table:table-cell>
          <table:table-cell table:formula="of:=[.E3]/100" office:value-type="float" office:value="0.01" calcext:value-type="float">
            <text:p>0.01</text:p>
          </table:table-cell>
          <table:table-cell table:number-columns-repeated="3"/>
          <table:table-cell office:value-type="string" calcext:value-type="string">
            <text:p>The same sort technique can be applied to custom subsets of the data, indicated by a paramter, to a limited extent.</text:p>
          </table:table-cell>
          <table:table-cell table:formula="of:=IF([.J4]=&quot;&quot;;&quot;&quot;;IF(COM.MICROSOFT.MINIFS([.$B$1:.$B$1048576];[.$B$1:.$B$1048576];&quot;&gt;&quot;&amp;[.J4];[.$A$1:.$A$1048576];[.J$2])&lt;=[.J4];&quot;&quot;;COM.MICROSOFT.MINIFS([.$B$1:.$B$1048576];[.$B$1:.$B$1048576];&quot;&gt;&quot;&amp;[.J4];[.$A$1:.$A$1048576];[.J$2])))" office:value-type="float" office:value="2" calcext:value-type="float">
            <text:p>2</text:p>
          </table:table-cell>
          <table:table-cell table:formula="of:=IF([.$J5]=&quot;&quot;;&quot;&quot;;COUNTIFS([.$B$1:.$B$1048576];[.J5];[.$A$1:.$A$1048576];[.J$2]))" office:value-type="float" office:value="1" calcext:value-type="float">
            <text:p>1</text:p>
          </table:table-cell>
          <table:table-cell table:formula="of:=IF([.$K5]=&quot;&quot;;&quot;&quot;;FLOOR(100*SUM([.$K$3:.$K5])/SUM([.$K$1:.$K$1048576]);1))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A</text:p>
          </table:table-cell>
          <table:table-cell office:value-type="float" office:value="236" calcext:value-type="float">
            <text:p>236</text:p>
          </table:table-cell>
          <table:table-cell office:value-type="float" office:value="23600" calcext:value-type="float">
            <text:p>23600</text:p>
          </table:table-cell>
          <table:table-cell office:value-type="float" office:value="2.36" calcext:value-type="float">
            <text:p>2.36</text:p>
          </table:table-cell>
          <table:table-cell table:number-columns-repeated="4"/>
          <table:table-cell office:value-type="string" calcext:value-type="string">
            <text:p>For specific keys, we can use an additional MINIFS / COUNTIFS condition of equality.</text:p>
          </table:table-cell>
          <table:table-cell table:formula="of:=IF([.J5]=&quot;&quot;;&quot;&quot;;IF(COM.MICROSOFT.MINIFS([.$B$1:.$B$1048576];[.$B$1:.$B$1048576];&quot;&gt;&quot;&amp;[.J5];[.$A$1:.$A$1048576];[.J$2])&lt;=[.J5];&quot;&quot;;COM.MICROSOFT.MINIFS([.$B$1:.$B$1048576];[.$B$1:.$B$1048576];&quot;&gt;&quot;&amp;[.J5];[.$A$1:.$A$1048576];[.J$2])))" office:value-type="float" office:value="8" calcext:value-type="float">
            <text:p>8</text:p>
          </table:table-cell>
          <table:table-cell table:formula="of:=IF([.$J6]=&quot;&quot;;&quot;&quot;;COUNTIFS([.$B$1:.$B$1048576];[.J6];[.$A$1:.$A$1048576];[.J$2]))" office:value-type="float" office:value="1" calcext:value-type="float">
            <text:p>1</text:p>
          </table:table-cell>
          <table:table-cell table:formula="of:=IF([.$K6]=&quot;&quot;;&quot;&quot;;FLOOR(100*SUM([.$K$3:.$K6])/SUM([.$K$1:.$K$1048576]);1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32200" calcext:value-type="float">
            <text:p>32200</text:p>
          </table:table-cell>
          <table:table-cell office:value-type="float" office:value="3.22" calcext:value-type="float">
            <text:p>3.22</text:p>
          </table:table-cell>
          <table:table-cell table:number-columns-repeated="4"/>
          <table:table-cell table:style-name="Default"/>
          <table:table-cell table:formula="of:=IF([.J6]=&quot;&quot;;&quot;&quot;;IF(COM.MICROSOFT.MINIFS([.$B$1:.$B$1048576];[.$B$1:.$B$1048576];&quot;&gt;&quot;&amp;[.J6];[.$A$1:.$A$1048576];[.J$2])&lt;=[.J6];&quot;&quot;;COM.MICROSOFT.MINIFS([.$B$1:.$B$1048576];[.$B$1:.$B$1048576];&quot;&gt;&quot;&amp;[.J6];[.$A$1:.$A$1048576];[.J$2])))" office:value-type="float" office:value="14" calcext:value-type="float">
            <text:p>14</text:p>
          </table:table-cell>
          <table:table-cell table:formula="of:=IF([.$J7]=&quot;&quot;;&quot;&quot;;COUNTIFS([.$B$1:.$B$1048576];[.J7];[.$A$1:.$A$1048576];[.J$2]))" office:value-type="float" office:value="1" calcext:value-type="float">
            <text:p>1</text:p>
          </table:table-cell>
          <table:table-cell table:formula="of:=IF([.$K7]=&quot;&quot;;&quot;&quot;;FLOOR(100*SUM([.$K$3:.$K7])/SUM([.$K$1:.$K$1048576]);1)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95" calcext:value-type="float">
            <text:p>495</text:p>
          </table:table-cell>
          <table:table-cell office:value-type="float" office:value="49500" calcext:value-type="float">
            <text:p>49500</text:p>
          </table:table-cell>
          <table:table-cell office:value-type="float" office:value="4.95" calcext:value-type="float">
            <text:p>4.95</text:p>
          </table:table-cell>
          <table:table-cell table:number-columns-repeated="4"/>
          <table:table-cell office:value-type="string" calcext:value-type="string">
            <text:p>Unfortunately, we cannot dynamically match the precise row back – this requires creating a new column which has the filtering key(s) built in, concatenated.</text:p>
          </table:table-cell>
          <table:table-cell table:formula="of:=IF([.J7]=&quot;&quot;;&quot;&quot;;IF(COM.MICROSOFT.MINIFS([.$B$1:.$B$1048576];[.$B$1:.$B$1048576];&quot;&gt;&quot;&amp;[.J7];[.$A$1:.$A$1048576];[.J$2])&lt;=[.J7];&quot;&quot;;COM.MICROSOFT.MINIFS([.$B$1:.$B$1048576];[.$B$1:.$B$1048576];&quot;&gt;&quot;&amp;[.J7];[.$A$1:.$A$1048576];[.J$2])))" office:value-type="float" office:value="44" calcext:value-type="float">
            <text:p>44</text:p>
          </table:table-cell>
          <table:table-cell table:formula="of:=IF([.$J8]=&quot;&quot;;&quot;&quot;;COUNTIFS([.$B$1:.$B$1048576];[.J8];[.$A$1:.$A$1048576];[.J$2]))" office:value-type="float" office:value="1" calcext:value-type="float">
            <text:p>1</text:p>
          </table:table-cell>
          <table:table-cell table:formula="of:=IF([.$K8]=&quot;&quot;;&quot;&quot;;FLOOR(100*SUM([.$K$3:.$K8])/SUM([.$K$1:.$K$1048576]);1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15" calcext:value-type="float">
            <text:p>215</text:p>
          </table:table-cell>
          <table:table-cell office:value-type="float" office:value="21500" calcext:value-type="float">
            <text:p>21500</text:p>
          </table:table-cell>
          <table:table-cell office:value-type="float" office:value="2.15" calcext:value-type="float">
            <text:p>2.15</text:p>
          </table:table-cell>
          <table:table-cell table:number-columns-repeated="4"/>
          <table:table-cell table:style-name="Default"/>
          <table:table-cell table:formula="of:=IF([.J8]=&quot;&quot;;&quot;&quot;;IF(COM.MICROSOFT.MINIFS([.$B$1:.$B$1048576];[.$B$1:.$B$1048576];&quot;&gt;&quot;&amp;[.J8];[.$A$1:.$A$1048576];[.J$2])&lt;=[.J8];&quot;&quot;;COM.MICROSOFT.MINIFS([.$B$1:.$B$1048576];[.$B$1:.$B$1048576];&quot;&gt;&quot;&amp;[.J8];[.$A$1:.$A$1048576];[.J$2])))" office:value-type="float" office:value="45" calcext:value-type="float">
            <text:p>45</text:p>
          </table:table-cell>
          <table:table-cell table:formula="of:=IF([.$J9]=&quot;&quot;;&quot;&quot;;COUNTIFS([.$B$1:.$B$1048576];[.J9];[.$A$1:.$A$1048576];[.J$2]))" office:value-type="float" office:value="1" calcext:value-type="float">
            <text:p>1</text:p>
          </table:table-cell>
          <table:table-cell table:formula="of:=IF([.$K9]=&quot;&quot;;&quot;&quot;;FLOOR(100*SUM([.$K$3:.$K9])/SUM([.$K$1:.$K$1048576]);1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51" calcext:value-type="float">
            <text:p>351</text:p>
          </table:table-cell>
          <table:table-cell office:value-type="float" office:value="35100" calcext:value-type="float">
            <text:p>35100</text:p>
          </table:table-cell>
          <table:table-cell office:value-type="float" office:value="3.51" calcext:value-type="float">
            <text:p>3.51</text:p>
          </table:table-cell>
          <table:table-cell table:number-columns-repeated="5"/>
          <table:table-cell table:formula="of:=IF([.J9]=&quot;&quot;;&quot;&quot;;IF(COM.MICROSOFT.MINIFS([.$B$1:.$B$1048576];[.$B$1:.$B$1048576];&quot;&gt;&quot;&amp;[.J9];[.$A$1:.$A$1048576];[.J$2])&lt;=[.J9];&quot;&quot;;COM.MICROSOFT.MINIFS([.$B$1:.$B$1048576];[.$B$1:.$B$1048576];&quot;&gt;&quot;&amp;[.J9];[.$A$1:.$A$1048576];[.J$2])))" office:value-type="float" office:value="49" calcext:value-type="float">
            <text:p>49</text:p>
          </table:table-cell>
          <table:table-cell table:formula="of:=IF([.$J10]=&quot;&quot;;&quot;&quot;;COUNTIFS([.$B$1:.$B$1048576];[.J10];[.$A$1:.$A$1048576];[.J$2]))" office:value-type="float" office:value="1" calcext:value-type="float">
            <text:p>1</text:p>
          </table:table-cell>
          <table:table-cell table:formula="of:=IF([.$K10]=&quot;&quot;;&quot;&quot;;FLOOR(100*SUM([.$K$3:.$K10])/SUM([.$K$1:.$K$1048576]);1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6" calcext:value-type="float">
            <text:p>416</text:p>
          </table:table-cell>
          <table:table-cell office:value-type="float" office:value="41600" calcext:value-type="float">
            <text:p>41600</text:p>
          </table:table-cell>
          <table:table-cell office:value-type="float" office:value="4.16" calcext:value-type="float">
            <text:p>4.16</text:p>
          </table:table-cell>
          <table:table-cell table:number-columns-repeated="5"/>
          <table:table-cell table:formula="of:=IF([.J10]=&quot;&quot;;&quot;&quot;;IF(COM.MICROSOFT.MINIFS([.$B$1:.$B$1048576];[.$B$1:.$B$1048576];&quot;&gt;&quot;&amp;[.J10];[.$A$1:.$A$1048576];[.J$2])&lt;=[.J10];&quot;&quot;;COM.MICROSOFT.MINIFS([.$B$1:.$B$1048576];[.$B$1:.$B$1048576];&quot;&gt;&quot;&amp;[.J10];[.$A$1:.$A$1048576];[.J$2])))" office:value-type="float" office:value="58" calcext:value-type="float">
            <text:p>58</text:p>
          </table:table-cell>
          <table:table-cell table:formula="of:=IF([.$J11]=&quot;&quot;;&quot;&quot;;COUNTIFS([.$B$1:.$B$1048576];[.J11];[.$A$1:.$A$1048576];[.J$2]))" office:value-type="float" office:value="1" calcext:value-type="float">
            <text:p>1</text:p>
          </table:table-cell>
          <table:table-cell table:formula="of:=IF([.$K11]=&quot;&quot;;&quot;&quot;;FLOOR(100*SUM([.$K$3:.$K11])/SUM([.$K$1:.$K$1048576]);1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5" calcext:value-type="float">
            <text:p>115</text:p>
          </table:table-cell>
          <table:table-cell office:value-type="float" office:value="11500" calcext:value-type="float">
            <text:p>11500</text:p>
          </table:table-cell>
          <table:table-cell office:value-type="float" office:value="1.15" calcext:value-type="float">
            <text:p>1.15</text:p>
          </table:table-cell>
          <table:table-cell table:number-columns-repeated="5"/>
          <table:table-cell table:formula="of:=IF([.J11]=&quot;&quot;;&quot;&quot;;IF(COM.MICROSOFT.MINIFS([.$B$1:.$B$1048576];[.$B$1:.$B$1048576];&quot;&gt;&quot;&amp;[.J11];[.$A$1:.$A$1048576];[.J$2])&lt;=[.J11];&quot;&quot;;COM.MICROSOFT.MINIFS([.$B$1:.$B$1048576];[.$B$1:.$B$1048576];&quot;&gt;&quot;&amp;[.J11];[.$A$1:.$A$1048576];[.J$2])))" office:value-type="float" office:value="69" calcext:value-type="float">
            <text:p>69</text:p>
          </table:table-cell>
          <table:table-cell table:formula="of:=IF([.$J12]=&quot;&quot;;&quot;&quot;;COUNTIFS([.$B$1:.$B$1048576];[.J12];[.$A$1:.$A$1048576];[.J$2]))" office:value-type="float" office:value="1" calcext:value-type="float">
            <text:p>1</text:p>
          </table:table-cell>
          <table:table-cell table:formula="of:=IF([.$K12]=&quot;&quot;;&quot;&quot;;FLOOR(100*SUM([.$K$3:.$K12])/SUM([.$K$1:.$K$1048576]);1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29800" calcext:value-type="float">
            <text:p>29800</text:p>
          </table:table-cell>
          <table:table-cell office:value-type="float" office:value="2.98" calcext:value-type="float">
            <text:p>2.98</text:p>
          </table:table-cell>
          <table:table-cell table:number-columns-repeated="5"/>
          <table:table-cell table:formula="of:=IF([.J12]=&quot;&quot;;&quot;&quot;;IF(COM.MICROSOFT.MINIFS([.$B$1:.$B$1048576];[.$B$1:.$B$1048576];&quot;&gt;&quot;&amp;[.J12];[.$A$1:.$A$1048576];[.J$2])&lt;=[.J12];&quot;&quot;;COM.MICROSOFT.MINIFS([.$B$1:.$B$1048576];[.$B$1:.$B$1048576];&quot;&gt;&quot;&amp;[.J12];[.$A$1:.$A$1048576];[.J$2])))" office:value-type="float" office:value="110" calcext:value-type="float">
            <text:p>110</text:p>
          </table:table-cell>
          <table:table-cell table:formula="of:=IF([.$J13]=&quot;&quot;;&quot;&quot;;COUNTIFS([.$B$1:.$B$1048576];[.J13];[.$A$1:.$A$1048576];[.J$2]))" office:value-type="float" office:value="1" calcext:value-type="float">
            <text:p>1</text:p>
          </table:table-cell>
          <table:table-cell table:formula="of:=IF([.$K13]=&quot;&quot;;&quot;&quot;;FLOOR(100*SUM([.$K$3:.$K13])/SUM([.$K$1:.$K$1048576]);1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5" calcext:value-type="float">
            <text:p>435</text:p>
          </table:table-cell>
          <table:table-cell office:value-type="float" office:value="43500" calcext:value-type="float">
            <text:p>43500</text:p>
          </table:table-cell>
          <table:table-cell office:value-type="float" office:value="4.35" calcext:value-type="float">
            <text:p>4.35</text:p>
          </table:table-cell>
          <table:table-cell table:number-columns-repeated="5"/>
          <table:table-cell table:formula="of:=IF([.J13]=&quot;&quot;;&quot;&quot;;IF(COM.MICROSOFT.MINIFS([.$B$1:.$B$1048576];[.$B$1:.$B$1048576];&quot;&gt;&quot;&amp;[.J13];[.$A$1:.$A$1048576];[.J$2])&lt;=[.J13];&quot;&quot;;COM.MICROSOFT.MINIFS([.$B$1:.$B$1048576];[.$B$1:.$B$1048576];&quot;&gt;&quot;&amp;[.J13];[.$A$1:.$A$1048576];[.J$2])))" office:value-type="float" office:value="113" calcext:value-type="float">
            <text:p>113</text:p>
          </table:table-cell>
          <table:table-cell table:formula="of:=IF([.$J14]=&quot;&quot;;&quot;&quot;;COUNTIFS([.$B$1:.$B$1048576];[.J14];[.$A$1:.$A$1048576];[.J$2]))" office:value-type="float" office:value="1" calcext:value-type="float">
            <text:p>1</text:p>
          </table:table-cell>
          <table:table-cell table:formula="of:=IF([.$K14]=&quot;&quot;;&quot;&quot;;FLOOR(100*SUM([.$K$3:.$K14])/SUM([.$K$1:.$K$1048576]);1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float" office:value="4500" calcext:value-type="float">
            <text:p>4500</text:p>
          </table:table-cell>
          <table:table-cell office:value-type="float" office:value="0.45" calcext:value-type="float">
            <text:p>0.45</text:p>
          </table:table-cell>
          <table:table-cell table:number-columns-repeated="5"/>
          <table:table-cell table:formula="of:=IF([.J14]=&quot;&quot;;&quot;&quot;;IF(COM.MICROSOFT.MINIFS([.$B$1:.$B$1048576];[.$B$1:.$B$1048576];&quot;&gt;&quot;&amp;[.J14];[.$A$1:.$A$1048576];[.J$2])&lt;=[.J14];&quot;&quot;;COM.MICROSOFT.MINIFS([.$B$1:.$B$1048576];[.$B$1:.$B$1048576];&quot;&gt;&quot;&amp;[.J14];[.$A$1:.$A$1048576];[.J$2])))" office:value-type="float" office:value="115" calcext:value-type="float">
            <text:p>115</text:p>
          </table:table-cell>
          <table:table-cell table:formula="of:=IF([.$J15]=&quot;&quot;;&quot;&quot;;COUNTIFS([.$B$1:.$B$1048576];[.J15];[.$A$1:.$A$1048576];[.J$2]))" office:value-type="float" office:value="1" calcext:value-type="float">
            <text:p>1</text:p>
          </table:table-cell>
          <table:table-cell table:formula="of:=IF([.$K15]=&quot;&quot;;&quot;&quot;;FLOOR(100*SUM([.$K$3:.$K15])/SUM([.$K$1:.$K$1048576]);1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0" calcext:value-type="float">
            <text:p>400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IF([.J15]=&quot;&quot;;&quot;&quot;;IF(COM.MICROSOFT.MINIFS([.$B$1:.$B$1048576];[.$B$1:.$B$1048576];&quot;&gt;&quot;&amp;[.J15];[.$A$1:.$A$1048576];[.J$2])&lt;=[.J15];&quot;&quot;;COM.MICROSOFT.MINIFS([.$B$1:.$B$1048576];[.$B$1:.$B$1048576];&quot;&gt;&quot;&amp;[.J15];[.$A$1:.$A$1048576];[.J$2])))" office:value-type="float" office:value="116" calcext:value-type="float">
            <text:p>116</text:p>
          </table:table-cell>
          <table:table-cell table:formula="of:=IF([.$J16]=&quot;&quot;;&quot;&quot;;COUNTIFS([.$B$1:.$B$1048576];[.J16];[.$A$1:.$A$1048576];[.J$2]))" office:value-type="float" office:value="1" calcext:value-type="float">
            <text:p>1</text:p>
          </table:table-cell>
          <table:table-cell table:formula="of:=IF([.$K16]=&quot;&quot;;&quot;&quot;;FLOOR(100*SUM([.$K$3:.$K16])/SUM([.$K$1:.$K$1048576]);1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78" calcext:value-type="float">
            <text:p>378</text:p>
          </table:table-cell>
          <table:table-cell office:value-type="float" office:value="37800" calcext:value-type="float">
            <text:p>37800</text:p>
          </table:table-cell>
          <table:table-cell office:value-type="float" office:value="3.78" calcext:value-type="float">
            <text:p>3.78</text:p>
          </table:table-cell>
          <table:table-cell table:number-columns-repeated="5"/>
          <table:table-cell table:formula="of:=IF([.J16]=&quot;&quot;;&quot;&quot;;IF(COM.MICROSOFT.MINIFS([.$B$1:.$B$1048576];[.$B$1:.$B$1048576];&quot;&gt;&quot;&amp;[.J16];[.$A$1:.$A$1048576];[.J$2])&lt;=[.J16];&quot;&quot;;COM.MICROSOFT.MINIFS([.$B$1:.$B$1048576];[.$B$1:.$B$1048576];&quot;&gt;&quot;&amp;[.J16];[.$A$1:.$A$1048576];[.J$2])))" office:value-type="float" office:value="155" calcext:value-type="float">
            <text:p>155</text:p>
          </table:table-cell>
          <table:table-cell table:formula="of:=IF([.$J17]=&quot;&quot;;&quot;&quot;;COUNTIFS([.$B$1:.$B$1048576];[.J17];[.$A$1:.$A$1048576];[.J$2]))" office:value-type="float" office:value="1" calcext:value-type="float">
            <text:p>1</text:p>
          </table:table-cell>
          <table:table-cell table:formula="of:=IF([.$K17]=&quot;&quot;;&quot;&quot;;FLOOR(100*SUM([.$K$3:.$K17])/SUM([.$K$1:.$K$1048576]);1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2" calcext:value-type="float">
            <text:p>0.02</text:p>
          </table:table-cell>
          <table:table-cell table:number-columns-repeated="5"/>
          <table:table-cell table:formula="of:=IF([.J17]=&quot;&quot;;&quot;&quot;;IF(COM.MICROSOFT.MINIFS([.$B$1:.$B$1048576];[.$B$1:.$B$1048576];&quot;&gt;&quot;&amp;[.J17];[.$A$1:.$A$1048576];[.J$2])&lt;=[.J17];&quot;&quot;;COM.MICROSOFT.MINIFS([.$B$1:.$B$1048576];[.$B$1:.$B$1048576];&quot;&gt;&quot;&amp;[.J17];[.$A$1:.$A$1048576];[.J$2])))" office:value-type="float" office:value="157" calcext:value-type="float">
            <text:p>157</text:p>
          </table:table-cell>
          <table:table-cell table:formula="of:=IF([.$J18]=&quot;&quot;;&quot;&quot;;COUNTIFS([.$B$1:.$B$1048576];[.J18];[.$A$1:.$A$1048576];[.J$2]))" office:value-type="float" office:value="1" calcext:value-type="float">
            <text:p>1</text:p>
          </table:table-cell>
          <table:table-cell table:formula="of:=IF([.$K18]=&quot;&quot;;&quot;&quot;;FLOOR(100*SUM([.$K$3:.$K18])/SUM([.$K$1:.$K$1048576]);1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31000" calcext:value-type="float">
            <text:p>31000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table:formula="of:=IF([.J18]=&quot;&quot;;&quot;&quot;;IF(COM.MICROSOFT.MINIFS([.$B$1:.$B$1048576];[.$B$1:.$B$1048576];&quot;&gt;&quot;&amp;[.J18];[.$A$1:.$A$1048576];[.J$2])&lt;=[.J18];&quot;&quot;;COM.MICROSOFT.MINIFS([.$B$1:.$B$1048576];[.$B$1:.$B$1048576];&quot;&gt;&quot;&amp;[.J18];[.$A$1:.$A$1048576];[.J$2])))" office:value-type="float" office:value="170" calcext:value-type="float">
            <text:p>170</text:p>
          </table:table-cell>
          <table:table-cell table:formula="of:=IF([.$J19]=&quot;&quot;;&quot;&quot;;COUNTIFS([.$B$1:.$B$1048576];[.J19];[.$A$1:.$A$1048576];[.J$2]))" office:value-type="float" office:value="1" calcext:value-type="float">
            <text:p>1</text:p>
          </table:table-cell>
          <table:table-cell table:formula="of:=IF([.$K19]=&quot;&quot;;&quot;&quot;;FLOOR(100*SUM([.$K$3:.$K19])/SUM([.$K$1:.$K$1048576]);1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4400" calcext:value-type="float">
            <text:p>4400</text:p>
          </table:table-cell>
          <table:table-cell office:value-type="float" office:value="0.44" calcext:value-type="float">
            <text:p>0.44</text:p>
          </table:table-cell>
          <table:table-cell table:number-columns-repeated="5"/>
          <table:table-cell table:formula="of:=IF([.J19]=&quot;&quot;;&quot;&quot;;IF(COM.MICROSOFT.MINIFS([.$B$1:.$B$1048576];[.$B$1:.$B$1048576];&quot;&gt;&quot;&amp;[.J19];[.$A$1:.$A$1048576];[.J$2])&lt;=[.J19];&quot;&quot;;COM.MICROSOFT.MINIFS([.$B$1:.$B$1048576];[.$B$1:.$B$1048576];&quot;&gt;&quot;&amp;[.J19];[.$A$1:.$A$1048576];[.J$2])))" office:value-type="float" office:value="215" calcext:value-type="float">
            <text:p>215</text:p>
          </table:table-cell>
          <table:table-cell table:formula="of:=IF([.$J20]=&quot;&quot;;&quot;&quot;;COUNTIFS([.$B$1:.$B$1048576];[.J20];[.$A$1:.$A$1048576];[.J$2]))" office:value-type="float" office:value="1" calcext:value-type="float">
            <text:p>1</text:p>
          </table:table-cell>
          <table:table-cell table:formula="of:=IF([.$K20]=&quot;&quot;;&quot;&quot;;FLOOR(100*SUM([.$K$3:.$K20])/SUM([.$K$1:.$K$1048576]);1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office:value-type="float" office:value="11000" calcext:value-type="float">
            <text:p>11000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table:formula="of:=IF([.J20]=&quot;&quot;;&quot;&quot;;IF(COM.MICROSOFT.MINIFS([.$B$1:.$B$1048576];[.$B$1:.$B$1048576];&quot;&gt;&quot;&amp;[.J20];[.$A$1:.$A$1048576];[.J$2])&lt;=[.J20];&quot;&quot;;COM.MICROSOFT.MINIFS([.$B$1:.$B$1048576];[.$B$1:.$B$1048576];&quot;&gt;&quot;&amp;[.J20];[.$A$1:.$A$1048576];[.J$2])))" office:value-type="float" office:value="222" calcext:value-type="float">
            <text:p>222</text:p>
          </table:table-cell>
          <table:table-cell table:formula="of:=IF([.$J21]=&quot;&quot;;&quot;&quot;;COUNTIFS([.$B$1:.$B$1048576];[.J21];[.$A$1:.$A$1048576];[.J$2]))" office:value-type="float" office:value="1" calcext:value-type="float">
            <text:p>1</text:p>
          </table:table-cell>
          <table:table-cell table:formula="of:=IF([.$K21]=&quot;&quot;;&quot;&quot;;FLOOR(100*SUM([.$K$3:.$K21])/SUM([.$K$1:.$K$1048576]);1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30300" calcext:value-type="float">
            <text:p>30300</text:p>
          </table:table-cell>
          <table:table-cell office:value-type="float" office:value="3.03" calcext:value-type="float">
            <text:p>3.03</text:p>
          </table:table-cell>
          <table:table-cell table:number-columns-repeated="5"/>
          <table:table-cell table:formula="of:=IF([.J21]=&quot;&quot;;&quot;&quot;;IF(COM.MICROSOFT.MINIFS([.$B$1:.$B$1048576];[.$B$1:.$B$1048576];&quot;&gt;&quot;&amp;[.J21];[.$A$1:.$A$1048576];[.J$2])&lt;=[.J21];&quot;&quot;;COM.MICROSOFT.MINIFS([.$B$1:.$B$1048576];[.$B$1:.$B$1048576];&quot;&gt;&quot;&amp;[.J21];[.$A$1:.$A$1048576];[.J$2])))" office:value-type="float" office:value="235" calcext:value-type="float">
            <text:p>235</text:p>
          </table:table-cell>
          <table:table-cell table:formula="of:=IF([.$J22]=&quot;&quot;;&quot;&quot;;COUNTIFS([.$B$1:.$B$1048576];[.J22];[.$A$1:.$A$1048576];[.J$2]))" office:value-type="float" office:value="1" calcext:value-type="float">
            <text:p>1</text:p>
          </table:table-cell>
          <table:table-cell table:formula="of:=IF([.$K22]=&quot;&quot;;&quot;&quot;;FLOOR(100*SUM([.$K$3:.$K22])/SUM([.$K$1:.$K$1048576]);1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31000" calcext:value-type="float">
            <text:p>31000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table:formula="of:=IF([.J22]=&quot;&quot;;&quot;&quot;;IF(COM.MICROSOFT.MINIFS([.$B$1:.$B$1048576];[.$B$1:.$B$1048576];&quot;&gt;&quot;&amp;[.J22];[.$A$1:.$A$1048576];[.J$2])&lt;=[.J22];&quot;&quot;;COM.MICROSOFT.MINIFS([.$B$1:.$B$1048576];[.$B$1:.$B$1048576];&quot;&gt;&quot;&amp;[.J22];[.$A$1:.$A$1048576];[.J$2])))" office:value-type="float" office:value="236" calcext:value-type="float">
            <text:p>236</text:p>
          </table:table-cell>
          <table:table-cell table:formula="of:=IF([.$J23]=&quot;&quot;;&quot;&quot;;COUNTIFS([.$B$1:.$B$1048576];[.J23];[.$A$1:.$A$1048576];[.J$2]))" office:value-type="float" office:value="1" calcext:value-type="float">
            <text:p>1</text:p>
          </table:table-cell>
          <table:table-cell table:formula="of:=IF([.$K23]=&quot;&quot;;&quot;&quot;;FLOOR(100*SUM([.$K$3:.$K23])/SUM([.$K$1:.$K$1048576]);1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400" calcext:value-type="float">
            <text:p>1400</text:p>
          </table:table-cell>
          <table:table-cell office:value-type="float" office:value="0.14" calcext:value-type="float">
            <text:p>0.14</text:p>
          </table:table-cell>
          <table:table-cell table:number-columns-repeated="5"/>
          <table:table-cell table:formula="of:=IF([.J23]=&quot;&quot;;&quot;&quot;;IF(COM.MICROSOFT.MINIFS([.$B$1:.$B$1048576];[.$B$1:.$B$1048576];&quot;&gt;&quot;&amp;[.J23];[.$A$1:.$A$1048576];[.J$2])&lt;=[.J23];&quot;&quot;;COM.MICROSOFT.MINIFS([.$B$1:.$B$1048576];[.$B$1:.$B$1048576];&quot;&gt;&quot;&amp;[.J23];[.$A$1:.$A$1048576];[.J$2])))" office:value-type="float" office:value="240" calcext:value-type="float">
            <text:p>240</text:p>
          </table:table-cell>
          <table:table-cell table:formula="of:=IF([.$J24]=&quot;&quot;;&quot;&quot;;COUNTIFS([.$B$1:.$B$1048576];[.J24];[.$A$1:.$A$1048576];[.J$2]))" office:value-type="float" office:value="1" calcext:value-type="float">
            <text:p>1</text:p>
          </table:table-cell>
          <table:table-cell table:formula="of:=IF([.$K24]=&quot;&quot;;&quot;&quot;;FLOOR(100*SUM([.$K$3:.$K24])/SUM([.$K$1:.$K$1048576]);1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8" calcext:value-type="float">
            <text:p>338</text:p>
          </table:table-cell>
          <table:table-cell office:value-type="float" office:value="33800" calcext:value-type="float">
            <text:p>33800</text:p>
          </table:table-cell>
          <table:table-cell office:value-type="float" office:value="3.38" calcext:value-type="float">
            <text:p>3.38</text:p>
          </table:table-cell>
          <table:table-cell table:number-columns-repeated="5"/>
          <table:table-cell table:formula="of:=IF([.J24]=&quot;&quot;;&quot;&quot;;IF(COM.MICROSOFT.MINIFS([.$B$1:.$B$1048576];[.$B$1:.$B$1048576];&quot;&gt;&quot;&amp;[.J24];[.$A$1:.$A$1048576];[.J$2])&lt;=[.J24];&quot;&quot;;COM.MICROSOFT.MINIFS([.$B$1:.$B$1048576];[.$B$1:.$B$1048576];&quot;&gt;&quot;&amp;[.J24];[.$A$1:.$A$1048576];[.J$2])))" office:value-type="float" office:value="298" calcext:value-type="float">
            <text:p>298</text:p>
          </table:table-cell>
          <table:table-cell table:formula="of:=IF([.$J25]=&quot;&quot;;&quot;&quot;;COUNTIFS([.$B$1:.$B$1048576];[.J25];[.$A$1:.$A$1048576];[.J$2]))" office:value-type="float" office:value="1" calcext:value-type="float">
            <text:p>1</text:p>
          </table:table-cell>
          <table:table-cell table:formula="of:=IF([.$K25]=&quot;&quot;;&quot;&quot;;FLOOR(100*SUM([.$K$3:.$K25])/SUM([.$K$1:.$K$1048576]);1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office:value-type="float" office:value="5800" calcext:value-type="float">
            <text:p>5800</text:p>
          </table:table-cell>
          <table:table-cell office:value-type="float" office:value="0.58" calcext:value-type="float">
            <text:p>0.58</text:p>
          </table:table-cell>
          <table:table-cell table:number-columns-repeated="5"/>
          <table:table-cell table:formula="of:=IF([.J25]=&quot;&quot;;&quot;&quot;;IF(COM.MICROSOFT.MINIFS([.$B$1:.$B$1048576];[.$B$1:.$B$1048576];&quot;&gt;&quot;&amp;[.J25];[.$A$1:.$A$1048576];[.J$2])&lt;=[.J25];&quot;&quot;;COM.MICROSOFT.MINIFS([.$B$1:.$B$1048576];[.$B$1:.$B$1048576];&quot;&gt;&quot;&amp;[.J25];[.$A$1:.$A$1048576];[.J$2])))" office:value-type="float" office:value="303" calcext:value-type="float">
            <text:p>303</text:p>
          </table:table-cell>
          <table:table-cell table:formula="of:=IF([.$J26]=&quot;&quot;;&quot;&quot;;COUNTIFS([.$B$1:.$B$1048576];[.J26];[.$A$1:.$A$1048576];[.J$2]))" office:value-type="float" office:value="1" calcext:value-type="float">
            <text:p>1</text:p>
          </table:table-cell>
          <table:table-cell table:formula="of:=IF([.$K26]=&quot;&quot;;&quot;&quot;;FLOOR(100*SUM([.$K$3:.$K26])/SUM([.$K$1:.$K$1048576]);1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62" calcext:value-type="float">
            <text:p>462</text:p>
          </table:table-cell>
          <table:table-cell office:value-type="float" office:value="46200" calcext:value-type="float">
            <text:p>46200</text:p>
          </table:table-cell>
          <table:table-cell office:value-type="float" office:value="4.62" calcext:value-type="float">
            <text:p>4.62</text:p>
          </table:table-cell>
          <table:table-cell table:number-columns-repeated="5"/>
          <table:table-cell table:formula="of:=IF([.J26]=&quot;&quot;;&quot;&quot;;IF(COM.MICROSOFT.MINIFS([.$B$1:.$B$1048576];[.$B$1:.$B$1048576];&quot;&gt;&quot;&amp;[.J26];[.$A$1:.$A$1048576];[.J$2])&lt;=[.J26];&quot;&quot;;COM.MICROSOFT.MINIFS([.$B$1:.$B$1048576];[.$B$1:.$B$1048576];&quot;&gt;&quot;&amp;[.J26];[.$A$1:.$A$1048576];[.J$2])))" office:value-type="float" office:value="310" calcext:value-type="float">
            <text:p>310</text:p>
          </table:table-cell>
          <table:table-cell table:formula="of:=IF([.$J27]=&quot;&quot;;&quot;&quot;;COUNTIFS([.$B$1:.$B$1048576];[.J27];[.$A$1:.$A$1048576];[.J$2]))" office:value-type="float" office:value="2" calcext:value-type="float">
            <text:p>2</text:p>
          </table:table-cell>
          <table:table-cell table:formula="of:=IF([.$K27]=&quot;&quot;;&quot;&quot;;FLOOR(100*SUM([.$K$3:.$K27])/SUM([.$K$1:.$K$1048576]);1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6900" calcext:value-type="float">
            <text:p>6900</text:p>
          </table:table-cell>
          <table:table-cell office:value-type="float" office:value="0.69" calcext:value-type="float">
            <text:p>0.69</text:p>
          </table:table-cell>
          <table:table-cell table:number-columns-repeated="5"/>
          <table:table-cell table:formula="of:=IF([.J27]=&quot;&quot;;&quot;&quot;;IF(COM.MICROSOFT.MINIFS([.$B$1:.$B$1048576];[.$B$1:.$B$1048576];&quot;&gt;&quot;&amp;[.J27];[.$A$1:.$A$1048576];[.J$2])&lt;=[.J27];&quot;&quot;;COM.MICROSOFT.MINIFS([.$B$1:.$B$1048576];[.$B$1:.$B$1048576];&quot;&gt;&quot;&amp;[.J27];[.$A$1:.$A$1048576];[.J$2])))" office:value-type="float" office:value="322" calcext:value-type="float">
            <text:p>322</text:p>
          </table:table-cell>
          <table:table-cell table:formula="of:=IF([.$J28]=&quot;&quot;;&quot;&quot;;COUNTIFS([.$B$1:.$B$1048576];[.J28];[.$A$1:.$A$1048576];[.J$2]))" office:value-type="float" office:value="1" calcext:value-type="float">
            <text:p>1</text:p>
          </table:table-cell>
          <table:table-cell table:formula="of:=IF([.$K28]=&quot;&quot;;&quot;&quot;;FLOOR(100*SUM([.$K$3:.$K28])/SUM([.$K$1:.$K$1048576]);1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47" calcext:value-type="float">
            <text:p>347</text:p>
          </table:table-cell>
          <table:table-cell office:value-type="float" office:value="34700" calcext:value-type="float">
            <text:p>34700</text:p>
          </table:table-cell>
          <table:table-cell office:value-type="float" office:value="3.47" calcext:value-type="float">
            <text:p>3.47</text:p>
          </table:table-cell>
          <table:table-cell table:number-columns-repeated="5"/>
          <table:table-cell table:formula="of:=IF([.J28]=&quot;&quot;;&quot;&quot;;IF(COM.MICROSOFT.MINIFS([.$B$1:.$B$1048576];[.$B$1:.$B$1048576];&quot;&gt;&quot;&amp;[.J28];[.$A$1:.$A$1048576];[.J$2])&lt;=[.J28];&quot;&quot;;COM.MICROSOFT.MINIFS([.$B$1:.$B$1048576];[.$B$1:.$B$1048576];&quot;&gt;&quot;&amp;[.J28];[.$A$1:.$A$1048576];[.J$2])))" office:value-type="float" office:value="335" calcext:value-type="float">
            <text:p>335</text:p>
          </table:table-cell>
          <table:table-cell table:formula="of:=IF([.$J29]=&quot;&quot;;&quot;&quot;;COUNTIFS([.$B$1:.$B$1048576];[.J29];[.$A$1:.$A$1048576];[.J$2]))" office:value-type="float" office:value="1" calcext:value-type="float">
            <text:p>1</text:p>
          </table:table-cell>
          <table:table-cell table:formula="of:=IF([.$K29]=&quot;&quot;;&quot;&quot;;FLOOR(100*SUM([.$K$3:.$K29])/SUM([.$K$1:.$K$1048576]);1)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63" calcext:value-type="float">
            <text:p>363</text:p>
          </table:table-cell>
          <table:table-cell office:value-type="float" office:value="36300" calcext:value-type="float">
            <text:p>36300</text:p>
          </table:table-cell>
          <table:table-cell office:value-type="float" office:value="3.63" calcext:value-type="float">
            <text:p>3.63</text:p>
          </table:table-cell>
          <table:table-cell table:number-columns-repeated="5"/>
          <table:table-cell table:formula="of:=IF([.J29]=&quot;&quot;;&quot;&quot;;IF(COM.MICROSOFT.MINIFS([.$B$1:.$B$1048576];[.$B$1:.$B$1048576];&quot;&gt;&quot;&amp;[.J29];[.$A$1:.$A$1048576];[.J$2])&lt;=[.J29];&quot;&quot;;COM.MICROSOFT.MINIFS([.$B$1:.$B$1048576];[.$B$1:.$B$1048576];&quot;&gt;&quot;&amp;[.J29];[.$A$1:.$A$1048576];[.J$2])))" office:value-type="float" office:value="338" calcext:value-type="float">
            <text:p>338</text:p>
          </table:table-cell>
          <table:table-cell table:formula="of:=IF([.$J30]=&quot;&quot;;&quot;&quot;;COUNTIFS([.$B$1:.$B$1048576];[.J30];[.$A$1:.$A$1048576];[.J$2]))" office:value-type="float" office:value="1" calcext:value-type="float">
            <text:p>1</text:p>
          </table:table-cell>
          <table:table-cell table:formula="of:=IF([.$K30]=&quot;&quot;;&quot;&quot;;FLOOR(100*SUM([.$K$3:.$K30])/SUM([.$K$1:.$K$1048576]);1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2" calcext:value-type="float">
            <text:p>412</text:p>
          </table:table-cell>
          <table:table-cell office:value-type="float" office:value="41200" calcext:value-type="float">
            <text:p>41200</text:p>
          </table:table-cell>
          <table:table-cell office:value-type="float" office:value="4.12" calcext:value-type="float">
            <text:p>4.12</text:p>
          </table:table-cell>
          <table:table-cell table:number-columns-repeated="5"/>
          <table:table-cell table:formula="of:=IF([.J30]=&quot;&quot;;&quot;&quot;;IF(COM.MICROSOFT.MINIFS([.$B$1:.$B$1048576];[.$B$1:.$B$1048576];&quot;&gt;&quot;&amp;[.J30];[.$A$1:.$A$1048576];[.J$2])&lt;=[.J30];&quot;&quot;;COM.MICROSOFT.MINIFS([.$B$1:.$B$1048576];[.$B$1:.$B$1048576];&quot;&gt;&quot;&amp;[.J30];[.$A$1:.$A$1048576];[.J$2])))" office:value-type="float" office:value="347" calcext:value-type="float">
            <text:p>347</text:p>
          </table:table-cell>
          <table:table-cell table:formula="of:=IF([.$J31]=&quot;&quot;;&quot;&quot;;COUNTIFS([.$B$1:.$B$1048576];[.J31];[.$A$1:.$A$1048576];[.J$2]))" office:value-type="float" office:value="1" calcext:value-type="float">
            <text:p>1</text:p>
          </table:table-cell>
          <table:table-cell table:formula="of:=IF([.$K31]=&quot;&quot;;&quot;&quot;;FLOOR(100*SUM([.$K$3:.$K31])/SUM([.$K$1:.$K$1048576]);1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96" calcext:value-type="float">
            <text:p>496</text:p>
          </table:table-cell>
          <table:table-cell office:value-type="float" office:value="49600" calcext:value-type="float">
            <text:p>49600</text:p>
          </table:table-cell>
          <table:table-cell office:value-type="float" office:value="4.96" calcext:value-type="float">
            <text:p>4.96</text:p>
          </table:table-cell>
          <table:table-cell table:number-columns-repeated="5"/>
          <table:table-cell table:formula="of:=IF([.J31]=&quot;&quot;;&quot;&quot;;IF(COM.MICROSOFT.MINIFS([.$B$1:.$B$1048576];[.$B$1:.$B$1048576];&quot;&gt;&quot;&amp;[.J31];[.$A$1:.$A$1048576];[.J$2])&lt;=[.J31];&quot;&quot;;COM.MICROSOFT.MINIFS([.$B$1:.$B$1048576];[.$B$1:.$B$1048576];&quot;&gt;&quot;&amp;[.J31];[.$A$1:.$A$1048576];[.J$2])))" office:value-type="float" office:value="351" calcext:value-type="float">
            <text:p>351</text:p>
          </table:table-cell>
          <table:table-cell table:formula="of:=IF([.$J32]=&quot;&quot;;&quot;&quot;;COUNTIFS([.$B$1:.$B$1048576];[.J32];[.$A$1:.$A$1048576];[.J$2]))" office:value-type="float" office:value="1" calcext:value-type="float">
            <text:p>1</text:p>
          </table:table-cell>
          <table:table-cell table:formula="of:=IF([.$K32]=&quot;&quot;;&quot;&quot;;FLOOR(100*SUM([.$K$3:.$K32])/SUM([.$K$1:.$K$1048576]);1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82" calcext:value-type="float">
            <text:p>482</text:p>
          </table:table-cell>
          <table:table-cell office:value-type="float" office:value="48200" calcext:value-type="float">
            <text:p>48200</text:p>
          </table:table-cell>
          <table:table-cell office:value-type="float" office:value="4.82" calcext:value-type="float">
            <text:p>4.82</text:p>
          </table:table-cell>
          <table:table-cell table:number-columns-repeated="5"/>
          <table:table-cell table:formula="of:=IF([.J32]=&quot;&quot;;&quot;&quot;;IF(COM.MICROSOFT.MINIFS([.$B$1:.$B$1048576];[.$B$1:.$B$1048576];&quot;&gt;&quot;&amp;[.J32];[.$A$1:.$A$1048576];[.J$2])&lt;=[.J32];&quot;&quot;;COM.MICROSOFT.MINIFS([.$B$1:.$B$1048576];[.$B$1:.$B$1048576];&quot;&gt;&quot;&amp;[.J32];[.$A$1:.$A$1048576];[.J$2])))" office:value-type="float" office:value="363" calcext:value-type="float">
            <text:p>363</text:p>
          </table:table-cell>
          <table:table-cell table:formula="of:=IF([.$J33]=&quot;&quot;;&quot;&quot;;COUNTIFS([.$B$1:.$B$1048576];[.J33];[.$A$1:.$A$1048576];[.J$2]))" office:value-type="float" office:value="1" calcext:value-type="float">
            <text:p>1</text:p>
          </table:table-cell>
          <table:table-cell table:formula="of:=IF([.$K33]=&quot;&quot;;&quot;&quot;;FLOOR(100*SUM([.$K$3:.$K33])/SUM([.$K$1:.$K$1048576]);1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5" calcext:value-type="float">
            <text:p>235</text:p>
          </table:table-cell>
          <table:table-cell office:value-type="float" office:value="23500" calcext:value-type="float">
            <text:p>23500</text:p>
          </table:table-cell>
          <table:table-cell office:value-type="float" office:value="2.35" calcext:value-type="float">
            <text:p>2.35</text:p>
          </table:table-cell>
          <table:table-cell table:number-columns-repeated="5"/>
          <table:table-cell table:formula="of:=IF([.J33]=&quot;&quot;;&quot;&quot;;IF(COM.MICROSOFT.MINIFS([.$B$1:.$B$1048576];[.$B$1:.$B$1048576];&quot;&gt;&quot;&amp;[.J33];[.$A$1:.$A$1048576];[.J$2])&lt;=[.J33];&quot;&quot;;COM.MICROSOFT.MINIFS([.$B$1:.$B$1048576];[.$B$1:.$B$1048576];&quot;&gt;&quot;&amp;[.J33];[.$A$1:.$A$1048576];[.J$2])))" office:value-type="float" office:value="378" calcext:value-type="float">
            <text:p>378</text:p>
          </table:table-cell>
          <table:table-cell table:formula="of:=IF([.$J34]=&quot;&quot;;&quot;&quot;;COUNTIFS([.$B$1:.$B$1048576];[.J34];[.$A$1:.$A$1048576];[.J$2]))" office:value-type="float" office:value="1" calcext:value-type="float">
            <text:p>1</text:p>
          </table:table-cell>
          <table:table-cell table:formula="of:=IF([.$K34]=&quot;&quot;;&quot;&quot;;FLOOR(100*SUM([.$K$3:.$K34])/SUM([.$K$1:.$K$1048576]);1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formula="of:=IF([.J34]=&quot;&quot;;&quot;&quot;;IF(COM.MICROSOFT.MINIFS([.$B$1:.$B$1048576];[.$B$1:.$B$1048576];&quot;&gt;&quot;&amp;[.J34];[.$A$1:.$A$1048576];[.J$2])&lt;=[.J34];&quot;&quot;;COM.MICROSOFT.MINIFS([.$B$1:.$B$1048576];[.$B$1:.$B$1048576];&quot;&gt;&quot;&amp;[.J34];[.$A$1:.$A$1048576];[.J$2])))" office:value-type="float" office:value="400" calcext:value-type="float">
            <text:p>400</text:p>
          </table:table-cell>
          <table:table-cell table:formula="of:=IF([.$J35]=&quot;&quot;;&quot;&quot;;COUNTIFS([.$B$1:.$B$1048576];[.J35];[.$A$1:.$A$1048576];[.J$2]))" office:value-type="float" office:value="1" calcext:value-type="float">
            <text:p>1</text:p>
          </table:table-cell>
          <table:table-cell table:formula="of:=IF([.$K35]=&quot;&quot;;&quot;&quot;;FLOOR(100*SUM([.$K$3:.$K35])/SUM([.$K$1:.$K$1048576]);1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2" calcext:value-type="float">
            <text:p>222</text:p>
          </table:table-cell>
          <table:table-cell office:value-type="float" office:value="22200" calcext:value-type="float">
            <text:p>22200</text:p>
          </table:table-cell>
          <table:table-cell office:value-type="float" office:value="2.22" calcext:value-type="float">
            <text:p>2.22</text:p>
          </table:table-cell>
          <table:table-cell table:number-columns-repeated="5"/>
          <table:table-cell table:formula="of:=IF([.J35]=&quot;&quot;;&quot;&quot;;IF(COM.MICROSOFT.MINIFS([.$B$1:.$B$1048576];[.$B$1:.$B$1048576];&quot;&gt;&quot;&amp;[.J35];[.$A$1:.$A$1048576];[.J$2])&lt;=[.J35];&quot;&quot;;COM.MICROSOFT.MINIFS([.$B$1:.$B$1048576];[.$B$1:.$B$1048576];&quot;&gt;&quot;&amp;[.J35];[.$A$1:.$A$1048576];[.J$2])))" office:value-type="float" office:value="412" calcext:value-type="float">
            <text:p>412</text:p>
          </table:table-cell>
          <table:table-cell table:formula="of:=IF([.$J36]=&quot;&quot;;&quot;&quot;;COUNTIFS([.$B$1:.$B$1048576];[.J36];[.$A$1:.$A$1048576];[.J$2]))" office:value-type="float" office:value="1" calcext:value-type="float">
            <text:p>1</text:p>
          </table:table-cell>
          <table:table-cell table:formula="of:=IF([.$K36]=&quot;&quot;;&quot;&quot;;FLOOR(100*SUM([.$K$3:.$K36])/SUM([.$K$1:.$K$1048576]);1)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float" office:value="11300" calcext:value-type="float">
            <text:p>11300</text:p>
          </table:table-cell>
          <table:table-cell office:value-type="float" office:value="1.13" calcext:value-type="float">
            <text:p>1.13</text:p>
          </table:table-cell>
          <table:table-cell table:number-columns-repeated="5"/>
          <table:table-cell table:formula="of:=IF([.J36]=&quot;&quot;;&quot;&quot;;IF(COM.MICROSOFT.MINIFS([.$B$1:.$B$1048576];[.$B$1:.$B$1048576];&quot;&gt;&quot;&amp;[.J36];[.$A$1:.$A$1048576];[.J$2])&lt;=[.J36];&quot;&quot;;COM.MICROSOFT.MINIFS([.$B$1:.$B$1048576];[.$B$1:.$B$1048576];&quot;&gt;&quot;&amp;[.J36];[.$A$1:.$A$1048576];[.J$2])))" office:value-type="float" office:value="416" calcext:value-type="float">
            <text:p>416</text:p>
          </table:table-cell>
          <table:table-cell table:formula="of:=IF([.$J37]=&quot;&quot;;&quot;&quot;;COUNTIFS([.$B$1:.$B$1048576];[.J37];[.$A$1:.$A$1048576];[.J$2]))" office:value-type="float" office:value="1" calcext:value-type="float">
            <text:p>1</text:p>
          </table:table-cell>
          <table:table-cell table:formula="of:=IF([.$K37]=&quot;&quot;;&quot;&quot;;FLOOR(100*SUM([.$K$3:.$K37])/SUM([.$K$1:.$K$1048576]);1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6" calcext:value-type="float">
            <text:p>116</text:p>
          </table:table-cell>
          <table:table-cell office:value-type="float" office:value="11600" calcext:value-type="float">
            <text:p>11600</text:p>
          </table:table-cell>
          <table:table-cell office:value-type="float" office:value="1.16" calcext:value-type="float">
            <text:p>1.16</text:p>
          </table:table-cell>
          <table:table-cell table:number-columns-repeated="5"/>
          <table:table-cell table:formula="of:=IF([.J37]=&quot;&quot;;&quot;&quot;;IF(COM.MICROSOFT.MINIFS([.$B$1:.$B$1048576];[.$B$1:.$B$1048576];&quot;&gt;&quot;&amp;[.J37];[.$A$1:.$A$1048576];[.J$2])&lt;=[.J37];&quot;&quot;;COM.MICROSOFT.MINIFS([.$B$1:.$B$1048576];[.$B$1:.$B$1048576];&quot;&gt;&quot;&amp;[.J37];[.$A$1:.$A$1048576];[.J$2])))" office:value-type="float" office:value="435" calcext:value-type="float">
            <text:p>435</text:p>
          </table:table-cell>
          <table:table-cell table:formula="of:=IF([.$J38]=&quot;&quot;;&quot;&quot;;COUNTIFS([.$B$1:.$B$1048576];[.J38];[.$A$1:.$A$1048576];[.J$2]))" office:value-type="float" office:value="1" calcext:value-type="float">
            <text:p>1</text:p>
          </table:table-cell>
          <table:table-cell table:formula="of:=IF([.$K38]=&quot;&quot;;&quot;&quot;;FLOOR(100*SUM([.$K$3:.$K38])/SUM([.$K$1:.$K$1048576]);1)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0" calcext:value-type="float">
            <text:p>240</text:p>
          </table:table-cell>
          <table:table-cell office:value-type="float" office:value="24000" calcext:value-type="float">
            <text:p>24000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table:formula="of:=IF([.J38]=&quot;&quot;;&quot;&quot;;IF(COM.MICROSOFT.MINIFS([.$B$1:.$B$1048576];[.$B$1:.$B$1048576];&quot;&gt;&quot;&amp;[.J38];[.$A$1:.$A$1048576];[.J$2])&lt;=[.J38];&quot;&quot;;COM.MICROSOFT.MINIFS([.$B$1:.$B$1048576];[.$B$1:.$B$1048576];&quot;&gt;&quot;&amp;[.J38];[.$A$1:.$A$1048576];[.J$2])))" office:value-type="float" office:value="450" calcext:value-type="float">
            <text:p>450</text:p>
          </table:table-cell>
          <table:table-cell table:formula="of:=IF([.$J39]=&quot;&quot;;&quot;&quot;;COUNTIFS([.$B$1:.$B$1048576];[.J39];[.$A$1:.$A$1048576];[.J$2]))" office:value-type="float" office:value="1" calcext:value-type="float">
            <text:p>1</text:p>
          </table:table-cell>
          <table:table-cell table:formula="of:=IF([.$K39]=&quot;&quot;;&quot;&quot;;FLOOR(100*SUM([.$K$3:.$K39])/SUM([.$K$1:.$K$1048576]);1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50" calcext:value-type="float">
            <text:p>450</text:p>
          </table:table-cell>
          <table:table-cell office:value-type="float" office:value="45000" calcext:value-type="float">
            <text:p>45000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table:formula="of:=IF([.J39]=&quot;&quot;;&quot;&quot;;IF(COM.MICROSOFT.MINIFS([.$B$1:.$B$1048576];[.$B$1:.$B$1048576];&quot;&gt;&quot;&amp;[.J39];[.$A$1:.$A$1048576];[.J$2])&lt;=[.J39];&quot;&quot;;COM.MICROSOFT.MINIFS([.$B$1:.$B$1048576];[.$B$1:.$B$1048576];&quot;&gt;&quot;&amp;[.J39];[.$A$1:.$A$1048576];[.J$2])))" office:value-type="float" office:value="462" calcext:value-type="float">
            <text:p>462</text:p>
          </table:table-cell>
          <table:table-cell table:formula="of:=IF([.$J40]=&quot;&quot;;&quot;&quot;;COUNTIFS([.$B$1:.$B$1048576];[.J40];[.$A$1:.$A$1048576];[.J$2]))" office:value-type="float" office:value="1" calcext:value-type="float">
            <text:p>1</text:p>
          </table:table-cell>
          <table:table-cell table:formula="of:=IF([.$K40]=&quot;&quot;;&quot;&quot;;FLOOR(100*SUM([.$K$3:.$K40])/SUM([.$K$1:.$K$1048576]);1)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4900" calcext:value-type="float">
            <text:p>4900</text:p>
          </table:table-cell>
          <table:table-cell office:value-type="float" office:value="0.49" calcext:value-type="float">
            <text:p>0.49</text:p>
          </table:table-cell>
          <table:table-cell table:number-columns-repeated="5"/>
          <table:table-cell table:formula="of:=IF([.J40]=&quot;&quot;;&quot;&quot;;IF(COM.MICROSOFT.MINIFS([.$B$1:.$B$1048576];[.$B$1:.$B$1048576];&quot;&gt;&quot;&amp;[.J40];[.$A$1:.$A$1048576];[.J$2])&lt;=[.J40];&quot;&quot;;COM.MICROSOFT.MINIFS([.$B$1:.$B$1048576];[.$B$1:.$B$1048576];&quot;&gt;&quot;&amp;[.J40];[.$A$1:.$A$1048576];[.J$2])))" office:value-type="float" office:value="482" calcext:value-type="float">
            <text:p>482</text:p>
          </table:table-cell>
          <table:table-cell table:formula="of:=IF([.$J41]=&quot;&quot;;&quot;&quot;;COUNTIFS([.$B$1:.$B$1048576];[.J41];[.$A$1:.$A$1048576];[.J$2]))" office:value-type="float" office:value="1" calcext:value-type="float">
            <text:p>1</text:p>
          </table:table-cell>
          <table:table-cell table:formula="of:=IF([.$K41]=&quot;&quot;;&quot;&quot;;FLOOR(100*SUM([.$K$3:.$K41])/SUM([.$K$1:.$K$1048576]);1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5" calcext:value-type="float">
            <text:p>155</text:p>
          </table:table-cell>
          <table:table-cell office:value-type="float" office:value="15500" calcext:value-type="float">
            <text:p>15500</text:p>
          </table:table-cell>
          <table:table-cell office:value-type="float" office:value="1.55" calcext:value-type="float">
            <text:p>1.55</text:p>
          </table:table-cell>
          <table:table-cell table:number-columns-repeated="5"/>
          <table:table-cell table:formula="of:=IF([.J41]=&quot;&quot;;&quot;&quot;;IF(COM.MICROSOFT.MINIFS([.$B$1:.$B$1048576];[.$B$1:.$B$1048576];&quot;&gt;&quot;&amp;[.J41];[.$A$1:.$A$1048576];[.J$2])&lt;=[.J41];&quot;&quot;;COM.MICROSOFT.MINIFS([.$B$1:.$B$1048576];[.$B$1:.$B$1048576];&quot;&gt;&quot;&amp;[.J41];[.$A$1:.$A$1048576];[.J$2])))" office:value-type="float" office:value="495" calcext:value-type="float">
            <text:p>495</text:p>
          </table:table-cell>
          <table:table-cell table:formula="of:=IF([.$J42]=&quot;&quot;;&quot;&quot;;COUNTIFS([.$B$1:.$B$1048576];[.J42];[.$A$1:.$A$1048576];[.J$2]))" office:value-type="float" office:value="1" calcext:value-type="float">
            <text:p>1</text:p>
          </table:table-cell>
          <table:table-cell table:formula="of:=IF([.$K42]=&quot;&quot;;&quot;&quot;;FLOOR(100*SUM([.$K$3:.$K42])/SUM([.$K$1:.$K$1048576]);1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7" calcext:value-type="float">
            <text:p>157</text:p>
          </table:table-cell>
          <table:table-cell office:value-type="float" office:value="15700" calcext:value-type="float">
            <text:p>15700</text:p>
          </table:table-cell>
          <table:table-cell office:value-type="float" office:value="1.57" calcext:value-type="float">
            <text:p>1.57</text:p>
          </table:table-cell>
          <table:table-cell table:number-columns-repeated="5"/>
          <table:table-cell table:formula="of:=IF([.J42]=&quot;&quot;;&quot;&quot;;IF(COM.MICROSOFT.MINIFS([.$B$1:.$B$1048576];[.$B$1:.$B$1048576];&quot;&gt;&quot;&amp;[.J42];[.$A$1:.$A$1048576];[.J$2])&lt;=[.J42];&quot;&quot;;COM.MICROSOFT.MINIFS([.$B$1:.$B$1048576];[.$B$1:.$B$1048576];&quot;&gt;&quot;&amp;[.J42];[.$A$1:.$A$1048576];[.J$2])))" office:value-type="float" office:value="496" calcext:value-type="float">
            <text:p>496</text:p>
          </table:table-cell>
          <table:table-cell table:formula="of:=IF([.$J43]=&quot;&quot;;&quot;&quot;;COUNTIFS([.$B$1:.$B$1048576];[.J43];[.$A$1:.$A$1048576];[.J$2]))" office:value-type="float" office:value="1" calcext:value-type="float">
            <text:p>1</text:p>
          </table:table-cell>
          <table:table-cell table:formula="of:=IF([.$K43]=&quot;&quot;;&quot;&quot;;FLOOR(100*SUM([.$K$3:.$K43])/SUM([.$K$1:.$K$1048576]);1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50" calcext:value-type="float">
            <text:p>150</text:p>
          </table:table-cell>
          <table:table-cell office:value-type="float" office:value="15000" calcext:value-type="float">
            <text:p>15000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table:formula="of:=IF([.J43]=&quot;&quot;;&quot;&quot;;IF(COM.MICROSOFT.MINIFS([.$B$1:.$B$1048576];[.$B$1:.$B$1048576];&quot;&gt;&quot;&amp;[.J43];[.$A$1:.$A$1048576];[.J$2])&lt;=[.J43];&quot;&quot;;COM.MICROSOFT.MINIFS([.$B$1:.$B$1048576];[.$B$1:.$B$1048576];&quot;&gt;&quot;&amp;[.J43];[.$A$1:.$A$1048576];[.J$2])))">
            <text:p/>
          </table:table-cell>
          <table:table-cell table:formula="of:=IF([.$J44]=&quot;&quot;;&quot;&quot;;COUNTIFS([.$B$1:.$B$1048576];[.J44];[.$A$1:.$A$1048576];[.J$2]))">
            <text:p/>
          </table:table-cell>
          <table:table-cell table:formula="of:=IF([.$K44]=&quot;&quot;;&quot;&quot;;FLOOR(100*SUM([.$K$3:.$K44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39" calcext:value-type="float">
            <text:p>439</text:p>
          </table:table-cell>
          <table:table-cell office:value-type="float" office:value="43900" calcext:value-type="float">
            <text:p>43900</text:p>
          </table:table-cell>
          <table:table-cell office:value-type="float" office:value="4.39" calcext:value-type="float">
            <text:p>4.39</text:p>
          </table:table-cell>
          <table:table-cell table:number-columns-repeated="5"/>
          <table:table-cell table:formula="of:=IF([.J44]=&quot;&quot;;&quot;&quot;;IF(COM.MICROSOFT.MINIFS([.$B$1:.$B$1048576];[.$B$1:.$B$1048576];&quot;&gt;&quot;&amp;[.J44];[.$A$1:.$A$1048576];[.J$2])&lt;=[.J44];&quot;&quot;;COM.MICROSOFT.MINIFS([.$B$1:.$B$1048576];[.$B$1:.$B$1048576];&quot;&gt;&quot;&amp;[.J44];[.$A$1:.$A$1048576];[.J$2])))">
            <text:p/>
          </table:table-cell>
          <table:table-cell table:formula="of:=IF([.$J45]=&quot;&quot;;&quot;&quot;;COUNTIFS([.$B$1:.$B$1048576];[.J45];[.$A$1:.$A$1048576];[.J$2]))">
            <text:p/>
          </table:table-cell>
          <table:table-cell table:formula="of:=IF([.$K45]=&quot;&quot;;&quot;&quot;;FLOOR(100*SUM([.$K$3:.$K45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76" calcext:value-type="float">
            <text:p>476</text:p>
          </table:table-cell>
          <table:table-cell office:value-type="float" office:value="47600" calcext:value-type="float">
            <text:p>47600</text:p>
          </table:table-cell>
          <table:table-cell office:value-type="float" office:value="4.76" calcext:value-type="float">
            <text:p>4.76</text:p>
          </table:table-cell>
          <table:table-cell table:number-columns-repeated="5"/>
          <table:table-cell table:formula="of:=IF([.J45]=&quot;&quot;;&quot;&quot;;IF(COM.MICROSOFT.MINIFS([.$B$1:.$B$1048576];[.$B$1:.$B$1048576];&quot;&gt;&quot;&amp;[.J45];[.$A$1:.$A$1048576];[.J$2])&lt;=[.J45];&quot;&quot;;COM.MICROSOFT.MINIFS([.$B$1:.$B$1048576];[.$B$1:.$B$1048576];&quot;&gt;&quot;&amp;[.J45];[.$A$1:.$A$1048576];[.J$2])))">
            <text:p/>
          </table:table-cell>
          <table:table-cell table:formula="of:=IF([.$J46]=&quot;&quot;;&quot;&quot;;COUNTIFS([.$B$1:.$B$1048576];[.J46];[.$A$1:.$A$1048576];[.J$2]))">
            <text:p/>
          </table:table-cell>
          <table:table-cell table:formula="of:=IF([.$K46]=&quot;&quot;;&quot;&quot;;FLOOR(100*SUM([.$K$3:.$K46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78" calcext:value-type="float">
            <text:p>178</text:p>
          </table:table-cell>
          <table:table-cell office:value-type="float" office:value="17800" calcext:value-type="float">
            <text:p>17800</text:p>
          </table:table-cell>
          <table:table-cell office:value-type="float" office:value="1.78" calcext:value-type="float">
            <text:p>1.78</text:p>
          </table:table-cell>
          <table:table-cell table:number-columns-repeated="5"/>
          <table:table-cell table:formula="of:=IF([.J46]=&quot;&quot;;&quot;&quot;;IF(COM.MICROSOFT.MINIFS([.$B$1:.$B$1048576];[.$B$1:.$B$1048576];&quot;&gt;&quot;&amp;[.J46];[.$A$1:.$A$1048576];[.J$2])&lt;=[.J46];&quot;&quot;;COM.MICROSOFT.MINIFS([.$B$1:.$B$1048576];[.$B$1:.$B$1048576];&quot;&gt;&quot;&amp;[.J46];[.$A$1:.$A$1048576];[.J$2])))">
            <text:p/>
          </table:table-cell>
          <table:table-cell table:formula="of:=IF([.$J47]=&quot;&quot;;&quot;&quot;;COUNTIFS([.$B$1:.$B$1048576];[.J47];[.$A$1:.$A$1048576];[.J$2]))">
            <text:p/>
          </table:table-cell>
          <table:table-cell table:formula="of:=IF([.$K47]=&quot;&quot;;&quot;&quot;;FLOOR(100*SUM([.$K$3:.$K47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8" calcext:value-type="float">
            <text:p>38</text:p>
          </table:table-cell>
          <table:table-cell office:value-type="float" office:value="3800" calcext:value-type="float">
            <text:p>3800</text:p>
          </table:table-cell>
          <table:table-cell office:value-type="float" office:value="0.38" calcext:value-type="float">
            <text:p>0.38</text:p>
          </table:table-cell>
          <table:table-cell table:number-columns-repeated="5"/>
          <table:table-cell table:formula="of:=IF([.J47]=&quot;&quot;;&quot;&quot;;IF(COM.MICROSOFT.MINIFS([.$B$1:.$B$1048576];[.$B$1:.$B$1048576];&quot;&gt;&quot;&amp;[.J47];[.$A$1:.$A$1048576];[.J$2])&lt;=[.J47];&quot;&quot;;COM.MICROSOFT.MINIFS([.$B$1:.$B$1048576];[.$B$1:.$B$1048576];&quot;&gt;&quot;&amp;[.J47];[.$A$1:.$A$1048576];[.J$2])))">
            <text:p/>
          </table:table-cell>
          <table:table-cell table:formula="of:=IF([.$J48]=&quot;&quot;;&quot;&quot;;COUNTIFS([.$B$1:.$B$1048576];[.J48];[.$A$1:.$A$1048576];[.J$2]))">
            <text:p/>
          </table:table-cell>
          <table:table-cell table:formula="of:=IF([.$K48]=&quot;&quot;;&quot;&quot;;FLOOR(100*SUM([.$K$3:.$K48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64" calcext:value-type="float">
            <text:p>464</text:p>
          </table:table-cell>
          <table:table-cell office:value-type="float" office:value="46400" calcext:value-type="float">
            <text:p>46400</text:p>
          </table:table-cell>
          <table:table-cell office:value-type="float" office:value="4.64" calcext:value-type="float">
            <text:p>4.64</text:p>
          </table:table-cell>
          <table:table-cell table:number-columns-repeated="5"/>
          <table:table-cell table:formula="of:=IF([.J48]=&quot;&quot;;&quot;&quot;;IF(COM.MICROSOFT.MINIFS([.$B$1:.$B$1048576];[.$B$1:.$B$1048576];&quot;&gt;&quot;&amp;[.J48];[.$A$1:.$A$1048576];[.J$2])&lt;=[.J48];&quot;&quot;;COM.MICROSOFT.MINIFS([.$B$1:.$B$1048576];[.$B$1:.$B$1048576];&quot;&gt;&quot;&amp;[.J48];[.$A$1:.$A$1048576];[.J$2])))">
            <text:p/>
          </table:table-cell>
          <table:table-cell table:formula="of:=IF([.$J49]=&quot;&quot;;&quot;&quot;;COUNTIFS([.$B$1:.$B$1048576];[.J49];[.$A$1:.$A$1048576];[.J$2]))">
            <text:p/>
          </table:table-cell>
          <table:table-cell table:formula="of:=IF([.$K49]=&quot;&quot;;&quot;&quot;;FLOOR(100*SUM([.$K$3:.$K49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 office:value-type="float" office:value="8600" calcext:value-type="float">
            <text:p>8600</text:p>
          </table:table-cell>
          <table:table-cell office:value-type="float" office:value="0.86" calcext:value-type="float">
            <text:p>0.86</text:p>
          </table:table-cell>
          <table:table-cell table:number-columns-repeated="5"/>
          <table:table-cell table:formula="of:=IF([.J49]=&quot;&quot;;&quot;&quot;;IF(COM.MICROSOFT.MINIFS([.$B$1:.$B$1048576];[.$B$1:.$B$1048576];&quot;&gt;&quot;&amp;[.J49];[.$A$1:.$A$1048576];[.J$2])&lt;=[.J49];&quot;&quot;;COM.MICROSOFT.MINIFS([.$B$1:.$B$1048576];[.$B$1:.$B$1048576];&quot;&gt;&quot;&amp;[.J49];[.$A$1:.$A$1048576];[.J$2])))">
            <text:p/>
          </table:table-cell>
          <table:table-cell table:formula="of:=IF([.$J50]=&quot;&quot;;&quot;&quot;;COUNTIFS([.$B$1:.$B$1048576];[.J50];[.$A$1:.$A$1048576];[.J$2]))">
            <text:p/>
          </table:table-cell>
          <table:table-cell table:formula="of:=IF([.$K50]=&quot;&quot;;&quot;&quot;;FLOOR(100*SUM([.$K$3:.$K50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74" calcext:value-type="float">
            <text:p>474</text:p>
          </table:table-cell>
          <table:table-cell office:value-type="float" office:value="47400" calcext:value-type="float">
            <text:p>47400</text:p>
          </table:table-cell>
          <table:table-cell office:value-type="float" office:value="4.74" calcext:value-type="float">
            <text:p>4.74</text:p>
          </table:table-cell>
          <table:table-cell table:number-columns-repeated="5"/>
          <table:table-cell table:formula="of:=IF([.J50]=&quot;&quot;;&quot;&quot;;IF(COM.MICROSOFT.MINIFS([.$B$1:.$B$1048576];[.$B$1:.$B$1048576];&quot;&gt;&quot;&amp;[.J50];[.$A$1:.$A$1048576];[.J$2])&lt;=[.J50];&quot;&quot;;COM.MICROSOFT.MINIFS([.$B$1:.$B$1048576];[.$B$1:.$B$1048576];&quot;&gt;&quot;&amp;[.J50];[.$A$1:.$A$1048576];[.J$2])))">
            <text:p/>
          </table:table-cell>
          <table:table-cell table:formula="of:=IF([.$J51]=&quot;&quot;;&quot;&quot;;COUNTIFS([.$B$1:.$B$1048576];[.J51];[.$A$1:.$A$1048576];[.J$2]))">
            <text:p/>
          </table:table-cell>
          <table:table-cell table:formula="of:=IF([.$K51]=&quot;&quot;;&quot;&quot;;FLOOR(100*SUM([.$K$3:.$K51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3" calcext:value-type="float">
            <text:p>33</text:p>
          </table:table-cell>
          <table:table-cell office:value-type="float" office:value="3300" calcext:value-type="float">
            <text:p>3300</text:p>
          </table:table-cell>
          <table:table-cell office:value-type="float" office:value="0.33" calcext:value-type="float">
            <text:p>0.33</text:p>
          </table:table-cell>
          <table:table-cell table:number-columns-repeated="5"/>
          <table:table-cell table:formula="of:=IF([.J51]=&quot;&quot;;&quot;&quot;;IF(COM.MICROSOFT.MINIFS([.$B$1:.$B$1048576];[.$B$1:.$B$1048576];&quot;&gt;&quot;&amp;[.J51];[.$A$1:.$A$1048576];[.J$2])&lt;=[.J51];&quot;&quot;;COM.MICROSOFT.MINIFS([.$B$1:.$B$1048576];[.$B$1:.$B$1048576];&quot;&gt;&quot;&amp;[.J51];[.$A$1:.$A$1048576];[.J$2])))">
            <text:p/>
          </table:table-cell>
          <table:table-cell table:formula="of:=IF([.$J52]=&quot;&quot;;&quot;&quot;;COUNTIFS([.$B$1:.$B$1048576];[.J52];[.$A$1:.$A$1048576];[.J$2]))">
            <text:p/>
          </table:table-cell>
          <table:table-cell table:formula="of:=IF([.$K52]=&quot;&quot;;&quot;&quot;;FLOOR(100*SUM([.$K$3:.$K52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39" calcext:value-type="float">
            <text:p>239</text:p>
          </table:table-cell>
          <table:table-cell office:value-type="float" office:value="23900" calcext:value-type="float">
            <text:p>23900</text:p>
          </table:table-cell>
          <table:table-cell office:value-type="float" office:value="2.39" calcext:value-type="float">
            <text:p>2.39</text:p>
          </table:table-cell>
          <table:table-cell table:number-columns-repeated="5"/>
          <table:table-cell table:formula="of:=IF([.J52]=&quot;&quot;;&quot;&quot;;IF(COM.MICROSOFT.MINIFS([.$B$1:.$B$1048576];[.$B$1:.$B$1048576];&quot;&gt;&quot;&amp;[.J52];[.$A$1:.$A$1048576];[.J$2])&lt;=[.J52];&quot;&quot;;COM.MICROSOFT.MINIFS([.$B$1:.$B$1048576];[.$B$1:.$B$1048576];&quot;&gt;&quot;&amp;[.J52];[.$A$1:.$A$1048576];[.J$2])))">
            <text:p/>
          </table:table-cell>
          <table:table-cell table:formula="of:=IF([.$J53]=&quot;&quot;;&quot;&quot;;COUNTIFS([.$B$1:.$B$1048576];[.J53];[.$A$1:.$A$1048576];[.J$2]))">
            <text:p/>
          </table:table-cell>
          <table:table-cell table:formula="of:=IF([.$K53]=&quot;&quot;;&quot;&quot;;FLOOR(100*SUM([.$K$3:.$K53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99" calcext:value-type="float">
            <text:p>199</text:p>
          </table:table-cell>
          <table:table-cell office:value-type="float" office:value="19900" calcext:value-type="float">
            <text:p>19900</text:p>
          </table:table-cell>
          <table:table-cell office:value-type="float" office:value="1.99" calcext:value-type="float">
            <text:p>1.99</text:p>
          </table:table-cell>
          <table:table-cell table:number-columns-repeated="5"/>
          <table:table-cell table:formula="of:=IF([.J53]=&quot;&quot;;&quot;&quot;;IF(COM.MICROSOFT.MINIFS([.$B$1:.$B$1048576];[.$B$1:.$B$1048576];&quot;&gt;&quot;&amp;[.J53];[.$A$1:.$A$1048576];[.J$2])&lt;=[.J53];&quot;&quot;;COM.MICROSOFT.MINIFS([.$B$1:.$B$1048576];[.$B$1:.$B$1048576];&quot;&gt;&quot;&amp;[.J53];[.$A$1:.$A$1048576];[.J$2])))">
            <text:p/>
          </table:table-cell>
          <table:table-cell table:formula="of:=IF([.$J54]=&quot;&quot;;&quot;&quot;;COUNTIFS([.$B$1:.$B$1048576];[.J54];[.$A$1:.$A$1048576];[.J$2]))">
            <text:p/>
          </table:table-cell>
          <table:table-cell table:formula="of:=IF([.$K54]=&quot;&quot;;&quot;&quot;;FLOOR(100*SUM([.$K$3:.$K54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2" calcext:value-type="float">
            <text:p>262</text:p>
          </table:table-cell>
          <table:table-cell office:value-type="float" office:value="26200" calcext:value-type="float">
            <text:p>26200</text:p>
          </table:table-cell>
          <table:table-cell office:value-type="float" office:value="2.62" calcext:value-type="float">
            <text:p>2.62</text:p>
          </table:table-cell>
          <table:table-cell table:number-columns-repeated="5"/>
          <table:table-cell table:formula="of:=IF([.J54]=&quot;&quot;;&quot;&quot;;IF(COM.MICROSOFT.MINIFS([.$B$1:.$B$1048576];[.$B$1:.$B$1048576];&quot;&gt;&quot;&amp;[.J54];[.$A$1:.$A$1048576];[.J$2])&lt;=[.J54];&quot;&quot;;COM.MICROSOFT.MINIFS([.$B$1:.$B$1048576];[.$B$1:.$B$1048576];&quot;&gt;&quot;&amp;[.J54];[.$A$1:.$A$1048576];[.J$2])))">
            <text:p/>
          </table:table-cell>
          <table:table-cell table:formula="of:=IF([.$J55]=&quot;&quot;;&quot;&quot;;COUNTIFS([.$B$1:.$B$1048576];[.J55];[.$A$1:.$A$1048576];[.J$2]))">
            <text:p/>
          </table:table-cell>
          <table:table-cell table:formula="of:=IF([.$K55]=&quot;&quot;;&quot;&quot;;FLOOR(100*SUM([.$K$3:.$K55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8" calcext:value-type="float">
            <text:p>208</text:p>
          </table:table-cell>
          <table:table-cell office:value-type="float" office:value="20800" calcext:value-type="float">
            <text:p>20800</text:p>
          </table:table-cell>
          <table:table-cell office:value-type="float" office:value="2.08" calcext:value-type="float">
            <text:p>2.08</text:p>
          </table:table-cell>
          <table:table-cell table:number-columns-repeated="5"/>
          <table:table-cell table:formula="of:=IF([.J55]=&quot;&quot;;&quot;&quot;;IF(COM.MICROSOFT.MINIFS([.$B$1:.$B$1048576];[.$B$1:.$B$1048576];&quot;&gt;&quot;&amp;[.J55];[.$A$1:.$A$1048576];[.J$2])&lt;=[.J55];&quot;&quot;;COM.MICROSOFT.MINIFS([.$B$1:.$B$1048576];[.$B$1:.$B$1048576];&quot;&gt;&quot;&amp;[.J55];[.$A$1:.$A$1048576];[.J$2])))">
            <text:p/>
          </table:table-cell>
          <table:table-cell table:formula="of:=IF([.$J56]=&quot;&quot;;&quot;&quot;;COUNTIFS([.$B$1:.$B$1048576];[.J56];[.$A$1:.$A$1048576];[.J$2]))">
            <text:p/>
          </table:table-cell>
          <table:table-cell table:formula="of:=IF([.$K56]=&quot;&quot;;&quot;&quot;;FLOOR(100*SUM([.$K$3:.$K56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6" calcext:value-type="float">
            <text:p>286</text:p>
          </table:table-cell>
          <table:table-cell office:value-type="float" office:value="28600" calcext:value-type="float">
            <text:p>28600</text:p>
          </table:table-cell>
          <table:table-cell office:value-type="float" office:value="2.86" calcext:value-type="float">
            <text:p>2.86</text:p>
          </table:table-cell>
          <table:table-cell table:number-columns-repeated="5"/>
          <table:table-cell table:formula="of:=IF([.J56]=&quot;&quot;;&quot;&quot;;IF(COM.MICROSOFT.MINIFS([.$B$1:.$B$1048576];[.$B$1:.$B$1048576];&quot;&gt;&quot;&amp;[.J56];[.$A$1:.$A$1048576];[.J$2])&lt;=[.J56];&quot;&quot;;COM.MICROSOFT.MINIFS([.$B$1:.$B$1048576];[.$B$1:.$B$1048576];&quot;&gt;&quot;&amp;[.J56];[.$A$1:.$A$1048576];[.J$2])))">
            <text:p/>
          </table:table-cell>
          <table:table-cell table:formula="of:=IF([.$J57]=&quot;&quot;;&quot;&quot;;COUNTIFS([.$B$1:.$B$1048576];[.J57];[.$A$1:.$A$1048576];[.J$2]))">
            <text:p/>
          </table:table-cell>
          <table:table-cell table:formula="of:=IF([.$K57]=&quot;&quot;;&quot;&quot;;FLOOR(100*SUM([.$K$3:.$K57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74" calcext:value-type="float">
            <text:p>174</text:p>
          </table:table-cell>
          <table:table-cell office:value-type="float" office:value="17400" calcext:value-type="float">
            <text:p>17400</text:p>
          </table:table-cell>
          <table:table-cell office:value-type="float" office:value="1.74" calcext:value-type="float">
            <text:p>1.74</text:p>
          </table:table-cell>
          <table:table-cell table:number-columns-repeated="5"/>
          <table:table-cell table:formula="of:=IF([.J57]=&quot;&quot;;&quot;&quot;;IF(COM.MICROSOFT.MINIFS([.$B$1:.$B$1048576];[.$B$1:.$B$1048576];&quot;&gt;&quot;&amp;[.J57];[.$A$1:.$A$1048576];[.J$2])&lt;=[.J57];&quot;&quot;;COM.MICROSOFT.MINIFS([.$B$1:.$B$1048576];[.$B$1:.$B$1048576];&quot;&gt;&quot;&amp;[.J57];[.$A$1:.$A$1048576];[.J$2])))">
            <text:p/>
          </table:table-cell>
          <table:table-cell table:formula="of:=IF([.$J58]=&quot;&quot;;&quot;&quot;;COUNTIFS([.$B$1:.$B$1048576];[.J58];[.$A$1:.$A$1048576];[.J$2]))">
            <text:p/>
          </table:table-cell>
          <table:table-cell table:formula="of:=IF([.$K58]=&quot;&quot;;&quot;&quot;;FLOOR(100*SUM([.$K$3:.$K58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5" calcext:value-type="float">
            <text:p>265</text:p>
          </table:table-cell>
          <table:table-cell office:value-type="float" office:value="26500" calcext:value-type="float">
            <text:p>26500</text:p>
          </table:table-cell>
          <table:table-cell office:value-type="float" office:value="2.65" calcext:value-type="float">
            <text:p>2.65</text:p>
          </table:table-cell>
          <table:table-cell table:number-columns-repeated="5"/>
          <table:table-cell table:formula="of:=IF([.J58]=&quot;&quot;;&quot;&quot;;IF(COM.MICROSOFT.MINIFS([.$B$1:.$B$1048576];[.$B$1:.$B$1048576];&quot;&gt;&quot;&amp;[.J58];[.$A$1:.$A$1048576];[.J$2])&lt;=[.J58];&quot;&quot;;COM.MICROSOFT.MINIFS([.$B$1:.$B$1048576];[.$B$1:.$B$1048576];&quot;&gt;&quot;&amp;[.J58];[.$A$1:.$A$1048576];[.J$2])))">
            <text:p/>
          </table:table-cell>
          <table:table-cell table:formula="of:=IF([.$J59]=&quot;&quot;;&quot;&quot;;COUNTIFS([.$B$1:.$B$1048576];[.J59];[.$A$1:.$A$1048576];[.J$2]))">
            <text:p/>
          </table:table-cell>
          <table:table-cell table:formula="of:=IF([.$K59]=&quot;&quot;;&quot;&quot;;FLOOR(100*SUM([.$K$3:.$K59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84" calcext:value-type="float">
            <text:p>484</text:p>
          </table:table-cell>
          <table:table-cell office:value-type="float" office:value="48400" calcext:value-type="float">
            <text:p>48400</text:p>
          </table:table-cell>
          <table:table-cell office:value-type="float" office:value="4.84" calcext:value-type="float">
            <text:p>4.84</text:p>
          </table:table-cell>
          <table:table-cell table:number-columns-repeated="5"/>
          <table:table-cell table:formula="of:=IF([.J59]=&quot;&quot;;&quot;&quot;;IF(COM.MICROSOFT.MINIFS([.$B$1:.$B$1048576];[.$B$1:.$B$1048576];&quot;&gt;&quot;&amp;[.J59];[.$A$1:.$A$1048576];[.J$2])&lt;=[.J59];&quot;&quot;;COM.MICROSOFT.MINIFS([.$B$1:.$B$1048576];[.$B$1:.$B$1048576];&quot;&gt;&quot;&amp;[.J59];[.$A$1:.$A$1048576];[.J$2])))">
            <text:p/>
          </table:table-cell>
          <table:table-cell table:formula="of:=IF([.$J60]=&quot;&quot;;&quot;&quot;;COUNTIFS([.$B$1:.$B$1048576];[.J60];[.$A$1:.$A$1048576];[.J$2]))">
            <text:p/>
          </table:table-cell>
          <table:table-cell table:formula="of:=IF([.$K60]=&quot;&quot;;&quot;&quot;;FLOOR(100*SUM([.$K$3:.$K60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78" calcext:value-type="float">
            <text:p>378</text:p>
          </table:table-cell>
          <table:table-cell office:value-type="float" office:value="37800" calcext:value-type="float">
            <text:p>37800</text:p>
          </table:table-cell>
          <table:table-cell office:value-type="float" office:value="3.78" calcext:value-type="float">
            <text:p>3.78</text:p>
          </table:table-cell>
          <table:table-cell table:number-columns-repeated="5"/>
          <table:table-cell table:formula="of:=IF([.J60]=&quot;&quot;;&quot;&quot;;IF(COM.MICROSOFT.MINIFS([.$B$1:.$B$1048576];[.$B$1:.$B$1048576];&quot;&gt;&quot;&amp;[.J60];[.$A$1:.$A$1048576];[.J$2])&lt;=[.J60];&quot;&quot;;COM.MICROSOFT.MINIFS([.$B$1:.$B$1048576];[.$B$1:.$B$1048576];&quot;&gt;&quot;&amp;[.J60];[.$A$1:.$A$1048576];[.J$2])))">
            <text:p/>
          </table:table-cell>
          <table:table-cell table:formula="of:=IF([.$J61]=&quot;&quot;;&quot;&quot;;COUNTIFS([.$B$1:.$B$1048576];[.J61];[.$A$1:.$A$1048576];[.J$2]))">
            <text:p/>
          </table:table-cell>
          <table:table-cell table:formula="of:=IF([.$K61]=&quot;&quot;;&quot;&quot;;FLOOR(100*SUM([.$K$3:.$K61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95" calcext:value-type="float">
            <text:p>395</text:p>
          </table:table-cell>
          <table:table-cell office:value-type="float" office:value="39500" calcext:value-type="float">
            <text:p>39500</text:p>
          </table:table-cell>
          <table:table-cell office:value-type="float" office:value="3.95" calcext:value-type="float">
            <text:p>3.95</text:p>
          </table:table-cell>
          <table:table-cell table:number-columns-repeated="5"/>
          <table:table-cell table:formula="of:=IF([.J61]=&quot;&quot;;&quot;&quot;;IF(COM.MICROSOFT.MINIFS([.$B$1:.$B$1048576];[.$B$1:.$B$1048576];&quot;&gt;&quot;&amp;[.J61];[.$A$1:.$A$1048576];[.J$2])&lt;=[.J61];&quot;&quot;;COM.MICROSOFT.MINIFS([.$B$1:.$B$1048576];[.$B$1:.$B$1048576];&quot;&gt;&quot;&amp;[.J61];[.$A$1:.$A$1048576];[.J$2])))">
            <text:p/>
          </table:table-cell>
          <table:table-cell table:formula="of:=IF([.$J62]=&quot;&quot;;&quot;&quot;;COUNTIFS([.$B$1:.$B$1048576];[.J62];[.$A$1:.$A$1048576];[.J$2]))">
            <text:p/>
          </table:table-cell>
          <table:table-cell table:formula="of:=IF([.$K62]=&quot;&quot;;&quot;&quot;;FLOOR(100*SUM([.$K$3:.$K62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4" calcext:value-type="float">
            <text:p>124</text:p>
          </table:table-cell>
          <table:table-cell office:value-type="float" office:value="12400" calcext:value-type="float">
            <text:p>12400</text:p>
          </table:table-cell>
          <table:table-cell office:value-type="float" office:value="1.24" calcext:value-type="float">
            <text:p>1.24</text:p>
          </table:table-cell>
          <table:table-cell table:number-columns-repeated="5"/>
          <table:table-cell table:formula="of:=IF([.J62]=&quot;&quot;;&quot;&quot;;IF(COM.MICROSOFT.MINIFS([.$B$1:.$B$1048576];[.$B$1:.$B$1048576];&quot;&gt;&quot;&amp;[.J62];[.$A$1:.$A$1048576];[.J$2])&lt;=[.J62];&quot;&quot;;COM.MICROSOFT.MINIFS([.$B$1:.$B$1048576];[.$B$1:.$B$1048576];&quot;&gt;&quot;&amp;[.J62];[.$A$1:.$A$1048576];[.J$2])))">
            <text:p/>
          </table:table-cell>
          <table:table-cell table:formula="of:=IF([.$J63]=&quot;&quot;;&quot;&quot;;COUNTIFS([.$B$1:.$B$1048576];[.J63];[.$A$1:.$A$1048576];[.J$2]))">
            <text:p/>
          </table:table-cell>
          <table:table-cell table:formula="of:=IF([.$K63]=&quot;&quot;;&quot;&quot;;FLOOR(100*SUM([.$K$3:.$K63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5" calcext:value-type="float">
            <text:p>295</text:p>
          </table:table-cell>
          <table:table-cell office:value-type="float" office:value="29500" calcext:value-type="float">
            <text:p>29500</text:p>
          </table:table-cell>
          <table:table-cell office:value-type="float" office:value="2.95" calcext:value-type="float">
            <text:p>2.95</text:p>
          </table:table-cell>
          <table:table-cell table:number-columns-repeated="5"/>
          <table:table-cell table:formula="of:=IF([.J63]=&quot;&quot;;&quot;&quot;;IF(COM.MICROSOFT.MINIFS([.$B$1:.$B$1048576];[.$B$1:.$B$1048576];&quot;&gt;&quot;&amp;[.J63];[.$A$1:.$A$1048576];[.J$2])&lt;=[.J63];&quot;&quot;;COM.MICROSOFT.MINIFS([.$B$1:.$B$1048576];[.$B$1:.$B$1048576];&quot;&gt;&quot;&amp;[.J63];[.$A$1:.$A$1048576];[.J$2])))">
            <text:p/>
          </table:table-cell>
          <table:table-cell table:formula="of:=IF([.$J64]=&quot;&quot;;&quot;&quot;;COUNTIFS([.$B$1:.$B$1048576];[.J64];[.$A$1:.$A$1048576];[.J$2]))">
            <text:p/>
          </table:table-cell>
          <table:table-cell table:formula="of:=IF([.$K64]=&quot;&quot;;&quot;&quot;;FLOOR(100*SUM([.$K$3:.$K64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formula="of:=IF([.J64]=&quot;&quot;;&quot;&quot;;IF(COM.MICROSOFT.MINIFS([.$B$1:.$B$1048576];[.$B$1:.$B$1048576];&quot;&gt;&quot;&amp;[.J64];[.$A$1:.$A$1048576];[.J$2])&lt;=[.J64];&quot;&quot;;COM.MICROSOFT.MINIFS([.$B$1:.$B$1048576];[.$B$1:.$B$1048576];&quot;&gt;&quot;&amp;[.J64];[.$A$1:.$A$1048576];[.J$2])))">
            <text:p/>
          </table:table-cell>
          <table:table-cell table:formula="of:=IF([.$J65]=&quot;&quot;;&quot;&quot;;COUNTIFS([.$B$1:.$B$1048576];[.J65];[.$A$1:.$A$1048576];[.J$2]))">
            <text:p/>
          </table:table-cell>
          <table:table-cell table:formula="of:=IF([.$K65]=&quot;&quot;;&quot;&quot;;FLOOR(100*SUM([.$K$3:.$K65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68" calcext:value-type="float">
            <text:p>368</text:p>
          </table:table-cell>
          <table:table-cell office:value-type="float" office:value="36800" calcext:value-type="float">
            <text:p>36800</text:p>
          </table:table-cell>
          <table:table-cell office:value-type="float" office:value="3.68" calcext:value-type="float">
            <text:p>3.68</text:p>
          </table:table-cell>
          <table:table-cell table:number-columns-repeated="5"/>
          <table:table-cell table:formula="of:=IF([.J65]=&quot;&quot;;&quot;&quot;;IF(COM.MICROSOFT.MINIFS([.$B$1:.$B$1048576];[.$B$1:.$B$1048576];&quot;&gt;&quot;&amp;[.J65];[.$A$1:.$A$1048576];[.J$2])&lt;=[.J65];&quot;&quot;;COM.MICROSOFT.MINIFS([.$B$1:.$B$1048576];[.$B$1:.$B$1048576];&quot;&gt;&quot;&amp;[.J65];[.$A$1:.$A$1048576];[.J$2])))">
            <text:p/>
          </table:table-cell>
          <table:table-cell table:formula="of:=IF([.$J66]=&quot;&quot;;&quot;&quot;;COUNTIFS([.$B$1:.$B$1048576];[.J66];[.$A$1:.$A$1048576];[.J$2]))">
            <text:p/>
          </table:table-cell>
          <table:table-cell table:formula="of:=IF([.$K66]=&quot;&quot;;&quot;&quot;;FLOOR(100*SUM([.$K$3:.$K66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48" calcext:value-type="float">
            <text:p>148</text:p>
          </table:table-cell>
          <table:table-cell office:value-type="float" office:value="14800" calcext:value-type="float">
            <text:p>14800</text:p>
          </table:table-cell>
          <table:table-cell office:value-type="float" office:value="1.48" calcext:value-type="float">
            <text:p>1.48</text:p>
          </table:table-cell>
          <table:table-cell table:number-columns-repeated="5"/>
          <table:table-cell table:formula="of:=IF([.J66]=&quot;&quot;;&quot;&quot;;IF(COM.MICROSOFT.MINIFS([.$B$1:.$B$1048576];[.$B$1:.$B$1048576];&quot;&gt;&quot;&amp;[.J66];[.$A$1:.$A$1048576];[.J$2])&lt;=[.J66];&quot;&quot;;COM.MICROSOFT.MINIFS([.$B$1:.$B$1048576];[.$B$1:.$B$1048576];&quot;&gt;&quot;&amp;[.J66];[.$A$1:.$A$1048576];[.J$2])))">
            <text:p/>
          </table:table-cell>
          <table:table-cell table:formula="of:=IF([.$J67]=&quot;&quot;;&quot;&quot;;COUNTIFS([.$B$1:.$B$1048576];[.J67];[.$A$1:.$A$1048576];[.J$2]))">
            <text:p/>
          </table:table-cell>
          <table:table-cell table:formula="of:=IF([.$K67]=&quot;&quot;;&quot;&quot;;FLOOR(100*SUM([.$K$3:.$K67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float" office:value="10100" calcext:value-type="float">
            <text:p>10100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formula="of:=IF([.J67]=&quot;&quot;;&quot;&quot;;IF(COM.MICROSOFT.MINIFS([.$B$1:.$B$1048576];[.$B$1:.$B$1048576];&quot;&gt;&quot;&amp;[.J67];[.$A$1:.$A$1048576];[.J$2])&lt;=[.J67];&quot;&quot;;COM.MICROSOFT.MINIFS([.$B$1:.$B$1048576];[.$B$1:.$B$1048576];&quot;&gt;&quot;&amp;[.J67];[.$A$1:.$A$1048576];[.J$2])))">
            <text:p/>
          </table:table-cell>
          <table:table-cell table:formula="of:=IF([.$J68]=&quot;&quot;;&quot;&quot;;COUNTIFS([.$B$1:.$B$1048576];[.J68];[.$A$1:.$A$1048576];[.J$2]))">
            <text:p/>
          </table:table-cell>
          <table:table-cell table:formula="of:=IF([.$K68]=&quot;&quot;;&quot;&quot;;FLOOR(100*SUM([.$K$3:.$K68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0" calcext:value-type="float">
            <text:p>250</text:p>
          </table:table-cell>
          <table:table-cell office:value-type="float" office:value="25000" calcext:value-type="float">
            <text:p>25000</text:p>
          </table:table-cell>
          <table:table-cell office:value-type="float" office:value="2.5" calcext:value-type="float">
            <text:p>2.5</text:p>
          </table:table-cell>
          <table:table-cell table:number-columns-repeated="5"/>
          <table:table-cell table:formula="of:=IF([.J68]=&quot;&quot;;&quot;&quot;;IF(COM.MICROSOFT.MINIFS([.$B$1:.$B$1048576];[.$B$1:.$B$1048576];&quot;&gt;&quot;&amp;[.J68];[.$A$1:.$A$1048576];[.J$2])&lt;=[.J68];&quot;&quot;;COM.MICROSOFT.MINIFS([.$B$1:.$B$1048576];[.$B$1:.$B$1048576];&quot;&gt;&quot;&amp;[.J68];[.$A$1:.$A$1048576];[.J$2])))">
            <text:p/>
          </table:table-cell>
          <table:table-cell table:formula="of:=IF([.$J69]=&quot;&quot;;&quot;&quot;;COUNTIFS([.$B$1:.$B$1048576];[.J69];[.$A$1:.$A$1048576];[.J$2]))">
            <text:p/>
          </table:table-cell>
          <table:table-cell table:formula="of:=IF([.$K69]=&quot;&quot;;&quot;&quot;;FLOOR(100*SUM([.$K$3:.$K69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5" calcext:value-type="float">
            <text:p>165</text:p>
          </table:table-cell>
          <table:table-cell office:value-type="float" office:value="16500" calcext:value-type="float">
            <text:p>16500</text:p>
          </table:table-cell>
          <table:table-cell office:value-type="float" office:value="1.65" calcext:value-type="float">
            <text:p>1.65</text:p>
          </table:table-cell>
          <table:table-cell table:number-columns-repeated="5"/>
          <table:table-cell table:formula="of:=IF([.J69]=&quot;&quot;;&quot;&quot;;IF(COM.MICROSOFT.MINIFS([.$B$1:.$B$1048576];[.$B$1:.$B$1048576];&quot;&gt;&quot;&amp;[.J69];[.$A$1:.$A$1048576];[.J$2])&lt;=[.J69];&quot;&quot;;COM.MICROSOFT.MINIFS([.$B$1:.$B$1048576];[.$B$1:.$B$1048576];&quot;&gt;&quot;&amp;[.J69];[.$A$1:.$A$1048576];[.J$2])))">
            <text:p/>
          </table:table-cell>
          <table:table-cell table:formula="of:=IF([.$J70]=&quot;&quot;;&quot;&quot;;COUNTIFS([.$B$1:.$B$1048576];[.J70];[.$A$1:.$A$1048576];[.J$2]))">
            <text:p/>
          </table:table-cell>
          <table:table-cell table:formula="of:=IF([.$K70]=&quot;&quot;;&quot;&quot;;FLOOR(100*SUM([.$K$3:.$K70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8" calcext:value-type="float">
            <text:p>248</text:p>
          </table:table-cell>
          <table:table-cell office:value-type="float" office:value="24800" calcext:value-type="float">
            <text:p>24800</text:p>
          </table:table-cell>
          <table:table-cell office:value-type="float" office:value="2.48" calcext:value-type="float">
            <text:p>2.48</text:p>
          </table:table-cell>
          <table:table-cell table:number-columns-repeated="5"/>
          <table:table-cell table:formula="of:=IF([.J70]=&quot;&quot;;&quot;&quot;;IF(COM.MICROSOFT.MINIFS([.$B$1:.$B$1048576];[.$B$1:.$B$1048576];&quot;&gt;&quot;&amp;[.J70];[.$A$1:.$A$1048576];[.J$2])&lt;=[.J70];&quot;&quot;;COM.MICROSOFT.MINIFS([.$B$1:.$B$1048576];[.$B$1:.$B$1048576];&quot;&gt;&quot;&amp;[.J70];[.$A$1:.$A$1048576];[.J$2])))">
            <text:p/>
          </table:table-cell>
          <table:table-cell table:formula="of:=IF([.$J71]=&quot;&quot;;&quot;&quot;;COUNTIFS([.$B$1:.$B$1048576];[.J71];[.$A$1:.$A$1048576];[.J$2]))">
            <text:p/>
          </table:table-cell>
          <table:table-cell table:formula="of:=IF([.$K71]=&quot;&quot;;&quot;&quot;;FLOOR(100*SUM([.$K$3:.$K71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55" calcext:value-type="float">
            <text:p>355</text:p>
          </table:table-cell>
          <table:table-cell office:value-type="float" office:value="35500" calcext:value-type="float">
            <text:p>35500</text:p>
          </table:table-cell>
          <table:table-cell office:value-type="float" office:value="3.55" calcext:value-type="float">
            <text:p>3.55</text:p>
          </table:table-cell>
          <table:table-cell table:number-columns-repeated="5"/>
          <table:table-cell table:formula="of:=IF([.J71]=&quot;&quot;;&quot;&quot;;IF(COM.MICROSOFT.MINIFS([.$B$1:.$B$1048576];[.$B$1:.$B$1048576];&quot;&gt;&quot;&amp;[.J71];[.$A$1:.$A$1048576];[.J$2])&lt;=[.J71];&quot;&quot;;COM.MICROSOFT.MINIFS([.$B$1:.$B$1048576];[.$B$1:.$B$1048576];&quot;&gt;&quot;&amp;[.J71];[.$A$1:.$A$1048576];[.J$2])))">
            <text:p/>
          </table:table-cell>
          <table:table-cell table:formula="of:=IF([.$J72]=&quot;&quot;;&quot;&quot;;COUNTIFS([.$B$1:.$B$1048576];[.J72];[.$A$1:.$A$1048576];[.J$2]))">
            <text:p/>
          </table:table-cell>
          <table:table-cell table:formula="of:=IF([.$K72]=&quot;&quot;;&quot;&quot;;FLOOR(100*SUM([.$K$3:.$K72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3" calcext:value-type="float">
            <text:p>283</text:p>
          </table:table-cell>
          <table:table-cell office:value-type="float" office:value="28300" calcext:value-type="float">
            <text:p>28300</text:p>
          </table:table-cell>
          <table:table-cell office:value-type="float" office:value="2.83" calcext:value-type="float">
            <text:p>2.83</text:p>
          </table:table-cell>
          <table:table-cell table:number-columns-repeated="5"/>
          <table:table-cell table:formula="of:=IF([.J72]=&quot;&quot;;&quot;&quot;;IF(COM.MICROSOFT.MINIFS([.$B$1:.$B$1048576];[.$B$1:.$B$1048576];&quot;&gt;&quot;&amp;[.J72];[.$A$1:.$A$1048576];[.J$2])&lt;=[.J72];&quot;&quot;;COM.MICROSOFT.MINIFS([.$B$1:.$B$1048576];[.$B$1:.$B$1048576];&quot;&gt;&quot;&amp;[.J72];[.$A$1:.$A$1048576];[.J$2])))">
            <text:p/>
          </table:table-cell>
          <table:table-cell table:formula="of:=IF([.$J73]=&quot;&quot;;&quot;&quot;;COUNTIFS([.$B$1:.$B$1048576];[.J73];[.$A$1:.$A$1048576];[.J$2]))">
            <text:p/>
          </table:table-cell>
          <table:table-cell table:formula="of:=IF([.$K73]=&quot;&quot;;&quot;&quot;;FLOOR(100*SUM([.$K$3:.$K73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37" calcext:value-type="float">
            <text:p>437</text:p>
          </table:table-cell>
          <table:table-cell office:value-type="float" office:value="43700" calcext:value-type="float">
            <text:p>43700</text:p>
          </table:table-cell>
          <table:table-cell office:value-type="float" office:value="4.37" calcext:value-type="float">
            <text:p>4.37</text:p>
          </table:table-cell>
          <table:table-cell table:number-columns-repeated="5"/>
          <table:table-cell table:formula="of:=IF([.J73]=&quot;&quot;;&quot;&quot;;IF(COM.MICROSOFT.MINIFS([.$B$1:.$B$1048576];[.$B$1:.$B$1048576];&quot;&gt;&quot;&amp;[.J73];[.$A$1:.$A$1048576];[.J$2])&lt;=[.J73];&quot;&quot;;COM.MICROSOFT.MINIFS([.$B$1:.$B$1048576];[.$B$1:.$B$1048576];&quot;&gt;&quot;&amp;[.J73];[.$A$1:.$A$1048576];[.J$2])))">
            <text:p/>
          </table:table-cell>
          <table:table-cell table:formula="of:=IF([.$J74]=&quot;&quot;;&quot;&quot;;COUNTIFS([.$B$1:.$B$1048576];[.J74];[.$A$1:.$A$1048576];[.J$2]))">
            <text:p/>
          </table:table-cell>
          <table:table-cell table:formula="of:=IF([.$K74]=&quot;&quot;;&quot;&quot;;FLOOR(100*SUM([.$K$3:.$K74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92" calcext:value-type="float">
            <text:p>192</text:p>
          </table:table-cell>
          <table:table-cell office:value-type="float" office:value="19200" calcext:value-type="float">
            <text:p>19200</text:p>
          </table:table-cell>
          <table:table-cell office:value-type="float" office:value="1.92" calcext:value-type="float">
            <text:p>1.92</text:p>
          </table:table-cell>
          <table:table-cell table:number-columns-repeated="5"/>
          <table:table-cell table:formula="of:=IF([.J74]=&quot;&quot;;&quot;&quot;;IF(COM.MICROSOFT.MINIFS([.$B$1:.$B$1048576];[.$B$1:.$B$1048576];&quot;&gt;&quot;&amp;[.J74];[.$A$1:.$A$1048576];[.J$2])&lt;=[.J74];&quot;&quot;;COM.MICROSOFT.MINIFS([.$B$1:.$B$1048576];[.$B$1:.$B$1048576];&quot;&gt;&quot;&amp;[.J74];[.$A$1:.$A$1048576];[.J$2])))">
            <text:p/>
          </table:table-cell>
          <table:table-cell table:formula="of:=IF([.$J75]=&quot;&quot;;&quot;&quot;;COUNTIFS([.$B$1:.$B$1048576];[.J75];[.$A$1:.$A$1048576];[.J$2]))">
            <text:p/>
          </table:table-cell>
          <table:table-cell table:formula="of:=IF([.$K75]=&quot;&quot;;&quot;&quot;;FLOOR(100*SUM([.$K$3:.$K75])/SUM([.$K$1:.$K$1048576]);1)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68" calcext:value-type="float">
            <text:p>368</text:p>
          </table:table-cell>
          <table:table-cell office:value-type="float" office:value="36800" calcext:value-type="float">
            <text:p>36800</text:p>
          </table:table-cell>
          <table:table-cell office:value-type="float" office:value="3.68" calcext:value-type="float">
            <text:p>3.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6" calcext:value-type="float">
            <text:p>286</text:p>
          </table:table-cell>
          <table:table-cell office:value-type="float" office:value="28600" calcext:value-type="float">
            <text:p>28600</text:p>
          </table:table-cell>
          <table:table-cell office:value-type="float" office:value="2.86" calcext:value-type="float">
            <text:p>2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53" calcext:value-type="float">
            <text:p>153</text:p>
          </table:table-cell>
          <table:table-cell office:value-type="float" office:value="15300" calcext:value-type="float">
            <text:p>15300</text:p>
          </table:table-cell>
          <table:table-cell office:value-type="float" office:value="1.53" calcext:value-type="float">
            <text:p>1.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1400" calcext:value-type="float">
            <text:p>1400</text:p>
          </table:table-cell>
          <table:table-cell office:value-type="float" office:value="0.14" calcext:value-type="float">
            <text:p>0.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6" calcext:value-type="float">
            <text:p>46</text:p>
          </table:table-cell>
          <table:table-cell office:value-type="float" office:value="4600" calcext:value-type="float">
            <text:p>4600</text:p>
          </table:table-cell>
          <table:table-cell office:value-type="float" office:value="0.46" calcext:value-type="float">
            <text:p>0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9" calcext:value-type="float">
            <text:p>129</text:p>
          </table:table-cell>
          <table:table-cell office:value-type="float" office:value="12900" calcext:value-type="float">
            <text:p>12900</text:p>
          </table:table-cell>
          <table:table-cell office:value-type="float" office:value="1.29" calcext:value-type="float">
            <text:p>1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office:value-type="float" office:value="9000" calcext:value-type="float">
            <text:p>9000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4" calcext:value-type="float">
            <text:p>44</text:p>
          </table:table-cell>
          <table:table-cell office:value-type="float" office:value="4400" calcext:value-type="float">
            <text:p>4400</text:p>
          </table:table-cell>
          <table:table-cell office:value-type="float" office:value="0.44" calcext:value-type="float">
            <text:p>0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69" calcext:value-type="float">
            <text:p>369</text:p>
          </table:table-cell>
          <table:table-cell office:value-type="float" office:value="36900" calcext:value-type="float">
            <text:p>36900</text:p>
          </table:table-cell>
          <table:table-cell office:value-type="float" office:value="3.69" calcext:value-type="float">
            <text:p>3.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8800" calcext:value-type="float">
            <text:p>8800</text:p>
          </table:table-cell>
          <table:table-cell office:value-type="float" office:value="0.88" calcext:value-type="float">
            <text:p>0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5400" calcext:value-type="float">
            <text:p>5400</text:p>
          </table:table-cell>
          <table:table-cell office:value-type="float" office:value="0.54" calcext:value-type="float">
            <text:p>0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8600" calcext:value-type="float">
            <text:p>8600</text:p>
          </table:table-cell>
          <table:table-cell office:value-type="float" office:value="0.86" calcext:value-type="float">
            <text:p>0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float" office:value="12000" calcext:value-type="float">
            <text:p>12000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71" calcext:value-type="float">
            <text:p>471</text:p>
          </table:table-cell>
          <table:table-cell office:value-type="float" office:value="47100" calcext:value-type="float">
            <text:p>47100</text:p>
          </table:table-cell>
          <table:table-cell office:value-type="float" office:value="4.71" calcext:value-type="float">
            <text:p>4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7700" calcext:value-type="float">
            <text:p>7700</text:p>
          </table:table-cell>
          <table:table-cell office:value-type="float" office:value="0.77" calcext:value-type="float">
            <text:p>0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89" calcext:value-type="float">
            <text:p>289</text:p>
          </table:table-cell>
          <table:table-cell office:value-type="float" office:value="28900" calcext:value-type="float">
            <text:p>28900</text:p>
          </table:table-cell>
          <table:table-cell office:value-type="float" office:value="2.89" calcext:value-type="float">
            <text:p>2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37" calcext:value-type="float">
            <text:p>137</text:p>
          </table:table-cell>
          <table:table-cell office:value-type="float" office:value="13700" calcext:value-type="float">
            <text:p>13700</text:p>
          </table:table-cell>
          <table:table-cell office:value-type="float" office:value="1.37" calcext:value-type="float">
            <text:p>1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99" calcext:value-type="float">
            <text:p>399</text:p>
          </table:table-cell>
          <table:table-cell office:value-type="float" office:value="39900" calcext:value-type="float">
            <text:p>39900</text:p>
          </table:table-cell>
          <table:table-cell office:value-type="float" office:value="3.99" calcext:value-type="float">
            <text:p>3.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float" office:value="12000" calcext:value-type="float">
            <text:p>12000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18" calcext:value-type="float">
            <text:p>318</text:p>
          </table:table-cell>
          <table:table-cell office:value-type="float" office:value="31800" calcext:value-type="float">
            <text:p>31800</text:p>
          </table:table-cell>
          <table:table-cell office:value-type="float" office:value="3.18" calcext:value-type="float">
            <text:p>3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66" calcext:value-type="float">
            <text:p>266</text:p>
          </table:table-cell>
          <table:table-cell office:value-type="float" office:value="26600" calcext:value-type="float">
            <text:p>26600</text:p>
          </table:table-cell>
          <table:table-cell office:value-type="float" office:value="2.66" calcext:value-type="float">
            <text:p>2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51" calcext:value-type="float">
            <text:p>351</text:p>
          </table:table-cell>
          <table:table-cell office:value-type="float" office:value="35100" calcext:value-type="float">
            <text:p>35100</text:p>
          </table:table-cell>
          <table:table-cell office:value-type="float" office:value="3.51" calcext:value-type="float">
            <text:p>3.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7900" calcext:value-type="float">
            <text:p>7900</text:p>
          </table:table-cell>
          <table:table-cell office:value-type="float" office:value="0.79" calcext:value-type="float">
            <text:p>0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7" calcext:value-type="float">
            <text:p>207</text:p>
          </table:table-cell>
          <table:table-cell office:value-type="float" office:value="20700" calcext:value-type="float">
            <text:p>20700</text:p>
          </table:table-cell>
          <table:table-cell office:value-type="float" office:value="2.07" calcext:value-type="float">
            <text:p>2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9" calcext:value-type="float">
            <text:p>109</text:p>
          </table:table-cell>
          <table:table-cell office:value-type="float" office:value="10900" calcext:value-type="float">
            <text:p>10900</text:p>
          </table:table-cell>
          <table:table-cell office:value-type="float" office:value="1.09" calcext:value-type="float">
            <text:p>1.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0" calcext:value-type="float">
            <text:p>110</text:p>
          </table:table-cell>
          <table:table-cell office:value-type="float" office:value="11000" calcext:value-type="float">
            <text:p>11000</text:p>
          </table:table-cell>
          <table:table-cell office:value-type="float" office:value="1.1" calcext:value-type="float">
            <text:p>1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67" calcext:value-type="float">
            <text:p>167</text:p>
          </table:table-cell>
          <table:table-cell office:value-type="float" office:value="16700" calcext:value-type="float">
            <text:p>16700</text:p>
          </table:table-cell>
          <table:table-cell office:value-type="float" office:value="1.67" calcext:value-type="float">
            <text:p>1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4500" calcext:value-type="float">
            <text:p>4500</text:p>
          </table:table-cell>
          <table:table-cell office:value-type="float" office:value="0.45" calcext:value-type="float">
            <text:p>0.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69" calcext:value-type="float">
            <text:p>469</text:p>
          </table:table-cell>
          <table:table-cell office:value-type="float" office:value="46900" calcext:value-type="float">
            <text:p>46900</text:p>
          </table:table-cell>
          <table:table-cell office:value-type="float" office:value="4.69" calcext:value-type="float">
            <text:p>4.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36" calcext:value-type="float">
            <text:p>336</text:p>
          </table:table-cell>
          <table:table-cell office:value-type="float" office:value="33600" calcext:value-type="float">
            <text:p>33600</text:p>
          </table:table-cell>
          <table:table-cell office:value-type="float" office:value="3.36" calcext:value-type="float">
            <text:p>3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6" calcext:value-type="float">
            <text:p>426</text:p>
          </table:table-cell>
          <table:table-cell office:value-type="float" office:value="42600" calcext:value-type="float">
            <text:p>42600</text:p>
          </table:table-cell>
          <table:table-cell office:value-type="float" office:value="4.26" calcext:value-type="float">
            <text:p>4.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85" calcext:value-type="float">
            <text:p>485</text:p>
          </table:table-cell>
          <table:table-cell office:value-type="float" office:value="48500" calcext:value-type="float">
            <text:p>48500</text:p>
          </table:table-cell>
          <table:table-cell office:value-type="float" office:value="4.85" calcext:value-type="float">
            <text:p>4.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3800" calcext:value-type="float">
            <text:p>3800</text:p>
          </table:table-cell>
          <table:table-cell office:value-type="float" office:value="0.38" calcext:value-type="float">
            <text:p>0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50" calcext:value-type="float">
            <text:p>250</text:p>
          </table:table-cell>
          <table:table-cell office:value-type="float" office:value="25000" calcext:value-type="float">
            <text:p>25000</text:p>
          </table:table-cell>
          <table:table-cell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7200" calcext:value-type="float">
            <text:p>7200</text:p>
          </table:table-cell>
          <table:table-cell office:value-type="float" office:value="0.72" calcext:value-type="float">
            <text:p>0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46" calcext:value-type="float">
            <text:p>346</text:p>
          </table:table-cell>
          <table:table-cell office:value-type="float" office:value="34600" calcext:value-type="float">
            <text:p>34600</text:p>
          </table:table-cell>
          <table:table-cell office:value-type="float" office:value="3.46" calcext:value-type="float">
            <text:p>3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92" calcext:value-type="float">
            <text:p>492</text:p>
          </table:table-cell>
          <table:table-cell office:value-type="float" office:value="49200" calcext:value-type="float">
            <text:p>49200</text:p>
          </table:table-cell>
          <table:table-cell office:value-type="float" office:value="4.92" calcext:value-type="float">
            <text:p>4.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3" calcext:value-type="float">
            <text:p>213</text:p>
          </table:table-cell>
          <table:table-cell office:value-type="float" office:value="21300" calcext:value-type="float">
            <text:p>21300</text:p>
          </table:table-cell>
          <table:table-cell office:value-type="float" office:value="2.13" calcext:value-type="float">
            <text:p>2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37" calcext:value-type="float">
            <text:p>437</text:p>
          </table:table-cell>
          <table:table-cell office:value-type="float" office:value="43700" calcext:value-type="float">
            <text:p>43700</text:p>
          </table:table-cell>
          <table:table-cell office:value-type="float" office:value="4.37" calcext:value-type="float">
            <text:p>4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80" calcext:value-type="float">
            <text:p>480</text:p>
          </table:table-cell>
          <table:table-cell office:value-type="float" office:value="48000" calcext:value-type="float">
            <text:p>48000</text:p>
          </table:table-cell>
          <table:table-cell office:value-type="float" office:value="4.8" calcext:value-type="float">
            <text:p>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59" calcext:value-type="float">
            <text:p>459</text:p>
          </table:table-cell>
          <table:table-cell office:value-type="float" office:value="45900" calcext:value-type="float">
            <text:p>45900</text:p>
          </table:table-cell>
          <table:table-cell office:value-type="float" office:value="4.59" calcext:value-type="float">
            <text:p>4.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36" calcext:value-type="float">
            <text:p>136</text:p>
          </table:table-cell>
          <table:table-cell office:value-type="float" office:value="13600" calcext:value-type="float">
            <text:p>13600</text:p>
          </table:table-cell>
          <table:table-cell office:value-type="float" office:value="1.36" calcext:value-type="float">
            <text:p>1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41" calcext:value-type="float">
            <text:p>141</text:p>
          </table:table-cell>
          <table:table-cell office:value-type="float" office:value="14100" calcext:value-type="float">
            <text:p>14100</text:p>
          </table:table-cell>
          <table:table-cell office:value-type="float" office:value="1.41" calcext:value-type="float">
            <text:p>1.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6800" calcext:value-type="float">
            <text:p>6800</text:p>
          </table:table-cell>
          <table:table-cell office:value-type="float" office:value="0.68" calcext:value-type="float">
            <text:p>0.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02" calcext:value-type="float">
            <text:p>402</text:p>
          </table:table-cell>
          <table:table-cell office:value-type="float" office:value="40200" calcext:value-type="float">
            <text:p>40200</text:p>
          </table:table-cell>
          <table:table-cell office:value-type="float" office:value="4.02" calcext:value-type="float">
            <text:p>4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27" calcext:value-type="float">
            <text:p>327</text:p>
          </table:table-cell>
          <table:table-cell office:value-type="float" office:value="32700" calcext:value-type="float">
            <text:p>32700</text:p>
          </table:table-cell>
          <table:table-cell office:value-type="float" office:value="3.27" calcext:value-type="float">
            <text:p>3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82" calcext:value-type="float">
            <text:p>382</text:p>
          </table:table-cell>
          <table:table-cell office:value-type="float" office:value="38200" calcext:value-type="float">
            <text:p>38200</text:p>
          </table:table-cell>
          <table:table-cell office:value-type="float" office:value="3.82" calcext:value-type="float">
            <text:p>3.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8" calcext:value-type="float">
            <text:p>238</text:p>
          </table:table-cell>
          <table:table-cell office:value-type="float" office:value="23800" calcext:value-type="float">
            <text:p>23800</text:p>
          </table:table-cell>
          <table:table-cell office:value-type="float" office:value="2.38" calcext:value-type="float">
            <text:p>2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11" calcext:value-type="float">
            <text:p>311</text:p>
          </table:table-cell>
          <table:table-cell office:value-type="float" office:value="31100" calcext:value-type="float">
            <text:p>31100</text:p>
          </table:table-cell>
          <table:table-cell office:value-type="float" office:value="3.11" calcext:value-type="float">
            <text:p>3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64" calcext:value-type="float">
            <text:p>464</text:p>
          </table:table-cell>
          <table:table-cell office:value-type="float" office:value="46400" calcext:value-type="float">
            <text:p>46400</text:p>
          </table:table-cell>
          <table:table-cell office:value-type="float" office:value="4.64" calcext:value-type="float">
            <text:p>4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95" calcext:value-type="float">
            <text:p>295</text:p>
          </table:table-cell>
          <table:table-cell office:value-type="float" office:value="29500" calcext:value-type="float">
            <text:p>29500</text:p>
          </table:table-cell>
          <table:table-cell office:value-type="float" office:value="2.95" calcext:value-type="float">
            <text:p>2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55" calcext:value-type="float">
            <text:p>155</text:p>
          </table:table-cell>
          <table:table-cell office:value-type="float" office:value="15500" calcext:value-type="float">
            <text:p>15500</text:p>
          </table:table-cell>
          <table:table-cell office:value-type="float" office:value="1.55" calcext:value-type="float">
            <text:p>1.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77" calcext:value-type="float">
            <text:p>377</text:p>
          </table:table-cell>
          <table:table-cell office:value-type="float" office:value="37700" calcext:value-type="float">
            <text:p>37700</text:p>
          </table:table-cell>
          <table:table-cell office:value-type="float" office:value="3.77" calcext:value-type="float">
            <text:p>3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5" calcext:value-type="float">
            <text:p>95</text:p>
          </table:table-cell>
          <table:table-cell office:value-type="float" office:value="9500" calcext:value-type="float">
            <text:p>9500</text:p>
          </table:table-cell>
          <table:table-cell office:value-type="float" office:value="0.95" calcext:value-type="float">
            <text:p>0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82" calcext:value-type="float">
            <text:p>182</text:p>
          </table:table-cell>
          <table:table-cell office:value-type="float" office:value="18200" calcext:value-type="float">
            <text:p>18200</text:p>
          </table:table-cell>
          <table:table-cell office:value-type="float" office:value="1.82" calcext:value-type="float">
            <text:p>1.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float" office:value="6900" calcext:value-type="float">
            <text:p>6900</text:p>
          </table:table-cell>
          <table:table-cell office:value-type="float" office:value="0.69" calcext:value-type="float">
            <text:p>0.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1" calcext:value-type="float">
            <text:p>111</text:p>
          </table:table-cell>
          <table:table-cell office:value-type="float" office:value="11100" calcext:value-type="float">
            <text:p>11100</text:p>
          </table:table-cell>
          <table:table-cell office:value-type="float" office:value="1.11" calcext:value-type="float">
            <text:p>1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21" calcext:value-type="float">
            <text:p>421</text:p>
          </table:table-cell>
          <table:table-cell office:value-type="float" office:value="42100" calcext:value-type="float">
            <text:p>42100</text:p>
          </table:table-cell>
          <table:table-cell office:value-type="float" office:value="4.21" calcext:value-type="float">
            <text:p>4.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1" calcext:value-type="float">
            <text:p>211</text:p>
          </table:table-cell>
          <table:table-cell office:value-type="float" office:value="21100" calcext:value-type="float">
            <text:p>21100</text:p>
          </table:table-cell>
          <table:table-cell office:value-type="float" office:value="2.11" calcext:value-type="float">
            <text:p>2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6" calcext:value-type="float">
            <text:p>266</text:p>
          </table:table-cell>
          <table:table-cell office:value-type="float" office:value="26600" calcext:value-type="float">
            <text:p>26600</text:p>
          </table:table-cell>
          <table:table-cell office:value-type="float" office:value="2.66" calcext:value-type="float">
            <text:p>2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float" office:value="8500" calcext:value-type="float">
            <text:p>8500</text:p>
          </table:table-cell>
          <table:table-cell office:value-type="float" office:value="0.85" calcext:value-type="float">
            <text:p>0.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58" calcext:value-type="float">
            <text:p>358</text:p>
          </table:table-cell>
          <table:table-cell office:value-type="float" office:value="35800" calcext:value-type="float">
            <text:p>35800</text:p>
          </table:table-cell>
          <table:table-cell office:value-type="float" office:value="3.58" calcext:value-type="float">
            <text:p>3.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70" calcext:value-type="float">
            <text:p>470</text:p>
          </table:table-cell>
          <table:table-cell office:value-type="float" office:value="47000" calcext:value-type="float">
            <text:p>47000</text:p>
          </table:table-cell>
          <table:table-cell office:value-type="float" office:value="4.7" calcext:value-type="float">
            <text:p>4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office:value-type="float" office:value="5200" calcext:value-type="float">
            <text:p>5200</text:p>
          </table:table-cell>
          <table:table-cell office:value-type="float" office:value="0.52" calcext:value-type="float">
            <text:p>0.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float" office:value="4200" calcext:value-type="float">
            <text:p>4200</text:p>
          </table:table-cell>
          <table:table-cell office:value-type="float" office:value="0.42" calcext:value-type="float">
            <text:p>0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7" calcext:value-type="float">
            <text:p>57</text:p>
          </table:table-cell>
          <table:table-cell office:value-type="float" office:value="5700" calcext:value-type="float">
            <text:p>5700</text:p>
          </table:table-cell>
          <table:table-cell office:value-type="float" office:value="0.57" calcext:value-type="float">
            <text:p>0.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94" calcext:value-type="float">
            <text:p>394</text:p>
          </table:table-cell>
          <table:table-cell office:value-type="float" office:value="39400" calcext:value-type="float">
            <text:p>39400</text:p>
          </table:table-cell>
          <table:table-cell office:value-type="float" office:value="3.94" calcext:value-type="float">
            <text:p>3.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65" calcext:value-type="float">
            <text:p>365</text:p>
          </table:table-cell>
          <table:table-cell office:value-type="float" office:value="36500" calcext:value-type="float">
            <text:p>36500</text:p>
          </table:table-cell>
          <table:table-cell office:value-type="float" office:value="3.65" calcext:value-type="float">
            <text:p>3.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35300" calcext:value-type="float">
            <text:p>35300</text:p>
          </table:table-cell>
          <table:table-cell office:value-type="float" office:value="3.53" calcext:value-type="float">
            <text:p>3.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35" calcext:value-type="float">
            <text:p>235</text:p>
          </table:table-cell>
          <table:table-cell office:value-type="float" office:value="23500" calcext:value-type="float">
            <text:p>23500</text:p>
          </table:table-cell>
          <table:table-cell office:value-type="float" office:value="2.35" calcext:value-type="float">
            <text:p>2.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4" calcext:value-type="float">
            <text:p>134</text:p>
          </table:table-cell>
          <table:table-cell office:value-type="float" office:value="13400" calcext:value-type="float">
            <text:p>13400</text:p>
          </table:table-cell>
          <table:table-cell office:value-type="float" office:value="1.34" calcext:value-type="float">
            <text:p>1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float" office:value="10600" calcext:value-type="float">
            <text:p>10600</text:p>
          </table:table-cell>
          <table:table-cell office:value-type="float" office:value="1.06" calcext:value-type="float">
            <text:p>1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0" calcext:value-type="float">
            <text:p>220</text:p>
          </table:table-cell>
          <table:table-cell office:value-type="float" office:value="22000" calcext:value-type="float">
            <text:p>22000</text:p>
          </table:table-cell>
          <table:table-cell office:value-type="float" office:value="2.2" calcext:value-type="float">
            <text:p>2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8" calcext:value-type="float">
            <text:p>208</text:p>
          </table:table-cell>
          <table:table-cell office:value-type="float" office:value="20800" calcext:value-type="float">
            <text:p>20800</text:p>
          </table:table-cell>
          <table:table-cell office:value-type="float" office:value="2.08" calcext:value-type="float">
            <text:p>2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6" calcext:value-type="float">
            <text:p>266</text:p>
          </table:table-cell>
          <table:table-cell office:value-type="float" office:value="26600" calcext:value-type="float">
            <text:p>26600</text:p>
          </table:table-cell>
          <table:table-cell office:value-type="float" office:value="2.66" calcext:value-type="float">
            <text:p>2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 office:value-type="float" office:value="0.36" calcext:value-type="float">
            <text:p>0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39" calcext:value-type="float">
            <text:p>239</text:p>
          </table:table-cell>
          <table:table-cell office:value-type="float" office:value="23900" calcext:value-type="float">
            <text:p>23900</text:p>
          </table:table-cell>
          <table:table-cell office:value-type="float" office:value="2.39" calcext:value-type="float">
            <text:p>2.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float" office:value="16100" calcext:value-type="float">
            <text:p>16100</text:p>
          </table:table-cell>
          <table:table-cell office:value-type="float" office:value="1.61" calcext:value-type="float">
            <text:p>1.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78" calcext:value-type="float">
            <text:p>178</text:p>
          </table:table-cell>
          <table:table-cell office:value-type="float" office:value="17800" calcext:value-type="float">
            <text:p>17800</text:p>
          </table:table-cell>
          <table:table-cell office:value-type="float" office:value="1.78" calcext:value-type="float">
            <text:p>1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55" calcext:value-type="float">
            <text:p>355</text:p>
          </table:table-cell>
          <table:table-cell office:value-type="float" office:value="35500" calcext:value-type="float">
            <text:p>35500</text:p>
          </table:table-cell>
          <table:table-cell office:value-type="float" office:value="3.55" calcext:value-type="float">
            <text:p>3.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43" calcext:value-type="float">
            <text:p>343</text:p>
          </table:table-cell>
          <table:table-cell office:value-type="float" office:value="34300" calcext:value-type="float">
            <text:p>34300</text:p>
          </table:table-cell>
          <table:table-cell office:value-type="float" office:value="3.43" calcext:value-type="float">
            <text:p>3.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95" calcext:value-type="float">
            <text:p>395</text:p>
          </table:table-cell>
          <table:table-cell office:value-type="float" office:value="39500" calcext:value-type="float">
            <text:p>39500</text:p>
          </table:table-cell>
          <table:table-cell office:value-type="float" office:value="3.95" calcext:value-type="float">
            <text:p>3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8" calcext:value-type="float">
            <text:p>218</text:p>
          </table:table-cell>
          <table:table-cell office:value-type="float" office:value="21800" calcext:value-type="float">
            <text:p>21800</text:p>
          </table:table-cell>
          <table:table-cell office:value-type="float" office:value="2.18" calcext:value-type="float">
            <text:p>2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8" calcext:value-type="float">
            <text:p>128</text:p>
          </table:table-cell>
          <table:table-cell office:value-type="float" office:value="12800" calcext:value-type="float">
            <text:p>12800</text:p>
          </table:table-cell>
          <table:table-cell office:value-type="float" office:value="1.28" calcext:value-type="float">
            <text:p>1.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92" calcext:value-type="float">
            <text:p>292</text:p>
          </table:table-cell>
          <table:table-cell office:value-type="float" office:value="29200" calcext:value-type="float">
            <text:p>29200</text:p>
          </table:table-cell>
          <table:table-cell office:value-type="float" office:value="2.92" calcext:value-type="float">
            <text:p>2.92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178" calcext:value-type="float">
            <text:p>178</text:p>
          </table:table-cell>
          <table:table-cell office:value-type="float" office:value="17800" calcext:value-type="float">
            <text:p>17800</text:p>
          </table:table-cell>
          <table:table-cell office:value-type="float" office:value="1.78" calcext:value-type="float">
            <text:p>1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19" calcext:value-type="float">
            <text:p>319</text:p>
          </table:table-cell>
          <table:table-cell office:value-type="float" office:value="31900" calcext:value-type="float">
            <text:p>31900</text:p>
          </table:table-cell>
          <table:table-cell office:value-type="float" office:value="3.19" calcext:value-type="float">
            <text:p>3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44" calcext:value-type="float">
            <text:p>444</text:p>
          </table:table-cell>
          <table:table-cell office:value-type="float" office:value="44400" calcext:value-type="float">
            <text:p>44400</text:p>
          </table:table-cell>
          <table:table-cell office:value-type="float" office:value="4.44" calcext:value-type="float">
            <text:p>4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6" calcext:value-type="float">
            <text:p>76</text:p>
          </table:table-cell>
          <table:table-cell office:value-type="float" office:value="7600" calcext:value-type="float">
            <text:p>7600</text:p>
          </table:table-cell>
          <table:table-cell office:value-type="float" office:value="0.76" calcext:value-type="float">
            <text:p>0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82" calcext:value-type="float">
            <text:p>282</text:p>
          </table:table-cell>
          <table:table-cell office:value-type="float" office:value="28200" calcext:value-type="float">
            <text:p>28200</text:p>
          </table:table-cell>
          <table:table-cell office:value-type="float" office:value="2.82" calcext:value-type="float">
            <text:p>2.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76" calcext:value-type="float">
            <text:p>476</text:p>
          </table:table-cell>
          <table:table-cell office:value-type="float" office:value="47600" calcext:value-type="float">
            <text:p>47600</text:p>
          </table:table-cell>
          <table:table-cell office:value-type="float" office:value="4.76" calcext:value-type="float">
            <text:p>4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52" calcext:value-type="float">
            <text:p>352</text:p>
          </table:table-cell>
          <table:table-cell office:value-type="float" office:value="35200" calcext:value-type="float">
            <text:p>35200</text:p>
          </table:table-cell>
          <table:table-cell office:value-type="float" office:value="3.52" calcext:value-type="float">
            <text:p>3.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88" calcext:value-type="float">
            <text:p>288</text:p>
          </table:table-cell>
          <table:table-cell office:value-type="float" office:value="28800" calcext:value-type="float">
            <text:p>28800</text:p>
          </table:table-cell>
          <table:table-cell office:value-type="float" office:value="2.88" calcext:value-type="float">
            <text:p>2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6" calcext:value-type="float">
            <text:p>116</text:p>
          </table:table-cell>
          <table:table-cell office:value-type="float" office:value="11600" calcext:value-type="float">
            <text:p>11600</text:p>
          </table:table-cell>
          <table:table-cell office:value-type="float" office:value="1.16" calcext:value-type="float">
            <text:p>1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75" calcext:value-type="float">
            <text:p>275</text:p>
          </table:table-cell>
          <table:table-cell office:value-type="float" office:value="27500" calcext:value-type="float">
            <text:p>27500</text:p>
          </table:table-cell>
          <table:table-cell office:value-type="float" office:value="2.75" calcext:value-type="float">
            <text:p>2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27" calcext:value-type="float">
            <text:p>227</text:p>
          </table:table-cell>
          <table:table-cell office:value-type="float" office:value="22700" calcext:value-type="float">
            <text:p>22700</text:p>
          </table:table-cell>
          <table:table-cell office:value-type="float" office:value="2.27" calcext:value-type="float">
            <text:p>2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55" calcext:value-type="float">
            <text:p>455</text:p>
          </table:table-cell>
          <table:table-cell office:value-type="float" office:value="45500" calcext:value-type="float">
            <text:p>45500</text:p>
          </table:table-cell>
          <table:table-cell office:value-type="float" office:value="4.55" calcext:value-type="float">
            <text:p>4.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1" calcext:value-type="float">
            <text:p>151</text:p>
          </table:table-cell>
          <table:table-cell office:value-type="float" office:value="15100" calcext:value-type="float">
            <text:p>15100</text:p>
          </table:table-cell>
          <table:table-cell office:value-type="float" office:value="1.51" calcext:value-type="float">
            <text:p>1.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67" calcext:value-type="float">
            <text:p>467</text:p>
          </table:table-cell>
          <table:table-cell office:value-type="float" office:value="46700" calcext:value-type="float">
            <text:p>46700</text:p>
          </table:table-cell>
          <table:table-cell office:value-type="float" office:value="4.67" calcext:value-type="float">
            <text:p>4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93" calcext:value-type="float">
            <text:p>393</text:p>
          </table:table-cell>
          <table:table-cell office:value-type="float" office:value="39300" calcext:value-type="float">
            <text:p>39300</text:p>
          </table:table-cell>
          <table:table-cell office:value-type="float" office:value="3.93" calcext:value-type="float">
            <text:p>3.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67" calcext:value-type="float">
            <text:p>467</text:p>
          </table:table-cell>
          <table:table-cell office:value-type="float" office:value="46700" calcext:value-type="float">
            <text:p>46700</text:p>
          </table:table-cell>
          <table:table-cell office:value-type="float" office:value="4.67" calcext:value-type="float">
            <text:p>4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88" calcext:value-type="float">
            <text:p>388</text:p>
          </table:table-cell>
          <table:table-cell office:value-type="float" office:value="38800" calcext:value-type="float">
            <text:p>38800</text:p>
          </table:table-cell>
          <table:table-cell office:value-type="float" office:value="3.88" calcext:value-type="float">
            <text:p>3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64" calcext:value-type="float">
            <text:p>464</text:p>
          </table:table-cell>
          <table:table-cell office:value-type="float" office:value="46400" calcext:value-type="float">
            <text:p>46400</text:p>
          </table:table-cell>
          <table:table-cell office:value-type="float" office:value="4.64" calcext:value-type="float">
            <text:p>4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47" calcext:value-type="float">
            <text:p>347</text:p>
          </table:table-cell>
          <table:table-cell office:value-type="float" office:value="34700" calcext:value-type="float">
            <text:p>34700</text:p>
          </table:table-cell>
          <table:table-cell office:value-type="float" office:value="3.47" calcext:value-type="float">
            <text:p>3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13" calcext:value-type="float">
            <text:p>313</text:p>
          </table:table-cell>
          <table:table-cell office:value-type="float" office:value="31300" calcext:value-type="float">
            <text:p>31300</text:p>
          </table:table-cell>
          <table:table-cell office:value-type="float" office:value="3.13" calcext:value-type="float">
            <text:p>3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26" calcext:value-type="float">
            <text:p>226</text:p>
          </table:table-cell>
          <table:table-cell office:value-type="float" office:value="22600" calcext:value-type="float">
            <text:p>22600</text:p>
          </table:table-cell>
          <table:table-cell office:value-type="float" office:value="2.26" calcext:value-type="float">
            <text:p>2.26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4" calcext:value-type="float">
            <text:p>114</text:p>
          </table:table-cell>
          <table:table-cell office:value-type="float" office:value="11400" calcext:value-type="float">
            <text:p>11400</text:p>
          </table:table-cell>
          <table:table-cell office:value-type="float" office:value="1.14" calcext:value-type="float">
            <text:p>1.14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4" calcext:value-type="float">
            <text:p>84</text:p>
          </table:table-cell>
          <table:table-cell office:value-type="float" office:value="8400" calcext:value-type="float">
            <text:p>8400</text:p>
          </table:table-cell>
          <table:table-cell office:value-type="float" office:value="0.84" calcext:value-type="float">
            <text:p>0.84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78" calcext:value-type="float">
            <text:p>378</text:p>
          </table:table-cell>
          <table:table-cell office:value-type="float" office:value="37800" calcext:value-type="float">
            <text:p>37800</text:p>
          </table:table-cell>
          <table:table-cell office:value-type="float" office:value="3.78" calcext:value-type="float">
            <text:p>3.78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float" office:value="16300" calcext:value-type="float">
            <text:p>16300</text:p>
          </table:table-cell>
          <table:table-cell office:value-type="float" office:value="1.63" calcext:value-type="float">
            <text:p>1.63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6" calcext:value-type="float">
            <text:p>116</text:p>
          </table:table-cell>
          <table:table-cell office:value-type="float" office:value="11600" calcext:value-type="float">
            <text:p>11600</text:p>
          </table:table-cell>
          <table:table-cell office:value-type="float" office:value="1.16" calcext:value-type="float">
            <text:p>1.16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5" calcext:value-type="float">
            <text:p>295</text:p>
          </table:table-cell>
          <table:table-cell office:value-type="float" office:value="29500" calcext:value-type="float">
            <text:p>29500</text:p>
          </table:table-cell>
          <table:table-cell office:value-type="float" office:value="2.95" calcext:value-type="float">
            <text:p>2.95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70" calcext:value-type="float">
            <text:p>270</text:p>
          </table:table-cell>
          <table:table-cell office:value-type="float" office:value="27000" calcext:value-type="float">
            <text:p>27000</text:p>
          </table:table-cell>
          <table:table-cell office:value-type="float" office:value="2.7" calcext:value-type="float">
            <text:p>2.7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1" calcext:value-type="float">
            <text:p>161</text:p>
          </table:table-cell>
          <table:table-cell office:value-type="float" office:value="16100" calcext:value-type="float">
            <text:p>16100</text:p>
          </table:table-cell>
          <table:table-cell office:value-type="float" office:value="1.61" calcext:value-type="float">
            <text:p>1.61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60" calcext:value-type="float">
            <text:p>360</text:p>
          </table:table-cell>
          <table:table-cell office:value-type="float" office:value="36000" calcext:value-type="float">
            <text:p>36000</text:p>
          </table:table-cell>
          <table:table-cell office:value-type="float" office:value="3.6" calcext:value-type="float">
            <text:p>3.6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81" calcext:value-type="float">
            <text:p>281</text:p>
          </table:table-cell>
          <table:table-cell office:value-type="float" office:value="28100" calcext:value-type="float">
            <text:p>28100</text:p>
          </table:table-cell>
          <table:table-cell office:value-type="float" office:value="2.81" calcext:value-type="float">
            <text:p>2.81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55" calcext:value-type="float">
            <text:p>355</text:p>
          </table:table-cell>
          <table:table-cell office:value-type="float" office:value="35500" calcext:value-type="float">
            <text:p>35500</text:p>
          </table:table-cell>
          <table:table-cell office:value-type="float" office:value="3.55" calcext:value-type="float">
            <text:p>3.55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68" calcext:value-type="float">
            <text:p>468</text:p>
          </table:table-cell>
          <table:table-cell office:value-type="float" office:value="46800" calcext:value-type="float">
            <text:p>46800</text:p>
          </table:table-cell>
          <table:table-cell office:value-type="float" office:value="4.68" calcext:value-type="float">
            <text:p>4.68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24" calcext:value-type="float">
            <text:p>324</text:p>
          </table:table-cell>
          <table:table-cell office:value-type="float" office:value="32400" calcext:value-type="float">
            <text:p>32400</text:p>
          </table:table-cell>
          <table:table-cell office:value-type="float" office:value="3.24" calcext:value-type="float">
            <text:p>3.24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43" calcext:value-type="float">
            <text:p>243</text:p>
          </table:table-cell>
          <table:table-cell office:value-type="float" office:value="24300" calcext:value-type="float">
            <text:p>24300</text:p>
          </table:table-cell>
          <table:table-cell office:value-type="float" office:value="2.43" calcext:value-type="float">
            <text:p>2.43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16" calcext:value-type="float">
            <text:p>416</text:p>
          </table:table-cell>
          <table:table-cell office:value-type="float" office:value="41600" calcext:value-type="float">
            <text:p>41600</text:p>
          </table:table-cell>
          <table:table-cell office:value-type="float" office:value="4.16" calcext:value-type="float">
            <text:p>4.16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85" calcext:value-type="float">
            <text:p>485</text:p>
          </table:table-cell>
          <table:table-cell office:value-type="float" office:value="48500" calcext:value-type="float">
            <text:p>48500</text:p>
          </table:table-cell>
          <table:table-cell office:value-type="float" office:value="4.85" calcext:value-type="float">
            <text:p>4.85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4" calcext:value-type="float">
            <text:p>94</text:p>
          </table:table-cell>
          <table:table-cell office:value-type="float" office:value="9400" calcext:value-type="float">
            <text:p>9400</text:p>
          </table:table-cell>
          <table:table-cell office:value-type="float" office:value="0.94" calcext:value-type="float">
            <text:p>0.94</text:p>
          </table:table-cell>
          <table:table-cell table:number-columns-repeated="4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Yu Gothic" style:font-size-asian="10pt" style:language-asian="ja" style:country-asian="JP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7T14:51:57.045000000</meta:creation-date>
    <dc:date>2024-05-27T16:28:27.523000000</dc:date>
    <meta:editing-duration>PT1H7M54S</meta:editing-duration>
    <meta:editing-cycles>10</meta:editing-cycles>
    <meta:generator>LibreOffice/7.3.7.2$Windows_X86_64 LibreOffice_project/e114eadc50a9ff8d8c8a0567d6da8f454beeb84f</meta:generator>
    <meta:document-statistic meta:table-count="2" meta:cell-count="3338" meta:object-count="0"/>
  </office:meta>
</office:document-meta>
</file>